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539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76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68cm"/>
    </style:style>
    <style:style style:name="co13" style:family="table-column">
      <style:table-column-properties fo:break-before="auto" style:column-width="4.701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9.3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7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9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6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7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67" style:family="table-cell" style:parent-style-name="Default" style:data-style-name="N37"/>
    <style:style style:name="ce1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1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Gastos Administrativos y de Vent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3"/>
          <table:covered-table-cell table:style-name="ce143"/>
          <table:covered-table-cell table:number-columns-repeated="2" table:style-name="ce2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 table:number-columns-repeated="2"/>
          <table:table-cell table:style-name="ce79" table:number-columns-repeated="3"/>
          <table:table-cell table:style-name="ce110"/>
          <table:table-cell table:style-name="ce9"/>
          <table:table-cell table:style-name="ce17"/>
          <table:table-cell table:style-name="ce130"/>
          <table:table-cell table:style-name="ce13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22" calcext:value-type="string">
            <text:p><text:s/>5.1.01.01.22 </text:p>
          </table:table-cell>
          <table:table-cell table:style-name="ce81" office:value-type="string" calcext:value-type="string">
            <text:p>Honorarios Profesionales</text:p>
          </table:table-cell>
          <table:table-cell table:style-name="ce34"/>
          <table:table-cell table:style-name="ce102" office:value-type="float" office:value="68188.81" calcext:value-type="float">
            <text:p>68,189</text:p>
          </table:table-cell>
          <table:table-cell table:style-name="ce102" table:number-columns-repeated="2"/>
          <table:table-cell table:style-name="ce101" table:formula="of:=[.D10]+[.E10]-[.F10]" office:value-type="float" office:value="68188.81" calcext:value-type="float">
            <text:p>68,189</text:p>
          </table:table-cell>
          <table:table-cell table:style-name="ce19" office:value-type="string" office:string-value="5.1.01.01.22" calcext:value-type="string">
            <text:p><text:s/>5.1.01.01.22 </text:p>
          </table:table-cell>
          <table:table-cell table:style-name="ce81" office:value-type="string" calcext:value-type="string">
            <text:p>Honorarios Profesionales</text:p>
          </table:table-cell>
          <table:table-cell table:style-name="ce102" office:value-type="float" office:value="77946.78" calcext:value-type="float">
            <text:p>77,947</text:p>
          </table:table-cell>
          <table:table-cell table:style-name="ce137" table:formula="of:=+[.G10]-[.J10]" office:value-type="float" office:value="-9757.97" calcext:value-type="float">
            <text:p>-9,75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18" table:number-columns-repeated="2"/>
          <table:table-cell table:style-name="ce100" table:number-columns-repeated="3"/>
          <table:table-cell table:style-name="ce115"/>
          <table:table-cell table:style-name="ce11"/>
          <table:table-cell table:style-name="ce18"/>
          <table:table-cell table:style-name="ce129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/>
          <table:table-cell table:style-name="ce83" office:value-type="string" calcext:value-type="string">
            <text:p>Nomina y Beneficios Sociales</text:p>
          </table:table-cell>
          <table:table-cell table:style-name="ce34"/>
          <table:table-cell table:style-name="ce102" table:number-columns-repeated="3"/>
          <table:table-cell table:style-name="ce101"/>
          <table:table-cell table:style-name="ce19"/>
          <table:table-cell table:style-name="ce83" office:value-type="string" calcext:value-type="string">
            <text:p>Nomina y Beneficios Sociales</text:p>
          </table:table-cell>
          <table:table-cell table:style-name="ce102"/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10" calcext:value-type="string">
            <text:p><text:s/>BS010 </text:p>
          </table:table-cell>
          <table:table-cell table:style-name="ce81" office:value-type="string" calcext:value-type="string">
            <text:p>Sueldo</text:p>
          </table:table-cell>
          <table:table-cell table:style-name="ce34"/>
          <table:table-cell table:style-name="ce102" office:value-type="float" office:value="61529.28" calcext:value-type="float">
            <text:p>61,529</text:p>
          </table:table-cell>
          <table:table-cell table:style-name="ce102" table:number-columns-repeated="2"/>
          <table:table-cell table:style-name="ce101" table:formula="of:=[.D13]+[.E13]-[.F13]" office:value-type="float" office:value="61529.28" calcext:value-type="float">
            <text:p>61,529</text:p>
          </table:table-cell>
          <table:table-cell table:style-name="ce19" office:value-type="string" office:string-value="BS010" calcext:value-type="string">
            <text:p><text:s/>BS010 </text:p>
          </table:table-cell>
          <table:table-cell table:style-name="ce81" office:value-type="string" calcext:value-type="string">
            <text:p>Sueldo</text:p>
          </table:table-cell>
          <table:table-cell table:style-name="ce102" office:value-type="float" office:value="92013.42" calcext:value-type="float">
            <text:p>92,013</text:p>
          </table:table-cell>
          <table:table-cell table:style-name="ce137" table:formula="of:=+[.G13]-[.J13]" office:value-type="float" office:value="-30484.14" calcext:value-type="float">
            <text:p>-30,48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02" calcext:value-type="string">
            <text:p><text:s/>BS002 </text:p>
          </table:table-cell>
          <table:table-cell table:style-name="ce81" office:value-type="string" calcext:value-type="string">
            <text:p>Décimo Tercer Sueldo</text:p>
          </table:table-cell>
          <table:table-cell table:style-name="ce34"/>
          <table:table-cell table:style-name="ce102" office:value-type="float" office:value="5102.56" calcext:value-type="float">
            <text:p>5,103</text:p>
          </table:table-cell>
          <table:table-cell table:style-name="ce102" table:number-columns-repeated="2"/>
          <table:table-cell table:style-name="ce101" table:formula="of:=[.D14]+[.E14]-[.F14]" office:value-type="float" office:value="5102.56" calcext:value-type="float">
            <text:p>5,103</text:p>
          </table:table-cell>
          <table:table-cell table:style-name="ce19" office:value-type="string" office:string-value="BS002" calcext:value-type="string">
            <text:p><text:s/>BS002 </text:p>
          </table:table-cell>
          <table:table-cell table:style-name="ce81" office:value-type="string" calcext:value-type="string">
            <text:p>Décimo Tercer Sueldo</text:p>
          </table:table-cell>
          <table:table-cell table:style-name="ce102" office:value-type="float" office:value="7667.09" calcext:value-type="float">
            <text:p>7,667</text:p>
          </table:table-cell>
          <table:table-cell table:style-name="ce137" table:formula="of:=+[.G14]-[.J14]" office:value-type="float" office:value="-2564.53" calcext:value-type="float">
            <text:p>-2,56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03" calcext:value-type="string">
            <text:p><text:s/>BS003 </text:p>
          </table:table-cell>
          <table:table-cell table:style-name="ce81" office:value-type="string" calcext:value-type="string">
            <text:p>Décimo Cuarto Sueldo</text:p>
          </table:table-cell>
          <table:table-cell table:style-name="ce34"/>
          <table:table-cell table:style-name="ce102" office:value-type="float" office:value="2666.4" calcext:value-type="float">
            <text:p>2,666</text:p>
          </table:table-cell>
          <table:table-cell table:style-name="ce102" table:number-columns-repeated="2"/>
          <table:table-cell table:style-name="ce101" table:formula="of:=[.D15]+[.E15]-[.F15]" office:value-type="float" office:value="2666.4" calcext:value-type="float">
            <text:p>2,666</text:p>
          </table:table-cell>
          <table:table-cell table:style-name="ce19" office:value-type="string" office:string-value="BS003" calcext:value-type="string">
            <text:p><text:s/>BS003 </text:p>
          </table:table-cell>
          <table:table-cell table:style-name="ce81" office:value-type="string" calcext:value-type="string">
            <text:p>Décimo Cuarto Sueldo</text:p>
          </table:table-cell>
          <table:table-cell table:style-name="ce102" office:value-type="float" office:value="3999.6" calcext:value-type="float">
            <text:p>4,000</text:p>
          </table:table-cell>
          <table:table-cell table:style-name="ce137" table:formula="of:=+[.G15]-[.J15]" office:value-type="float" office:value="-1333.2" calcext:value-type="float">
            <text:p>-1,33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04" calcext:value-type="string">
            <text:p><text:s/>BS004 </text:p>
          </table:table-cell>
          <table:table-cell table:style-name="ce81" office:value-type="string" calcext:value-type="string">
            <text:p>Vacaciones</text:p>
          </table:table-cell>
          <table:table-cell table:style-name="ce34"/>
          <table:table-cell table:style-name="ce102" office:value-type="float" office:value="4351.39" calcext:value-type="float">
            <text:p>4,351</text:p>
          </table:table-cell>
          <table:table-cell table:style-name="ce102" table:number-columns-repeated="2"/>
          <table:table-cell table:style-name="ce101" table:formula="of:=[.D16]+[.E16]-[.F16]" office:value-type="float" office:value="4351.39" calcext:value-type="float">
            <text:p>4,351</text:p>
          </table:table-cell>
          <table:table-cell table:style-name="ce19" office:value-type="string" office:string-value="BS004" calcext:value-type="string">
            <text:p><text:s/>BS004 </text:p>
          </table:table-cell>
          <table:table-cell table:style-name="ce81" office:value-type="string" calcext:value-type="string">
            <text:p>Vacaciones</text:p>
          </table:table-cell>
          <table:table-cell table:style-name="ce102" office:value-type="float" office:value="4603.05" calcext:value-type="float">
            <text:p>4,603</text:p>
          </table:table-cell>
          <table:table-cell table:style-name="ce137" table:formula="of:=+[.G16]-[.J16]" office:value-type="float" office:value="-251.66" calcext:value-type="float">
            <text:p>-25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05" calcext:value-type="string">
            <text:p><text:s/>BS005 </text:p>
          </table:table-cell>
          <table:table-cell table:style-name="ce81" office:value-type="string" calcext:value-type="string">
            <text:p>Fondo de Reserva</text:p>
          </table:table-cell>
          <table:table-cell table:style-name="ce34"/>
          <table:table-cell table:style-name="ce102" office:value-type="float" office:value="5100.56" calcext:value-type="float">
            <text:p>5,101</text:p>
          </table:table-cell>
          <table:table-cell table:style-name="ce102" table:number-columns-repeated="2"/>
          <table:table-cell table:style-name="ce101" table:formula="of:=[.D17]+[.E17]-[.F17]" office:value-type="float" office:value="5100.56" calcext:value-type="float">
            <text:p>5,101</text:p>
          </table:table-cell>
          <table:table-cell table:style-name="ce19" office:value-type="string" office:string-value="BS005" calcext:value-type="string">
            <text:p><text:s/>BS005 </text:p>
          </table:table-cell>
          <table:table-cell table:style-name="ce81" office:value-type="string" calcext:value-type="string">
            <text:p>Fondo de Reserva</text:p>
          </table:table-cell>
          <table:table-cell table:style-name="ce102" office:value-type="float" office:value="7664.1" calcext:value-type="float">
            <text:p>7,664</text:p>
          </table:table-cell>
          <table:table-cell table:style-name="ce137" table:formula="of:=+[.G17]-[.J17]" office:value-type="float" office:value="-2563.54" calcext:value-type="float">
            <text:p>-2,56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09" calcext:value-type="string">
            <text:p><text:s/>BS009 </text:p>
          </table:table-cell>
          <table:table-cell table:style-name="ce81" office:value-type="string" calcext:value-type="string">
            <text:p>Aporte Patronal-Personal</text:p>
          </table:table-cell>
          <table:table-cell table:style-name="ce34"/>
          <table:table-cell table:style-name="ce102" office:value-type="float" office:value="7439.24" calcext:value-type="float">
            <text:p>7,439</text:p>
          </table:table-cell>
          <table:table-cell table:style-name="ce102" table:number-columns-repeated="2"/>
          <table:table-cell table:style-name="ce101" table:formula="of:=[.D18]+[.E18]-[.F18]" office:value-type="float" office:value="7439.24" calcext:value-type="float">
            <text:p>7,439</text:p>
          </table:table-cell>
          <table:table-cell table:style-name="ce19" office:value-type="string" office:string-value="BS009" calcext:value-type="string">
            <text:p><text:s/>BS009 </text:p>
          </table:table-cell>
          <table:table-cell table:style-name="ce81" office:value-type="string" calcext:value-type="string">
            <text:p>Aporte Patronal-Personal</text:p>
          </table:table-cell>
          <table:table-cell table:style-name="ce102" office:value-type="float" office:value="11178.44" calcext:value-type="float">
            <text:p>11,178</text:p>
          </table:table-cell>
          <table:table-cell table:style-name="ce137" table:formula="of:=+[.G18]-[.J18]" office:value-type="float" office:value="-3739.2" calcext:value-type="float">
            <text:p>-3,73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17" calcext:value-type="string">
            <text:p><text:s/>BS017 </text:p>
          </table:table-cell>
          <table:table-cell table:style-name="ce81" office:value-type="string" calcext:value-type="string">
            <text:p>Prov. Jub. Patronal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101" table:formula="of:=[.D19]+[.E19]-[.F19]" office:value-type="float" office:value="0" calcext:value-type="float">
            <text:p>0</text:p>
          </table:table-cell>
          <table:table-cell table:style-name="ce19" office:value-type="string" office:string-value="BS017" calcext:value-type="string">
            <text:p><text:s/>BS017 </text:p>
          </table:table-cell>
          <table:table-cell table:style-name="ce81" office:value-type="string" calcext:value-type="string">
            <text:p>Prov. Jub. Patronal</text:p>
          </table:table-cell>
          <table:table-cell table:style-name="ce102" office:value-type="float" office:value="2133.03" calcext:value-type="float">
            <text:p>2,133</text:p>
          </table:table-cell>
          <table:table-cell table:style-name="ce137" table:formula="of:=+[.G19]-[.J19]" office:value-type="float" office:value="-2133.03" calcext:value-type="float">
            <text:p>-2,13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BS019" calcext:value-type="string">
            <text:p><text:s/>BS019 </text:p>
          </table:table-cell>
          <table:table-cell table:style-name="ce81" office:value-type="string" calcext:value-type="string">
            <text:p>Prov. Bonificación por Desahucio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101" table:formula="of:=[.D20]+[.E20]-[.F20]" office:value-type="float" office:value="0" calcext:value-type="float">
            <text:p>0</text:p>
          </table:table-cell>
          <table:table-cell table:style-name="ce19" office:value-type="string" office:string-value="BS019" calcext:value-type="string">
            <text:p><text:s/>BS019 </text:p>
          </table:table-cell>
          <table:table-cell table:style-name="ce81" office:value-type="string" calcext:value-type="string">
            <text:p>Prov. Bonificación por Desahucio</text:p>
          </table:table-cell>
          <table:table-cell table:style-name="ce102" office:value-type="float" office:value="2750.17" calcext:value-type="float">
            <text:p>2,750</text:p>
          </table:table-cell>
          <table:table-cell table:style-name="ce137" table:formula="of:=+[.G20]-[.J20]" office:value-type="float" office:value="-2750.17" calcext:value-type="float">
            <text:p>-2,75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/>
          <table:table-cell table:style-name="ce34" table:number-columns-repeated="2"/>
          <table:table-cell table:style-name="ce102" table:number-columns-repeated="3"/>
          <table:table-cell table:style-name="ce101"/>
          <table:table-cell table:style-name="ce19"/>
          <table:table-cell table:style-name="ce34"/>
          <table:table-cell table:style-name="ce102"/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/>
          <table:table-cell table:style-name="ce83" office:value-type="string" calcext:value-type="string">
            <text:p>Impuestos y Contribuciones</text:p>
          </table:table-cell>
          <table:table-cell table:style-name="ce34"/>
          <table:table-cell table:style-name="ce102" table:number-columns-repeated="3"/>
          <table:table-cell table:style-name="ce101"/>
          <table:table-cell table:style-name="ce19"/>
          <table:table-cell table:style-name="ce83" office:value-type="string" calcext:value-type="string">
            <text:p>Impuestos y Contribuciones</text:p>
          </table:table-cell>
          <table:table-cell table:style-name="ce102"/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CAM013" calcext:value-type="string">
            <text:p><text:s/>CAM013 </text:p>
          </table:table-cell>
          <table:table-cell table:style-name="ce81" office:value-type="string" calcext:value-type="string">
            <text:p>Cámara de Comercio de Manta</text:p>
          </table:table-cell>
          <table:table-cell table:style-name="ce34"/>
          <table:table-cell table:style-name="ce102" office:value-type="float" office:value="140" calcext:value-type="float">
            <text:p>140</text:p>
          </table:table-cell>
          <table:table-cell table:style-name="ce102" table:number-columns-repeated="2"/>
          <table:table-cell table:style-name="ce101" table:formula="of:=[.D23]+[.E23]-[.F23]" office:value-type="float" office:value="140" calcext:value-type="float">
            <text:p>140</text:p>
          </table:table-cell>
          <table:table-cell table:style-name="ce19" office:value-type="string" office:string-value="CAM013" calcext:value-type="string">
            <text:p><text:s/>CAM013 </text:p>
          </table:table-cell>
          <table:table-cell table:style-name="ce81" office:value-type="string" calcext:value-type="string">
            <text:p>Cámara de Comercio de Manta</text:p>
          </table:table-cell>
          <table:table-cell table:style-name="ce102" office:value-type="float" office:value="300" calcext:value-type="float">
            <text:p>300</text:p>
          </table:table-cell>
          <table:table-cell table:style-name="ce137" table:formula="of:=+[.G23]-[.J23]" office:value-type="float" office:value="-160" calcext:value-type="float">
            <text:p>-16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GG0013" calcext:value-type="string">
            <text:p><text:s/>GG0013 </text:p>
          </table:table-cell>
          <table:table-cell table:style-name="ce81" office:value-type="string" calcext:value-type="string">
            <text:p>Manten. Y Reparación de Vehículos</text:p>
          </table:table-cell>
          <table:table-cell table:style-name="ce34"/>
          <table:table-cell table:style-name="ce102" office:value-type="float" office:value="1677.06" calcext:value-type="float">
            <text:p>1,677</text:p>
          </table:table-cell>
          <table:table-cell table:style-name="ce102" table:number-columns-repeated="2"/>
          <table:table-cell table:style-name="ce101" table:formula="of:=[.D24]+[.E24]-[.F24]" office:value-type="float" office:value="1677.06" calcext:value-type="float">
            <text:p>1,677</text:p>
          </table:table-cell>
          <table:table-cell table:style-name="ce19" office:value-type="string" office:string-value="GG0013" calcext:value-type="string">
            <text:p><text:s/>GG0013 </text:p>
          </table:table-cell>
          <table:table-cell table:style-name="ce81" office:value-type="string" calcext:value-type="string">
            <text:p>Manten. Y Reparación de Vehículos</text:p>
          </table:table-cell>
          <table:table-cell table:style-name="ce102" office:value-type="float" office:value="1109.38" calcext:value-type="float">
            <text:p>1,109</text:p>
          </table:table-cell>
          <table:table-cell table:style-name="ce137" table:formula="of:=+[.G24]-[.J24]" office:value-type="float" office:value="567.68" calcext:value-type="float">
            <text:p>56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GG0040" calcext:value-type="string">
            <text:p><text:s/>GG0040 </text:p>
          </table:table-cell>
          <table:table-cell table:style-name="ce81" office:value-type="string" calcext:value-type="string">
            <text:p>Superintendencia de Compañías</text:p>
          </table:table-cell>
          <table:table-cell table:style-name="ce34"/>
          <table:table-cell table:style-name="ce102" office:value-type="float" office:value="1102.33" calcext:value-type="float">
            <text:p>1,102</text:p>
          </table:table-cell>
          <table:table-cell table:style-name="ce102" table:number-columns-repeated="2"/>
          <table:table-cell table:style-name="ce101" table:formula="of:=[.D25]+[.E25]-[.F25]" office:value-type="float" office:value="1102.33" calcext:value-type="float">
            <text:p>1,102</text:p>
          </table:table-cell>
          <table:table-cell table:style-name="ce19" office:value-type="string" office:string-value="GG0040" calcext:value-type="string">
            <text:p><text:s/>GG0040 </text:p>
          </table:table-cell>
          <table:table-cell table:style-name="ce81" office:value-type="string" calcext:value-type="string">
            <text:p>Superintendencia de Compañías</text:p>
          </table:table-cell>
          <table:table-cell table:style-name="ce102" office:value-type="float" office:value="1748.92" calcext:value-type="float">
            <text:p>1,749</text:p>
          </table:table-cell>
          <table:table-cell table:style-name="ce137" table:formula="of:=+[.G25]-[.J25]" office:value-type="float" office:value="-646.59" calcext:value-type="float">
            <text:p>-64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GG0041" calcext:value-type="string">
            <text:p><text:s/>GG0041 </text:p>
          </table:table-cell>
          <table:table-cell table:style-name="ce81" office:value-type="string" calcext:value-type="string">
            <text:p>Gastos de IVA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101" table:formula="of:=[.D26]+[.E26]-[.F26]" office:value-type="float" office:value="0" calcext:value-type="float">
            <text:p>0</text:p>
          </table:table-cell>
          <table:table-cell table:style-name="ce19" office:value-type="string" office:string-value="GG0041" calcext:value-type="string">
            <text:p><text:s/>GG0041 </text:p>
          </table:table-cell>
          <table:table-cell table:style-name="ce81" office:value-type="string" calcext:value-type="string">
            <text:p>Gastos de IVA</text:p>
          </table:table-cell>
          <table:table-cell table:style-name="ce102" office:value-type="float" office:value="32.23" calcext:value-type="float">
            <text:p>32</text:p>
          </table:table-cell>
          <table:table-cell table:style-name="ce137" table:formula="of:=+[.G26]-[.J26]" office:value-type="float" office:value="-32.23" calcext:value-type="float">
            <text:p>-3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GG0045" calcext:value-type="string">
            <text:p><text:s/>GG0045 </text:p>
          </table:table-cell>
          <table:table-cell table:style-name="ce81" office:value-type="string" calcext:value-type="string">
            <text:p>Impuesto Retención en la Fuente/IVA</text:p>
          </table:table-cell>
          <table:table-cell table:style-name="ce34"/>
          <table:table-cell table:style-name="ce102" office:value-type="float" office:value="7.06" calcext:value-type="float">
            <text:p>7</text:p>
          </table:table-cell>
          <table:table-cell table:style-name="ce102" table:number-columns-repeated="2"/>
          <table:table-cell table:style-name="ce101" table:formula="of:=[.D27]+[.E27]-[.F27]" office:value-type="float" office:value="7.06" calcext:value-type="float">
            <text:p>7</text:p>
          </table:table-cell>
          <table:table-cell table:style-name="ce19" office:value-type="string" office:string-value="GG0045" calcext:value-type="string">
            <text:p><text:s/>GG0045 </text:p>
          </table:table-cell>
          <table:table-cell table:style-name="ce81" office:value-type="string" calcext:value-type="string">
            <text:p>Impuesto Retención en la Fuente/IVA</text:p>
          </table:table-cell>
          <table:table-cell table:style-name="ce102" office:value-type="float" office:value="54.51" calcext:value-type="float">
            <text:p>55</text:p>
          </table:table-cell>
          <table:table-cell table:style-name="ce137" table:formula="of:=+[.G27]-[.J27]" office:value-type="float" office:value="-47.45" calcext:value-type="float">
            <text:p>-4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GG0063" calcext:value-type="string">
            <text:p><text:s/>GG0063 </text:p>
          </table:table-cell>
          <table:table-cell table:style-name="ce81" office:value-type="string" calcext:value-type="string">
            <text:p>ICE</text:p>
          </table:table-cell>
          <table:table-cell table:style-name="ce34"/>
          <table:table-cell table:style-name="ce102" office:value-type="float" office:value="770.55" calcext:value-type="float">
            <text:p>771</text:p>
          </table:table-cell>
          <table:table-cell table:style-name="ce102" table:number-columns-repeated="2"/>
          <table:table-cell table:style-name="ce101" table:formula="of:=[.D28]+[.E28]-[.F28]" office:value-type="float" office:value="770.55" calcext:value-type="float">
            <text:p>771</text:p>
          </table:table-cell>
          <table:table-cell table:style-name="ce19" office:value-type="string" office:string-value="GG0063" calcext:value-type="string">
            <text:p><text:s/>GG0063 </text:p>
          </table:table-cell>
          <table:table-cell table:style-name="ce81" office:value-type="string" calcext:value-type="string">
            <text:p>ICE</text:p>
          </table:table-cell>
          <table:table-cell table:style-name="ce102" office:value-type="float" office:value="1283.4" calcext:value-type="float">
            <text:p>1,283</text:p>
          </table:table-cell>
          <table:table-cell table:style-name="ce137" table:formula="of:=+[.G28]-[.J28]" office:value-type="float" office:value="-512.85" calcext:value-type="float">
            <text:p>-51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GG0065" calcext:value-type="string">
            <text:p><text:s/>GG0065 </text:p>
          </table:table-cell>
          <table:table-cell table:style-name="ce81" office:value-type="string" calcext:value-type="string">
            <text:p>Comisión Wester Union</text:p>
          </table:table-cell>
          <table:table-cell table:style-name="ce34"/>
          <table:table-cell table:style-name="ce102" office:value-type="float" office:value="528.64" calcext:value-type="float">
            <text:p>529</text:p>
          </table:table-cell>
          <table:table-cell table:style-name="ce102" table:number-columns-repeated="2"/>
          <table:table-cell table:style-name="ce101" table:formula="of:=[.D29]+[.E29]-[.F29]" office:value-type="float" office:value="528.64" calcext:value-type="float">
            <text:p>529</text:p>
          </table:table-cell>
          <table:table-cell table:style-name="ce19" office:value-type="string" office:string-value="GG0065" calcext:value-type="string">
            <text:p><text:s/>GG0065 </text:p>
          </table:table-cell>
          <table:table-cell table:style-name="ce81" office:value-type="string" calcext:value-type="string">
            <text:p>Comisión Wester Union</text:p>
          </table:table-cell>
          <table:table-cell table:style-name="ce102" office:value-type="float" office:value="827.04" calcext:value-type="float">
            <text:p>827</text:p>
          </table:table-cell>
          <table:table-cell table:style-name="ce137" table:formula="of:=+[.G29]-[.J29]" office:value-type="float" office:value="-298.4" calcext:value-type="float">
            <text:p>-29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ICV004" calcext:value-type="string">
            <text:p><text:s/>ICV004 </text:p>
          </table:table-cell>
          <table:table-cell table:style-name="ce81" office:value-type="string" calcext:value-type="string">
            <text:p>1.5 0/00 por Mil </text:p>
          </table:table-cell>
          <table:table-cell table:style-name="ce34"/>
          <table:table-cell table:style-name="ce102" office:value-type="float" office:value="3435.59" calcext:value-type="float">
            <text:p>3,436</text:p>
          </table:table-cell>
          <table:table-cell table:style-name="ce102" table:number-columns-repeated="2"/>
          <table:table-cell table:style-name="ce101" table:formula="of:=[.D30]+[.E30]-[.F30]" office:value-type="float" office:value="3435.59" calcext:value-type="float">
            <text:p>3,436</text:p>
          </table:table-cell>
          <table:table-cell table:style-name="ce19" office:value-type="string" office:string-value="ICV004" calcext:value-type="string">
            <text:p><text:s/>ICV004 </text:p>
          </table:table-cell>
          <table:table-cell table:style-name="ce81" office:value-type="string" calcext:value-type="string">
            <text:p>1.5 0/00 por Mil </text:p>
          </table:table-cell>
          <table:table-cell table:style-name="ce102" office:value-type="float" office:value="0" calcext:value-type="float">
            <text:p>0</text:p>
          </table:table-cell>
          <table:table-cell table:style-name="ce137" table:formula="of:=+[.G30]-[.J30]" office:value-type="float" office:value="3435.59" calcext:value-type="float">
            <text:p>3,43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ICV009" calcext:value-type="string">
            <text:p><text:s/>ICV009 </text:p>
          </table:table-cell>
          <table:table-cell table:style-name="ce81" office:value-type="string" calcext:value-type="string">
            <text:p>SENATEL 1% FODETEL</text:p>
          </table:table-cell>
          <table:table-cell table:style-name="ce34"/>
          <table:table-cell table:style-name="ce102" office:value-type="float" office:value="6721.8" calcext:value-type="float">
            <text:p>6,722</text:p>
          </table:table-cell>
          <table:table-cell table:style-name="ce102" table:number-columns-repeated="2"/>
          <table:table-cell table:style-name="ce101" table:formula="of:=[.D31]+[.E31]-[.F31]" office:value-type="float" office:value="6721.8" calcext:value-type="float">
            <text:p>6,722</text:p>
          </table:table-cell>
          <table:table-cell table:style-name="ce19" office:value-type="string" office:string-value="ICV009" calcext:value-type="string">
            <text:p><text:s/>ICV009 </text:p>
          </table:table-cell>
          <table:table-cell table:style-name="ce81" office:value-type="string" calcext:value-type="string">
            <text:p>SENATEL 1% FODETEL</text:p>
          </table:table-cell>
          <table:table-cell table:style-name="ce102" office:value-type="float" office:value="6515.06" calcext:value-type="float">
            <text:p>6,515</text:p>
          </table:table-cell>
          <table:table-cell table:style-name="ce137" table:formula="of:=+[.G31]-[.J31]" office:value-type="float" office:value="206.74" calcext:value-type="float">
            <text:p>20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REG003" calcext:value-type="string">
            <text:p><text:s/>REG003 </text:p>
          </table:table-cell>
          <table:table-cell table:style-name="ce81" office:value-type="string" calcext:value-type="string">
            <text:p>Registro Mercantil de Guayaquil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101" table:formula="of:=[.D32]+[.E32]-[.F32]" office:value-type="float" office:value="0" calcext:value-type="float">
            <text:p>0</text:p>
          </table:table-cell>
          <table:table-cell table:style-name="ce19" office:value-type="string" office:string-value="REG003" calcext:value-type="string">
            <text:p><text:s/>REG003 </text:p>
          </table:table-cell>
          <table:table-cell table:style-name="ce81" office:value-type="string" calcext:value-type="string">
            <text:p>Registro Mercantil de Guayaquil</text:p>
          </table:table-cell>
          <table:table-cell table:style-name="ce102" office:value-type="float" office:value="3000" calcext:value-type="float">
            <text:p>3,000</text:p>
          </table:table-cell>
          <table:table-cell table:style-name="ce137" table:formula="of:=+[.G32]-[.J32]" office:value-type="float" office:value="-3000" calcext:value-type="float">
            <text:p>-3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ICV010" calcext:value-type="string">
            <text:p><text:s/>ICV010 </text:p>
          </table:table-cell>
          <table:table-cell table:style-name="ce81" office:value-type="string" calcext:value-type="string">
            <text:p>Benemerito Cuerpo de Bomberos</text:p>
          </table:table-cell>
          <table:table-cell table:style-name="ce34"/>
          <table:table-cell table:style-name="ce102" office:value-type="float" office:value="106" calcext:value-type="float">
            <text:p>106</text:p>
          </table:table-cell>
          <table:table-cell table:style-name="ce102" table:number-columns-repeated="2"/>
          <table:table-cell table:style-name="ce101" table:formula="of:=[.D33]+[.E33]-[.F33]" office:value-type="float" office:value="106" calcext:value-type="float">
            <text:p>106</text:p>
          </table:table-cell>
          <table:table-cell table:style-name="ce19" office:value-type="string" office:string-value="ICV010" calcext:value-type="string">
            <text:p><text:s/>ICV010 </text:p>
          </table:table-cell>
          <table:table-cell table:style-name="ce81" office:value-type="string" calcext:value-type="string">
            <text:p>Benemerito Cuerpo de Bomberos</text:p>
          </table:table-cell>
          <table:table-cell table:style-name="ce102" office:value-type="float" office:value="0" calcext:value-type="float">
            <text:p>0</text:p>
          </table:table-cell>
          <table:table-cell table:style-name="ce137" table:formula="of:=+[.G33]-[.J33]" office:value-type="float" office:value="106" calcext:value-type="float">
            <text:p>10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VAR001" calcext:value-type="string">
            <text:p><text:s/>VAR001 </text:p>
          </table:table-cell>
          <table:table-cell table:style-name="ce81" office:value-type="string" calcext:value-type="string">
            <text:p>Varios</text:p>
          </table:table-cell>
          <table:table-cell table:style-name="ce34"/>
          <table:table-cell table:style-name="ce102" office:value-type="float" office:value="76.45" calcext:value-type="float">
            <text:p>76</text:p>
          </table:table-cell>
          <table:table-cell table:style-name="ce102" table:number-columns-repeated="2"/>
          <table:table-cell table:style-name="ce101" table:formula="of:=[.D34]+[.E34]-[.F34]" office:value-type="float" office:value="76.45" calcext:value-type="float">
            <text:p>76</text:p>
          </table:table-cell>
          <table:table-cell table:style-name="ce19" office:value-type="string" office:string-value="VAR001" calcext:value-type="string">
            <text:p><text:s/>VAR001 </text:p>
          </table:table-cell>
          <table:table-cell table:style-name="ce81" office:value-type="string" calcext:value-type="string">
            <text:p>Varios</text:p>
          </table:table-cell>
          <table:table-cell table:style-name="ce102" office:value-type="float" office:value="4.95" calcext:value-type="float">
            <text:p>5</text:p>
          </table:table-cell>
          <table:table-cell table:style-name="ce137" table:formula="of:=+[.G34]-[.J34]" office:value-type="float" office:value="71.5" calcext:value-type="float">
            <text:p>7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/>
          <table:table-cell table:style-name="ce34" table:number-columns-repeated="2"/>
          <table:table-cell table:style-name="ce102" table:number-columns-repeated="3"/>
          <table:table-cell table:style-name="ce101"/>
          <table:table-cell table:style-name="ce19"/>
          <table:table-cell table:style-name="ce34"/>
          <table:table-cell table:style-name="ce102"/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/>
          <table:table-cell table:style-name="ce83" office:value-type="string" calcext:value-type="string">
            <text:p>Gastos Operaciones Administrativas</text:p>
          </table:table-cell>
          <table:table-cell table:style-name="ce34"/>
          <table:table-cell table:style-name="ce102" table:number-columns-repeated="3"/>
          <table:table-cell table:style-name="ce101"/>
          <table:table-cell table:style-name="ce19"/>
          <table:table-cell table:style-name="ce83" office:value-type="string" calcext:value-type="string">
            <text:p>Gastos Operaciones Administrativas</text:p>
          </table:table-cell>
          <table:table-cell table:style-name="ce102"/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3.01.01" calcext:value-type="string">
            <text:p><text:s/>5.1.03.01.01 </text:p>
          </table:table-cell>
          <table:table-cell table:style-name="ce81" office:value-type="string" calcext:value-type="string">
            <text:p>Movilizaciones</text:p>
          </table:table-cell>
          <table:table-cell table:style-name="ce34"/>
          <table:table-cell table:style-name="ce102" table:formula="of:=1717+18" office:value-type="float" office:value="1735" calcext:value-type="float">
            <text:p>1,735</text:p>
          </table:table-cell>
          <table:table-cell table:style-name="ce102" table:number-columns-repeated="2"/>
          <table:table-cell table:style-name="ce101" table:formula="of:=[.D37]+[.E37]-[.F37]" office:value-type="float" office:value="1735" calcext:value-type="float">
            <text:p>1,735</text:p>
          </table:table-cell>
          <table:table-cell table:style-name="ce19" office:value-type="string" office:string-value="5.1.03.01.01" calcext:value-type="string">
            <text:p><text:s/>5.1.03.01.01 </text:p>
          </table:table-cell>
          <table:table-cell table:style-name="ce81" office:value-type="string" calcext:value-type="string">
            <text:p>Movilizaciones</text:p>
          </table:table-cell>
          <table:table-cell table:style-name="ce102" office:value-type="float" office:value="1707.2" calcext:value-type="float">
            <text:p>1,707</text:p>
          </table:table-cell>
          <table:table-cell table:style-name="ce137" table:formula="of:=+[.G37]-[.J37]" office:value-type="float" office:value="27.8" calcext:value-type="float">
            <text:p>2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3.01.08" calcext:value-type="string">
            <text:p><text:s/>5.1.03.01.08 </text:p>
          </table:table-cell>
          <table:table-cell table:style-name="ce81" office:value-type="string" calcext:value-type="string">
            <text:p>Luz</text:p>
          </table:table-cell>
          <table:table-cell table:style-name="ce34"/>
          <table:table-cell table:style-name="ce102" table:formula="of:=1550.69+8.19" office:value-type="float" office:value="1558.88" calcext:value-type="float">
            <text:p>1,559</text:p>
          </table:table-cell>
          <table:table-cell table:style-name="ce102" table:number-columns-repeated="2"/>
          <table:table-cell table:style-name="ce101" table:formula="of:=[.D38]+[.E38]-[.F38]" office:value-type="float" office:value="1558.88" calcext:value-type="float">
            <text:p>1,559</text:p>
          </table:table-cell>
          <table:table-cell table:style-name="ce19" office:value-type="string" office:string-value="5.1.03.01.08" calcext:value-type="string">
            <text:p><text:s/>5.1.03.01.08 </text:p>
          </table:table-cell>
          <table:table-cell table:style-name="ce81" office:value-type="string" calcext:value-type="string">
            <text:p>Luz</text:p>
          </table:table-cell>
          <table:table-cell table:style-name="ce102" office:value-type="float" office:value="3265.04" calcext:value-type="float">
            <text:p>3,265</text:p>
          </table:table-cell>
          <table:table-cell table:style-name="ce137" table:formula="of:=+[.G38]-[.J38]" office:value-type="float" office:value="-1706.16" calcext:value-type="float">
            <text:p>-1,70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3.01.09" calcext:value-type="string">
            <text:p><text:s/>5.1.03.01.09 </text:p>
          </table:table-cell>
          <table:table-cell table:style-name="ce81" office:value-type="string" calcext:value-type="string">
            <text:p>Teléfono</text:p>
          </table:table-cell>
          <table:table-cell table:style-name="ce34"/>
          <table:table-cell table:style-name="ce102" office:value-type="float" office:value="99.72" calcext:value-type="float">
            <text:p>100</text:p>
          </table:table-cell>
          <table:table-cell table:style-name="ce102" table:number-columns-repeated="2"/>
          <table:table-cell table:style-name="ce101" table:formula="of:=[.D39]+[.E39]-[.F39]" office:value-type="float" office:value="99.72" calcext:value-type="float">
            <text:p>100</text:p>
          </table:table-cell>
          <table:table-cell table:style-name="ce19" office:value-type="string" office:string-value="5.1.03.01.09" calcext:value-type="string">
            <text:p><text:s/>5.1.03.01.09 </text:p>
          </table:table-cell>
          <table:table-cell table:style-name="ce81" office:value-type="string" calcext:value-type="string">
            <text:p>Teléfono</text:p>
          </table:table-cell>
          <table:table-cell table:style-name="ce102" office:value-type="float" office:value="148.64" calcext:value-type="float">
            <text:p>149</text:p>
          </table:table-cell>
          <table:table-cell table:style-name="ce137" table:formula="of:=+[.G39]-[.J39]" office:value-type="float" office:value="-48.92" calcext:value-type="float">
            <text:p>-4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3.01.11" calcext:value-type="string">
            <text:p><text:s/>5.1.03.01.11 </text:p>
          </table:table-cell>
          <table:table-cell table:style-name="ce81" office:value-type="string" calcext:value-type="string">
            <text:p>Pagina WEB</text:p>
          </table:table-cell>
          <table:table-cell table:style-name="ce34"/>
          <table:table-cell table:style-name="ce102" office:value-type="float" office:value="4393" calcext:value-type="float">
            <text:p>4,393</text:p>
          </table:table-cell>
          <table:table-cell table:style-name="ce102" table:number-columns-repeated="2"/>
          <table:table-cell table:style-name="ce101" table:formula="of:=[.D40]+[.E40]-[.F40]" office:value-type="float" office:value="4393" calcext:value-type="float">
            <text:p>4,393</text:p>
          </table:table-cell>
          <table:table-cell table:style-name="ce19" office:value-type="string" office:string-value="5.1.03.01.11" calcext:value-type="string">
            <text:p><text:s/>5.1.03.01.11 </text:p>
          </table:table-cell>
          <table:table-cell table:style-name="ce81" office:value-type="string" calcext:value-type="string">
            <text:p>Pagina WEB</text:p>
          </table:table-cell>
          <table:table-cell table:style-name="ce102" office:value-type="float" office:value="148.64" calcext:value-type="float">
            <text:p>149</text:p>
          </table:table-cell>
          <table:table-cell table:style-name="ce137" table:formula="of:=+[.G40]-[.J40]" office:value-type="float" office:value="4244.36" calcext:value-type="float">
            <text:p>4,24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3.01.12" calcext:value-type="string">
            <text:p><text:s/>5.1.03.01.12 </text:p>
          </table:table-cell>
          <table:table-cell table:style-name="ce81" office:value-type="string" calcext:value-type="string">
            <text:p>Comisiones</text:p>
          </table:table-cell>
          <table:table-cell table:style-name="ce34"/>
          <table:table-cell table:style-name="ce102" office:value-type="float" office:value="540.55" calcext:value-type="float">
            <text:p>541</text:p>
          </table:table-cell>
          <table:table-cell table:style-name="ce102" table:number-columns-repeated="2"/>
          <table:table-cell table:style-name="ce101" table:formula="of:=[.D41]+[.E41]-[.F41]" office:value-type="float" office:value="540.55" calcext:value-type="float">
            <text:p>541</text:p>
          </table:table-cell>
          <table:table-cell table:style-name="ce19" office:value-type="string" office:string-value="5.1.03.01.12" calcext:value-type="string">
            <text:p><text:s/>5.1.03.01.12 </text:p>
          </table:table-cell>
          <table:table-cell table:style-name="ce81" office:value-type="string" calcext:value-type="string">
            <text:p>Comisiones</text:p>
          </table:table-cell>
          <table:table-cell table:style-name="ce102" office:value-type="float" office:value="633.59" calcext:value-type="float">
            <text:p>634</text:p>
          </table:table-cell>
          <table:table-cell table:style-name="ce137" table:formula="of:=+[.G41]-[.J41]" office:value-type="float" office:value="-93.0400000000001" calcext:value-type="float">
            <text:p>-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3.01.20" calcext:value-type="string">
            <text:p><text:s/>5.1.03.01.20 </text:p>
          </table:table-cell>
          <table:table-cell table:style-name="ce81" office:value-type="string" calcext:value-type="string">
            <text:p>Varios</text:p>
          </table:table-cell>
          <table:table-cell table:style-name="ce34"/>
          <table:table-cell table:style-name="ce102" office:value-type="float" office:value="6067.56" calcext:value-type="float">
            <text:p>6,068</text:p>
          </table:table-cell>
          <table:table-cell table:style-name="ce102" table:number-columns-repeated="2"/>
          <table:table-cell table:style-name="ce101" table:formula="of:=[.D42]+[.E42]-[.F42]" office:value-type="float" office:value="6067.56" calcext:value-type="float">
            <text:p>6,068</text:p>
          </table:table-cell>
          <table:table-cell table:style-name="ce19" office:value-type="string" office:string-value="5.1.03.01.20" calcext:value-type="string">
            <text:p><text:s/>5.1.03.01.20 </text:p>
          </table:table-cell>
          <table:table-cell table:style-name="ce81" office:value-type="string" calcext:value-type="string">
            <text:p>Varios</text:p>
          </table:table-cell>
          <table:table-cell table:style-name="ce102" office:value-type="float" office:value="10883.96" calcext:value-type="float">
            <text:p>10,884</text:p>
          </table:table-cell>
          <table:table-cell table:style-name="ce137" table:formula="of:=+[.G42]-[.J42]" office:value-type="float" office:value="-4816.4" calcext:value-type="float">
            <text:p>-4,81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/>
          <table:table-cell table:style-name="ce34" table:number-columns-repeated="2"/>
          <table:table-cell table:style-name="ce102" table:number-columns-repeated="3"/>
          <table:table-cell table:style-name="ce101"/>
          <table:table-cell table:style-name="ce19"/>
          <table:table-cell table:style-name="ce34"/>
          <table:table-cell table:style-name="ce102"/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/>
          <table:table-cell table:style-name="ce83" office:value-type="string" calcext:value-type="string">
            <text:p>Gastos Generales</text:p>
          </table:table-cell>
          <table:table-cell table:style-name="ce34"/>
          <table:table-cell table:style-name="ce102" table:number-columns-repeated="3"/>
          <table:table-cell table:style-name="ce101"/>
          <table:table-cell table:style-name="ce19"/>
          <table:table-cell table:style-name="ce83" office:value-type="string" calcext:value-type="string">
            <text:p>Gastos Generales</text:p>
          </table:table-cell>
          <table:table-cell table:style-name="ce102"/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2.01.01" calcext:value-type="string">
            <text:p><text:s/>5.2.01.01 </text:p>
          </table:table-cell>
          <table:table-cell table:style-name="ce81" office:value-type="string" calcext:value-type="string">
            <text:p>Gastos Bancarios</text:p>
          </table:table-cell>
          <table:table-cell table:style-name="ce34"/>
          <table:table-cell table:style-name="ce102" office:value-type="float" office:value="5711.01" calcext:value-type="float">
            <text:p>5,711</text:p>
          </table:table-cell>
          <table:table-cell table:style-name="ce102" table:number-columns-repeated="2"/>
          <table:table-cell table:style-name="ce101" table:formula="of:=[.D45]+[.E45]-[.F45]" office:value-type="float" office:value="5711.01" calcext:value-type="float">
            <text:p>5,711</text:p>
          </table:table-cell>
          <table:table-cell table:style-name="ce19" office:value-type="string" office:string-value="5.2.01.01" calcext:value-type="string">
            <text:p><text:s/>5.2.01.01 </text:p>
          </table:table-cell>
          <table:table-cell table:style-name="ce81" office:value-type="string" calcext:value-type="string">
            <text:p>Gastos Bancarios</text:p>
          </table:table-cell>
          <table:table-cell table:style-name="ce102" office:value-type="float" office:value="7838.15" calcext:value-type="float">
            <text:p>7,838</text:p>
          </table:table-cell>
          <table:table-cell table:style-name="ce137" table:formula="of:=+[.G45]-[.J45]" office:value-type="float" office:value="-2127.14" calcext:value-type="float">
            <text:p>-2,12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4.01.01" calcext:value-type="string">
            <text:p><text:s/>5.4.01.01 </text:p>
          </table:table-cell>
          <table:table-cell table:style-name="ce81" office:value-type="string" calcext:value-type="string">
            <text:p>Depreciación de activos Fijos</text:p>
          </table:table-cell>
          <table:table-cell table:style-name="ce34"/>
          <table:table-cell table:style-name="ce102" office:value-type="float" office:value="84.48" calcext:value-type="float">
            <text:p>84</text:p>
          </table:table-cell>
          <table:table-cell table:style-name="ce102" table:number-columns-repeated="2"/>
          <table:table-cell table:style-name="ce101" table:formula="of:=[.D46]+[.E46]-[.F46]" office:value-type="float" office:value="84.48" calcext:value-type="float">
            <text:p>84</text:p>
          </table:table-cell>
          <table:table-cell table:style-name="ce19" office:value-type="string" office:string-value="5.4.01.01" calcext:value-type="string">
            <text:p><text:s/>5.4.01.01 </text:p>
          </table:table-cell>
          <table:table-cell table:style-name="ce81" office:value-type="string" calcext:value-type="string">
            <text:p>Depreciación de activos Fijos</text:p>
          </table:table-cell>
          <table:table-cell table:style-name="ce102" office:value-type="float" office:value="22689.46" calcext:value-type="float">
            <text:p>22,689</text:p>
          </table:table-cell>
          <table:table-cell table:style-name="ce137" table:formula="of:=+[.G46]-[.J46]" office:value-type="float" office:value="-22604.98" calcext:value-type="float">
            <text:p>-22,60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3.01.02" calcext:value-type="string">
            <text:p><text:s/>5.3.01.02 </text:p>
          </table:table-cell>
          <table:table-cell table:style-name="ce81" office:value-type="string" calcext:value-type="string">
            <text:p>Gastos varios</text:p>
          </table:table-cell>
          <table:table-cell table:style-name="ce34"/>
          <table:table-cell table:style-name="ce102" office:value-type="float" office:value="1403.65" calcext:value-type="float">
            <text:p>1,404</text:p>
          </table:table-cell>
          <table:table-cell table:style-name="ce102" table:number-columns-repeated="2"/>
          <table:table-cell table:style-name="ce101" table:formula="of:=[.D47]+[.E47]-[.F47]" office:value-type="float" office:value="1403.65" calcext:value-type="float">
            <text:p>1,404</text:p>
          </table:table-cell>
          <table:table-cell table:style-name="ce19" office:value-type="string" office:string-value="5.3.01.02" calcext:value-type="string">
            <text:p><text:s/>5.3.01.02 </text:p>
          </table:table-cell>
          <table:table-cell table:style-name="ce81" office:value-type="string" calcext:value-type="string">
            <text:p>Gastos varios</text:p>
          </table:table-cell>
          <table:table-cell table:style-name="ce102" office:value-type="float" office:value="1576.85" calcext:value-type="float">
            <text:p>1,577</text:p>
          </table:table-cell>
          <table:table-cell table:style-name="ce137" table:formula="of:=+[.G47]-[.J47]" office:value-type="float" office:value="-173.2" calcext:value-type="float">
            <text:p>-17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03" calcext:value-type="string">
            <text:p><text:s/>5.1.01.01.03 </text:p>
          </table:table-cell>
          <table:table-cell table:style-name="ce81" office:value-type="string" calcext:value-type="string">
            <text:p>Seguro Privado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101" table:formula="of:=[.D48]+[.E48]-[.F48]" office:value-type="float" office:value="0" calcext:value-type="float">
            <text:p>0</text:p>
          </table:table-cell>
          <table:table-cell table:style-name="ce19" office:value-type="string" office:string-value="5.1.01.01.03" calcext:value-type="string">
            <text:p><text:s/>5.1.01.01.03 </text:p>
          </table:table-cell>
          <table:table-cell table:style-name="ce81" office:value-type="string" calcext:value-type="string">
            <text:p>Seguro Privado</text:p>
          </table:table-cell>
          <table:table-cell table:style-name="ce102" office:value-type="float" office:value="20" calcext:value-type="float">
            <text:p>20</text:p>
          </table:table-cell>
          <table:table-cell table:style-name="ce137" table:formula="of:=+[.G48]-[.J48]" office:value-type="float" office:value="-20" calcext:value-type="float">
            <text:p>-2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04" calcext:value-type="string">
            <text:p><text:s/>5.1.01.01.04 </text:p>
          </table:table-cell>
          <table:table-cell table:style-name="ce81" office:value-type="string" calcext:value-type="string">
            <text:p>Intereses y Multas</text:p>
          </table:table-cell>
          <table:table-cell table:style-name="ce34"/>
          <table:table-cell table:style-name="ce102" office:value-type="float" office:value="1328.39" calcext:value-type="float">
            <text:p>1,328</text:p>
          </table:table-cell>
          <table:table-cell table:style-name="ce102" table:number-columns-repeated="2"/>
          <table:table-cell table:style-name="ce101" table:formula="of:=[.D49]+[.E49]-[.F49]" office:value-type="float" office:value="1328.39" calcext:value-type="float">
            <text:p>1,328</text:p>
          </table:table-cell>
          <table:table-cell table:style-name="ce19" office:value-type="string" office:string-value="5.1.01.01.04" calcext:value-type="string">
            <text:p><text:s/>5.1.01.01.04 </text:p>
          </table:table-cell>
          <table:table-cell table:style-name="ce81" office:value-type="string" calcext:value-type="string">
            <text:p>Intereses y Multas</text:p>
          </table:table-cell>
          <table:table-cell table:style-name="ce102" office:value-type="float" office:value="94.57" calcext:value-type="float">
            <text:p>95</text:p>
          </table:table-cell>
          <table:table-cell table:style-name="ce137" table:formula="of:=+[.G49]-[.J49]" office:value-type="float" office:value="1233.82" calcext:value-type="float">
            <text:p>1,23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05" calcext:value-type="string">
            <text:p><text:s/>5.1.01.01.05 </text:p>
          </table:table-cell>
          <table:table-cell table:style-name="ce81" office:value-type="string" calcext:value-type="string">
            <text:p>Papelería y Útiles de Oficina</text:p>
          </table:table-cell>
          <table:table-cell table:style-name="ce34"/>
          <table:table-cell table:style-name="ce102" office:value-type="float" office:value="693.16" calcext:value-type="float">
            <text:p>693</text:p>
          </table:table-cell>
          <table:table-cell table:style-name="ce102" table:number-columns-repeated="2"/>
          <table:table-cell table:style-name="ce101" table:formula="of:=[.D50]+[.E50]-[.F50]" office:value-type="float" office:value="693.16" calcext:value-type="float">
            <text:p>693</text:p>
          </table:table-cell>
          <table:table-cell table:style-name="ce19" office:value-type="string" office:string-value="5.1.01.01.05" calcext:value-type="string">
            <text:p><text:s/>5.1.01.01.05 </text:p>
          </table:table-cell>
          <table:table-cell table:style-name="ce81" office:value-type="string" calcext:value-type="string">
            <text:p>Papelería y Útiles de Oficina</text:p>
          </table:table-cell>
          <table:table-cell table:style-name="ce102" office:value-type="float" office:value="1199.4" calcext:value-type="float">
            <text:p>1,199</text:p>
          </table:table-cell>
          <table:table-cell table:style-name="ce137" table:formula="of:=+[.G50]-[.J50]" office:value-type="float" office:value="-506.24" calcext:value-type="float">
            <text:p>-50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10" calcext:value-type="string">
            <text:p><text:s/>5.1.01.01.10 </text:p>
          </table:table-cell>
          <table:table-cell table:style-name="ce81" office:value-type="string" calcext:value-type="string">
            <text:p>Publicidad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101" table:formula="of:=[.D51]+[.E51]-[.F51]" office:value-type="float" office:value="0" calcext:value-type="float">
            <text:p>0</text:p>
          </table:table-cell>
          <table:table-cell table:style-name="ce19" office:value-type="string" office:string-value="5.1.01.01.10" calcext:value-type="string">
            <text:p><text:s/>5.1.01.01.10 </text:p>
          </table:table-cell>
          <table:table-cell table:style-name="ce81" office:value-type="string" calcext:value-type="string">
            <text:p>Publicidad</text:p>
          </table:table-cell>
          <table:table-cell table:style-name="ce102" office:value-type="float" office:value="1561.04" calcext:value-type="float">
            <text:p>1,561</text:p>
          </table:table-cell>
          <table:table-cell table:style-name="ce137" table:formula="of:=+[.G51]-[.J51]" office:value-type="float" office:value="-1561.04" calcext:value-type="float">
            <text:p>-1,56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12" calcext:value-type="string">
            <text:p><text:s/>5.1.01.01.12 </text:p>
          </table:table-cell>
          <table:table-cell table:style-name="ce81" office:value-type="string" calcext:value-type="string">
            <text:p>Correo</text:p>
          </table:table-cell>
          <table:table-cell table:style-name="ce34"/>
          <table:table-cell table:style-name="ce102" office:value-type="float" office:value="3.84" calcext:value-type="float">
            <text:p>4</text:p>
          </table:table-cell>
          <table:table-cell table:style-name="ce102" table:number-columns-repeated="2"/>
          <table:table-cell table:style-name="ce101" table:formula="of:=[.D52]+[.E52]-[.F52]" office:value-type="float" office:value="3.84" calcext:value-type="float">
            <text:p>4</text:p>
          </table:table-cell>
          <table:table-cell table:style-name="ce19" office:value-type="string" office:string-value="5.1.01.01.12" calcext:value-type="string">
            <text:p><text:s/>5.1.01.01.12 </text:p>
          </table:table-cell>
          <table:table-cell table:style-name="ce81" office:value-type="string" calcext:value-type="string">
            <text:p>Correo</text:p>
          </table:table-cell>
          <table:table-cell table:style-name="ce102" office:value-type="float" office:value="23.1" calcext:value-type="float">
            <text:p>23</text:p>
          </table:table-cell>
          <table:table-cell table:style-name="ce137" table:formula="of:=+[.G52]-[.J52]" office:value-type="float" office:value="-19.26" calcext:value-type="float">
            <text:p>-1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14" calcext:value-type="string">
            <text:p><text:s/>5.1.01.01.14 </text:p>
          </table:table-cell>
          <table:table-cell table:style-name="ce81" office:value-type="string" calcext:value-type="string">
            <text:p>Gastos de Viaje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02" table:number-columns-repeated="2"/>
          <table:table-cell table:style-name="ce101" table:formula="of:=[.D53]+[.E53]-[.F53]" office:value-type="float" office:value="0" calcext:value-type="float">
            <text:p>0</text:p>
          </table:table-cell>
          <table:table-cell table:style-name="ce19" office:value-type="string" office:string-value="5.1.01.01.14" calcext:value-type="string">
            <text:p><text:s/>5.1.01.01.14 </text:p>
          </table:table-cell>
          <table:table-cell table:style-name="ce81" office:value-type="string" calcext:value-type="string">
            <text:p>Gastos de Viaje</text:p>
          </table:table-cell>
          <table:table-cell table:style-name="ce102" office:value-type="float" office:value="230" calcext:value-type="float">
            <text:p>230</text:p>
          </table:table-cell>
          <table:table-cell table:style-name="ce137" table:formula="of:=+[.G53]-[.J53]" office:value-type="float" office:value="-230" calcext:value-type="float">
            <text:p>-23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16" calcext:value-type="string">
            <text:p><text:s/>5.1.01.01.16 </text:p>
          </table:table-cell>
          <table:table-cell table:style-name="ce81" office:value-type="string" calcext:value-type="string">
            <text:p>Seguros y Reaseguros</text:p>
          </table:table-cell>
          <table:table-cell table:style-name="ce34"/>
          <table:table-cell table:style-name="ce102" office:value-type="float" office:value="2616.81" calcext:value-type="float">
            <text:p>2,617</text:p>
          </table:table-cell>
          <table:table-cell table:style-name="ce102" table:number-columns-repeated="2"/>
          <table:table-cell table:style-name="ce101" table:formula="of:=[.D54]+[.E54]-[.F54]" office:value-type="float" office:value="2616.81" calcext:value-type="float">
            <text:p>2,617</text:p>
          </table:table-cell>
          <table:table-cell table:style-name="ce19" office:value-type="string" office:string-value="5.1.01.01.16" calcext:value-type="string">
            <text:p><text:s/>5.1.01.01.16 </text:p>
          </table:table-cell>
          <table:table-cell table:style-name="ce81" office:value-type="string" calcext:value-type="string">
            <text:p>Seguros y Reaseguros</text:p>
          </table:table-cell>
          <table:table-cell table:style-name="ce102" office:value-type="float" office:value="3012.18" calcext:value-type="float">
            <text:p>3,012</text:p>
          </table:table-cell>
          <table:table-cell table:style-name="ce137" table:formula="of:=+[.G54]-[.J54]" office:value-type="float" office:value="-395.37" calcext:value-type="float">
            <text:p>-39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17" calcext:value-type="string">
            <text:p><text:s/>5.1.01.01.17 </text:p>
          </table:table-cell>
          <table:table-cell table:style-name="ce81" office:value-type="string" calcext:value-type="string">
            <text:p>Gastos Legales</text:p>
          </table:table-cell>
          <table:table-cell table:style-name="ce34"/>
          <table:table-cell table:style-name="ce102" office:value-type="float" office:value="73.76" calcext:value-type="float">
            <text:p>74</text:p>
          </table:table-cell>
          <table:table-cell table:style-name="ce102" table:number-columns-repeated="2"/>
          <table:table-cell table:style-name="ce101" table:formula="of:=[.D55]+[.E55]-[.F55]" office:value-type="float" office:value="73.76" calcext:value-type="float">
            <text:p>74</text:p>
          </table:table-cell>
          <table:table-cell table:style-name="ce19" office:value-type="string" office:string-value="5.1.01.01.17" calcext:value-type="string">
            <text:p><text:s/>5.1.01.01.17 </text:p>
          </table:table-cell>
          <table:table-cell table:style-name="ce81" office:value-type="string" calcext:value-type="string">
            <text:p>Gastos Legales</text:p>
          </table:table-cell>
          <table:table-cell table:style-name="ce102" office:value-type="float" office:value="1376.41" calcext:value-type="float">
            <text:p>1,376</text:p>
          </table:table-cell>
          <table:table-cell table:style-name="ce137" table:formula="of:=+[.G55]-[.J55]" office:value-type="float" office:value="-1302.65" calcext:value-type="float">
            <text:p>-1,30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20" calcext:value-type="string">
            <text:p><text:s/>5.1.01.01.20 </text:p>
          </table:table-cell>
          <table:table-cell table:style-name="ce81" office:value-type="string" calcext:value-type="string">
            <text:p>Mantenimiento y Reparaciones</text:p>
          </table:table-cell>
          <table:table-cell table:style-name="ce34"/>
          <table:table-cell table:style-name="ce102" table:formula="of:=17.86+525.39+673.47" office:value-type="float" office:value="1216.72" calcext:value-type="float">
            <text:p>1,217</text:p>
          </table:table-cell>
          <table:table-cell table:style-name="ce102" table:number-columns-repeated="2"/>
          <table:table-cell table:style-name="ce101" table:formula="of:=[.D56]+[.E56]-[.F56]" office:value-type="float" office:value="1216.72" calcext:value-type="float">
            <text:p>1,217</text:p>
          </table:table-cell>
          <table:table-cell table:style-name="ce19" office:value-type="string" office:string-value="GG0038" calcext:value-type="string">
            <text:p><text:s/>GG0038 </text:p>
          </table:table-cell>
          <table:table-cell table:style-name="ce81" office:value-type="string" calcext:value-type="string">
            <text:p>Mantenimiento y Reparaciones</text:p>
          </table:table-cell>
          <table:table-cell table:style-name="ce102" office:value-type="float" office:value="0" calcext:value-type="float">
            <text:p>0</text:p>
          </table:table-cell>
          <table:table-cell table:style-name="ce137" table:formula="of:=+[.G56]-[.J56]" office:value-type="float" office:value="1216.72" calcext:value-type="float">
            <text:p>1,21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1.01.24" calcext:value-type="string">
            <text:p><text:s/>5.1.01.01.24 </text:p>
          </table:table-cell>
          <table:table-cell table:style-name="ce81" office:value-type="string" calcext:value-type="string">
            <text:p>Servicio de Internet</text:p>
          </table:table-cell>
          <table:table-cell table:style-name="ce34"/>
          <table:table-cell table:style-name="ce102" office:value-type="float" office:value="214" calcext:value-type="float">
            <text:p>214</text:p>
          </table:table-cell>
          <table:table-cell table:style-name="ce102" table:number-columns-repeated="2"/>
          <table:table-cell table:style-name="ce101" table:formula="of:=[.D57]+[.E57]-[.F57]" office:value-type="float" office:value="214" calcext:value-type="float">
            <text:p>214</text:p>
          </table:table-cell>
          <table:table-cell table:style-name="ce19" office:value-type="string" office:string-value="5.1.01.01.24" calcext:value-type="string">
            <text:p><text:s/>5.1.01.01.24 </text:p>
          </table:table-cell>
          <table:table-cell table:style-name="ce81" office:value-type="string" calcext:value-type="string">
            <text:p>Servicio de Internet</text:p>
          </table:table-cell>
          <table:table-cell table:style-name="ce102" office:value-type="float" office:value="233" calcext:value-type="float">
            <text:p>233</text:p>
          </table:table-cell>
          <table:table-cell table:style-name="ce137" table:formula="of:=+[.G57]-[.J57]" office:value-type="float" office:value="-19" calcext:value-type="float">
            <text:p>-1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9" office:value-type="string" office:string-value="5.1.02.01.01" calcext:value-type="string">
            <text:p><text:s/>5.1.02.01.01 </text:p>
          </table:table-cell>
          <table:table-cell table:style-name="ce81" office:value-type="string" calcext:value-type="string">
            <text:p>Alimentación</text:p>
          </table:table-cell>
          <table:table-cell table:style-name="ce34"/>
          <table:table-cell table:style-name="ce102" office:value-type="float" office:value="2000" calcext:value-type="float">
            <text:p>2,000</text:p>
          </table:table-cell>
          <table:table-cell table:style-name="ce102" table:number-columns-repeated="2"/>
          <table:table-cell table:style-name="ce101" table:formula="of:=[.D58]+[.E58]-[.F58]" office:value-type="float" office:value="2000" calcext:value-type="float">
            <text:p>2,000</text:p>
          </table:table-cell>
          <table:table-cell table:style-name="ce19" office:value-type="string" office:string-value="5.1.02.01.01" calcext:value-type="string">
            <text:p><text:s/>5.1.02.01.01 </text:p>
          </table:table-cell>
          <table:table-cell table:style-name="ce81" office:value-type="string" calcext:value-type="string">
            <text:p>Alimentación</text:p>
          </table:table-cell>
          <table:table-cell table:style-name="ce102" office:value-type="float" office:value="0" calcext:value-type="float">
            <text:p>0</text:p>
          </table:table-cell>
          <table:table-cell table:style-name="ce13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1"/>
          <table:table-cell table:style-name="ce38" table:number-columns-repeated="2"/>
          <table:table-cell table:style-name="ce132" table:number-columns-repeated="3"/>
          <table:table-cell table:style-name="ce117"/>
          <table:table-cell table:style-name="ce21"/>
          <table:table-cell table:style-name="ce38"/>
          <table:table-cell table:style-name="ce132"/>
          <table:table-cell table:style-name="ce138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59])" office:value-type="float" office:value="198684.25" calcext:value-type="float">
            <text:p>198,684</text:p>
          </table:table-cell>
          <table:table-cell table:style-name="ce104" table:formula="of:=SUM([.E9:.E59])" office:value-type="float" office:value="0" calcext:value-type="float">
            <text:p>0</text:p>
          </table:table-cell>
          <table:table-cell table:style-name="ce104" table:formula="of:=SUM([.F9:.F59])" office:value-type="float" office:value="0" calcext:value-type="float">
            <text:p>0</text:p>
          </table:table-cell>
          <table:table-cell table:style-name="ce104" table:formula="of:=SUM([.G9:.G59])" office:value-type="float" office:value="198684.25" calcext:value-type="float">
            <text:p>198,684</text:p>
          </table:table-cell>
          <table:table-cell table:style-name="ce41" table:number-columns-repeated="2"/>
          <table:table-cell table:style-name="ce104" table:formula="of:=SUM([.J9:.J59])" office:value-type="float" office:value="281472.4" calcext:value-type="float">
            <text:p>281,472</text:p>
          </table:table-cell>
          <table:table-cell table:style-name="ce140" table:formula="of:=SUM([.K9:.K59])" office:value-type="float" office:value="-84788.15" calcext:value-type="float">
            <text:p>-84,788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2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4" table:number-columns-repeated="2"/>
          <table:table-cell table:style-name="ce107"/>
          <table:table-cell table:style-name="ce116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45" office:value-type="string" calcext:value-type="string">
            <text:p>Honorarios Profesionales</text:p>
          </table:table-cell>
          <table:table-cell table:style-name="ce54"/>
          <table:table-cell table:style-name="ce91" table:formula="of:=[.G10]" office:value-type="float" office:value="68188.81" calcext:value-type="float">
            <text:p>68,189</text:p>
          </table:table-cell>
          <table:table-cell table:style-name="ce91" table:formula="of:=[.J10]" office:value-type="float" office:value="77946.78" calcext:value-type="float">
            <text:p>77,947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Sueldo y Beneficios Sociales</text:p>
          </table:table-cell>
          <table:table-cell table:style-name="ce57"/>
          <table:table-cell table:style-name="ce108" table:formula="of:=SUM([.G12:.G21])" office:value-type="float" office:value="86189.43" calcext:value-type="float">
            <text:p>86,189</text:p>
          </table:table-cell>
          <table:table-cell table:style-name="ce108" table:formula="of:=SUM([.J12:.J21])" office:value-type="float" office:value="132008.9" calcext:value-type="float">
            <text:p>132,009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Impuestos y Contribuciones</text:p>
          </table:table-cell>
          <table:table-cell table:style-name="ce57"/>
          <table:table-cell table:style-name="ce108" table:formula="of:=SUM([.G22:.G35])" office:value-type="float" office:value="14565.48" calcext:value-type="float">
            <text:p>14,565</text:p>
          </table:table-cell>
          <table:table-cell table:style-name="ce108" table:formula="of:=SUM([.J22:.J35])" office:value-type="float" office:value="14875.49" calcext:value-type="float">
            <text:p>14,875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Gastos Operacionales </text:p>
          </table:table-cell>
          <table:table-cell table:style-name="ce57"/>
          <table:table-cell table:style-name="ce108" table:formula="of:=SUM([.G36:.G43])" office:value-type="float" office:value="14394.71" calcext:value-type="float">
            <text:p>14,395</text:p>
          </table:table-cell>
          <table:table-cell table:style-name="ce108" table:formula="of:=SUM([.J36:.J43])" office:value-type="float" office:value="16787.07" calcext:value-type="float">
            <text:p>16,787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Gastos Generales</text:p>
          </table:table-cell>
          <table:table-cell table:style-name="ce57"/>
          <table:table-cell table:style-name="ce108" table:formula="of:=SUM([.G44:.G59])" office:value-type="float" office:value="15345.82" calcext:value-type="float">
            <text:p>15,346</text:p>
          </table:table-cell>
          <table:table-cell table:style-name="ce108" table:formula="of:=SUM([.J44:.J59])" office:value-type="float" office:value="39854.16" calcext:value-type="float">
            <text:p>39,854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table:number-columns-repeated="2"/>
          <table:table-cell table:style-name="ce109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SUM([.D64:.D70])" office:value-type="float" office:value="198684.25" calcext:value-type="float">
            <text:p>198,684</text:p>
          </table:table-cell>
          <table:table-cell table:style-name="ce104" table:formula="of:=SUM([.E64:.E70])" office:value-type="float" office:value="281472.4" calcext:value-type="float">
            <text:p>281,472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23" table:number-columns-repeated="10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4">
          <table:table-cell table:style-name="ce23" table:number-columns-repeated="12"/>
          <table:table-cell table:number-columns-repeated="1012"/>
        </table:table-row>
        <table:table-row table:style-name="ro2" table:number-rows-repeated="1048470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norarios" table:style-name="ta2">
        <table:table-column table:style-name="co10" table:default-cell-style-name="ce154"/>
        <table:table-column table:style-name="co11" table:default-cell-style-name="ce156"/>
        <table:table-column table:style-name="co11" table:default-cell-style-name="ce157"/>
        <table:table-column table:style-name="co12" table:default-cell-style-name="ce154"/>
        <table:table-column table:style-name="co13" table:default-cell-style-name="ce154"/>
        <table:table-column table:style-name="co11" table:number-columns-repeated="2" table:default-cell-style-name="ce158"/>
        <table:table-column table:style-name="co11" table:default-cell-style-name="Default"/>
        <table:table-row table:style-name="ro2">
          <table:table-cell table:style-name="ce159" office:value-type="string" calcext:value-type="string">
            <text:p>Linkotel 2021</text:p>
          </table:table-cell>
          <table:table-cell table:style-name="ce164" table:number-columns-repeated="6"/>
          <table:table-cell/>
        </table:table-row>
        <table:table-row table:style-name="ro2">
          <table:table-cell table:style-name="ce159" office:value-type="string" calcext:value-type="string">
            <text:p>Prueba de Honorarios Profesionales</text:p>
          </table:table-cell>
          <table:table-cell table:style-name="ce164" table:number-columns-repeated="6"/>
          <table:table-cell/>
        </table:table-row>
        <table:table-row table:style-name="ro2">
          <table:table-cell table:style-name="ce159" office:value-type="string" calcext:value-type="string">
            <text:p>A 31 de Diciembre del 2021</text:p>
          </table:table-cell>
          <table:table-cell table:style-name="ce164" table:number-columns-repeated="6"/>
          <table:table-cell/>
        </table:table-row>
        <table:table-row table:style-name="ro2">
          <table:table-cell table:style-name="ce160"/>
          <table:table-cell table:style-name="ce164" table:number-columns-repeated="6"/>
          <table:table-cell/>
        </table:table-row>
        <table:table-row table:style-name="ro2">
          <table:table-cell table:style-name="ce160" office:value-type="string" calcext:value-type="string">
            <text:p>Proveedor</text:p>
          </table:table-cell>
          <table:table-cell table:style-name="ce164" office:value-type="string" calcext:value-type="string">
            <text:p>Recuento</text:p>
          </table:table-cell>
          <table:table-cell table:style-name="ce164" office:value-type="string" calcext:value-type="string">
            <text:p>Valor</text:p>
          </table:table-cell>
          <table:table-cell table:style-name="ce164" office:value-type="string" calcext:value-type="string">
            <text:p>Revisión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ARROBA PIEDRA RODRIGO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300" calcext:value-type="float">
            <text:p>300</text:p>
          </table:table-cell>
          <table:table-cell table:style-name="ce164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BAQUE BAQUE BYRON PAUL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777.76" calcext:value-type="float">
            <text:p>1777.76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BAQUERIZO DAVILA PABLO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2000" calcext:value-type="float">
            <text:p>32000</text:p>
          </table:table-cell>
          <table:table-cell table:style-name="ce164" office:value-type="string" calcext:value-type="string">
            <text:p>se presento 8 facturas por un monto de $ 32.000, puede revisar el detalle en Revisio de facturas presentadas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ESPINOZA TORO ALEX 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2.2" calcext:value-type="float">
            <text:p>222.2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FELMON CIA. LTDA.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50" calcext:value-type="float">
            <text:p>2250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JAVIER ESTUPIÑAN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555.52" calcext:value-type="float">
            <text:p>3555.52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LLERENA MIÑO NORMAN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3500" calcext:value-type="float">
            <text:p>3500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MARIO ALMEIDA REDROVAN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333.33" calcext:value-type="float">
            <text:p>333.33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NAZARENO ANGULO ERIKA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2000" calcext:value-type="float">
            <text:p>12000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NOGALES Y PLATON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0000" calcext:value-type="float">
            <text:p>10000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1" office:value-type="string" calcext:value-type="string">
            <text:p>WENS CONSULTING &amp; AUDITING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50" calcext:value-type="float">
            <text:p>2250</text:p>
          </table:table-cell>
          <table:table-cell table:style-name="ce155" office:value-type="string" calcext:value-type="string">
            <text:p>No hay detalle</text:p>
          </table:table-cell>
          <table:table-cell table:style-name="ce164" table:number-columns-repeated="3"/>
          <table:table-cell/>
        </table:table-row>
        <table:table-row table:style-name="ro2">
          <table:table-cell table:style-name="ce160" office:value-type="string" calcext:value-type="string">
            <text:p>Total Resultado</text:p>
          </table:table-cell>
          <table:table-cell table:style-name="ce164" office:value-type="float" office:value="44" calcext:value-type="float">
            <text:p>44</text:p>
          </table:table-cell>
          <table:table-cell table:style-name="ce164" office:value-type="float" office:value="68188.81" calcext:value-type="float">
            <text:p>68188.81</text:p>
          </table:table-cell>
          <table:table-cell table:style-name="ce164" table:number-columns-repeated="4"/>
          <table:table-cell/>
        </table:table-row>
        <table:table-row table:style-name="ro2" table:number-rows-repeated="2">
          <table:table-cell table:style-name="ce160"/>
          <table:table-cell table:style-name="ce164" table:number-columns-repeated="6"/>
          <table:table-cell/>
        </table:table-row>
        <table:table-row table:style-name="ro2">
          <table:table-cell table:style-name="ce159" office:value-type="string" calcext:value-type="string">
            <text:p>Mayor de cuentas de Honorarios Profesionales</text:p>
          </table:table-cell>
          <table:table-cell table:style-name="ce164" table:number-columns-repeated="6"/>
          <table:table-cell/>
        </table:table-row>
        <table:table-row table:style-name="ro2">
          <table:table-cell table:style-name="ce160" office:value-type="string" calcext:value-type="string">
            <text:p>Cuenta</text:p>
          </table:table-cell>
          <table:table-cell table:style-name="ce164" office:value-type="string" calcext:value-type="string">
            <text:p>Compr</text:p>
          </table:table-cell>
          <table:table-cell table:style-name="ce164" office:value-type="string" calcext:value-type="string">
            <text:p>F. Contab.</text:p>
          </table:table-cell>
          <table:table-cell table:style-name="ce164" office:value-type="string" calcext:value-type="string">
            <text:p>Descripcion</text:p>
          </table:table-cell>
          <table:table-cell table:style-name="ce164" office:value-type="string" calcext:value-type="string">
            <text:p>Proveedor</text:p>
          </table:table-cell>
          <table:table-cell table:style-name="ce164" office:value-type="string" calcext:value-type="string">
            <text:p>Valor</text:p>
          </table:table-cell>
          <table:table-cell table:style-name="ce164" office:value-type="string" calcext:value-type="string">
            <text:p>Saldo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table:style-name="Default"/>
          <table:table-cell office:value-type="date" office:date-value="2021-01-01" calcext:value-type="date">
            <text:p>01-ene-21</text:p>
          </table:table-cell>
          <table:table-cell office:value-type="string" calcext:value-type="string">
            <text:p>Saldo Inicial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.00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27</text:p>
          </table:table-cell>
          <table:table-cell office:value-type="date" office:date-value="2021-01-22" calcext:value-type="date">
            <text:p>22-ene-21</text:p>
          </table:table-cell>
          <table:table-cell office:value-type="string" calcext:value-type="string">
            <text:p>Fact # 134 BAQ024-BAQUE BAQUE BYRON PAUL SERVICIOS PROFESIONALES DE TELECOMUNICACIONES</text:p>
          </table:table-cell>
          <table:table-cell office:value-type="string" calcext:value-type="string">
            <text:p>BAQUE BAQUE BYRON PAUL</text:p>
          </table:table-cell>
          <table:table-cell table:number-columns-repeated="2" office:value-type="float" office:value="222.22" calcext:value-type="float">
            <text:p>222.22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5</text:p>
          </table:table-cell>
          <table:table-cell office:value-type="date" office:date-value="2021-01-25" calcext:value-type="date">
            <text:p>25-ene-21</text:p>
          </table:table-cell>
          <table:table-cell office:value-type="string" calcext:value-type="string">
            <text:p>Fact # 1055 NOG003-NOGALES Y PLATON MANUEL ALEJANDRO HONORARIOS COMO INTERVENTOR MES DE ENERO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1472.22" calcext:value-type="float">
            <text:p>1,472.22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7</text:p>
          </table:table-cell>
          <table:table-cell office:value-type="date" office:date-value="2021-01-25" calcext:value-type="date">
            <text:p>25-ene-21</text:p>
          </table:table-cell>
          <table:table-cell office:value-type="string" calcext:value-type="string">
            <text:p>Fact # 109 EST018-ESTUPIÑAN ANDRADE FRANCISCO JAVIER SERVICIOS PRESTADOS DE TELECOMUNICACIONES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1916.66" calcext:value-type="float">
            <text:p>1,916.66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9</text:p>
          </table:table-cell>
          <table:table-cell office:value-type="date" office:date-value="2021-01-27" calcext:value-type="date">
            <text:p>27-ene-21</text:p>
          </table:table-cell>
          <table:table-cell office:value-type="string" calcext:value-type="string">
            <text:p>Fact # 433 UCF073-BAQUERIZO DAVILA PABLO JONATHAN HONORARIOS PROFESIONALES MES DE ENERO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5916.66" calcext:value-type="float">
            <text:p>5,916.66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6</text:p>
          </table:table-cell>
          <table:table-cell office:value-type="date" office:date-value="2021-02-10" calcext:value-type="date">
            <text:p>10-feb-21</text:p>
          </table:table-cell>
          <table:table-cell office:value-type="string" calcext:value-type="string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string" calcext:value-type="string">
            <text:p>ARROBA PIEDRA RODRIGO</text:p>
          </table:table-cell>
          <table:table-cell office:value-type="float" office:value="300" calcext:value-type="float">
            <text:p>300.00 </text:p>
          </table:table-cell>
          <table:table-cell office:value-type="float" office:value="6216.66" calcext:value-type="float">
            <text:p>6,216.66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28</text:p>
          </table:table-cell>
          <table:table-cell office:value-type="date" office:date-value="2021-02-24" calcext:value-type="date">
            <text:p>24-feb-21</text:p>
          </table:table-cell>
          <table:table-cell office:value-type="string" calcext:value-type="string">
            <text:p>Fact # 135 BAQ024-BAQUE BAQUE BYRON PAUL SERVICIOS PROFESIONALES DE TELECOMUNICACIÓN MES DE FEB 2021</text:p>
          </table:table-cell>
          <table:table-cell office:value-type="string" calcext:value-type="string">
            <text:p>BAQUE BAQUE BYRON PAUL</text:p>
          </table:table-cell>
          <table:table-cell office:value-type="float" office:value="222.22" calcext:value-type="float">
            <text:p>222.22 </text:p>
          </table:table-cell>
          <table:table-cell office:value-type="float" office:value="6438.88" calcext:value-type="float">
            <text:p>6,438.88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9</text:p>
          </table:table-cell>
          <table:table-cell office:value-type="date" office:date-value="2021-02-24" calcext:value-type="date">
            <text:p>24-feb-21</text:p>
          </table:table-cell>
          <table:table-cell office:value-type="string" calcext:value-type="string">
            <text:p>Fact # 110 EST018-ESTUPIÑAN ANDRADE FRANCISCO JAVIER SERVICIOS PRESTADOS DE TELECOMUNICACIONES MES DE FEB 2021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6883.32" calcext:value-type="float">
            <text:p>6,883.32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1</text:p>
          </table:table-cell>
          <table:table-cell office:value-type="date" office:date-value="2021-02-25" calcext:value-type="date">
            <text:p>25-feb-21</text:p>
          </table:table-cell>
          <table:table-cell office:value-type="string" calcext:value-type="string">
            <text:p>Fact # 435 UCF073-BAQUERIZO DAVILA PABLO JONATHAN HONORARIOS PROFESIONALES MES DE FEB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10883.32" calcext:value-type="float">
            <text:p>10,883.32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60</text:p>
          </table:table-cell>
          <table:table-cell office:value-type="date" office:date-value="2021-02-25" calcext:value-type="date">
            <text:p>25-feb-21</text:p>
          </table:table-cell>
          <table:table-cell office:value-type="string" calcext:value-type="string">
            <text:p>Fact # 1068 NOG003-NOGALES Y PLATON MANUEL ALEJANDRO HONORARIOS COMO INTERVENTOR MES DE FEBRERO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12133.32" calcext:value-type="float">
            <text:p>12,133.32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7</text:p>
          </table:table-cell>
          <table:table-cell office:value-type="date" office:date-value="2021-03-16" calcext:value-type="date">
            <text:p>16-mar-21</text:p>
          </table:table-cell>
          <table:table-cell office:value-type="string" calcext:value-type="string">
            <text:p>Fact # 205 ESP025-ESPINOSA TORO ALEX JAVIER FICHAS MEDICAS Y CERTIFICADOS</text:p>
          </table:table-cell>
          <table:table-cell office:value-type="string" calcext:value-type="string">
            <text:p>ESPINOZA TORO ALEX </text:p>
          </table:table-cell>
          <table:table-cell office:value-type="float" office:value="222.2" calcext:value-type="float">
            <text:p>222.20 </text:p>
          </table:table-cell>
          <table:table-cell office:value-type="float" office:value="12355.52" calcext:value-type="float">
            <text:p>12,355.52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5</text:p>
          </table:table-cell>
          <table:table-cell office:value-type="date" office:date-value="2021-03-23" calcext:value-type="date">
            <text:p>23-mar-21</text:p>
          </table:table-cell>
          <table:table-cell office:value-type="string" calcext:value-type="string">
            <text:p>Fact # 1076 NOG003-NOGALES Y PLATON MANUEL ALEJANDRO HONORARIOS COMO INTERVENTOR POR ELMES DE MARZO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13605.52" calcext:value-type="float">
            <text:p>13,605.52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5</text:p>
          </table:table-cell>
          <table:table-cell office:value-type="date" office:date-value="2021-03-24" calcext:value-type="date">
            <text:p>24-mar-21</text:p>
          </table:table-cell>
          <table:table-cell office:value-type="string" calcext:value-type="string">
            <text:p>Fact # 137 BAQ024-BAQUE BAQUE BYRON PAUL SERVICIOS PROFESIONALES DE TELECOMUNICACIONES</text:p>
          </table:table-cell>
          <table:table-cell office:value-type="string" calcext:value-type="string">
            <text:p>BAQUE BAQUE BYRON PAUL</text:p>
          </table:table-cell>
          <table:table-cell office:value-type="float" office:value="222.22" calcext:value-type="float">
            <text:p>222.22 </text:p>
          </table:table-cell>
          <table:table-cell office:value-type="float" office:value="13827.74" calcext:value-type="float">
            <text:p>13,827.74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6</text:p>
          </table:table-cell>
          <table:table-cell office:value-type="date" office:date-value="2021-03-25" calcext:value-type="date">
            <text:p>25-mar-21</text:p>
          </table:table-cell>
          <table:table-cell office:value-type="string" calcext:value-type="string">
            <text:p>Fact # 111 EST018-ESTUPIÑAN ANDRADE FRANCISCO JAVIER SERVICIOS PRESTADOS DE TELECOMUNICACIONES MES DE MARZO 2021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14272.18" calcext:value-type="float">
            <text:p>14,272.18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7</text:p>
          </table:table-cell>
          <table:table-cell office:value-type="date" office:date-value="2021-03-29" calcext:value-type="date">
            <text:p>29-mar-21</text:p>
          </table:table-cell>
          <table:table-cell office:value-type="string" calcext:value-type="string">
            <text:p>Fact # 438 UCF073-BAQUERIZO DAVILA PABLO JONATHAN HONORARIOS PROFESIONALES MES DE MARZO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18272.18" calcext:value-type="float">
            <text:p>18,272.18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5</text:p>
          </table:table-cell>
          <table:table-cell office:value-type="date" office:date-value="2021-03-31" calcext:value-type="date">
            <text:p>31-mar-21</text:p>
          </table:table-cell>
          <table:table-cell office:value-type="string" calcext:value-type="string">
            <text:p>Fact # 1 NAZ003-NAZARENO ANGULO ERIKA JENNIFFER SERVICIOS PROFESIONALES DE TELECOMUNICACIONES MES DE MARZO 2021</text:p>
          </table:table-cell>
          <table:table-cell office:value-type="string" calcext:value-type="string">
            <text:p>NAZARENO ANGULO ERIKA</text:p>
          </table:table-cell>
          <table:table-cell office:value-type="float" office:value="2000" calcext:value-type="float">
            <text:p>2,000.00 </text:p>
          </table:table-cell>
          <table:table-cell office:value-type="float" office:value="20272.18" calcext:value-type="float">
            <text:p>20,272.18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0</text:p>
          </table:table-cell>
          <table:table-cell office:value-type="date" office:date-value="2021-04-15" calcext:value-type="date">
            <text:p>15-abr-21</text:p>
          </table:table-cell>
          <table:table-cell office:value-type="string" calcext:value-type="string">
            <text:p>Fact # 2775 FEL003-FELIX MONTALVO &amp; ASOCIADOS FELMON CIA. LTDA SERVICIO DE AUDITORIA EXTERNA A LOS ESTADOS FINANCIEROS POR EL AÑO 2020, CANCELACIÓN 50%</text:p>
          </table:table-cell>
          <table:table-cell office:value-type="string" calcext:value-type="string">
            <text:p>FELMON CIA. LTDA.</text:p>
          </table:table-cell>
          <table:table-cell office:value-type="float" office:value="2250" calcext:value-type="float">
            <text:p>2,250.00 </text:p>
          </table:table-cell>
          <table:table-cell office:value-type="float" office:value="22522.18" calcext:value-type="float">
            <text:p>22,522.18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3</text:p>
          </table:table-cell>
          <table:table-cell office:value-type="date" office:date-value="2021-04-26" calcext:value-type="date">
            <text:p>26-abr-21</text:p>
          </table:table-cell>
          <table:table-cell office:value-type="string" calcext:value-type="string">
            <text:p>Fact # 139 BAQ024-BAQUE BAQUE BYRON PAUL SERVICIOS PROFESIONALES DE TELECOMUNICACIONES MES DE ABRIL 2021</text:p>
          </table:table-cell>
          <table:table-cell office:value-type="string" calcext:value-type="string">
            <text:p>BAQUE BAQUE BYRON PAUL</text:p>
          </table:table-cell>
          <table:table-cell office:value-type="float" office:value="222.22" calcext:value-type="float">
            <text:p>222.22 </text:p>
          </table:table-cell>
          <table:table-cell office:value-type="float" office:value="22744.4" calcext:value-type="float">
            <text:p>22,744.40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4</text:p>
          </table:table-cell>
          <table:table-cell office:value-type="date" office:date-value="2021-04-26" calcext:value-type="date">
            <text:p>26-abr-21</text:p>
          </table:table-cell>
          <table:table-cell office:value-type="string" calcext:value-type="string">
            <text:p>Fact # 112 EST018-ESTUPIÑAN ANDRADE FRANCISCO JAVIER SERVICIOS PRESTADOS DE TELECOMUNICACIONES MES DE ABRIL 2021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23188.84" calcext:value-type="float">
            <text:p>23,188.84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5</text:p>
          </table:table-cell>
          <table:table-cell office:value-type="date" office:date-value="2021-04-26" calcext:value-type="date">
            <text:p>26-abr-21</text:p>
          </table:table-cell>
          <table:table-cell office:value-type="string" calcext:value-type="string">
            <text:p>Fact # 439 UCF073-BAQUERIZO DAVILA PABLO JONATHAN HONORARIOS PROFESIONALES MES DE ABRIL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27188.84" calcext:value-type="float">
            <text:p>27,188.84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7</text:p>
          </table:table-cell>
          <table:table-cell office:value-type="date" office:date-value="2021-04-26" calcext:value-type="date">
            <text:p>26-abr-21</text:p>
          </table:table-cell>
          <table:table-cell office:value-type="string" calcext:value-type="string">
            <text:p>Fact # 1087 NOG003-NOGALES Y PLATON MANUEL ALEJANDRO HONORARIOS COMO INTERVENTOR MES DE ABRIL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28438.84" calcext:value-type="float">
            <text:p>28,438.84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8</text:p>
          </table:table-cell>
          <table:table-cell office:value-type="date" office:date-value="2021-04-27" calcext:value-type="date">
            <text:p>27-abr-21</text:p>
          </table:table-cell>
          <table:table-cell office:value-type="string" calcext:value-type="string">
            <text:p>Fact # 2 NAZ003-NAZARENO ANGULO ERIKA JENNIFFER SERVICIOS PROFESIONALES DE TELECOMUNICACIONES MES DE ABRIL 2021</text:p>
          </table:table-cell>
          <table:table-cell office:value-type="string" calcext:value-type="string">
            <text:p>NAZARENO ANGULO ERIKA</text:p>
          </table:table-cell>
          <table:table-cell office:value-type="float" office:value="2000" calcext:value-type="float">
            <text:p>2,000.00 </text:p>
          </table:table-cell>
          <table:table-cell office:value-type="float" office:value="30438.84" calcext:value-type="float">
            <text:p>30,438.84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0</text:p>
          </table:table-cell>
          <table:table-cell office:value-type="date" office:date-value="2021-05-25" calcext:value-type="date">
            <text:p>25-may-21</text:p>
          </table:table-cell>
          <table:table-cell office:value-type="string" calcext:value-type="string">
            <text:p>Fact # 113 EST018-ESTUPIÑAN ANDRADE FRANCISCO JAVIER SERVICIOS PRESTADOS DE TELECOMUNICACIONES MES DE MAYO 2021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30883.28" calcext:value-type="float">
            <text:p>30,883.28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1</text:p>
          </table:table-cell>
          <table:table-cell office:value-type="date" office:date-value="2021-05-25" calcext:value-type="date">
            <text:p>25-may-21</text:p>
          </table:table-cell>
          <table:table-cell office:value-type="string" calcext:value-type="string">
            <text:p>Fact # 140 BAQ024-BAQUE BAQUE BYRON PAUL SERVICIOS PROFESIONALES DE TELECOMUNICACIONES MES DE MAYO 2021</text:p>
          </table:table-cell>
          <table:table-cell office:value-type="string" calcext:value-type="string">
            <text:p>BAQUE BAQUE BYRON PAUL</text:p>
          </table:table-cell>
          <table:table-cell office:value-type="float" office:value="222.22" calcext:value-type="float">
            <text:p>222.22 </text:p>
          </table:table-cell>
          <table:table-cell office:value-type="float" office:value="31105.5" calcext:value-type="float">
            <text:p>31,105.50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6</text:p>
          </table:table-cell>
          <table:table-cell office:value-type="date" office:date-value="2021-05-26" calcext:value-type="date">
            <text:p>26-may-21</text:p>
          </table:table-cell>
          <table:table-cell office:value-type="string" calcext:value-type="string">
            <text:p>Fact # 1095 NOG003-NOGALES Y PLATON MANUEL ALEJANDRO HONORARIOS COMO INTERVENTOR POR EL MES DE MAYO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32355.5" calcext:value-type="float">
            <text:p>32,355.50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3</text:p>
          </table:table-cell>
          <table:table-cell office:value-type="date" office:date-value="2021-05-27" calcext:value-type="date">
            <text:p>27-may-21</text:p>
          </table:table-cell>
          <table:table-cell office:value-type="string" calcext:value-type="string">
            <text:p>Fact # 441 UCF073-BAQUERIZO DAVILA PABLO JONATHAN HONORARIOS PROFESIONALES MES DE MAYO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36355.5" calcext:value-type="float">
            <text:p>36,355.50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5</text:p>
          </table:table-cell>
          <table:table-cell office:value-type="date" office:date-value="2021-05-31" calcext:value-type="date">
            <text:p>31-may-21</text:p>
          </table:table-cell>
          <table:table-cell office:value-type="string" calcext:value-type="string">
            <text:p>Fact # 3 NAZ003-NAZARENO ANGULO ERIKA JENNIFFER SERVICIOS PROFESIONALES DE TELECOMUNICACIONES MES DE MAYO 2021</text:p>
          </table:table-cell>
          <table:table-cell office:value-type="string" calcext:value-type="string">
            <text:p>NAZARENO ANGULO ERIKA</text:p>
          </table:table-cell>
          <table:table-cell office:value-type="float" office:value="2000" calcext:value-type="float">
            <text:p>2,000.00 </text:p>
          </table:table-cell>
          <table:table-cell office:value-type="float" office:value="38355.5" calcext:value-type="float">
            <text:p>38,355.50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8</text:p>
          </table:table-cell>
          <table:table-cell office:value-type="date" office:date-value="2021-06-18" calcext:value-type="date">
            <text:p>18-jun-21</text:p>
          </table:table-cell>
          <table:table-cell office:value-type="string" calcext:value-type="string">
            <text:p>Fact # 231 ALM012-ALMEIDA REDROVAN MARIO ROGELIO SERVICIOS PROFESIONALES - COMISARIO 2020</text:p>
          </table:table-cell>
          <table:table-cell office:value-type="string" calcext:value-type="string">
            <text:p>MARIO ALMEIDA REDROVAN</text:p>
          </table:table-cell>
          <table:table-cell office:value-type="float" office:value="333.33" calcext:value-type="float">
            <text:p>333.33 </text:p>
          </table:table-cell>
          <table:table-cell office:value-type="float" office:value="38688.83" calcext:value-type="float">
            <text:p>38,688.83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6</text:p>
          </table:table-cell>
          <table:table-cell office:value-type="date" office:date-value="2021-06-24" calcext:value-type="date">
            <text:p>24-jun-21</text:p>
          </table:table-cell>
          <table:table-cell office:value-type="string" calcext:value-type="string">
            <text:p>Fact # 1107 NOG003-NOGALES Y PLATON MANUEL ALEJANDRO HONORARIOS COMO INTERVENTOR MES DE JUNIO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39938.83" calcext:value-type="float">
            <text:p>39,938.83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2</text:p>
          </table:table-cell>
          <table:table-cell office:value-type="date" office:date-value="2021-06-25" calcext:value-type="date">
            <text:p>25-jun-21</text:p>
          </table:table-cell>
          <table:table-cell office:value-type="string" calcext:value-type="string">
            <text:p>Fact # 141 BAQ024-BAQUE BAQUE BYRON PAUL SERVICIOS PROFESIONALES DE TELECOMUNICACIONES MES DE JUNIO 2021</text:p>
          </table:table-cell>
          <table:table-cell office:value-type="string" calcext:value-type="string">
            <text:p>BAQUE BAQUE BYRON PAUL</text:p>
          </table:table-cell>
          <table:table-cell office:value-type="float" office:value="222.22" calcext:value-type="float">
            <text:p>222.22 </text:p>
          </table:table-cell>
          <table:table-cell office:value-type="float" office:value="40161.05" calcext:value-type="float">
            <text:p>40,161.05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3</text:p>
          </table:table-cell>
          <table:table-cell office:value-type="date" office:date-value="2021-06-25" calcext:value-type="date">
            <text:p>25-jun-21</text:p>
          </table:table-cell>
          <table:table-cell office:value-type="string" calcext:value-type="string">
            <text:p>Fact # 114 EST018-ESTUPIÑAN ANDRADE FRANCISCO JAVIER SERVICIOS PRESTADOS DE TELECOMUNICACIÓN MES DE JUNIO 2021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40605.49" calcext:value-type="float">
            <text:p>40,605.49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1</text:p>
          </table:table-cell>
          <table:table-cell office:value-type="date" office:date-value="2021-06-28" calcext:value-type="date">
            <text:p>28-jun-21</text:p>
          </table:table-cell>
          <table:table-cell office:value-type="string" calcext:value-type="string">
            <text:p>Fact # 444 UCF073-BAQUERIZO DAVILA PABLO JONATHAN HONORARIOS PROFESIONALES MES DE JUNIO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44605.49" calcext:value-type="float">
            <text:p>44,605.49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53</text:p>
          </table:table-cell>
          <table:table-cell office:value-type="date" office:date-value="2021-06-29" calcext:value-type="date">
            <text:p>29-jun-21</text:p>
          </table:table-cell>
          <table:table-cell office:value-type="string" calcext:value-type="string">
            <text:p>Fact # 4 NAZ003-NAZARENO ANGULO ERIKA JENNIFFER SERVICIOS PROFESIONALES DE TELECOMUNICAIONES MES DE MAYO 2021</text:p>
          </table:table-cell>
          <table:table-cell office:value-type="string" calcext:value-type="string">
            <text:p>NAZARENO ANGULO ERIKA</text:p>
          </table:table-cell>
          <table:table-cell office:value-type="float" office:value="2000" calcext:value-type="float">
            <text:p>2,000.00 </text:p>
          </table:table-cell>
          <table:table-cell office:value-type="float" office:value="46605.49" calcext:value-type="float">
            <text:p>46,605.49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7</text:p>
          </table:table-cell>
          <table:table-cell office:value-type="date" office:date-value="2021-07-12" calcext:value-type="date">
            <text:p>12-jul-21</text:p>
          </table:table-cell>
          <table:table-cell office:value-type="string" calcext:value-type="string">
            <text:p>Fact # 116 EST018-ESTUPIÑAN ANDRADE FRANCISCO JAVIER SERVICIOS PRESTADOS DE TELECOMUNICACIONES MES DE JULIO 2021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47049.93" calcext:value-type="float">
            <text:p>47,049.93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2</text:p>
          </table:table-cell>
          <table:table-cell office:value-type="date" office:date-value="2021-07-19" calcext:value-type="date">
            <text:p>19-jul-21</text:p>
          </table:table-cell>
          <table:table-cell office:value-type="string" calcext:value-type="string">
            <text:p>Fact # 329 LLE004-LLERENA MIÑO NORMAN DAVID SERVICIOS PROFESIONALES</text:p>
          </table:table-cell>
          <table:table-cell office:value-type="string" calcext:value-type="string">
            <text:p>LLERENA MIÑO NORMAN</text:p>
          </table:table-cell>
          <table:table-cell office:value-type="float" office:value="3500" calcext:value-type="float">
            <text:p>3,500.00 </text:p>
          </table:table-cell>
          <table:table-cell office:value-type="float" office:value="50549.93" calcext:value-type="float">
            <text:p>50,549.93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5</text:p>
          </table:table-cell>
          <table:table-cell office:value-type="date" office:date-value="2021-07-23" calcext:value-type="date">
            <text:p>23-jul-21</text:p>
          </table:table-cell>
          <table:table-cell office:value-type="string" calcext:value-type="string">
            <text:p>Fact # 142 BAQ024-BAQUE BAQUE BYRON PAUL SERVICIOS PROFESIONALES DE TELECOMUNICACIONES MES DE JULIO 2021</text:p>
          </table:table-cell>
          <table:table-cell office:value-type="string" calcext:value-type="string">
            <text:p>BAQUE BAQUE BYRON PAUL</text:p>
          </table:table-cell>
          <table:table-cell office:value-type="float" office:value="222.22" calcext:value-type="float">
            <text:p>222.22 </text:p>
          </table:table-cell>
          <table:table-cell office:value-type="float" office:value="50772.15" calcext:value-type="float">
            <text:p>50,772.15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6</text:p>
          </table:table-cell>
          <table:table-cell office:value-type="date" office:date-value="2021-07-27" calcext:value-type="date">
            <text:p>27-jul-21</text:p>
          </table:table-cell>
          <table:table-cell office:value-type="string" calcext:value-type="string">
            <text:p>Fact # 1112 NOG003-NOGALES Y PLATON MANUEL ALEJANDRO HONORARIOS COMO INTERVENTOR POR EL MES DE JULIO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52022.15" calcext:value-type="float">
            <text:p>52,022.15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20</text:p>
          </table:table-cell>
          <table:table-cell office:value-type="date" office:date-value="2021-07-29" calcext:value-type="date">
            <text:p>29-jul-21</text:p>
          </table:table-cell>
          <table:table-cell office:value-type="string" calcext:value-type="string">
            <text:p>Fact # 446 UCF073-BAQUERIZO DAVILA PABLO JONATHAN HONORARIOS PROFESIONALES MES DE JULIO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56022.15" calcext:value-type="float">
            <text:p>56,022.15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22</text:p>
          </table:table-cell>
          <table:table-cell office:value-type="date" office:date-value="2021-07-30" calcext:value-type="date">
            <text:p>30-jul-21</text:p>
          </table:table-cell>
          <table:table-cell office:value-type="string" calcext:value-type="string">
            <text:p>Fact # 5 NAZ003-NAZARENO ANGULO ERIKA JENNIFFER SERVICIOS PROFESIONALES DE TELECOMUNICACIONES MES DE JUL-2021</text:p>
          </table:table-cell>
          <table:table-cell office:value-type="string" calcext:value-type="string">
            <text:p>NAZARENO ANGULO ERIKA</text:p>
          </table:table-cell>
          <table:table-cell office:value-type="float" office:value="2000" calcext:value-type="float">
            <text:p>2,000.00 </text:p>
          </table:table-cell>
          <table:table-cell office:value-type="float" office:value="58022.15" calcext:value-type="float">
            <text:p>58,022.15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</text:p>
          </table:table-cell>
          <table:table-cell office:value-type="date" office:date-value="2021-08-02" calcext:value-type="date">
            <text:p>02-ago-21</text:p>
          </table:table-cell>
          <table:table-cell office:value-type="string" calcext:value-type="string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string" calcext:value-type="string">
            <text:p>WENS CONSULTING &amp; AUDITING</text:p>
          </table:table-cell>
          <table:table-cell office:value-type="float" office:value="2250" calcext:value-type="float">
            <text:p>2,250.00 </text:p>
          </table:table-cell>
          <table:table-cell office:value-type="float" office:value="60272.15" calcext:value-type="float">
            <text:p>60,272.15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10</text:p>
          </table:table-cell>
          <table:table-cell office:value-type="date" office:date-value="2021-08-17" calcext:value-type="date">
            <text:p>17-ago-21</text:p>
          </table:table-cell>
          <table:table-cell office:value-type="string" calcext:value-type="string">
            <text:p>Fact # 6 NAZ003-NAZARENO ANGULO ERIKA JENNIFFER SERVICIOS PROFESIONALES DE TELECOMUNICACIONES MES DE AGOSTO 2021</text:p>
          </table:table-cell>
          <table:table-cell office:value-type="string" calcext:value-type="string">
            <text:p>NAZARENO ANGULO ERIKA</text:p>
          </table:table-cell>
          <table:table-cell office:value-type="float" office:value="2000" calcext:value-type="float">
            <text:p>2,000.00 </text:p>
          </table:table-cell>
          <table:table-cell office:value-type="float" office:value="62272.15" calcext:value-type="float">
            <text:p>62,272.15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8</text:p>
          </table:table-cell>
          <table:table-cell office:value-type="date" office:date-value="2021-08-25" calcext:value-type="date">
            <text:p>25-ago-21</text:p>
          </table:table-cell>
          <table:table-cell office:value-type="string" calcext:value-type="string">
            <text:p>Fact # 151 BAQ024-BAQUE BAQUE BYRON PAUL SERVICIOS PROFESIONALES DE TELECOMUNICACIÓN MES AGOSTO 2021</text:p>
          </table:table-cell>
          <table:table-cell office:value-type="string" calcext:value-type="string">
            <text:p>BAQUE BAQUE BYRON PAUL</text:p>
          </table:table-cell>
          <table:table-cell office:value-type="float" office:value="222.22" calcext:value-type="float">
            <text:p>222.22 </text:p>
          </table:table-cell>
          <table:table-cell office:value-type="float" office:value="62494.37" calcext:value-type="float">
            <text:p>62,494.37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39</text:p>
          </table:table-cell>
          <table:table-cell office:value-type="date" office:date-value="2021-08-26" calcext:value-type="date">
            <text:p>26-ago-21</text:p>
          </table:table-cell>
          <table:table-cell office:value-type="string" calcext:value-type="string">
            <text:p>Fact # 1121 NOG003-NOGALES Y PLATON MANUEL ALEJANDRO HONORARIOS COMO INTERVENTOR MES AGOSTO 2021</text:p>
          </table:table-cell>
          <table:table-cell office:value-type="string" calcext:value-type="string">
            <text:p>NOGALES Y PLATON</text:p>
          </table:table-cell>
          <table:table-cell office:value-type="float" office:value="1250" calcext:value-type="float">
            <text:p>1,250.00 </text:p>
          </table:table-cell>
          <table:table-cell office:value-type="float" office:value="63744.37" calcext:value-type="float">
            <text:p>63,744.37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0</text:p>
          </table:table-cell>
          <table:table-cell office:value-type="date" office:date-value="2021-08-26" calcext:value-type="date">
            <text:p>26-ago-21</text:p>
          </table:table-cell>
          <table:table-cell office:value-type="string" calcext:value-type="string">
            <text:p>Fact # 151 EST018-ESTUPIÑAN ANDRADE FRANCISCO JAVIER SERVICIOS PRESTADOS DE TELECOMUNICACIONES MES AGOSTO 2021</text:p>
          </table:table-cell>
          <table:table-cell office:value-type="string" calcext:value-type="string">
            <text:p>JAVIER ESTUPIÑAN</text:p>
          </table:table-cell>
          <table:table-cell office:value-type="float" office:value="444.44" calcext:value-type="float">
            <text:p>444.44 </text:p>
          </table:table-cell>
          <table:table-cell office:value-type="float" office:value="64188.81" calcext:value-type="float">
            <text:p>64,188.81 </text:p>
          </table:table-cell>
          <table:table-cell/>
        </table:table-row>
        <table:table-row table:style-name="ro2">
          <table:table-cell office:value-type="string" calcext:value-type="string">
            <text:p>HONORARIOS PROFESIONALES</text:p>
          </table:table-cell>
          <table:table-cell office:value-type="string" calcext:value-type="string">
            <text:p>DF-41</text:p>
          </table:table-cell>
          <table:table-cell office:value-type="date" office:date-value="2021-08-26" calcext:value-type="date">
            <text:p>26-ago-21</text:p>
          </table:table-cell>
          <table:table-cell office:value-type="string" calcext:value-type="string">
            <text:p>Fact # 448 UCF073-BAQUERIZO DAVILA PABLO JONATHAN HONORARIOS PROFESIONALES MES AGOSTO 2021</text:p>
          </table:table-cell>
          <table:table-cell office:value-type="string" calcext:value-type="string">
            <text:p>BAQUERIZO DAVILA PABLO</text:p>
          </table:table-cell>
          <table:table-cell office:value-type="float" office:value="4000" calcext:value-type="float">
            <text:p>4,000.00 </text:p>
          </table:table-cell>
          <table:table-cell office:value-type="float" office:value="68188.81" calcext:value-type="float">
            <text:p>68,188.81 </text:p>
          </table:table-cell>
          <table:table-cell/>
        </table:table-row>
        <table:table-row table:style-name="ro5" table:number-rows-repeated="3">
          <table:table-cell table:style-name="Default" table:number-columns-repeated="7"/>
          <table:table-cell/>
        </table:table-row>
        <table:table-row table:style-name="ro2">
          <table:table-cell table:style-name="ce159" office:value-type="string" calcext:value-type="string">
            <text:p>Revisión de Facturas de Honorarios presentadas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ce163" office:value-type="string" calcext:value-type="string">
            <text:p>Esta información se encuentra en varios/honorarios Profesionales/ Baquerizo</text:p>
          </table:table-cell>
          <table:table-cell table:style-name="Default" table:number-columns-repeated="6"/>
          <table:table-cell/>
        </table:table-row>
        <table:table-row table:style-name="ro5">
          <table:table-cell table:style-name="Default" office:value-type="string" calcext:value-type="string">
            <text:p>Emisor</text:p>
          </table:table-cell>
          <table:table-cell table:style-name="Default" office:value-type="string" calcext:value-type="string">
            <text:p>Factura</text:p>
          </table:table-cell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cepto</text:p>
          </table:table-cell>
          <table:table-cell table:style-name="Default"/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VA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67" office:value-type="date" office:date-value="2021-01-27" calcext:value-type="date">
            <text:p>27/01/21</text:p>
          </table:table-cell>
          <table:table-cell table:style-name="Default" office:value-type="string" calcext:value-type="string">
            <text:p>Honorarios Enero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73]*0.12" office:value-type="float" office:value="480" calcext:value-type="float">
            <text:p>480</text:p>
          </table:table-cell>
          <table:table-cell table:formula="of:=[.F73]+[.G73]" office:value-type="float" office:value="4480" calcext:value-type="float">
            <text:p>4480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35" calcext:value-type="float">
            <text:p>435</text:p>
          </table:table-cell>
          <table:table-cell table:style-name="ce167" office:value-type="date" office:date-value="2021-02-25" calcext:value-type="date">
            <text:p>25/02/21</text:p>
          </table:table-cell>
          <table:table-cell table:style-name="Default" office:value-type="string" calcext:value-type="string">
            <text:p>Honorarios Febrero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74]*0.12" office:value-type="float" office:value="480" calcext:value-type="float">
            <text:p>480</text:p>
          </table:table-cell>
          <table:table-cell table:formula="of:=[.F74]+[.G74]" office:value-type="float" office:value="4480" calcext:value-type="float">
            <text:p>4480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38" calcext:value-type="float">
            <text:p>438</text:p>
          </table:table-cell>
          <table:table-cell table:style-name="ce167" office:value-type="date" office:date-value="2021-03-29" calcext:value-type="date">
            <text:p>29/03/21</text:p>
          </table:table-cell>
          <table:table-cell table:style-name="Default" office:value-type="string" calcext:value-type="string">
            <text:p>Honorarios Febrero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75]*0.12" office:value-type="float" office:value="480" calcext:value-type="float">
            <text:p>480</text:p>
          </table:table-cell>
          <table:table-cell table:formula="of:=[.F75]+[.G75]" office:value-type="float" office:value="4480" calcext:value-type="float">
            <text:p>4480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39" calcext:value-type="float">
            <text:p>439</text:p>
          </table:table-cell>
          <table:table-cell table:style-name="ce167" office:value-type="date" office:date-value="2021-04-26" calcext:value-type="date">
            <text:p>26/04/21</text:p>
          </table:table-cell>
          <table:table-cell table:style-name="Default" office:value-type="string" calcext:value-type="string">
            <text:p>Honorarios Abril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76]*0.12" office:value-type="float" office:value="480" calcext:value-type="float">
            <text:p>480</text:p>
          </table:table-cell>
          <table:table-cell table:formula="of:=[.F76]+[.G76]" office:value-type="float" office:value="4480" calcext:value-type="float">
            <text:p>4480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41" calcext:value-type="float">
            <text:p>441</text:p>
          </table:table-cell>
          <table:table-cell table:style-name="ce167" office:value-type="date" office:date-value="2021-05-24" calcext:value-type="date">
            <text:p>24/05/21</text:p>
          </table:table-cell>
          <table:table-cell table:style-name="Default" office:value-type="string" calcext:value-type="string">
            <text:p>Honorarios Mayo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77]*0.12" office:value-type="float" office:value="480" calcext:value-type="float">
            <text:p>480</text:p>
          </table:table-cell>
          <table:table-cell table:formula="of:=[.F77]+[.G77]" office:value-type="float" office:value="4480" calcext:value-type="float">
            <text:p>4480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44" calcext:value-type="float">
            <text:p>444</text:p>
          </table:table-cell>
          <table:table-cell table:style-name="ce167" office:value-type="date" office:date-value="2021-06-28" calcext:value-type="date">
            <text:p>28/06/21</text:p>
          </table:table-cell>
          <table:table-cell table:style-name="Default" office:value-type="string" calcext:value-type="string">
            <text:p>Honorarios Junio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78]*0.12" office:value-type="float" office:value="480" calcext:value-type="float">
            <text:p>480</text:p>
          </table:table-cell>
          <table:table-cell table:formula="of:=[.F78]+[.G78]" office:value-type="float" office:value="4480" calcext:value-type="float">
            <text:p>4480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46" calcext:value-type="float">
            <text:p>446</text:p>
          </table:table-cell>
          <table:table-cell table:style-name="ce167" office:value-type="date" office:date-value="2021-07-29" calcext:value-type="date">
            <text:p>29/07/21</text:p>
          </table:table-cell>
          <table:table-cell table:style-name="Default" office:value-type="string" calcext:value-type="string">
            <text:p>Honorarios Julio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79]*0.12" office:value-type="float" office:value="480" calcext:value-type="float">
            <text:p>480</text:p>
          </table:table-cell>
          <table:table-cell table:formula="of:=[.F79]+[.G79]" office:value-type="float" office:value="4480" calcext:value-type="float">
            <text:p>4480</text:p>
          </table:table-cell>
        </table:table-row>
        <table:table-row table:style-name="ro2">
          <table:table-cell table:style-name="Default" office:value-type="string" calcext:value-type="string">
            <text:p>Baquerizo Davila Pablo</text:p>
          </table:table-cell>
          <table:table-cell table:style-name="Default" office:value-type="float" office:value="448" calcext:value-type="float">
            <text:p>448</text:p>
          </table:table-cell>
          <table:table-cell table:style-name="ce167" office:value-type="date" office:date-value="2021-08-26" calcext:value-type="date">
            <text:p>26/08/21</text:p>
          </table:table-cell>
          <table:table-cell table:style-name="Default" office:value-type="string" calcext:value-type="string">
            <text:p>Honorarios Agosto 2021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[.F80]*0.12" office:value-type="float" office:value="480" calcext:value-type="float">
            <text:p>480</text:p>
          </table:table-cell>
          <table:table-cell table:formula="of:=[.F80]+[.G80]" office:value-type="float" office:value="4480" calcext:value-type="float">
            <text:p>4480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Recuento</text:p>
          </table:table-cell>
          <table:table-cell table:style-name="ce159" office:value-type="string" calcext:value-type="string">
            <text:p>8 registros</text:p>
          </table:table-cell>
          <table:table-cell table:style-name="ce159" table:formula="of:=SUM([.F73:.F80])" office:value-type="float" office:value="32000" calcext:value-type="float">
            <text:p>32000</text:p>
          </table:table-cell>
          <table:table-cell table:style-name="ce159" table:formula="of:=SUM([.G73:.G80])" office:value-type="float" office:value="3840" calcext:value-type="float">
            <text:p>3840</text:p>
          </table:table-cell>
          <table:table-cell table:style-name="ce159" table:formula="of:=SUM([.H73:.H80])" office:value-type="float" office:value="35840" calcext:value-type="float">
            <text:p>35840</text:p>
          </table:table-cell>
        </table:table-row>
      </table:table>
      <table:table table:name="MG Agosto" table:style-name="ta2"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row table:style-name="ro2">
          <table:table-cell table:style-name="ce160" office:value-type="string" calcext:value-type="string">
            <text:p>Cuenta</text:p>
          </table:table-cell>
          <table:table-cell table:style-name="ce164" office:value-type="string" calcext:value-type="string">
            <text:p>Compr</text:p>
          </table:table-cell>
          <table:table-cell table:style-name="ce164" office:value-type="string" calcext:value-type="string">
            <text:p>F. Contab.</text:p>
          </table:table-cell>
          <table:table-cell table:style-name="ce164" office:value-type="string" calcext:value-type="string">
            <text:p>Descripcion</text:p>
          </table:table-cell>
          <table:table-cell table:style-name="ce164" office:value-type="string" calcext:value-type="string">
            <text:p>Proveedor</text:p>
          </table:table-cell>
          <table:table-cell table:style-name="ce164" office:value-type="string" calcext:value-type="string">
            <text:p>Valor</text:p>
          </table:table-cell>
          <table:table-cell table:style-name="ce164" office:value-type="string" calcext:value-type="string">
            <text:p>Saldo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Fact # 220020 AGE002-AGENCIA DE REGULACION Y CONTROL DE LAS TELECOMUNICACIONES ARCOTEL 0.5% FACTURACIÓN BRUTA (CONC. TELEFONÍA FIJA Y LOCAL) PERIODO OCT A DIC 2020</text:p>
          </table:table-cell>
          <table:table-cell table:style-name="ce154"/>
          <table:table-cell table:number-columns-repeated="2" table:style-name="ce158" office:value-type="float" office:value="4.37" calcext:value-type="float">
            <text:p>4.37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Fact # 220022 AGE002-AGENCIA DE REGULACION Y CONTROL DE LAS TELECOMUNICACIONES ARCOTEL 0.5% FACTURACIÓN BRUTA (CONC.LARGA DISTANCIA INTERNACIONAL) PERIODO OCT A DIC 2020</text:p>
          </table:table-cell>
          <table:table-cell table:style-name="ce154"/>
          <table:table-cell table:style-name="ce158" office:value-type="float" office:value="0.01" calcext:value-type="float">
            <text:p>0.01 </text:p>
          </table:table-cell>
          <table:table-cell table:style-name="ce158" office:value-type="float" office:value="4.38" calcext:value-type="float">
            <text:p>4.38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57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N/D PRODUBANCO PADO DE SERVICIOS VARIOS#16228563, 16228581, 16228568, 16228536 MULTAS EMITIDAS POR EL MINISTERIO DE TRABAJO TARDÍO: DECIMO CUARTO AÑO 2017, AÑO 2016, AÑO 2015 Y UTILIDADES AÑO 2019</text:p>
          </table:table-cell>
          <table:table-cell table:style-name="ce154"/>
          <table:table-cell table:style-name="ce158" office:value-type="float" office:value="800" calcext:value-type="float">
            <text:p>800.00 </text:p>
          </table:table-cell>
          <table:table-cell table:style-name="ce158" office:value-type="float" office:value="804.38" calcext:value-type="float">
            <text:p>804.38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9</text:p>
          </table:table-cell>
          <table:table-cell table:style-name="ce157" office:value-type="date" office:date-value="2021-02-04" calcext:value-type="date">
            <text:p>04-feb-21</text:p>
          </table:table-cell>
          <table:table-cell table:style-name="ce154" office:value-type="string" calcext:value-type="string">
            <text:p>N/D BCO. PACIFICO PAGO PLLAS. IESS NORMALES MES DE DIC 2020 A PABLO BAQUERIZO COMP#139121681</text:p>
          </table:table-cell>
          <table:table-cell table:style-name="ce154"/>
          <table:table-cell table:style-name="ce158" office:value-type="float" office:value="1.96" calcext:value-type="float">
            <text:p>1.96 </text:p>
          </table:table-cell>
          <table:table-cell table:style-name="ce158" office:value-type="float" office:value="806.34" calcext:value-type="float">
            <text:p>806.34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40</text:p>
          </table:table-cell>
          <table:table-cell table:style-name="ce157" office:value-type="date" office:date-value="2021-04-21" calcext:value-type="date">
            <text:p>21-abr-21</text:p>
          </table:table-cell>
          <table:table-cell table:style-name="ce154" office:value-type="string" calcext:value-type="string">
            <text:p>N/D PACIFICO TRANSF. PAGO PLLAS. IESS NORMALES MES DE MARZO 2021 A PABLO BAQUERIZO </text:p>
          </table:table-cell>
          <table:table-cell table:style-name="ce154"/>
          <table:table-cell table:style-name="ce158" office:value-type="float" office:value="0.98" calcext:value-type="float">
            <text:p>0.98 </text:p>
          </table:table-cell>
          <table:table-cell table:style-name="ce158" office:value-type="float" office:value="807.32" calcext:value-type="float">
            <text:p>807.32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5-17" calcext:value-type="date">
            <text:p>17-may-21</text:p>
          </table:table-cell>
          <table:table-cell table:style-name="ce154" office:value-type="string" calcext:value-type="string">
            <text:p>Fact # 233201 AGE002-AGENCIA DE REGULACION Y CONTROL DE LAS TELECOMUNICACIONES ARCOTEL ARCOTEL 0.5% FACTURACIÓN BRUTA ( CONC.LARGA DISTANCIA INTERNACIONAL) PERIODO ENE A MAR-2021</text:p>
          </table:table-cell>
          <table:table-cell table:style-name="ce154"/>
          <table:table-cell table:style-name="ce158" office:value-type="float" office:value="0.02" calcext:value-type="float">
            <text:p>0.02 </text:p>
          </table:table-cell>
          <table:table-cell table:style-name="ce158" office:value-type="float" office:value="807.34" calcext:value-type="float">
            <text:p>807.34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58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N/D PACIFICO REGISTRO POR INTERÉS DERECHOS CONCESIÓN 2DO PERIODO DE ABR A JUN 2021</text:p>
          </table:table-cell>
          <table:table-cell table:style-name="ce154"/>
          <table:table-cell table:style-name="ce158" office:value-type="float" office:value="5.7" calcext:value-type="float">
            <text:p>5.70 </text:p>
          </table:table-cell>
          <table:table-cell table:style-name="ce158" office:value-type="float" office:value="813.04" calcext:value-type="float">
            <text:p>813.04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19</text:p>
          </table:table-cell>
          <table:table-cell table:style-name="ce157" office:value-type="date" office:date-value="2021-08-04" calcext:value-type="date">
            <text:p>04-ago-21</text:p>
          </table:table-cell>
          <table:table-cell table:style-name="ce154" office:value-type="string" calcext:value-type="string">
            <text:p>N/D PICHINCHA TRANSF. CANCELACIÓN DE 1.5 POR MIL AÑO 2019</text:p>
          </table:table-cell>
          <table:table-cell table:style-name="ce154"/>
          <table:table-cell table:style-name="ce158" office:value-type="float" office:value="365.18" calcext:value-type="float">
            <text:p>365.18 </text:p>
          </table:table-cell>
          <table:table-cell table:style-name="ce158" office:value-type="float" office:value="1178.22" calcext:value-type="float">
            <text:p>1,178.22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20</text:p>
          </table:table-cell>
          <table:table-cell table:style-name="ce157" office:value-type="date" office:date-value="2021-08-13" calcext:value-type="date">
            <text:p>13-ago-21</text:p>
          </table:table-cell>
          <table:table-cell table:style-name="ce154" office:value-type="string" calcext:value-type="string">
            <text:p>N/D PICHINCHA TRANSF. CANCELACIÓN DE 1.5 POR MIL AÑO 2020</text:p>
          </table:table-cell>
          <table:table-cell table:style-name="ce154"/>
          <table:table-cell table:style-name="ce158" office:value-type="float" office:value="90.74" calcext:value-type="float">
            <text:p>90.74 </text:p>
          </table:table-cell>
          <table:table-cell table:style-name="ce158" office:value-type="float" office:value="1268.96" calcext:value-type="float">
            <text:p>1,268.96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49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N/D PRODUBANCO TRANSF. PAGO DE IMPUESTOS A LOS CONSUMOS ESPECIALES MES DE JULIO 2021</text:p>
          </table:table-cell>
          <table:table-cell table:style-name="ce154"/>
          <table:table-cell table:style-name="ce158" office:value-type="float" office:value="32.54" calcext:value-type="float">
            <text:p>32.54 </text:p>
          </table:table-cell>
          <table:table-cell table:style-name="ce158" office:value-type="float" office:value="1301.5" calcext:value-type="float">
            <text:p>1,301.50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50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N/D PRODUBANCO TRANSF. PAGO DE IMPUESTOS RETENCIONES EN LA FUENTE MES DE JULIO 2021</text:p>
          </table:table-cell>
          <table:table-cell table:style-name="ce154"/>
          <table:table-cell table:style-name="ce158" office:value-type="float" office:value="11.93" calcext:value-type="float">
            <text:p>11.93 </text:p>
          </table:table-cell>
          <table:table-cell table:style-name="ce158" office:value-type="float" office:value="1313.43" calcext:value-type="float">
            <text:p>1,313.43 </text:p>
          </table:table-cell>
        </table:table-row>
        <table:table-row table:style-name="ro2" table:visibility="filter">
          <table:table-cell table:style-name="ce154" office:value-type="string" calcext:value-type="string">
            <text:p>INTERESES Y MULTAS</text:p>
          </table:table-cell>
          <table:table-cell table:style-name="ce161" office:value-type="string" calcext:value-type="string">
            <text:p>NDL-51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N/D PRODUBANCO TRANSF. PAGO DE IMPUESTOS RTE IVA MES DE JULIO 2021</text:p>
          </table:table-cell>
          <table:table-cell table:style-name="ce154"/>
          <table:table-cell table:style-name="ce158" office:value-type="float" office:value="14.96" calcext:value-type="float">
            <text:p>14.96 </text:p>
          </table:table-cell>
          <table:table-cell table:style-name="ce158" office:value-type="float" office:value="1328.39" calcext:value-type="float">
            <text:p>1,328.39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74</text:p>
          </table:table-cell>
          <table:table-cell table:style-name="ce157" office:value-type="date" office:date-value="2021-02-24" calcext:value-type="date">
            <text:p>24-feb-21</text:p>
          </table:table-cell>
          <table:table-cell table:style-name="ce154" office:value-type="string" calcext:value-type="string">
            <text:p>Fact # 1265 GUE005-GUERRA ALTAMIRANO GLENDA PATRICIA ELABORACION DE 2 BLOCK DE <text:s/>LIQ./COMPRAS</text:p>
          </table:table-cell>
          <table:table-cell table:style-name="ce154"/>
          <table:table-cell table:number-columns-repeated="2" table:style-name="ce158" office:value-type="float" office:value="35" calcext:value-type="float">
            <text:p>35.00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3-26" calcext:value-type="date">
            <text:p>26-mar-21</text:p>
          </table:table-cell>
          <table:table-cell table:style-name="ce154" office:value-type="string" calcext:value-type="string">
            <text:p>Liqu # 2703 MER005-MERELO ANGULO ROBERTO MANUEL REEMBOLSO DEL 01 AL 26 MARZO DEL 2021, PAPELERÍA, MOVILIZACIÓN, SELLO Y CUMPLEAÑOS MAR 2021</text:p>
          </table:table-cell>
          <table:table-cell table:style-name="ce154"/>
          <table:table-cell table:style-name="ce158" office:value-type="float" office:value="24.85" calcext:value-type="float">
            <text:p>24.85 </text:p>
          </table:table-cell>
          <table:table-cell table:style-name="ce158" office:value-type="float" office:value="59.85" calcext:value-type="float">
            <text:p>59.85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21</text:p>
          </table:table-cell>
          <table:table-cell table:style-name="ce157" office:value-type="date" office:date-value="2021-04-12" calcext:value-type="date">
            <text:p>12-abr-21</text:p>
          </table:table-cell>
          <table:table-cell table:style-name="ce154" office:value-type="string" calcext:value-type="string">
            <text:p>Fact # 6865 ORO003-OROZCO CRESPIN CRISTOBAL EDISON COMPRA DE 2 SELLOS (GERENCIA-CONTABILIDAD)</text:p>
          </table:table-cell>
          <table:table-cell table:style-name="ce154"/>
          <table:table-cell table:style-name="ce158" office:value-type="float" office:value="24" calcext:value-type="float">
            <text:p>24.00 </text:p>
          </table:table-cell>
          <table:table-cell table:style-name="ce158" office:value-type="float" office:value="83.85" calcext:value-type="float">
            <text:p>83.85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4-19" calcext:value-type="date">
            <text:p>19-abr-21</text:p>
          </table:table-cell>
          <table:table-cell table:style-name="ce154" office:value-type="string" calcext:value-type="string">
            <text:p>Fact # 5887 COR026-CORLANQUIMICA S.A. COMPRA DE SUMINISTROS DE OFICINA</text:p>
          </table:table-cell>
          <table:table-cell table:style-name="ce154"/>
          <table:table-cell table:style-name="ce158" office:value-type="float" office:value="73.34" calcext:value-type="float">
            <text:p>73.34 </text:p>
          </table:table-cell>
          <table:table-cell table:style-name="ce158" office:value-type="float" office:value="157.19" calcext:value-type="float">
            <text:p>157.19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R-1621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Liqu # 2704 MER005-MERELO ANGULO ROBERTO MANUEL REEMBOLSO POR MOVILIZACIÓN ABRIL 2021 Y VARIOS (PILAS)</text:p>
          </table:table-cell>
          <table:table-cell table:style-name="ce154"/>
          <table:table-cell table:style-name="ce158" office:value-type="float" office:value="8.9" calcext:value-type="float">
            <text:p>8.90 </text:p>
          </table:table-cell>
          <table:table-cell table:style-name="ce158" office:value-type="float" office:value="166.09" calcext:value-type="float">
            <text:p>166.09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39</text:p>
          </table:table-cell>
          <table:table-cell table:style-name="ce157" office:value-type="date" office:date-value="2021-05-14" calcext:value-type="date">
            <text:p>14-may-21</text:p>
          </table:table-cell>
          <table:table-cell table:style-name="ce154" office:value-type="string" calcext:value-type="string">
            <text:p>Fact # 278389 SUP001-CORPORACION FAVORITA C.A. MOUSE INALAMBRICO (DPTO. CONTABLE-TANIA)</text:p>
          </table:table-cell>
          <table:table-cell table:style-name="ce154"/>
          <table:table-cell table:style-name="ce158" office:value-type="float" office:value="8.18" calcext:value-type="float">
            <text:p>8.18 </text:p>
          </table:table-cell>
          <table:table-cell table:style-name="ce158" office:value-type="float" office:value="174.27" calcext:value-type="float">
            <text:p>174.27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57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62284 SER020-SERIMTEC PC ECUADOR S.A. COMPRA DE BATERIA HP <text:s/>SERIE:S02553 (DPTO CONTABLE-TANIA)</text:p>
          </table:table-cell>
          <table:table-cell table:style-name="ce154"/>
          <table:table-cell table:style-name="ce158" office:value-type="float" office:value="75" calcext:value-type="float">
            <text:p>75.00 </text:p>
          </table:table-cell>
          <table:table-cell table:style-name="ce158" office:value-type="float" office:value="249.27" calcext:value-type="float">
            <text:p>249.27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74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Liqu # 2706 MER005-MERELO ANGULO ROBERTO MANUEL REEMBOLSO POR MOVILIZACIÓN-VARIOS DÍAS DEL 01 AL 31 DE MAYO 2021</text:p>
          </table:table-cell>
          <table:table-cell table:style-name="ce154"/>
          <table:table-cell table:style-name="ce158" office:value-type="float" office:value="9.11" calcext:value-type="float">
            <text:p>9.11 </text:p>
          </table:table-cell>
          <table:table-cell table:style-name="ce158" office:value-type="float" office:value="258.38" calcext:value-type="float">
            <text:p>258.38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6-11" calcext:value-type="date">
            <text:p>11-jun-21</text:p>
          </table:table-cell>
          <table:table-cell table:style-name="ce154" office:value-type="string" calcext:value-type="string">
            <text:p>Fact # 80421 COM024-COMPUTRONSA S.A. COMPRA DE TECLADO PARA DELL Y M.O.</text:p>
          </table:table-cell>
          <table:table-cell table:style-name="ce154"/>
          <table:table-cell table:style-name="ce158" office:value-type="float" office:value="89.29" calcext:value-type="float">
            <text:p>89.29 </text:p>
          </table:table-cell>
          <table:table-cell table:style-name="ce158" office:value-type="float" office:value="347.67" calcext:value-type="float">
            <text:p>347.67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6</text:p>
          </table:table-cell>
          <table:table-cell table:style-name="ce157" office:value-type="date" office:date-value="2021-07-15" calcext:value-type="date">
            <text:p>15-jul-21</text:p>
          </table:table-cell>
          <table:table-cell table:style-name="ce154" office:value-type="string" calcext:value-type="string">
            <text:p>Fact # 4437 ALD003-ALDAS ROMERO ERIK ANDRES COMPRA DE IMPRESORA MULTIFUNCION EPSON ECOTANK L3150 USB+WIFI 33PPM (ÁREA CONTABLE)</text:p>
          </table:table-cell>
          <table:table-cell table:style-name="ce154"/>
          <table:table-cell table:style-name="ce158" office:value-type="float" office:value="252" calcext:value-type="float">
            <text:p>252.00 </text:p>
          </table:table-cell>
          <table:table-cell table:style-name="ce158" office:value-type="float" office:value="599.67" calcext:value-type="float">
            <text:p>599.67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10</text:p>
          </table:table-cell>
          <table:table-cell table:style-name="ce157" office:value-type="date" office:date-value="2021-07-20" calcext:value-type="date">
            <text:p>20-jul-21</text:p>
          </table:table-cell>
          <table:table-cell table:style-name="ce154" office:value-type="string" calcext:value-type="string">
            <text:p>Fact # 6224 COR026-CORLANQUIMICA S.A. COMPRA DE SUMINISTRO DE OFICINA</text:p>
          </table:table-cell>
          <table:table-cell table:style-name="ce154"/>
          <table:table-cell table:style-name="ce158" office:value-type="float" office:value="57.5" calcext:value-type="float">
            <text:p>57.50 </text:p>
          </table:table-cell>
          <table:table-cell table:style-name="ce158" office:value-type="float" office:value="657.17" calcext:value-type="float">
            <text:p>657.17 </text:p>
          </table:table-cell>
        </table:table-row>
        <table:table-row table:style-name="ro2" table:visibility="filter">
          <table:table-cell table:style-name="ce154" office:value-type="string" calcext:value-type="string">
            <text:p>PAPELERIA Y UTILES DE OFICINA</text:p>
          </table:table-cell>
          <table:table-cell table:style-name="ce161" office:value-type="string" calcext:value-type="string">
            <text:p>DF-36</text:p>
          </table:table-cell>
          <table:table-cell table:style-name="ce157" office:value-type="date" office:date-value="2021-08-25" calcext:value-type="date">
            <text:p>25-ago-21</text:p>
          </table:table-cell>
          <table:table-cell table:style-name="ce154" office:value-type="string" calcext:value-type="string">
            <text:p>Fact # 5641 ALD003-ALDAS ROMERO ERIK ANDRES COMPRA DE COOLING PAD TRUST (VENTILADOR PARA LAPTOP)</text:p>
          </table:table-cell>
          <table:table-cell table:style-name="ce154"/>
          <table:table-cell table:style-name="ce158" office:value-type="float" office:value="35.99" calcext:value-type="float">
            <text:p>35.99 </text:p>
          </table:table-cell>
          <table:table-cell table:style-name="ce158" office:value-type="float" office:value="693.16" calcext:value-type="float">
            <text:p>693.1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5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588872 COR018-CNEL EP N/C APLICA A FACTURA#002-999-001328473 POR DEVOLUCIÓN <text:s/>RES. 027-20 SPEE 17/06/2020 COD:0900420945</text:p>
          </table:table-cell>
          <table:table-cell table:style-name="ce154"/>
          <table:table-cell table:number-columns-repeated="2" table:style-name="ce158" office:value-type="float" office:value="-0.17" calcext:value-type="float">
            <text:p>-0.17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9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588876 COR018-CNEL EP N/C APLICA A FACTURA#002-999-002752960 POR DEVOLUCIÓN <text:s/>DEVOLUCIÓN COD:0900420945</text:p>
          </table:table-cell>
          <table:table-cell table:style-name="ce154"/>
          <table:table-cell table:style-name="ce158" office:value-type="float" office:value="-0.19" calcext:value-type="float">
            <text:p>-0.19</text:p>
          </table:table-cell>
          <table:table-cell table:style-name="ce158" office:value-type="float" office:value="-0.36" calcext:value-type="float">
            <text:p>-0.36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23</text:p>
          </table:table-cell>
          <table:table-cell table:style-name="ce157" office:value-type="date" office:date-value="2021-03-13" calcext:value-type="date">
            <text:p>13-mar-21</text:p>
          </table:table-cell>
          <table:table-cell table:style-name="ce154" office:value-type="string" calcext:value-type="string">
            <text:p>NC # 2849966 COR018-CNEL EP N/C APLICA A FACTURA#148-999-027575162 POR Ajuste periodos estimados-Rebaja SPEE TG Res027 <text:s/>13/02/2021 COD:0400902939</text:p>
          </table:table-cell>
          <table:table-cell table:style-name="ce154"/>
          <table:table-cell table:style-name="ce158" office:value-type="float" office:value="-0.36" calcext:value-type="float">
            <text:p>-0.36</text:p>
          </table:table-cell>
          <table:table-cell table:style-name="ce158" office:value-type="float" office:value="-0.72" calcext:value-type="float">
            <text:p>-0.72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21</text:p>
          </table:table-cell>
          <table:table-cell table:style-name="ce157" office:value-type="date" office:date-value="2021-03-16" calcext:value-type="date">
            <text:p>16-mar-21</text:p>
          </table:table-cell>
          <table:table-cell table:style-name="ce154" office:value-type="string" calcext:value-type="string">
            <text:p>NC # 2901262 COR018-CNEL EP N/C APLICA A FACTURA#148-999-028323862 POR Ajuste periodos estimados-Rebaja SPEE TG Res027 15/03/2021 COD:0400991060</text:p>
          </table:table-cell>
          <table:table-cell table:style-name="ce154"/>
          <table:table-cell table:style-name="ce158" office:value-type="float" office:value="-0.96" calcext:value-type="float">
            <text:p>-0.96</text:p>
          </table:table-cell>
          <table:table-cell table:style-name="ce158" office:value-type="float" office:value="-1.68" calcext:value-type="float">
            <text:p>-1.68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22</text:p>
          </table:table-cell>
          <table:table-cell table:style-name="ce157" office:value-type="date" office:date-value="2021-03-18" calcext:value-type="date">
            <text:p>18-mar-21</text:p>
          </table:table-cell>
          <table:table-cell table:style-name="ce154" office:value-type="string" calcext:value-type="string">
            <text:p>NC # 2906526 COR018-CNEL EP N/C APLICA A FACTURA#148-999-028303968 POR Ajuste periodos estimados-Rebaja SPEE TG Res027 15/03/2021 COD:0400895534</text:p>
          </table:table-cell>
          <table:table-cell table:style-name="ce154"/>
          <table:table-cell table:style-name="ce158" office:value-type="float" office:value="-6.51" calcext:value-type="float">
            <text:p>-6.51</text:p>
          </table:table-cell>
          <table:table-cell table:style-name="ce158" office:value-type="float" office:value="-8.19" calcext:value-type="float">
            <text:p>-8.19</text:p>
          </table:table-cell>
        </table:table-row>
        <table:table-row table:style-name="ro2" table:visibility="filter">
          <table:table-cell table:style-name="ce154" office:value-type="string" calcext:value-type="string">
            <text:p>ALIMENTACION/MOVILIZACION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ALIMENTACION/MOVILIZACION</text:p>
          </table:table-cell>
          <table:table-cell table:style-name="ce161" office:value-type="string" calcext:value-type="string">
            <text:p>DR-2345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Liqu # 2709 ROD023-RODRIGUEZ GOMEZ FERNANDO ALBERTO REEMBOLSO POR COMPRA DE HERRAMIENTAS, ALIMENTACIÓN Y MOVILIZACIÓN DÍAS 17 Y 18/JUN/2021</text:p>
          </table:table-cell>
          <table:table-cell table:style-name="ce154"/>
          <table:table-cell table:number-columns-repeated="2" table:style-name="ce158" office:value-type="float" office:value="18" calcext:value-type="float">
            <text:p>18.00 </text:p>
          </table:table-cell>
        </table:table-row>
        <table:table-row table:style-name="ro2" table:visibility="filter">
          <table:table-cell table:style-name="ce154" office:value-type="string" calcext:value-type="string">
            <text:p>CORREO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CORREO</text:p>
          </table:table-cell>
          <table:table-cell table:style-name="ce161" office:value-type="string" calcext:value-type="string">
            <text:p>DF-46</text:p>
          </table:table-cell>
          <table:table-cell table:style-name="ce157" office:value-type="date" office:date-value="2021-02-09" calcext:value-type="date">
            <text:p>09-feb-21</text:p>
          </table:table-cell>
          <table:table-cell table:style-name="ce154" office:value-type="string" calcext:value-type="string">
            <text:p>Fact # 3746 SER016-SERVIENTREGA ECUADOR S.A. ENVÍO DE DOCUMENTO UNITARIO/GUÍA: 9001928398</text:p>
          </table:table-cell>
          <table:table-cell table:style-name="ce154"/>
          <table:table-cell table:number-columns-repeated="2" table:style-name="ce158" office:value-type="float" office:value="3.84" calcext:value-type="float">
            <text:p>3.84 </text:p>
          </table:table-cell>
        </table:table-row>
        <table:table-row table:style-name="ro2" table:visibility="filter">
          <table:table-cell table:style-name="ce154" office:value-type="string" calcext:value-type="string">
            <text:p>SEGUROS Y REASEGUR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SEGUROS Y REASEGUROS</text:p>
          </table:table-cell>
          <table:table-cell table:style-name="ce161" office:value-type="string" calcext:value-type="string">
            <text:p>DF-23</text:p>
          </table:table-cell>
          <table:table-cell table:style-name="ce157" office:value-type="date" office:date-value="2021-08-23" calcext:value-type="date">
            <text:p>23-ago-21</text:p>
          </table:table-cell>
          <table:table-cell table:style-name="ce154" office:value-type="string" calcext:value-type="string">
            <text:p>Fact # 934420 SEG011-SEGUROS EQUINOCCIAL S.A. SEGURO SEGÚN PÓLIZA#50548 DINERO Y VALORES</text:p>
          </table:table-cell>
          <table:table-cell table:style-name="ce154"/>
          <table:table-cell table:number-columns-repeated="2" table:style-name="ce158" office:value-type="float" office:value="208.9" calcext:value-type="float">
            <text:p>208.90 </text:p>
          </table:table-cell>
        </table:table-row>
        <table:table-row table:style-name="ro2" table:visibility="filter">
          <table:table-cell table:style-name="ce154" office:value-type="string" calcext:value-type="string">
            <text:p>SEGUROS Y REASEGUROS</text:p>
          </table:table-cell>
          <table:table-cell table:style-name="ce161" office:value-type="string" calcext:value-type="string">
            <text:p>DF-24</text:p>
          </table:table-cell>
          <table:table-cell table:style-name="ce157" office:value-type="date" office:date-value="2021-08-23" calcext:value-type="date">
            <text:p>23-ago-21</text:p>
          </table:table-cell>
          <table:table-cell table:style-name="ce154" office:value-type="string" calcext:value-type="string">
            <text:p>Fact # 934414 SEG011-SEGUROS EQUINOCCIAL S.A. SEGURO SEGÚN PÓLIZA#50511 FIDELIDAD</text:p>
          </table:table-cell>
          <table:table-cell table:style-name="ce154"/>
          <table:table-cell table:style-name="ce158" office:value-type="float" office:value="417" calcext:value-type="float">
            <text:p>417.00 </text:p>
          </table:table-cell>
          <table:table-cell table:style-name="ce158" office:value-type="float" office:value="625.9" calcext:value-type="float">
            <text:p>625.90 </text:p>
          </table:table-cell>
        </table:table-row>
        <table:table-row table:style-name="ro2" table:visibility="filter">
          <table:table-cell table:style-name="ce154" office:value-type="string" calcext:value-type="string">
            <text:p>SEGUROS Y REASEGUROS</text:p>
          </table:table-cell>
          <table:table-cell table:style-name="ce161" office:value-type="string" calcext:value-type="string">
            <text:p>DF-25</text:p>
          </table:table-cell>
          <table:table-cell table:style-name="ce157" office:value-type="date" office:date-value="2021-08-23" calcext:value-type="date">
            <text:p>23-ago-21</text:p>
          </table:table-cell>
          <table:table-cell table:style-name="ce154" office:value-type="string" calcext:value-type="string">
            <text:p>Fact # 934423 SEG011-SEGUROS EQUINOCCIAL S.A. SEGURO SEGÚN PÓLIZA#50840 MULTIRIESGO INDUSTRIAL</text:p>
          </table:table-cell>
          <table:table-cell table:style-name="ce154"/>
          <table:table-cell table:style-name="ce158" office:value-type="float" office:value="1260.91" calcext:value-type="float">
            <text:p>1,260.91 </text:p>
          </table:table-cell>
          <table:table-cell table:style-name="ce158" office:value-type="float" office:value="1886.81" calcext:value-type="float">
            <text:p>1,886.81 </text:p>
          </table:table-cell>
        </table:table-row>
        <table:table-row table:style-name="ro2" table:visibility="filter">
          <table:table-cell table:style-name="ce154" office:value-type="string" calcext:value-type="string">
            <text:p>SEGUROS Y REASEGUROS</text:p>
          </table:table-cell>
          <table:table-cell table:style-name="ce161" office:value-type="string" calcext:value-type="string">
            <text:p>DF-26</text:p>
          </table:table-cell>
          <table:table-cell table:style-name="ce157" office:value-type="date" office:date-value="2021-08-23" calcext:value-type="date">
            <text:p>23-ago-21</text:p>
          </table:table-cell>
          <table:table-cell table:style-name="ce154" office:value-type="string" calcext:value-type="string">
            <text:p>Fact # 934418 SEG011-SEGUROS EQUINOCCIAL S.A. SEGURO SEGÚN PÓLIZA#52557 RESPONSABILIDAD CIVIL EXTRACONTRACTUAL</text:p>
          </table:table-cell>
          <table:table-cell table:style-name="ce154"/>
          <table:table-cell table:style-name="ce158" office:value-type="float" office:value="261" calcext:value-type="float">
            <text:p>261.00 </text:p>
          </table:table-cell>
          <table:table-cell table:style-name="ce158" office:value-type="float" office:value="2147.81" calcext:value-type="float">
            <text:p>2,147.81 </text:p>
          </table:table-cell>
        </table:table-row>
        <table:table-row table:style-name="ro2" table:visibility="filter">
          <table:table-cell table:style-name="ce154" office:value-type="string" calcext:value-type="string">
            <text:p>SEGUROS Y REASEGUROS</text:p>
          </table:table-cell>
          <table:table-cell table:style-name="ce161" office:value-type="string" calcext:value-type="string">
            <text:p>DF-27</text:p>
          </table:table-cell>
          <table:table-cell table:style-name="ce157" office:value-type="date" office:date-value="2021-08-23" calcext:value-type="date">
            <text:p>23-ago-21</text:p>
          </table:table-cell>
          <table:table-cell table:style-name="ce154" office:value-type="string" calcext:value-type="string">
            <text:p>Fact # 934421 SEG011-SEGUROS EQUINOCCIAL S.A. SEGURO SEGÚN PÓLIZA #50667 TRANSPORTE INTERNO</text:p>
          </table:table-cell>
          <table:table-cell table:style-name="ce154"/>
          <table:table-cell table:style-name="ce158" office:value-type="float" office:value="469" calcext:value-type="float">
            <text:p>469.00 </text:p>
          </table:table-cell>
          <table:table-cell table:style-name="ce158" office:value-type="float" office:value="2616.81" calcext:value-type="float">
            <text:p>2,616.81 </text:p>
          </table:table-cell>
        </table:table-row>
        <table:table-row table:style-name="ro2" table:visibility="filter">
          <table:table-cell table:style-name="ce154" office:value-type="string" calcext:value-type="string">
            <text:p>GASTOS LEGALE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GASTOS LEGALES</text:p>
          </table:table-cell>
          <table:table-cell table:style-name="ce161" office:value-type="string" calcext:value-type="string">
            <text:p>DF-48</text:p>
          </table:table-cell>
          <table:table-cell table:style-name="ce157" office:value-type="date" office:date-value="2021-01-22" calcext:value-type="date">
            <text:p>22-ene-21</text:p>
          </table:table-cell>
          <table:table-cell table:style-name="ce154" office:value-type="string" calcext:value-type="string">
            <text:p>Fact # 5563 AYC004-AYCART VINCENZINI CARRASCO PIERO THOMAS SERVICIOS POR RECONOCIMIENTOS DE FIRMAS Y CERTIFICACIÓN DE DTOS.</text:p>
          </table:table-cell>
          <table:table-cell table:style-name="ce154"/>
          <table:table-cell table:number-columns-repeated="2" table:style-name="ce158" office:value-type="float" office:value="15.88" calcext:value-type="float">
            <text:p>15.88 </text:p>
          </table:table-cell>
        </table:table-row>
        <table:table-row table:style-name="ro2" table:visibility="filter">
          <table:table-cell table:style-name="ce154" office:value-type="string" calcext:value-type="string">
            <text:p>GASTOS LEGALES</text:p>
          </table:table-cell>
          <table:table-cell table:style-name="ce161" office:value-type="string" calcext:value-type="string">
            <text:p>DF-47</text:p>
          </table:table-cell>
          <table:table-cell table:style-name="ce157" office:value-type="date" office:date-value="2021-02-10" calcext:value-type="date">
            <text:p>10-feb-21</text:p>
          </table:table-cell>
          <table:table-cell table:style-name="ce154" office:value-type="string" calcext:value-type="string">
            <text:p>Fact # 94992 REG003-REGISTRO MERCANTIL DEL CANTON GUAYAQUIL DERECHO DE REGISTRO POR NOMBRAMIENTO Y ADICIONAL</text:p>
          </table:table-cell>
          <table:table-cell table:style-name="ce154"/>
          <table:table-cell table:style-name="ce158" office:value-type="float" office:value="30" calcext:value-type="float">
            <text:p>30.00 </text:p>
          </table:table-cell>
          <table:table-cell table:style-name="ce158" office:value-type="float" office:value="45.88" calcext:value-type="float">
            <text:p>45.88 </text:p>
          </table:table-cell>
        </table:table-row>
        <table:table-row table:style-name="ro2" table:visibility="filter">
          <table:table-cell table:style-name="ce154" office:value-type="string" calcext:value-type="string">
            <text:p>GASTOS LEGALES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6-16" calcext:value-type="date">
            <text:p>16-jun-21</text:p>
          </table:table-cell>
          <table:table-cell table:style-name="ce154" office:value-type="string" calcext:value-type="string">
            <text:p>Fact # 9616 AYC004-AYCART VINCENZINI CARRASCO PIERO THOMAS SERVICIOS POR CERTIFICACIÓN DE DOCUMENTOS (DPTO. LEGAL)</text:p>
          </table:table-cell>
          <table:table-cell table:style-name="ce154"/>
          <table:table-cell table:style-name="ce158" office:value-type="float" office:value="1.79" calcext:value-type="float">
            <text:p>1.79 </text:p>
          </table:table-cell>
          <table:table-cell table:style-name="ce158" office:value-type="float" office:value="47.67" calcext:value-type="float">
            <text:p>47.67 </text:p>
          </table:table-cell>
        </table:table-row>
        <table:table-row table:style-name="ro2" table:visibility="filter">
          <table:table-cell table:style-name="ce154" office:value-type="string" calcext:value-type="string">
            <text:p>GASTOS LEGALES</text:p>
          </table:table-cell>
          <table:table-cell table:style-name="ce161" office:value-type="string" calcext:value-type="string">
            <text:p>DF-11</text:p>
          </table:table-cell>
          <table:table-cell table:style-name="ce157" office:value-type="date" office:date-value="2021-07-19" calcext:value-type="date">
            <text:p>19-jul-21</text:p>
          </table:table-cell>
          <table:table-cell table:style-name="ce154" office:value-type="string" calcext:value-type="string">
            <text:p>Fact # 10956 AYC004-AYCART VINCENZINI CARRASCO PIERO THOMAS SERVICIOS POR DATOS: PROCURACIÓN JUDICIAL PERSONA NATURAL, CERTIFICADO DTOS Y CONSULTA DATOS BIOMETRICOS</text:p>
          </table:table-cell>
          <table:table-cell table:style-name="ce154"/>
          <table:table-cell table:style-name="ce158" office:value-type="float" office:value="26.09" calcext:value-type="float">
            <text:p>26.09 </text:p>
          </table:table-cell>
          <table:table-cell table:style-name="ce158" office:value-type="float" office:value="73.76" calcext:value-type="float">
            <text:p>73.76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DE EQUIP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DE EQUIPOS</text:p>
          </table:table-cell>
          <table:table-cell table:style-name="ce161" office:value-type="string" calcext:value-type="string">
            <text:p>DF-29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Fact # 8033 ALD003-ALDAS ROMERO ERIK ANDRES COMPRA DE MEMORIA RAM XPG FLAME 16GB CON DISPENSADOR DE CALOR ; TARJ. CRÉDITO</text:p>
          </table:table-cell>
          <table:table-cell table:style-name="ce154"/>
          <table:table-cell table:number-columns-repeated="2" table:style-name="ce158" office:value-type="float" office:value="95" calcext:value-type="float">
            <text:p>95.00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DE EQUIPOS</text:p>
          </table:table-cell>
          <table:table-cell table:style-name="ce161" office:value-type="string" calcext:value-type="string">
            <text:p>DF-6</text:p>
          </table:table-cell>
          <table:table-cell table:style-name="ce157" office:value-type="date" office:date-value="2021-03-22" calcext:value-type="date">
            <text:p>22-mar-21</text:p>
          </table:table-cell>
          <table:table-cell table:style-name="ce154" office:value-type="string" calcext:value-type="string">
            <text:p>Fact # 73002 COM024-COMPUTRONSA S.A. COMPRA DE BATERIA PARA LAPTOP, ADAPTADOR PARA LAPTOP DELL MAS REVISIÓN Y DIAGNOSTICO</text:p>
          </table:table-cell>
          <table:table-cell table:style-name="ce154"/>
          <table:table-cell table:style-name="ce158" office:value-type="float" office:value="138.39" calcext:value-type="float">
            <text:p>138.39 </text:p>
          </table:table-cell>
          <table:table-cell table:style-name="ce158" office:value-type="float" office:value="233.39" calcext:value-type="float">
            <text:p>233.39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DE EQUIPOS</text:p>
          </table:table-cell>
          <table:table-cell table:style-name="ce161" office:value-type="string" calcext:value-type="string">
            <text:p>DF-18</text:p>
          </table:table-cell>
          <table:table-cell table:style-name="ce157" office:value-type="date" office:date-value="2021-03-24" calcext:value-type="date">
            <text:p>24-mar-21</text:p>
          </table:table-cell>
          <table:table-cell table:style-name="ce154" office:value-type="string" calcext:value-type="string">
            <text:p>Fact # 60235 SER020-SERIMTEC PC ECUADOR S.A. COMPRA DE MEMORIA NOTEBOOK DDR3 1600/1333 4GB (PULLED) SUPER TALENT USM150820001</text:p>
          </table:table-cell>
          <table:table-cell table:style-name="ce154"/>
          <table:table-cell table:style-name="ce158" office:value-type="float" office:value="29" calcext:value-type="float">
            <text:p>29.00 </text:p>
          </table:table-cell>
          <table:table-cell table:style-name="ce158" office:value-type="float" office:value="262.39" calcext:value-type="float">
            <text:p>262.39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DE EQUIPOS</text:p>
          </table:table-cell>
          <table:table-cell table:style-name="ce161" office:value-type="string" calcext:value-type="string">
            <text:p>DF-57</text:p>
          </table:table-cell>
          <table:table-cell table:style-name="ce157" office:value-type="date" office:date-value="2021-04-21" calcext:value-type="date">
            <text:p>21-abr-21</text:p>
          </table:table-cell>
          <table:table-cell table:style-name="ce154" office:value-type="string" calcext:value-type="string">
            <text:p>Fact # 4801 ALC010-ALCIVAR BRICIO HUMBERTO SERVICIO POR INSTALACION DE ACOND. DEAIRE SPLIT <text:s/>Y MATERIALES: DOS LIBRAS DE REFRIGERANTES</text:p>
          </table:table-cell>
          <table:table-cell table:style-name="ce154"/>
          <table:table-cell table:style-name="ce158" office:value-type="float" office:value="138" calcext:value-type="float">
            <text:p>138.00 </text:p>
          </table:table-cell>
          <table:table-cell table:style-name="ce158" office:value-type="float" office:value="400.39" calcext:value-type="float">
            <text:p>400.39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DE EQUIPOS</text:p>
          </table:table-cell>
          <table:table-cell table:style-name="ce161" office:value-type="string" calcext:value-type="string">
            <text:p>DF-32</text:p>
          </table:table-cell>
          <table:table-cell table:style-name="ce157" office:value-type="date" office:date-value="2021-05-10" calcext:value-type="date">
            <text:p>10-may-21</text:p>
          </table:table-cell>
          <table:table-cell table:style-name="ce154" office:value-type="string" calcext:value-type="string">
            <text:p>Fact # 909817 SIG001-SIGLO 21 SERVICIO MANO DE OBRA POR DIAGNOSTICO DE <text:s/>EQUIPO</text:p>
          </table:table-cell>
          <table:table-cell table:style-name="ce154"/>
          <table:table-cell table:style-name="ce158" office:value-type="float" office:value="30" calcext:value-type="float">
            <text:p>30.00 </text:p>
          </table:table-cell>
          <table:table-cell table:style-name="ce158" office:value-type="float" office:value="430.39" calcext:value-type="float">
            <text:p>430.39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DE EQUIPOS</text:p>
          </table:table-cell>
          <table:table-cell table:style-name="ce161" office:value-type="string" calcext:value-type="string">
            <text:p>DF-1</text:p>
          </table:table-cell>
          <table:table-cell table:style-name="ce157" office:value-type="date" office:date-value="2021-06-01" calcext:value-type="date">
            <text:p>01-jun-21</text:p>
          </table:table-cell>
          <table:table-cell table:style-name="ce154" office:value-type="string" calcext:value-type="string">
            <text:p>Fact # 913047 SIG001-SIGLO 21 REPUESTO DE IMPRESORA EPSON FA04060 CABEZAL Y SERVICIO MANO DE OBRA POR REPARACIÓN DE <text:s/>EQUIPO (DPTO. JURÍDICO)</text:p>
          </table:table-cell>
          <table:table-cell table:style-name="ce154"/>
          <table:table-cell table:style-name="ce158" office:value-type="float" office:value="95" calcext:value-type="float">
            <text:p>95.00 </text:p>
          </table:table-cell>
          <table:table-cell table:style-name="ce158" office:value-type="float" office:value="525.39" calcext:value-type="float">
            <text:p>525.39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 office:value-type="string" calcext:value-type="string">
            <text:p>NULL</text:p>
          </table:table-cell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27</text:p>
          </table:table-cell>
          <table:table-cell table:style-name="ce157" office:value-type="date" office:date-value="2021-01-22" calcext:value-type="date">
            <text:p>22-ene-21</text:p>
          </table:table-cell>
          <table:table-cell table:style-name="ce154" office:value-type="string" calcext:value-type="string">
            <text:p>Fact # 134 BAQ024-BAQUE BAQUE BYRON PAUL SERVICIOS PROFESIONALES DE TELECOMUNICACIONES</text:p>
          </table:table-cell>
          <table:table-cell table:style-name="ce154" office:value-type="string" calcext:value-type="string">
            <text:p>BAQUE BAQUE BYRON PAUL</text:p>
          </table:table-cell>
          <table:table-cell table:number-columns-repeated="2" table:style-name="ce158" office:value-type="float" office:value="222.22" calcext:value-type="float">
            <text:p>222.22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5</text:p>
          </table:table-cell>
          <table:table-cell table:style-name="ce157" office:value-type="date" office:date-value="2021-01-25" calcext:value-type="date">
            <text:p>25-ene-21</text:p>
          </table:table-cell>
          <table:table-cell table:style-name="ce154" office:value-type="string" calcext:value-type="string">
            <text:p>Fact # 1055 NOG003-NOGALES Y PLATON MANUEL ALEJANDRO HONORARIOS COMO INTERVENTOR MES DE ENERO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1472.22" calcext:value-type="float">
            <text:p>1,472.22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7</text:p>
          </table:table-cell>
          <table:table-cell table:style-name="ce157" office:value-type="date" office:date-value="2021-01-25" calcext:value-type="date">
            <text:p>25-ene-21</text:p>
          </table:table-cell>
          <table:table-cell table:style-name="ce154" office:value-type="string" calcext:value-type="string">
            <text:p>Fact # 109 EST018-ESTUPIÑAN ANDRADE FRANCISCO JAVIER SERVICIOS PRESTADOS DE TELECOMUNICACIONES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1916.66" calcext:value-type="float">
            <text:p>1,916.66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9</text:p>
          </table:table-cell>
          <table:table-cell table:style-name="ce157" office:value-type="date" office:date-value="2021-01-27" calcext:value-type="date">
            <text:p>27-ene-21</text:p>
          </table:table-cell>
          <table:table-cell table:style-name="ce154" office:value-type="string" calcext:value-type="string">
            <text:p>Fact # 433 UCF073-BAQUERIZO DAVILA PABLO JONATHAN HONORARIOS PROFESIONALES MES DE ENERO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5916.66" calcext:value-type="float">
            <text:p>5,916.66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6</text:p>
          </table:table-cell>
          <table:table-cell table:style-name="ce157" office:value-type="date" office:date-value="2021-02-10" calcext:value-type="date">
            <text:p>10-feb-21</text:p>
          </table:table-cell>
          <table:table-cell table:style-name="ce154" office:value-type="string" calcext:value-type="string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table:style-name="ce154" office:value-type="string" calcext:value-type="string">
            <text:p>ARROBA PIEDRA RODRIGO</text:p>
          </table:table-cell>
          <table:table-cell table:style-name="ce158" office:value-type="float" office:value="300" calcext:value-type="float">
            <text:p>300.00 </text:p>
          </table:table-cell>
          <table:table-cell table:style-name="ce158" office:value-type="float" office:value="6216.66" calcext:value-type="float">
            <text:p>6,216.66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28</text:p>
          </table:table-cell>
          <table:table-cell table:style-name="ce157" office:value-type="date" office:date-value="2021-02-24" calcext:value-type="date">
            <text:p>24-feb-21</text:p>
          </table:table-cell>
          <table:table-cell table:style-name="ce154" office:value-type="string" calcext:value-type="string">
            <text:p>Fact # 135 BAQ024-BAQUE BAQUE BYRON PAUL SERVICIOS PROFESIONALES DE TELECOMUNICACIÓN MES DE FEB 2021</text:p>
          </table:table-cell>
          <table:table-cell table:style-name="ce154" office:value-type="string" calcext:value-type="string">
            <text:p>BAQUE BAQUE BYRON PAUL</text:p>
          </table:table-cell>
          <table:table-cell table:style-name="ce158" office:value-type="float" office:value="222.22" calcext:value-type="float">
            <text:p>222.22 </text:p>
          </table:table-cell>
          <table:table-cell table:style-name="ce158" office:value-type="float" office:value="6438.88" calcext:value-type="float">
            <text:p>6,438.88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9</text:p>
          </table:table-cell>
          <table:table-cell table:style-name="ce157" office:value-type="date" office:date-value="2021-02-24" calcext:value-type="date">
            <text:p>24-feb-21</text:p>
          </table:table-cell>
          <table:table-cell table:style-name="ce154" office:value-type="string" calcext:value-type="string">
            <text:p>Fact # 110 EST018-ESTUPIÑAN ANDRADE FRANCISCO JAVIER SERVICIOS PRESTADOS DE TELECOMUNICACIONES MES DE FEB 2021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6883.32" calcext:value-type="float">
            <text:p>6,883.32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1</text:p>
          </table:table-cell>
          <table:table-cell table:style-name="ce157" office:value-type="date" office:date-value="2021-02-25" calcext:value-type="date">
            <text:p>25-feb-21</text:p>
          </table:table-cell>
          <table:table-cell table:style-name="ce154" office:value-type="string" calcext:value-type="string">
            <text:p>Fact # 435 UCF073-BAQUERIZO DAVILA PABLO JONATHAN HONORARIOS PROFESIONALES MES DE FEB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10883.32" calcext:value-type="float">
            <text:p>10,883.32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2-25" calcext:value-type="date">
            <text:p>25-feb-21</text:p>
          </table:table-cell>
          <table:table-cell table:style-name="ce154" office:value-type="string" calcext:value-type="string">
            <text:p>Fact # 1068 NOG003-NOGALES Y PLATON MANUEL ALEJANDRO HONORARIOS COMO INTERVENTOR MES DE FEBRERO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12133.32" calcext:value-type="float">
            <text:p>12,133.32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7</text:p>
          </table:table-cell>
          <table:table-cell table:style-name="ce157" office:value-type="date" office:date-value="2021-03-16" calcext:value-type="date">
            <text:p>16-mar-21</text:p>
          </table:table-cell>
          <table:table-cell table:style-name="ce154" office:value-type="string" calcext:value-type="string">
            <text:p>Fact # 205 ESP025-ESPINOSA TORO ALEX JAVIER FICHAS MEDICAS Y CERTIFICADOS</text:p>
          </table:table-cell>
          <table:table-cell table:style-name="ce154" office:value-type="string" calcext:value-type="string">
            <text:p>ESPINOZA TORO ALEX </text:p>
          </table:table-cell>
          <table:table-cell table:style-name="ce158" office:value-type="float" office:value="222.2" calcext:value-type="float">
            <text:p>222.20 </text:p>
          </table:table-cell>
          <table:table-cell table:style-name="ce158" office:value-type="float" office:value="12355.52" calcext:value-type="float">
            <text:p>12,355.52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5</text:p>
          </table:table-cell>
          <table:table-cell table:style-name="ce157" office:value-type="date" office:date-value="2021-03-23" calcext:value-type="date">
            <text:p>23-mar-21</text:p>
          </table:table-cell>
          <table:table-cell table:style-name="ce154" office:value-type="string" calcext:value-type="string">
            <text:p>Fact # 1076 NOG003-NOGALES Y PLATON MANUEL ALEJANDRO HONORARIOS COMO INTERVENTOR POR ELMES DE MARZO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13605.52" calcext:value-type="float">
            <text:p>13,605.52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5</text:p>
          </table:table-cell>
          <table:table-cell table:style-name="ce157" office:value-type="date" office:date-value="2021-03-24" calcext:value-type="date">
            <text:p>24-mar-21</text:p>
          </table:table-cell>
          <table:table-cell table:style-name="ce154" office:value-type="string" calcext:value-type="string">
            <text:p>Fact # 137 BAQ024-BAQUE BAQUE BYRON PAUL SERVICIOS PROFESIONALES DE TELECOMUNICACIONES</text:p>
          </table:table-cell>
          <table:table-cell table:style-name="ce154" office:value-type="string" calcext:value-type="string">
            <text:p>BAQUE BAQUE BYRON PAUL</text:p>
          </table:table-cell>
          <table:table-cell table:style-name="ce158" office:value-type="float" office:value="222.22" calcext:value-type="float">
            <text:p>222.22 </text:p>
          </table:table-cell>
          <table:table-cell table:style-name="ce158" office:value-type="float" office:value="13827.74" calcext:value-type="float">
            <text:p>13,827.74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6</text:p>
          </table:table-cell>
          <table:table-cell table:style-name="ce157" office:value-type="date" office:date-value="2021-03-25" calcext:value-type="date">
            <text:p>25-mar-21</text:p>
          </table:table-cell>
          <table:table-cell table:style-name="ce154" office:value-type="string" calcext:value-type="string">
            <text:p>Fact # 111 EST018-ESTUPIÑAN ANDRADE FRANCISCO JAVIER SERVICIOS PRESTADOS DE TELECOMUNICACIONES MES DE MARZO 2021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14272.18" calcext:value-type="float">
            <text:p>14,272.18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7</text:p>
          </table:table-cell>
          <table:table-cell table:style-name="ce157" office:value-type="date" office:date-value="2021-03-29" calcext:value-type="date">
            <text:p>29-mar-21</text:p>
          </table:table-cell>
          <table:table-cell table:style-name="ce154" office:value-type="string" calcext:value-type="string">
            <text:p>Fact # 438 UCF073-BAQUERIZO DAVILA PABLO JONATHAN HONORARIOS PROFESIONALES MES DE MARZO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18272.18" calcext:value-type="float">
            <text:p>18,272.18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1 NAZ003-NAZARENO ANGULO ERIKA JENNIFFER SERVICIOS PROFESIONALES DE TELECOMUNICACIONES MES DE MARZO 2021</text:p>
          </table:table-cell>
          <table:table-cell table:style-name="ce154" office:value-type="string" calcext:value-type="string">
            <text:p>NAZARENO ANGULO ERIKA</text:p>
          </table:table-cell>
          <table:table-cell table:style-name="ce158" office:value-type="float" office:value="2000" calcext:value-type="float">
            <text:p>2,000.00 </text:p>
          </table:table-cell>
          <table:table-cell table:style-name="ce158" office:value-type="float" office:value="20272.18" calcext:value-type="float">
            <text:p>20,272.18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0</text:p>
          </table:table-cell>
          <table:table-cell table:style-name="ce157" office:value-type="date" office:date-value="2021-04-15" calcext:value-type="date">
            <text:p>15-abr-21</text:p>
          </table:table-cell>
          <table:table-cell table:style-name="ce154" office:value-type="string" calcext:value-type="string">
            <text:p>Fact # 2775 FEL003-FELIX MONTALVO &amp; ASOCIADOS FELMON CIA. LTDA SERVICIO DE AUDITORIA EXTERNA A LOS ESTADOS FINANCIEROS POR EL AÑO 2020, CANCELACIÓN 50%</text:p>
          </table:table-cell>
          <table:table-cell table:style-name="ce154" office:value-type="string" calcext:value-type="string">
            <text:p>FELMON CIA. LTDA.</text:p>
          </table:table-cell>
          <table:table-cell table:style-name="ce158" office:value-type="float" office:value="2250" calcext:value-type="float">
            <text:p>2,250.00 </text:p>
          </table:table-cell>
          <table:table-cell table:style-name="ce158" office:value-type="float" office:value="22522.18" calcext:value-type="float">
            <text:p>22,522.18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3</text:p>
          </table:table-cell>
          <table:table-cell table:style-name="ce157" office:value-type="date" office:date-value="2021-04-26" calcext:value-type="date">
            <text:p>26-abr-21</text:p>
          </table:table-cell>
          <table:table-cell table:style-name="ce154" office:value-type="string" calcext:value-type="string">
            <text:p>Fact # 139 BAQ024-BAQUE BAQUE BYRON PAUL SERVICIOS PROFESIONALES DE TELECOMUNICACIONES MES DE ABRIL 2021</text:p>
          </table:table-cell>
          <table:table-cell table:style-name="ce154" office:value-type="string" calcext:value-type="string">
            <text:p>BAQUE BAQUE BYRON PAUL</text:p>
          </table:table-cell>
          <table:table-cell table:style-name="ce158" office:value-type="float" office:value="222.22" calcext:value-type="float">
            <text:p>222.22 </text:p>
          </table:table-cell>
          <table:table-cell table:style-name="ce158" office:value-type="float" office:value="22744.4" calcext:value-type="float">
            <text:p>22,744.40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4</text:p>
          </table:table-cell>
          <table:table-cell table:style-name="ce157" office:value-type="date" office:date-value="2021-04-26" calcext:value-type="date">
            <text:p>26-abr-21</text:p>
          </table:table-cell>
          <table:table-cell table:style-name="ce154" office:value-type="string" calcext:value-type="string">
            <text:p>Fact # 112 EST018-ESTUPIÑAN ANDRADE FRANCISCO JAVIER SERVICIOS PRESTADOS DE TELECOMUNICACIONES MES DE ABRIL 2021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23188.84" calcext:value-type="float">
            <text:p>23,188.84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5</text:p>
          </table:table-cell>
          <table:table-cell table:style-name="ce157" office:value-type="date" office:date-value="2021-04-26" calcext:value-type="date">
            <text:p>26-abr-21</text:p>
          </table:table-cell>
          <table:table-cell table:style-name="ce154" office:value-type="string" calcext:value-type="string">
            <text:p>Fact # 439 UCF073-BAQUERIZO DAVILA PABLO JONATHAN HONORARIOS PROFESIONALES MES DE ABRIL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27188.84" calcext:value-type="float">
            <text:p>27,188.84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7</text:p>
          </table:table-cell>
          <table:table-cell table:style-name="ce157" office:value-type="date" office:date-value="2021-04-26" calcext:value-type="date">
            <text:p>26-abr-21</text:p>
          </table:table-cell>
          <table:table-cell table:style-name="ce154" office:value-type="string" calcext:value-type="string">
            <text:p>Fact # 1087 NOG003-NOGALES Y PLATON MANUEL ALEJANDRO HONORARIOS COMO INTERVENTOR MES DE ABRIL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28438.84" calcext:value-type="float">
            <text:p>28,438.84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8</text:p>
          </table:table-cell>
          <table:table-cell table:style-name="ce157" office:value-type="date" office:date-value="2021-04-27" calcext:value-type="date">
            <text:p>27-abr-21</text:p>
          </table:table-cell>
          <table:table-cell table:style-name="ce154" office:value-type="string" calcext:value-type="string">
            <text:p>Fact # 2 NAZ003-NAZARENO ANGULO ERIKA JENNIFFER SERVICIOS PROFESIONALES DE TELECOMUNICACIONES MES DE ABRIL 2021</text:p>
          </table:table-cell>
          <table:table-cell table:style-name="ce154" office:value-type="string" calcext:value-type="string">
            <text:p>NAZARENO ANGULO ERIKA</text:p>
          </table:table-cell>
          <table:table-cell table:style-name="ce158" office:value-type="float" office:value="2000" calcext:value-type="float">
            <text:p>2,000.00 </text:p>
          </table:table-cell>
          <table:table-cell table:style-name="ce158" office:value-type="float" office:value="30438.84" calcext:value-type="float">
            <text:p>30,438.84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0</text:p>
          </table:table-cell>
          <table:table-cell table:style-name="ce157" office:value-type="date" office:date-value="2021-05-25" calcext:value-type="date">
            <text:p>25-may-21</text:p>
          </table:table-cell>
          <table:table-cell table:style-name="ce154" office:value-type="string" calcext:value-type="string">
            <text:p>Fact # 113 EST018-ESTUPIÑAN ANDRADE FRANCISCO JAVIER SERVICIOS PRESTADOS DE TELECOMUNICACIONES MES DE MAYO 2021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30883.28" calcext:value-type="float">
            <text:p>30,883.28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1</text:p>
          </table:table-cell>
          <table:table-cell table:style-name="ce157" office:value-type="date" office:date-value="2021-05-25" calcext:value-type="date">
            <text:p>25-may-21</text:p>
          </table:table-cell>
          <table:table-cell table:style-name="ce154" office:value-type="string" calcext:value-type="string">
            <text:p>Fact # 140 BAQ024-BAQUE BAQUE BYRON PAUL SERVICIOS PROFESIONALES DE TELECOMUNICACIONES MES DE MAYO 2021</text:p>
          </table:table-cell>
          <table:table-cell table:style-name="ce154" office:value-type="string" calcext:value-type="string">
            <text:p>BAQUE BAQUE BYRON PAUL</text:p>
          </table:table-cell>
          <table:table-cell table:style-name="ce158" office:value-type="float" office:value="222.22" calcext:value-type="float">
            <text:p>222.22 </text:p>
          </table:table-cell>
          <table:table-cell table:style-name="ce158" office:value-type="float" office:value="31105.5" calcext:value-type="float">
            <text:p>31,105.50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5-26" calcext:value-type="date">
            <text:p>26-may-21</text:p>
          </table:table-cell>
          <table:table-cell table:style-name="ce154" office:value-type="string" calcext:value-type="string">
            <text:p>Fact # 1095 NOG003-NOGALES Y PLATON MANUEL ALEJANDRO HONORARIOS COMO INTERVENTOR POR EL MES DE MAYO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32355.5" calcext:value-type="float">
            <text:p>32,355.50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5-27" calcext:value-type="date">
            <text:p>27-may-21</text:p>
          </table:table-cell>
          <table:table-cell table:style-name="ce154" office:value-type="string" calcext:value-type="string">
            <text:p>Fact # 441 UCF073-BAQUERIZO DAVILA PABLO JONATHAN HONORARIOS PROFESIONALES MES DE MAYO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36355.5" calcext:value-type="float">
            <text:p>36,355.50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3 NAZ003-NAZARENO ANGULO ERIKA JENNIFFER SERVICIOS PROFESIONALES DE TELECOMUNICACIONES MES DE MAYO 2021</text:p>
          </table:table-cell>
          <table:table-cell table:style-name="ce154" office:value-type="string" calcext:value-type="string">
            <text:p>NAZARENO ANGULO ERIKA</text:p>
          </table:table-cell>
          <table:table-cell table:style-name="ce158" office:value-type="float" office:value="2000" calcext:value-type="float">
            <text:p>2,000.00 </text:p>
          </table:table-cell>
          <table:table-cell table:style-name="ce158" office:value-type="float" office:value="38355.5" calcext:value-type="float">
            <text:p>38,355.50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8</text:p>
          </table:table-cell>
          <table:table-cell table:style-name="ce157" office:value-type="date" office:date-value="2021-06-18" calcext:value-type="date">
            <text:p>18-jun-21</text:p>
          </table:table-cell>
          <table:table-cell table:style-name="ce154" office:value-type="string" calcext:value-type="string">
            <text:p>Fact # 231 ALM012-ALMEIDA REDROVAN MARIO ROGELIO SERVICIOS PROFESIONALES - COMISARIO 2020</text:p>
          </table:table-cell>
          <table:table-cell table:style-name="ce154" office:value-type="string" calcext:value-type="string">
            <text:p>MARIO ALMEIDA REDROVAN</text:p>
          </table:table-cell>
          <table:table-cell table:style-name="ce158" office:value-type="float" office:value="333.33" calcext:value-type="float">
            <text:p>333.33 </text:p>
          </table:table-cell>
          <table:table-cell table:style-name="ce158" office:value-type="float" office:value="38688.83" calcext:value-type="float">
            <text:p>38,688.83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6</text:p>
          </table:table-cell>
          <table:table-cell table:style-name="ce157" office:value-type="date" office:date-value="2021-06-24" calcext:value-type="date">
            <text:p>24-jun-21</text:p>
          </table:table-cell>
          <table:table-cell table:style-name="ce154" office:value-type="string" calcext:value-type="string">
            <text:p>Fact # 1107 NOG003-NOGALES Y PLATON MANUEL ALEJANDRO HONORARIOS COMO INTERVENTOR MES DE JUNIO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39938.83" calcext:value-type="float">
            <text:p>39,938.83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2</text:p>
          </table:table-cell>
          <table:table-cell table:style-name="ce157" office:value-type="date" office:date-value="2021-06-25" calcext:value-type="date">
            <text:p>25-jun-21</text:p>
          </table:table-cell>
          <table:table-cell table:style-name="ce154" office:value-type="string" calcext:value-type="string">
            <text:p>Fact # 141 BAQ024-BAQUE BAQUE BYRON PAUL SERVICIOS PROFESIONALES DE TELECOMUNICACIONES MES DE JUNIO 2021</text:p>
          </table:table-cell>
          <table:table-cell table:style-name="ce154" office:value-type="string" calcext:value-type="string">
            <text:p>BAQUE BAQUE BYRON PAUL</text:p>
          </table:table-cell>
          <table:table-cell table:style-name="ce158" office:value-type="float" office:value="222.22" calcext:value-type="float">
            <text:p>222.22 </text:p>
          </table:table-cell>
          <table:table-cell table:style-name="ce158" office:value-type="float" office:value="40161.05" calcext:value-type="float">
            <text:p>40,161.05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3</text:p>
          </table:table-cell>
          <table:table-cell table:style-name="ce157" office:value-type="date" office:date-value="2021-06-25" calcext:value-type="date">
            <text:p>25-jun-21</text:p>
          </table:table-cell>
          <table:table-cell table:style-name="ce154" office:value-type="string" calcext:value-type="string">
            <text:p>Fact # 114 EST018-ESTUPIÑAN ANDRADE FRANCISCO JAVIER SERVICIOS PRESTADOS DE TELECOMUNICACIÓN MES DE JUNIO 2021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40605.49" calcext:value-type="float">
            <text:p>40,605.49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1</text:p>
          </table:table-cell>
          <table:table-cell table:style-name="ce157" office:value-type="date" office:date-value="2021-06-28" calcext:value-type="date">
            <text:p>28-jun-21</text:p>
          </table:table-cell>
          <table:table-cell table:style-name="ce154" office:value-type="string" calcext:value-type="string">
            <text:p>Fact # 444 UCF073-BAQUERIZO DAVILA PABLO JONATHAN HONORARIOS PROFESIONALES MES DE JUNIO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44605.49" calcext:value-type="float">
            <text:p>44,605.49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6-29" calcext:value-type="date">
            <text:p>29-jun-21</text:p>
          </table:table-cell>
          <table:table-cell table:style-name="ce154" office:value-type="string" calcext:value-type="string">
            <text:p>Fact # 4 NAZ003-NAZARENO ANGULO ERIKA JENNIFFER SERVICIOS PROFESIONALES DE TELECOMUNICAIONES MES DE MAYO 2021</text:p>
          </table:table-cell>
          <table:table-cell table:style-name="ce154" office:value-type="string" calcext:value-type="string">
            <text:p>NAZARENO ANGULO ERIKA</text:p>
          </table:table-cell>
          <table:table-cell table:style-name="ce158" office:value-type="float" office:value="2000" calcext:value-type="float">
            <text:p>2,000.00 </text:p>
          </table:table-cell>
          <table:table-cell table:style-name="ce158" office:value-type="float" office:value="46605.49" calcext:value-type="float">
            <text:p>46,605.49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7</text:p>
          </table:table-cell>
          <table:table-cell table:style-name="ce157" office:value-type="date" office:date-value="2021-07-12" calcext:value-type="date">
            <text:p>12-jul-21</text:p>
          </table:table-cell>
          <table:table-cell table:style-name="ce154" office:value-type="string" calcext:value-type="string">
            <text:p>Fact # 116 EST018-ESTUPIÑAN ANDRADE FRANCISCO JAVIER SERVICIOS PRESTADOS DE TELECOMUNICACIONES MES DE JULIO 2021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47049.93" calcext:value-type="float">
            <text:p>47,049.93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2</text:p>
          </table:table-cell>
          <table:table-cell table:style-name="ce157" office:value-type="date" office:date-value="2021-07-19" calcext:value-type="date">
            <text:p>19-jul-21</text:p>
          </table:table-cell>
          <table:table-cell table:style-name="ce154" office:value-type="string" calcext:value-type="string">
            <text:p>Fact # 329 LLE004-LLERENA MIÑO NORMAN DAVID SERVICIOS PROFESIONALES</text:p>
          </table:table-cell>
          <table:table-cell table:style-name="ce154" office:value-type="string" calcext:value-type="string">
            <text:p>LLERENA MIÑO NORMAN</text:p>
          </table:table-cell>
          <table:table-cell table:style-name="ce158" office:value-type="float" office:value="3500" calcext:value-type="float">
            <text:p>3,500.00 </text:p>
          </table:table-cell>
          <table:table-cell table:style-name="ce158" office:value-type="float" office:value="50549.93" calcext:value-type="float">
            <text:p>50,549.93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5</text:p>
          </table:table-cell>
          <table:table-cell table:style-name="ce157" office:value-type="date" office:date-value="2021-07-23" calcext:value-type="date">
            <text:p>23-jul-21</text:p>
          </table:table-cell>
          <table:table-cell table:style-name="ce154" office:value-type="string" calcext:value-type="string">
            <text:p>Fact # 142 BAQ024-BAQUE BAQUE BYRON PAUL SERVICIOS PROFESIONALES DE TELECOMUNICACIONES MES DE JULIO 2021</text:p>
          </table:table-cell>
          <table:table-cell table:style-name="ce154" office:value-type="string" calcext:value-type="string">
            <text:p>BAQUE BAQUE BYRON PAUL</text:p>
          </table:table-cell>
          <table:table-cell table:style-name="ce158" office:value-type="float" office:value="222.22" calcext:value-type="float">
            <text:p>222.22 </text:p>
          </table:table-cell>
          <table:table-cell table:style-name="ce158" office:value-type="float" office:value="50772.15" calcext:value-type="float">
            <text:p>50,772.15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6</text:p>
          </table:table-cell>
          <table:table-cell table:style-name="ce157" office:value-type="date" office:date-value="2021-07-27" calcext:value-type="date">
            <text:p>27-jul-21</text:p>
          </table:table-cell>
          <table:table-cell table:style-name="ce154" office:value-type="string" calcext:value-type="string">
            <text:p>Fact # 1112 NOG003-NOGALES Y PLATON MANUEL ALEJANDRO HONORARIOS COMO INTERVENTOR POR EL MES DE JULIO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52022.15" calcext:value-type="float">
            <text:p>52,022.15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20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Fact # 446 UCF073-BAQUERIZO DAVILA PABLO JONATHAN HONORARIOS PROFESIONALES MES DE JULIO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56022.15" calcext:value-type="float">
            <text:p>56,022.15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22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Fact # 5 NAZ003-NAZARENO ANGULO ERIKA JENNIFFER SERVICIOS PROFESIONALES DE TELECOMUNICACIONES MES DE JUL-2021</text:p>
          </table:table-cell>
          <table:table-cell table:style-name="ce154" office:value-type="string" calcext:value-type="string">
            <text:p>NAZARENO ANGULO ERIKA</text:p>
          </table:table-cell>
          <table:table-cell table:style-name="ce158" office:value-type="float" office:value="2000" calcext:value-type="float">
            <text:p>2,000.00 </text:p>
          </table:table-cell>
          <table:table-cell table:style-name="ce158" office:value-type="float" office:value="58022.15" calcext:value-type="float">
            <text:p>58,022.15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</text:p>
          </table:table-cell>
          <table:table-cell table:style-name="ce157" office:value-type="date" office:date-value="2021-08-02" calcext:value-type="date">
            <text:p>02-ago-21</text:p>
          </table:table-cell>
          <table:table-cell table:style-name="ce154" office:value-type="string" calcext:value-type="string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table:style-name="ce154" office:value-type="string" calcext:value-type="string">
            <text:p>WENS CONSULTING &amp; AUDITING</text:p>
          </table:table-cell>
          <table:table-cell table:style-name="ce158" office:value-type="float" office:value="2250" calcext:value-type="float">
            <text:p>2,250.00 </text:p>
          </table:table-cell>
          <table:table-cell table:style-name="ce158" office:value-type="float" office:value="60272.15" calcext:value-type="float">
            <text:p>60,272.15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10</text:p>
          </table:table-cell>
          <table:table-cell table:style-name="ce157" office:value-type="date" office:date-value="2021-08-17" calcext:value-type="date">
            <text:p>17-ago-21</text:p>
          </table:table-cell>
          <table:table-cell table:style-name="ce154" office:value-type="string" calcext:value-type="string">
            <text:p>Fact # 6 NAZ003-NAZARENO ANGULO ERIKA JENNIFFER SERVICIOS PROFESIONALES DE TELECOMUNICACIONES MES DE AGOSTO 2021</text:p>
          </table:table-cell>
          <table:table-cell table:style-name="ce154" office:value-type="string" calcext:value-type="string">
            <text:p>NAZARENO ANGULO ERIKA</text:p>
          </table:table-cell>
          <table:table-cell table:style-name="ce158" office:value-type="float" office:value="2000" calcext:value-type="float">
            <text:p>2,000.00 </text:p>
          </table:table-cell>
          <table:table-cell table:style-name="ce158" office:value-type="float" office:value="62272.15" calcext:value-type="float">
            <text:p>62,272.15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8</text:p>
          </table:table-cell>
          <table:table-cell table:style-name="ce157" office:value-type="date" office:date-value="2021-08-25" calcext:value-type="date">
            <text:p>25-ago-21</text:p>
          </table:table-cell>
          <table:table-cell table:style-name="ce154" office:value-type="string" calcext:value-type="string">
            <text:p>Fact # 151 BAQ024-BAQUE BAQUE BYRON PAUL SERVICIOS PROFESIONALES DE TELECOMUNICACIÓN MES AGOSTO 2021</text:p>
          </table:table-cell>
          <table:table-cell table:style-name="ce154" office:value-type="string" calcext:value-type="string">
            <text:p>BAQUE BAQUE BYRON PAUL</text:p>
          </table:table-cell>
          <table:table-cell table:style-name="ce158" office:value-type="float" office:value="222.22" calcext:value-type="float">
            <text:p>222.22 </text:p>
          </table:table-cell>
          <table:table-cell table:style-name="ce158" office:value-type="float" office:value="62494.37" calcext:value-type="float">
            <text:p>62,494.37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39</text:p>
          </table:table-cell>
          <table:table-cell table:style-name="ce157" office:value-type="date" office:date-value="2021-08-26" calcext:value-type="date">
            <text:p>26-ago-21</text:p>
          </table:table-cell>
          <table:table-cell table:style-name="ce154" office:value-type="string" calcext:value-type="string">
            <text:p>Fact # 1121 NOG003-NOGALES Y PLATON MANUEL ALEJANDRO HONORARIOS COMO INTERVENTOR MES AGOSTO 2021</text:p>
          </table:table-cell>
          <table:table-cell table:style-name="ce154" office:value-type="string" calcext:value-type="string">
            <text:p>NOGALES Y PLATON</text:p>
          </table:table-cell>
          <table:table-cell table:style-name="ce158" office:value-type="float" office:value="1250" calcext:value-type="float">
            <text:p>1,250.00 </text:p>
          </table:table-cell>
          <table:table-cell table:style-name="ce158" office:value-type="float" office:value="63744.37" calcext:value-type="float">
            <text:p>63,744.37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0</text:p>
          </table:table-cell>
          <table:table-cell table:style-name="ce157" office:value-type="date" office:date-value="2021-08-26" calcext:value-type="date">
            <text:p>26-ago-21</text:p>
          </table:table-cell>
          <table:table-cell table:style-name="ce154" office:value-type="string" calcext:value-type="string">
            <text:p>Fact # 151 EST018-ESTUPIÑAN ANDRADE FRANCISCO JAVIER SERVICIOS PRESTADOS DE TELECOMUNICACIONES MES AGOSTO 2021</text:p>
          </table:table-cell>
          <table:table-cell table:style-name="ce154" office:value-type="string" calcext:value-type="string">
            <text:p>JAVIER ESTUPIÑAN</text:p>
          </table:table-cell>
          <table:table-cell table:style-name="ce158" office:value-type="float" office:value="444.44" calcext:value-type="float">
            <text:p>444.44 </text:p>
          </table:table-cell>
          <table:table-cell table:style-name="ce158" office:value-type="float" office:value="64188.81" calcext:value-type="float">
            <text:p>64,188.81 </text:p>
          </table:table-cell>
        </table:table-row>
        <table:table-row table:style-name="ro2">
          <table:table-cell table:style-name="ce154" office:value-type="string" calcext:value-type="string">
            <text:p>HONORARIOS PROFESIONALES</text:p>
          </table:table-cell>
          <table:table-cell table:style-name="ce161" office:value-type="string" calcext:value-type="string">
            <text:p>DF-41</text:p>
          </table:table-cell>
          <table:table-cell table:style-name="ce157" office:value-type="date" office:date-value="2021-08-26" calcext:value-type="date">
            <text:p>26-ago-21</text:p>
          </table:table-cell>
          <table:table-cell table:style-name="ce154" office:value-type="string" calcext:value-type="string">
            <text:p>Fact # 448 UCF073-BAQUERIZO DAVILA PABLO JONATHAN HONORARIOS PROFESIONALES MES AGOSTO 2021</text:p>
          </table:table-cell>
          <table:table-cell table:style-name="ce154" office:value-type="string" calcext:value-type="string">
            <text:p>BAQUERIZO DAVILA PABLO</text:p>
          </table:table-cell>
          <table:table-cell table:style-name="ce158" office:value-type="float" office:value="4000" calcext:value-type="float">
            <text:p>4,000.00 </text:p>
          </table:table-cell>
          <table:table-cell table:style-name="ce158" office:value-type="float" office:value="68188.81" calcext:value-type="float">
            <text:p>68,188.81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30</text:p>
          </table:table-cell>
          <table:table-cell table:style-name="ce157" office:value-type="date" office:date-value="2021-01-05" calcext:value-type="date">
            <text:p>05-ene-21</text:p>
          </table:table-cell>
          <table:table-cell table:style-name="ce154" office:value-type="string" calcext:value-type="string">
            <text:p>Fact # 2187905 DAT001-DATAFAST CIA LTDA SERVICIO CONEXION</text:p>
          </table:table-cell>
          <table:table-cell table:style-name="ce154"/>
          <table:table-cell table:number-columns-repeated="2" table:style-name="ce158" office:value-type="float" office:value="4.75" calcext:value-type="float">
            <text:p>4.75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76</text:p>
          </table:table-cell>
          <table:table-cell table:style-name="ce157" office:value-type="date" office:date-value="2021-02-05" calcext:value-type="date">
            <text:p>05-feb-21</text:p>
          </table:table-cell>
          <table:table-cell table:style-name="ce154" office:value-type="string" calcext:value-type="string">
            <text:p>Fact # 2223078 DAT001-DATAFAST CIA LTDA SERVICIO POR ALQUILER DIAL ANUAL Y SERVICIO CONEXION <text:s/>PERIODO: 04-FEB-2021 A 03-FEB-2022</text:p>
          </table:table-cell>
          <table:table-cell table:style-name="ce154"/>
          <table:table-cell table:style-name="ce158" office:value-type="float" office:value="176" calcext:value-type="float">
            <text:p>176.00 </text:p>
          </table:table-cell>
          <table:table-cell table:style-name="ce158" office:value-type="float" office:value="180.75" calcext:value-type="float">
            <text:p>180.75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77</text:p>
          </table:table-cell>
          <table:table-cell table:style-name="ce157" office:value-type="date" office:date-value="2021-02-05" calcext:value-type="date">
            <text:p>05-feb-21</text:p>
          </table:table-cell>
          <table:table-cell table:style-name="ce154" office:value-type="string" calcext:value-type="string">
            <text:p>Fact # 2234483 DAT001-DATAFAST CIA LTDA SERVICIO CONEXION <text:s/>PERIODO 20-FEB A 19-MAR</text:p>
          </table:table-cell>
          <table:table-cell table:style-name="ce154"/>
          <table:table-cell table:style-name="ce158" office:value-type="float" office:value="4.75" calcext:value-type="float">
            <text:p>4.75 </text:p>
          </table:table-cell>
          <table:table-cell table:style-name="ce158" office:value-type="float" office:value="185.5" calcext:value-type="float">
            <text:p>185.50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19</text:p>
          </table:table-cell>
          <table:table-cell table:style-name="ce157" office:value-type="date" office:date-value="2021-03-05" calcext:value-type="date">
            <text:p>05-mar-21</text:p>
          </table:table-cell>
          <table:table-cell table:style-name="ce154" office:value-type="string" calcext:value-type="string">
            <text:p>Fact # 2281063 DAT001-DATAFAST CIA LTDA SERVICIO CONEXION PERIODO FACTURADO SERVICIOS: 20-MAR A 19-ABR</text:p>
          </table:table-cell>
          <table:table-cell table:style-name="ce154"/>
          <table:table-cell table:style-name="ce158" office:value-type="float" office:value="4.75" calcext:value-type="float">
            <text:p>4.75 </text:p>
          </table:table-cell>
          <table:table-cell table:style-name="ce158" office:value-type="float" office:value="190.25" calcext:value-type="float">
            <text:p>190.25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64</text:p>
          </table:table-cell>
          <table:table-cell table:style-name="ce157" office:value-type="date" office:date-value="2021-04-05" calcext:value-type="date">
            <text:p>05-abr-21</text:p>
          </table:table-cell>
          <table:table-cell table:style-name="ce154" office:value-type="string" calcext:value-type="string">
            <text:p>Fact # 2328676 DAT001-DATAFAST CIA LTDA SERVICIO CONEXION 20-ABR A 19-MAY 2021</text:p>
          </table:table-cell>
          <table:table-cell table:style-name="ce154"/>
          <table:table-cell table:style-name="ce158" office:value-type="float" office:value="4.75" calcext:value-type="float">
            <text:p>4.75 </text:p>
          </table:table-cell>
          <table:table-cell table:style-name="ce158" office:value-type="float" office:value="195" calcext:value-type="float">
            <text:p>195.00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38</text:p>
          </table:table-cell>
          <table:table-cell table:style-name="ce157" office:value-type="date" office:date-value="2021-05-05" calcext:value-type="date">
            <text:p>05-may-21</text:p>
          </table:table-cell>
          <table:table-cell table:style-name="ce154" office:value-type="string" calcext:value-type="string">
            <text:p>Fact # 2376611 DAT001-DATAFAST CIA LTDA SERVICIO CONEXION PERIODO 20-MAY A 19-JUN</text:p>
          </table:table-cell>
          <table:table-cell table:style-name="ce154"/>
          <table:table-cell table:style-name="ce158" office:value-type="float" office:value="4.75" calcext:value-type="float">
            <text:p>4.75 </text:p>
          </table:table-cell>
          <table:table-cell table:style-name="ce158" office:value-type="float" office:value="199.75" calcext:value-type="float">
            <text:p>199.75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6-05" calcext:value-type="date">
            <text:p>05-jun-21</text:p>
          </table:table-cell>
          <table:table-cell table:style-name="ce154" office:value-type="string" calcext:value-type="string">
            <text:p>Fact # 2426050 DAT001-DATAFAST CIA LTDA SERVICIO CONEXION PERIODO 20-JUN A 19-JUL</text:p>
          </table:table-cell>
          <table:table-cell table:style-name="ce154"/>
          <table:table-cell table:style-name="ce158" office:value-type="float" office:value="4.75" calcext:value-type="float">
            <text:p>4.75 </text:p>
          </table:table-cell>
          <table:table-cell table:style-name="ce158" office:value-type="float" office:value="204.5" calcext:value-type="float">
            <text:p>204.50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7-05" calcext:value-type="date">
            <text:p>05-jul-21</text:p>
          </table:table-cell>
          <table:table-cell table:style-name="ce154" office:value-type="string" calcext:value-type="string">
            <text:p>Fact # 2476582 DAT001-DATAFAST CIA LTDA SERVICIO CONEXION <text:s/>20-JUL A 19-AGO</text:p>
          </table:table-cell>
          <table:table-cell table:style-name="ce154"/>
          <table:table-cell table:style-name="ce158" office:value-type="float" office:value="4.75" calcext:value-type="float">
            <text:p>4.75 </text:p>
          </table:table-cell>
          <table:table-cell table:style-name="ce158" office:value-type="float" office:value="209.25" calcext:value-type="float">
            <text:p>209.25 </text:p>
          </table:table-cell>
        </table:table-row>
        <table:table-row table:style-name="ro2" table:visibility="filter">
          <table:table-cell table:style-name="ce154" office:value-type="string" calcext:value-type="string">
            <text:p>SERVICIO DE INTERNET BANDA ANCHA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8-05" calcext:value-type="date">
            <text:p>05-ago-21</text:p>
          </table:table-cell>
          <table:table-cell table:style-name="ce154" office:value-type="string" calcext:value-type="string">
            <text:p>Fact # 2527756 DAT001-DATAFAST CIA LTDA SERVICIO CONEXION 20-AGO A 19-SEP</text:p>
          </table:table-cell>
          <table:table-cell table:style-name="ce154"/>
          <table:table-cell table:style-name="ce158" office:value-type="float" office:value="4.75" calcext:value-type="float">
            <text:p>4.75 </text:p>
          </table:table-cell>
          <table:table-cell table:style-name="ce158" office:value-type="float" office:value="214" calcext:value-type="float">
            <text:p>214.00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Y REP. DE OFICINA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Y REP. DE OFICINA</text:p>
          </table:table-cell>
          <table:table-cell table:style-name="ce161" office:value-type="string" calcext:value-type="string">
            <text:p>DF-15</text:p>
          </table:table-cell>
          <table:table-cell table:style-name="ce157" office:value-type="date" office:date-value="2021-04-15" calcext:value-type="date">
            <text:p>15-abr-21</text:p>
          </table:table-cell>
          <table:table-cell table:style-name="ce154" office:value-type="string" calcext:value-type="string">
            <text:p>Fact # 4748 ALC010-ALCIVAR BRICIO HUMBERTO SERVICIO POR INSTALACION DE ANCOD. DE AIRE SPLIT Y MATERIALES: BASE PARA CONDENSADOR Y REFRIGERANTE</text:p>
          </table:table-cell>
          <table:table-cell table:style-name="ce154"/>
          <table:table-cell table:number-columns-repeated="2" table:style-name="ce158" office:value-type="float" office:value="151" calcext:value-type="float">
            <text:p>151.00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Y REP. DE OFICINA</text:p>
          </table:table-cell>
          <table:table-cell table:style-name="ce161" office:value-type="string" calcext:value-type="string">
            <text:p>DF-7</text:p>
          </table:table-cell>
          <table:table-cell table:style-name="ce157" office:value-type="date" office:date-value="2021-06-04" calcext:value-type="date">
            <text:p>04-jun-21</text:p>
          </table:table-cell>
          <table:table-cell table:style-name="ce154" office:value-type="string" calcext:value-type="string">
            <text:p>Fact # 39564 COM015-COMERCIAL KYWI S.A COMPRA DE CERROJO ELECTRONICO REV C/POMO NK.SATIN</text:p>
          </table:table-cell>
          <table:table-cell table:style-name="ce154"/>
          <table:table-cell table:style-name="ce158" office:value-type="float" office:value="72.47" calcext:value-type="float">
            <text:p>72.47 </text:p>
          </table:table-cell>
          <table:table-cell table:style-name="ce158" office:value-type="float" office:value="223.47" calcext:value-type="float">
            <text:p>223.47 </text:p>
          </table:table-cell>
        </table:table-row>
        <table:table-row table:style-name="ro2" table:visibility="filter">
          <table:table-cell table:style-name="ce154" office:value-type="string" calcext:value-type="string">
            <text:p>MANTENIMIENTO Y REP. DE OFICINA</text:p>
          </table:table-cell>
          <table:table-cell table:style-name="ce161" office:value-type="string" calcext:value-type="string">
            <text:p>DF-2</text:p>
          </table:table-cell>
          <table:table-cell table:style-name="ce157" office:value-type="date" office:date-value="2021-06-11" calcext:value-type="date">
            <text:p>11-jun-21</text:p>
          </table:table-cell>
          <table:table-cell table:style-name="ce154" office:value-type="string" calcext:value-type="string">
            <text:p>Fact # 391 BUS009-BUSTAMANTE JORDAN WILBER ENRIQUE FABRICACION DE PARED PARA OFICINA</text:p>
          </table:table-cell>
          <table:table-cell table:style-name="ce154"/>
          <table:table-cell table:style-name="ce158" office:value-type="float" office:value="450" calcext:value-type="float">
            <text:p>450.00 </text:p>
          </table:table-cell>
          <table:table-cell table:style-name="ce158" office:value-type="float" office:value="673.47" calcext:value-type="float">
            <text:p>673.4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EN-15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Registro.- Contabilización de Provisión de Beneficios Sociales correspondiente al mes de Enero 2021</text:p>
          </table:table-cell>
          <table:table-cell table:style-name="ce154"/>
          <table:table-cell table:number-columns-repeated="2" table:style-name="ce158" office:value-type="float" office:value="639.01" calcext:value-type="float">
            <text:p>639.0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FE-13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Registro.- Contabilización de Provisión de Beneficios Sociales correspondiente al mes de Febrero 2021</text:p>
          </table:table-cell>
          <table:table-cell table:style-name="ce154"/>
          <table:table-cell table:style-name="ce158" office:value-type="float" office:value="639.01" calcext:value-type="float">
            <text:p>639.01 </text:p>
          </table:table-cell>
          <table:table-cell table:style-name="ce158" office:value-type="float" office:value="1278.02" calcext:value-type="float">
            <text:p>1,278.0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MR-9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Registro.- Contabilización de Provisión de Beneficios Sociales correspondiente al mes de Marzo 2021</text:p>
          </table:table-cell>
          <table:table-cell table:style-name="ce154"/>
          <table:table-cell table:style-name="ce158" office:value-type="float" office:value="639.01" calcext:value-type="float">
            <text:p>639.01 </text:p>
          </table:table-cell>
          <table:table-cell table:style-name="ce158" office:value-type="float" office:value="1917.03" calcext:value-type="float">
            <text:p>1,917.0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AB-13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Registro.- Contabilización de Provisión de Beneficios Sociales correspondiente al mes de Abril 2021</text:p>
          </table:table-cell>
          <table:table-cell table:style-name="ce154"/>
          <table:table-cell table:style-name="ce158" office:value-type="float" office:value="639.01" calcext:value-type="float">
            <text:p>639.01 </text:p>
          </table:table-cell>
          <table:table-cell table:style-name="ce158" office:value-type="float" office:value="2556.04" calcext:value-type="float">
            <text:p>2,556.0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MA-10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Registro.- Contabilización de Provisión de Beneficios Sociales correspondiente al mes de Mayo 2021</text:p>
          </table:table-cell>
          <table:table-cell table:style-name="ce154"/>
          <table:table-cell table:style-name="ce158" office:value-type="float" office:value="630.56" calcext:value-type="float">
            <text:p>630.56 </text:p>
          </table:table-cell>
          <table:table-cell table:style-name="ce158" office:value-type="float" office:value="3186.6" calcext:value-type="float">
            <text:p>3,186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JN-9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Registro.- Contabilización de Provisión de Beneficios Sociales correspondiente al mes de Junio 2021</text:p>
          </table:table-cell>
          <table:table-cell table:style-name="ce154"/>
          <table:table-cell table:style-name="ce158" office:value-type="float" office:value="630.56" calcext:value-type="float">
            <text:p>630.56 </text:p>
          </table:table-cell>
          <table:table-cell table:style-name="ce158" office:value-type="float" office:value="3817.16" calcext:value-type="float">
            <text:p>3,817.1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JU-8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Registro.- Contabilización de Provisión de Beneficios Sociales correspondiente al mes de Julio 2021</text:p>
          </table:table-cell>
          <table:table-cell table:style-name="ce154"/>
          <table:table-cell table:style-name="ce158" office:value-type="float" office:value="642.7" calcext:value-type="float">
            <text:p>642.70 </text:p>
          </table:table-cell>
          <table:table-cell table:style-name="ce158" office:value-type="float" office:value="4459.86" calcext:value-type="float">
            <text:p>4,459.8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TERCER SUELDO</text:p>
          </table:table-cell>
          <table:table-cell table:style-name="ce161" office:value-type="string" calcext:value-type="string">
            <text:p>AG-12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Registro.- Contabilización de Provisión de Beneficios Sociales correspondiente al mes de Agosto 2021</text:p>
          </table:table-cell>
          <table:table-cell table:style-name="ce154"/>
          <table:table-cell table:style-name="ce158" office:value-type="float" office:value="642.7" calcext:value-type="float">
            <text:p>642.70 </text:p>
          </table:table-cell>
          <table:table-cell table:style-name="ce158" office:value-type="float" office:value="5102.56" calcext:value-type="float">
            <text:p>5,102.5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EN-15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Registro.- Contabilización de Provisión de Beneficios Sociales correspondiente al mes de Enero 2021</text:p>
          </table:table-cell>
          <table:table-cell table:style-name="ce154"/>
          <table:table-cell table:number-columns-repeated="2" table:style-name="ce158" office:value-type="float" office:value="333.3" calcext:value-type="float">
            <text:p>333.3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FE-13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Registro.- Contabilización de Provisión de Beneficios Sociales correspondiente al mes de Febrero 2021</text:p>
          </table:table-cell>
          <table:table-cell table:style-name="ce154"/>
          <table:table-cell table:style-name="ce158" office:value-type="float" office:value="333.3" calcext:value-type="float">
            <text:p>333.30 </text:p>
          </table:table-cell>
          <table:table-cell table:style-name="ce158" office:value-type="float" office:value="666.6" calcext:value-type="float">
            <text:p>666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MR-9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Registro.- Contabilización de Provisión de Beneficios Sociales correspondiente al mes de Marzo 2021</text:p>
          </table:table-cell>
          <table:table-cell table:style-name="ce154"/>
          <table:table-cell table:style-name="ce158" office:value-type="float" office:value="333.3" calcext:value-type="float">
            <text:p>333.30 </text:p>
          </table:table-cell>
          <table:table-cell table:style-name="ce158" office:value-type="float" office:value="999.9" calcext:value-type="float">
            <text:p>999.9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AB-13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Registro.- Contabilización de Provisión de Beneficios Sociales correspondiente al mes de Abril 2021</text:p>
          </table:table-cell>
          <table:table-cell table:style-name="ce154"/>
          <table:table-cell table:style-name="ce158" office:value-type="float" office:value="333.3" calcext:value-type="float">
            <text:p>333.30 </text:p>
          </table:table-cell>
          <table:table-cell table:style-name="ce158" office:value-type="float" office:value="1333.2" calcext:value-type="float">
            <text:p>1,333.2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MA-10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Registro.- Contabilización de Provisión de Beneficios Sociales correspondiente al mes de Mayo 2021</text:p>
          </table:table-cell>
          <table:table-cell table:style-name="ce154"/>
          <table:table-cell table:style-name="ce158" office:value-type="float" office:value="333.3" calcext:value-type="float">
            <text:p>333.30 </text:p>
          </table:table-cell>
          <table:table-cell table:style-name="ce158" office:value-type="float" office:value="1666.5" calcext:value-type="float">
            <text:p>1,666.5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JN-9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Registro.- Contabilización de Provisión de Beneficios Sociales correspondiente al mes de Junio 2021</text:p>
          </table:table-cell>
          <table:table-cell table:style-name="ce154"/>
          <table:table-cell table:style-name="ce158" office:value-type="float" office:value="333.3" calcext:value-type="float">
            <text:p>333.30 </text:p>
          </table:table-cell>
          <table:table-cell table:style-name="ce158" office:value-type="float" office:value="1999.8" calcext:value-type="float">
            <text:p>1,999.8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JU-8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Registro.- Contabilización de Provisión de Beneficios Sociales correspondiente al mes de Julio 2021</text:p>
          </table:table-cell>
          <table:table-cell table:style-name="ce154"/>
          <table:table-cell table:style-name="ce158" office:value-type="float" office:value="333.3" calcext:value-type="float">
            <text:p>333.30 </text:p>
          </table:table-cell>
          <table:table-cell table:style-name="ce158" office:value-type="float" office:value="2333.1" calcext:value-type="float">
            <text:p>2,333.1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DECIMO CUARTO SUELDO</text:p>
          </table:table-cell>
          <table:table-cell table:style-name="ce161" office:value-type="string" calcext:value-type="string">
            <text:p>AG-12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Registro.- Contabilización de Provisión de Beneficios Sociales correspondiente al mes de Agosto 2021</text:p>
          </table:table-cell>
          <table:table-cell table:style-name="ce154"/>
          <table:table-cell table:style-name="ce158" office:value-type="float" office:value="333.3" calcext:value-type="float">
            <text:p>333.30 </text:p>
          </table:table-cell>
          <table:table-cell table:style-name="ce158" office:value-type="float" office:value="2666.4" calcext:value-type="float">
            <text:p>2,666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Septiembre 2019 a Agosto 2020 Maria Guzhnay Hidalgo</text:p>
          </table:table-cell>
          <table:table-cell table:style-name="ce154"/>
          <table:table-cell table:number-columns-repeated="2" table:style-name="ce158" office:value-type="float" office:value="67.53" calcext:value-type="float">
            <text:p>67.5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Diciembre 2017 a Noviembre 2018 Stephanie Marmol Chavez</text:p>
          </table:table-cell>
          <table:table-cell table:style-name="ce154"/>
          <table:table-cell table:style-name="ce158" office:value-type="float" office:value="86.67" calcext:value-type="float">
            <text:p>86.67 </text:p>
          </table:table-cell>
          <table:table-cell table:style-name="ce158" office:value-type="float" office:value="154.2" calcext:value-type="float">
            <text:p>154.2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Diciembre 2018 a Noviembre 2019 Stephanie Marmol Chavez</text:p>
          </table:table-cell>
          <table:table-cell table:style-name="ce154"/>
          <table:table-cell table:style-name="ce158" office:value-type="float" office:value="108.33" calcext:value-type="float">
            <text:p>108.33 </text:p>
          </table:table-cell>
          <table:table-cell table:style-name="ce158" office:value-type="float" office:value="262.53" calcext:value-type="float">
            <text:p>262.5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Diciembre 2019 a Noviembre 2020 Stephanie Marmol Chavez</text:p>
          </table:table-cell>
          <table:table-cell table:style-name="ce154"/>
          <table:table-cell table:style-name="ce158" office:value-type="float" office:value="108.33" calcext:value-type="float">
            <text:p>108.33 </text:p>
          </table:table-cell>
          <table:table-cell table:style-name="ce158" office:value-type="float" office:value="370.86" calcext:value-type="float">
            <text:p>370.8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Mayo 2019 a Abril 2020 Perfecto Ronquillo Moran</text:p>
          </table:table-cell>
          <table:table-cell table:style-name="ce154"/>
          <table:table-cell table:style-name="ce158" office:value-type="float" office:value="120.44" calcext:value-type="float">
            <text:p>120.44 </text:p>
          </table:table-cell>
          <table:table-cell table:style-name="ce158" office:value-type="float" office:value="491.3" calcext:value-type="float">
            <text:p>491.3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Junio 2018 a Mayo 2019 Irma Viteri Vinces</text:p>
          </table:table-cell>
          <table:table-cell table:style-name="ce154"/>
          <table:table-cell table:style-name="ce158" office:value-type="float" office:value="151.67" calcext:value-type="float">
            <text:p>151.67 </text:p>
          </table:table-cell>
          <table:table-cell table:style-name="ce158" office:value-type="float" office:value="642.97" calcext:value-type="float">
            <text:p>642.9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Junio 2019 a Mayo 2020 Irma Viteri Vinces</text:p>
          </table:table-cell>
          <table:table-cell table:style-name="ce154"/>
          <table:table-cell table:style-name="ce158" office:value-type="float" office:value="173.33" calcext:value-type="float">
            <text:p>173.33 </text:p>
          </table:table-cell>
          <table:table-cell table:style-name="ce158" office:value-type="float" office:value="816.3" calcext:value-type="float">
            <text:p>816.3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Enero a Diciembre 2017 Gregorio Zambrano Luna</text:p>
          </table:table-cell>
          <table:table-cell table:style-name="ce154"/>
          <table:table-cell table:style-name="ce158" office:value-type="float" office:value="119.7" calcext:value-type="float">
            <text:p>119.70 </text:p>
          </table:table-cell>
          <table:table-cell table:style-name="ce158" office:value-type="float" office:value="936" calcext:value-type="float">
            <text:p>936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Enero a Diciembre 2018 Gregorio Zambrano Luna</text:p>
          </table:table-cell>
          <table:table-cell table:style-name="ce154"/>
          <table:table-cell table:style-name="ce158" office:value-type="float" office:value="264.27" calcext:value-type="float">
            <text:p>264.27 </text:p>
          </table:table-cell>
          <table:table-cell table:style-name="ce158" office:value-type="float" office:value="1200.27" calcext:value-type="float">
            <text:p>1,200.2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Registro.- liquidacion de vacaciones correspondiente al periodo de Enero a Diciembre 2019 Gregorio Zambrano Luna</text:p>
          </table:table-cell>
          <table:table-cell table:style-name="ce154"/>
          <table:table-cell table:style-name="ce158" office:value-type="float" office:value="600" calcext:value-type="float">
            <text:p>600.00 </text:p>
          </table:table-cell>
          <table:table-cell table:style-name="ce158" office:value-type="float" office:value="1800.27" calcext:value-type="float">
            <text:p>1,800.2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EN-15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Registro.- Contabilización de Provisión de Beneficios Sociales correspondiente al mes de Enero 2021</text:p>
          </table:table-cell>
          <table:table-cell table:style-name="ce154"/>
          <table:table-cell table:style-name="ce158" office:value-type="float" office:value="319.49" calcext:value-type="float">
            <text:p>319.49 </text:p>
          </table:table-cell>
          <table:table-cell table:style-name="ce158" office:value-type="float" office:value="2119.76" calcext:value-type="float">
            <text:p>2,119.7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FE-13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Registro.- Contabilización de Provisión de Beneficios Sociales correspondiente al mes de Febrero 2021</text:p>
          </table:table-cell>
          <table:table-cell table:style-name="ce154"/>
          <table:table-cell table:style-name="ce158" office:value-type="float" office:value="319.49" calcext:value-type="float">
            <text:p>319.49 </text:p>
          </table:table-cell>
          <table:table-cell table:style-name="ce158" office:value-type="float" office:value="2439.25" calcext:value-type="float">
            <text:p>2,439.2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MR-9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Registro.- Contabilización de Provisión de Beneficios Sociales correspondiente al mes de Marzo 2021</text:p>
          </table:table-cell>
          <table:table-cell table:style-name="ce154"/>
          <table:table-cell table:style-name="ce158" office:value-type="float" office:value="319.49" calcext:value-type="float">
            <text:p>319.49 </text:p>
          </table:table-cell>
          <table:table-cell table:style-name="ce158" office:value-type="float" office:value="2758.74" calcext:value-type="float">
            <text:p>2,758.7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AB-13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Registro.- Contabilización de Provisión de Beneficios Sociales correspondiente al mes de Abril 2021</text:p>
          </table:table-cell>
          <table:table-cell table:style-name="ce154"/>
          <table:table-cell table:style-name="ce158" office:value-type="float" office:value="319.49" calcext:value-type="float">
            <text:p>319.49 </text:p>
          </table:table-cell>
          <table:table-cell table:style-name="ce158" office:value-type="float" office:value="3078.23" calcext:value-type="float">
            <text:p>3,078.2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MA-10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Registro.- Contabilización de Provisión de Beneficios Sociales correspondiente al mes de Mayo 2021</text:p>
          </table:table-cell>
          <table:table-cell table:style-name="ce154"/>
          <table:table-cell table:style-name="ce158" office:value-type="float" office:value="315.26" calcext:value-type="float">
            <text:p>315.26 </text:p>
          </table:table-cell>
          <table:table-cell table:style-name="ce158" office:value-type="float" office:value="3393.49" calcext:value-type="float">
            <text:p>3,393.4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JN-9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Registro.- Contabilización de Provisión de Beneficios Sociales correspondiente al mes de Junio 2021</text:p>
          </table:table-cell>
          <table:table-cell table:style-name="ce154"/>
          <table:table-cell table:style-name="ce158" office:value-type="float" office:value="315.26" calcext:value-type="float">
            <text:p>315.26 </text:p>
          </table:table-cell>
          <table:table-cell table:style-name="ce158" office:value-type="float" office:value="3708.75" calcext:value-type="float">
            <text:p>3,708.7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JU-8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Registro.- Contabilización de Provisión de Beneficios Sociales correspondiente al mes de Julio 2021</text:p>
          </table:table-cell>
          <table:table-cell table:style-name="ce154"/>
          <table:table-cell table:style-name="ce158" office:value-type="float" office:value="321.32" calcext:value-type="float">
            <text:p>321.32 </text:p>
          </table:table-cell>
          <table:table-cell table:style-name="ce158" office:value-type="float" office:value="4030.07" calcext:value-type="float">
            <text:p>4,030.0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VACACIONES</text:p>
          </table:table-cell>
          <table:table-cell table:style-name="ce161" office:value-type="string" calcext:value-type="string">
            <text:p>AG-12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Registro.- Contabilización de Provisión de Beneficios Sociales correspondiente al mes de Agosto 2021</text:p>
          </table:table-cell>
          <table:table-cell table:style-name="ce154"/>
          <table:table-cell table:style-name="ce158" office:value-type="float" office:value="321.32" calcext:value-type="float">
            <text:p>321.32 </text:p>
          </table:table-cell>
          <table:table-cell table:style-name="ce158" office:value-type="float" office:value="4351.39" calcext:value-type="float">
            <text:p>4,351.3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EN-15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Registro.- Contabilización de Provisión de Beneficios Sociales correspondiente al mes de Enero 2021</text:p>
          </table:table-cell>
          <table:table-cell table:style-name="ce154"/>
          <table:table-cell table:number-columns-repeated="2" table:style-name="ce158" office:value-type="float" office:value="638.76" calcext:value-type="float">
            <text:p>638.7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FE-13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Registro.- Contabilización de Provisión de Beneficios Sociales correspondiente al mes de Febrero 2021</text:p>
          </table:table-cell>
          <table:table-cell table:style-name="ce154"/>
          <table:table-cell table:style-name="ce158" office:value-type="float" office:value="638.76" calcext:value-type="float">
            <text:p>638.76 </text:p>
          </table:table-cell>
          <table:table-cell table:style-name="ce158" office:value-type="float" office:value="1277.52" calcext:value-type="float">
            <text:p>1,277.5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MR-9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Registro.- Contabilización de Provisión de Beneficios Sociales correspondiente al mes de Marzo 2021</text:p>
          </table:table-cell>
          <table:table-cell table:style-name="ce154"/>
          <table:table-cell table:style-name="ce158" office:value-type="float" office:value="638.76" calcext:value-type="float">
            <text:p>638.76 </text:p>
          </table:table-cell>
          <table:table-cell table:style-name="ce158" office:value-type="float" office:value="1916.28" calcext:value-type="float">
            <text:p>1,916.2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AB-13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Registro.- Contabilización de Provisión de Beneficios Sociales correspondiente al mes de Abril 2021</text:p>
          </table:table-cell>
          <table:table-cell table:style-name="ce154"/>
          <table:table-cell table:style-name="ce158" office:value-type="float" office:value="638.76" calcext:value-type="float">
            <text:p>638.76 </text:p>
          </table:table-cell>
          <table:table-cell table:style-name="ce158" office:value-type="float" office:value="2555.04" calcext:value-type="float">
            <text:p>2,555.0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MA-10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Registro.- Contabilización de Provisión de Beneficios Sociales correspondiente al mes de Mayo 2021</text:p>
          </table:table-cell>
          <table:table-cell table:style-name="ce154"/>
          <table:table-cell table:style-name="ce158" office:value-type="float" office:value="630.32" calcext:value-type="float">
            <text:p>630.32 </text:p>
          </table:table-cell>
          <table:table-cell table:style-name="ce158" office:value-type="float" office:value="3185.36" calcext:value-type="float">
            <text:p>3,185.3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JN-9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Registro.- Contabilización de Provisión de Beneficios Sociales correspondiente al mes de Junio 2021</text:p>
          </table:table-cell>
          <table:table-cell table:style-name="ce154"/>
          <table:table-cell table:style-name="ce158" office:value-type="float" office:value="630.32" calcext:value-type="float">
            <text:p>630.32 </text:p>
          </table:table-cell>
          <table:table-cell table:style-name="ce158" office:value-type="float" office:value="3815.68" calcext:value-type="float">
            <text:p>3,815.6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JU-8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Registro.- Contabilización de Provisión de Beneficios Sociales correspondiente al mes de Julio 2021</text:p>
          </table:table-cell>
          <table:table-cell table:style-name="ce154"/>
          <table:table-cell table:style-name="ce158" office:value-type="float" office:value="642.44" calcext:value-type="float">
            <text:p>642.44 </text:p>
          </table:table-cell>
          <table:table-cell table:style-name="ce158" office:value-type="float" office:value="4458.12" calcext:value-type="float">
            <text:p>4,458.1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FONDO DE RESERVA ADMINISTRATIVO</text:p>
          </table:table-cell>
          <table:table-cell table:style-name="ce161" office:value-type="string" calcext:value-type="string">
            <text:p>AG-12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Registro.- Contabilización de Provisión de Beneficios Sociales correspondiente al mes de Agosto 2021</text:p>
          </table:table-cell>
          <table:table-cell table:style-name="ce154"/>
          <table:table-cell table:style-name="ce158" office:value-type="float" office:value="642.44" calcext:value-type="float">
            <text:p>642.44 </text:p>
          </table:table-cell>
          <table:table-cell table:style-name="ce158" office:value-type="float" office:value="5100.56" calcext:value-type="float">
            <text:p>5,100.5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EN-15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Registro.- Contabilización de Provisión de Beneficios Sociales correspondiente al mes de Enero 2021</text:p>
          </table:table-cell>
          <table:table-cell table:style-name="ce154"/>
          <table:table-cell table:number-columns-repeated="2" table:style-name="ce158" office:value-type="float" office:value="931.66" calcext:value-type="float">
            <text:p>931.6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FE-13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Registro.- Contabilización de Provisión de Beneficios Sociales correspondiente al mes de Febrero 2021</text:p>
          </table:table-cell>
          <table:table-cell table:style-name="ce154"/>
          <table:table-cell table:style-name="ce158" office:value-type="float" office:value="931.66" calcext:value-type="float">
            <text:p>931.66 </text:p>
          </table:table-cell>
          <table:table-cell table:style-name="ce158" office:value-type="float" office:value="1863.32" calcext:value-type="float">
            <text:p>1,863.3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MR-9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Registro.- Contabilización de Provisión de Beneficios Sociales correspondiente al mes de Marzo 2021</text:p>
          </table:table-cell>
          <table:table-cell table:style-name="ce154"/>
          <table:table-cell table:style-name="ce158" office:value-type="float" office:value="931.66" calcext:value-type="float">
            <text:p>931.66 </text:p>
          </table:table-cell>
          <table:table-cell table:style-name="ce158" office:value-type="float" office:value="2794.98" calcext:value-type="float">
            <text:p>2,794.9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AB-13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Registro.- Contabilización de Provisión de Beneficios Sociales correspondiente al mes de Abril 2021</text:p>
          </table:table-cell>
          <table:table-cell table:style-name="ce154"/>
          <table:table-cell table:style-name="ce158" office:value-type="float" office:value="931.64" calcext:value-type="float">
            <text:p>931.64 </text:p>
          </table:table-cell>
          <table:table-cell table:style-name="ce158" office:value-type="float" office:value="3726.62" calcext:value-type="float">
            <text:p>3,726.6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MA-10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Registro.- Contabilización de Provisión de Beneficios Sociales correspondiente al mes de Mayo 2021</text:p>
          </table:table-cell>
          <table:table-cell table:style-name="ce154"/>
          <table:table-cell table:style-name="ce158" office:value-type="float" office:value="919.26" calcext:value-type="float">
            <text:p>919.26 </text:p>
          </table:table-cell>
          <table:table-cell table:style-name="ce158" office:value-type="float" office:value="4645.88" calcext:value-type="float">
            <text:p>4,645.8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JN-9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Registro.- Contabilización de Provisión de Beneficios Sociales correspondiente al mes de Junio 2021</text:p>
          </table:table-cell>
          <table:table-cell table:style-name="ce154"/>
          <table:table-cell table:style-name="ce158" office:value-type="float" office:value="919.32" calcext:value-type="float">
            <text:p>919.32 </text:p>
          </table:table-cell>
          <table:table-cell table:style-name="ce158" office:value-type="float" office:value="5565.2" calcext:value-type="float">
            <text:p>5,565.2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JU-8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Registro.- Contabilización de Provisión de Beneficios Sociales correspondiente al mes de Julio 2021</text:p>
          </table:table-cell>
          <table:table-cell table:style-name="ce154"/>
          <table:table-cell table:style-name="ce158" office:value-type="float" office:value="937.02" calcext:value-type="float">
            <text:p>937.02 </text:p>
          </table:table-cell>
          <table:table-cell table:style-name="ce158" office:value-type="float" office:value="6502.22" calcext:value-type="float">
            <text:p>6,502.2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PORTES PATRONAL-PERSONAL</text:p>
          </table:table-cell>
          <table:table-cell table:style-name="ce161" office:value-type="string" calcext:value-type="string">
            <text:p>AG-12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Registro.- Contabilización de Provisión de Beneficios Sociales correspondiente al mes de Agosto 2021</text:p>
          </table:table-cell>
          <table:table-cell table:style-name="ce154"/>
          <table:table-cell table:style-name="ce158" office:value-type="float" office:value="937.02" calcext:value-type="float">
            <text:p>937.02 </text:p>
          </table:table-cell>
          <table:table-cell table:style-name="ce158" office:value-type="float" office:value="7439.24" calcext:value-type="float">
            <text:p>7,439.2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2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N/D PRODUBANCO <text:s/>TRANSF. ROL DE PAGO 2DA QUINCENA MES DE ENERO 2021, A PERFECTO ISAIAS RONQUILLO MORAN</text:p>
          </table:table-cell>
          <table:table-cell table:style-name="ce154"/>
          <table:table-cell table:number-columns-repeated="2" table:style-name="ce158" office:value-type="float" office:value="404.4" calcext:value-type="float">
            <text:p>404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1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N/D PACIFICO TRANSF. ROLES DE PAGO 2DA QUINCENA MES DE ENERO 2021</text:p>
          </table:table-cell>
          <table:table-cell table:style-name="ce154"/>
          <table:table-cell table:style-name="ce158" office:value-type="float" office:value="7263.56" calcext:value-type="float">
            <text:p>7,263.56 </text:p>
          </table:table-cell>
          <table:table-cell table:style-name="ce158" office:value-type="float" office:value="7667.96" calcext:value-type="float">
            <text:p>7,667.9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6</text:p>
          </table:table-cell>
          <table:table-cell table:style-name="ce157" office:value-type="date" office:date-value="2021-02-26" calcext:value-type="date">
            <text:p>26-feb-21</text:p>
          </table:table-cell>
          <table:table-cell table:style-name="ce154" office:value-type="string" calcext:value-type="string">
            <text:p>N/D BCO. PACIFICO TRANSFERENCIA ROLES DE PAGO 2DA QUINCENA MES DE FEBRERO 2021</text:p>
          </table:table-cell>
          <table:table-cell table:style-name="ce154"/>
          <table:table-cell table:style-name="ce158" office:value-type="float" office:value="7263.56" calcext:value-type="float">
            <text:p>7,263.56 </text:p>
          </table:table-cell>
          <table:table-cell table:style-name="ce158" office:value-type="float" office:value="14931.52" calcext:value-type="float">
            <text:p>14,931.5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8</text:p>
          </table:table-cell>
          <table:table-cell table:style-name="ce157" office:value-type="date" office:date-value="2021-02-26" calcext:value-type="date">
            <text:p>26-feb-21</text:p>
          </table:table-cell>
          <table:table-cell table:style-name="ce154" office:value-type="string" calcext:value-type="string">
            <text:p>N/D PRODUBANCO ROL DE PAGO 2DA QUINCENA MES DE FEBRERO 2021 A RONQUILLO MORAN PERFECTO ISAIAS</text:p>
          </table:table-cell>
          <table:table-cell table:style-name="ce154"/>
          <table:table-cell table:style-name="ce158" office:value-type="float" office:value="404.4" calcext:value-type="float">
            <text:p>404.40 </text:p>
          </table:table-cell>
          <table:table-cell table:style-name="ce158" office:value-type="float" office:value="15335.92" calcext:value-type="float">
            <text:p>15,335.9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8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N/D PACIFICO TRANSFERENCIA ROLES DE PAGO 2DA QUINCENA MES DE MARZO 2021</text:p>
          </table:table-cell>
          <table:table-cell table:style-name="ce154"/>
          <table:table-cell table:style-name="ce158" office:value-type="float" office:value="7263.56" calcext:value-type="float">
            <text:p>7,263.56 </text:p>
          </table:table-cell>
          <table:table-cell table:style-name="ce158" office:value-type="float" office:value="22599.48" calcext:value-type="float">
            <text:p>22,599.4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9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N/D PRODUBANCO TRANSFERENCIA PAGO DE ROLES DE PAGO 2DA QUINCENA MES DE MARZO 2021 A RONQUILLO MORAN PERFECTO ISAIAS</text:p>
          </table:table-cell>
          <table:table-cell table:style-name="ce154"/>
          <table:table-cell table:style-name="ce158" office:value-type="float" office:value="404.4" calcext:value-type="float">
            <text:p>404.40 </text:p>
          </table:table-cell>
          <table:table-cell table:style-name="ce158" office:value-type="float" office:value="23003.88" calcext:value-type="float">
            <text:p>23,003.8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48</text:p>
          </table:table-cell>
          <table:table-cell table:style-name="ce157" office:value-type="date" office:date-value="2021-04-29" calcext:value-type="date">
            <text:p>29-abr-21</text:p>
          </table:table-cell>
          <table:table-cell table:style-name="ce154" office:value-type="string" calcext:value-type="string">
            <text:p>N/D PRODUBANCO TRASNF. PAGO 2DA QUINCENA MES DE ABRIL-2021, A JOSEPH BAQUERIZO</text:p>
          </table:table-cell>
          <table:table-cell table:style-name="ce154"/>
          <table:table-cell table:style-name="ce158" office:value-type="float" office:value="150" calcext:value-type="float">
            <text:p>150.00 </text:p>
          </table:table-cell>
          <table:table-cell table:style-name="ce158" office:value-type="float" office:value="23153.88" calcext:value-type="float">
            <text:p>23,153.8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2</text:p>
          </table:table-cell>
          <table:table-cell table:style-name="ce157" office:value-type="date" office:date-value="2021-04-29" calcext:value-type="date">
            <text:p>29-abr-21</text:p>
          </table:table-cell>
          <table:table-cell table:style-name="ce154" office:value-type="string" calcext:value-type="string">
            <text:p>N/D PACIFICO TRANSF. ROLES DE PAGO 2DA QUINCENA MES DE ABRIL 2021</text:p>
          </table:table-cell>
          <table:table-cell table:style-name="ce154"/>
          <table:table-cell table:style-name="ce158" office:value-type="float" office:value="7263.56" calcext:value-type="float">
            <text:p>7,263.56 </text:p>
          </table:table-cell>
          <table:table-cell table:style-name="ce158" office:value-type="float" office:value="30417.44" calcext:value-type="float">
            <text:p>30,417.4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4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N/D PRODUBANCO TRANSF. ROLES DE PAGO 2DA QUINCENA MES DE ABRIL 2021, A RONQUILLO MORAN PERFECTO ISAIAS</text:p>
          </table:table-cell>
          <table:table-cell table:style-name="ce154"/>
          <table:table-cell table:style-name="ce158" office:value-type="float" office:value="404.4" calcext:value-type="float">
            <text:p>404.40 </text:p>
          </table:table-cell>
          <table:table-cell table:style-name="ce158" office:value-type="float" office:value="30821.84" calcext:value-type="float">
            <text:p>30,821.8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52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RODUBANCO TRANSF. ROLES DE PAGO 2DA QUINCENA MES DE MAYO 2021, A BAQUERIZO FLOR JOSEPH ANDRES </text:p>
          </table:table-cell>
          <table:table-cell table:style-name="ce154"/>
          <table:table-cell table:style-name="ce158" office:value-type="float" office:value="150" calcext:value-type="float">
            <text:p>150.00 </text:p>
          </table:table-cell>
          <table:table-cell table:style-name="ce158" office:value-type="float" office:value="30971.84" calcext:value-type="float">
            <text:p>30,971.8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62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ACIFICO TRANSF. ROLES DE PAGO 2DO TRIMESTRE MES DE MAYO 2021</text:p>
          </table:table-cell>
          <table:table-cell table:style-name="ce154"/>
          <table:table-cell table:style-name="ce158" office:value-type="float" office:value="7162.16" calcext:value-type="float">
            <text:p>7,162.16 </text:p>
          </table:table-cell>
          <table:table-cell table:style-name="ce158" office:value-type="float" office:value="38134" calcext:value-type="float">
            <text:p>38,134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63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RODUBANCO TRANSF. ROLES DE PAGO 2DA QUINCENA MES DE MAYO 2021, A PERFECTO ISAIAS RONQUILLO MORAN</text:p>
          </table:table-cell>
          <table:table-cell table:style-name="ce154"/>
          <table:table-cell table:style-name="ce158" office:value-type="float" office:value="404.4" calcext:value-type="float">
            <text:p>404.40 </text:p>
          </table:table-cell>
          <table:table-cell table:style-name="ce158" office:value-type="float" office:value="38538.4" calcext:value-type="float">
            <text:p>38,538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44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N/D PACIFICO TRANSF. ROLES DE PAGO 2DA QUINCENA MES DE JUNIO 2021</text:p>
          </table:table-cell>
          <table:table-cell table:style-name="ce154"/>
          <table:table-cell table:style-name="ce158" office:value-type="float" office:value="7162.16" calcext:value-type="float">
            <text:p>7,162.16 </text:p>
          </table:table-cell>
          <table:table-cell table:style-name="ce158" office:value-type="float" office:value="45700.56" calcext:value-type="float">
            <text:p>45,700.5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45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N/D PRODUBANCO TRANSF. ROLES DE PAGO 2DA QUINCENA MES DE JUNIO 2021, A PERFECTO RONQUILLO</text:p>
          </table:table-cell>
          <table:table-cell table:style-name="ce154"/>
          <table:table-cell table:style-name="ce158" office:value-type="float" office:value="404.4" calcext:value-type="float">
            <text:p>404.40 </text:p>
          </table:table-cell>
          <table:table-cell table:style-name="ce158" office:value-type="float" office:value="46104.96" calcext:value-type="float">
            <text:p>46,104.9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42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N/D PRODUBANCO TRANSF. ROLES DE PAGO 2DA QUINCENA MES DE JULIO 2021, A PERFECTO RONQUILLO</text:p>
          </table:table-cell>
          <table:table-cell table:style-name="ce154"/>
          <table:table-cell table:style-name="ce158" office:value-type="float" office:value="404.4" calcext:value-type="float">
            <text:p>404.40 </text:p>
          </table:table-cell>
          <table:table-cell table:style-name="ce158" office:value-type="float" office:value="46509.36" calcext:value-type="float">
            <text:p>46,509.3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47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N/D PACIFICO TRANSF. ROLES DE PAGO 2DA QUINCENA MES DE JULIO 2021</text:p>
          </table:table-cell>
          <table:table-cell table:style-name="ce154"/>
          <table:table-cell table:style-name="ce158" office:value-type="float" office:value="7307.76" calcext:value-type="float">
            <text:p>7,307.76 </text:p>
          </table:table-cell>
          <table:table-cell table:style-name="ce158" office:value-type="float" office:value="53817.12" calcext:value-type="float">
            <text:p>53,817.1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47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N/D PACIFICO TRANSF. ROLES DE PAGO 2DA QUINCENA MES DE AGOSTO 2021</text:p>
          </table:table-cell>
          <table:table-cell table:style-name="ce154"/>
          <table:table-cell table:style-name="ce158" office:value-type="float" office:value="7307.76" calcext:value-type="float">
            <text:p>7,307.76 </text:p>
          </table:table-cell>
          <table:table-cell table:style-name="ce158" office:value-type="float" office:value="61124.88" calcext:value-type="float">
            <text:p>61,124.8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SUELDO</text:p>
          </table:table-cell>
          <table:table-cell table:style-name="ce161" office:value-type="string" calcext:value-type="string">
            <text:p>NDL-48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N/D PRODUBANCO TRANSF. ROLES DE PAGO 2DA QUINCENA MES DE AGOSTO 2021</text:p>
          </table:table-cell>
          <table:table-cell table:style-name="ce154"/>
          <table:table-cell table:style-name="ce158" office:value-type="float" office:value="404.4" calcext:value-type="float">
            <text:p>404.40 </text:p>
          </table:table-cell>
          <table:table-cell table:style-name="ce158" office:value-type="float" office:value="61529.28" calcext:value-type="float">
            <text:p>61,529.2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62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ACIFICO TRANSF. ROLES DE PAGO 2DO TRIMESTRE MES DE MAYO 2021</text:p>
          </table:table-cell>
          <table:table-cell table:style-name="ce154"/>
          <table:table-cell table:number-columns-repeated="2" table:style-name="ce158" office:value-type="float" office:value="450" calcext:value-type="float">
            <text:p>45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63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RODUBANCO TRANSF. ROLES DE PAGO 2DA QUINCENA MES DE MAYO 2021, A PERFECTO ISAIAS RONQUILLO MORAN</text:p>
          </table:table-cell>
          <table:table-cell table:style-name="ce154"/>
          <table:table-cell table:style-name="ce158" office:value-type="float" office:value="50" calcext:value-type="float">
            <text:p>50.00 </text:p>
          </table:table-cell>
          <table:table-cell table:style-name="ce158" office:value-type="float" office:value="500" calcext:value-type="float">
            <text:p>50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44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N/D PACIFICO TRANSF. ROLES DE PAGO 2DA QUINCENA MES DE JUNIO 2021</text:p>
          </table:table-cell>
          <table:table-cell table:style-name="ce154"/>
          <table:table-cell table:style-name="ce158" office:value-type="float" office:value="450" calcext:value-type="float">
            <text:p>450.00 </text:p>
          </table:table-cell>
          <table:table-cell table:style-name="ce158" office:value-type="float" office:value="950" calcext:value-type="float">
            <text:p>95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45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N/D PRODUBANCO TRANSF. ROLES DE PAGO 2DA QUINCENA MES DE JUNIO 2021, A PERFECTO RONQUILLO</text:p>
          </table:table-cell>
          <table:table-cell table:style-name="ce154"/>
          <table:table-cell table:style-name="ce158" office:value-type="float" office:value="50" calcext:value-type="float">
            <text:p>50.00 </text:p>
          </table:table-cell>
          <table:table-cell table:style-name="ce158" office:value-type="float" office:value="1000" calcext:value-type="float">
            <text:p>1,00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42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N/D PRODUBANCO TRANSF. ROLES DE PAGO 2DA QUINCENA MES DE JULIO 2021, A PERFECTO RONQUILLO</text:p>
          </table:table-cell>
          <table:table-cell table:style-name="ce154"/>
          <table:table-cell table:style-name="ce158" office:value-type="float" office:value="50" calcext:value-type="float">
            <text:p>50.00 </text:p>
          </table:table-cell>
          <table:table-cell table:style-name="ce158" office:value-type="float" office:value="1050" calcext:value-type="float">
            <text:p>1,05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47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N/D PACIFICO TRANSF. ROLES DE PAGO 2DA QUINCENA MES DE JULIO 2021</text:p>
          </table:table-cell>
          <table:table-cell table:style-name="ce154"/>
          <table:table-cell table:style-name="ce158" office:value-type="float" office:value="450" calcext:value-type="float">
            <text:p>450.00 </text:p>
          </table:table-cell>
          <table:table-cell table:style-name="ce158" office:value-type="float" office:value="1500" calcext:value-type="float">
            <text:p>1,50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47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N/D PACIFICO TRANSF. ROLES DE PAGO 2DA QUINCENA MES DE AGOSTO 2021</text:p>
          </table:table-cell>
          <table:table-cell table:style-name="ce154"/>
          <table:table-cell table:style-name="ce158" office:value-type="float" office:value="450" calcext:value-type="float">
            <text:p>450.00 </text:p>
          </table:table-cell>
          <table:table-cell table:style-name="ce158" office:value-type="float" office:value="1950" calcext:value-type="float">
            <text:p>1,95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2"/>ALIMENTACION</text:p>
          </table:table-cell>
          <table:table-cell table:style-name="ce161" office:value-type="string" calcext:value-type="string">
            <text:p>NDL-48</text:p>
          </table:table-cell>
          <table:table-cell table:style-name="ce157" office:value-type="date" office:date-value="2021-08-30" calcext:value-type="date">
            <text:p>30-ago-21</text:p>
          </table:table-cell>
          <table:table-cell table:style-name="ce154" office:value-type="string" calcext:value-type="string">
            <text:p>N/D PRODUBANCO TRANSF. ROLES DE PAGO 2DA QUINCENA MES DE AGOSTO 2021</text:p>
          </table:table-cell>
          <table:table-cell table:style-name="ce154"/>
          <table:table-cell table:style-name="ce158" office:value-type="float" office:value="50" calcext:value-type="float">
            <text:p>50.00 </text:p>
          </table:table-cell>
          <table:table-cell table:style-name="ce158" office:value-type="float" office:value="2000" calcext:value-type="float">
            <text:p>2,00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AMARA DE COMERCIO DE MANTA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AMARA DE COMERCIO DE MANTA</text:p>
          </table:table-cell>
          <table:table-cell table:style-name="ce161" office:value-type="string" calcext:value-type="string">
            <text:p>DF-1</text:p>
          </table:table-cell>
          <table:table-cell table:style-name="ce157" office:value-type="date" office:date-value="2021-01-05" calcext:value-type="date">
            <text:p>05-ene-21</text:p>
          </table:table-cell>
          <table:table-cell table:style-name="ce154" office:value-type="string" calcext:value-type="string">
            <text:p>Fact # 7569 CAM013-CAMARA DE COMERCIO DE MANTA CUOTAS SOCIALES - AÑO 2021 ENERO + CARNET, POR ESTAR AFILIADO A LA CAMARA DE COMERCIO DE MANTA</text:p>
          </table:table-cell>
          <table:table-cell table:style-name="ce154"/>
          <table:table-cell table:number-columns-repeated="2" table:style-name="ce158" office:value-type="float" office:value="140" calcext:value-type="float">
            <text:p>14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1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Fact # 176103 CAS030-CASANOVA REYNOSO IVAN ENRICO COMPRA DE COMBUSTIBLE</text:p>
          </table:table-cell>
          <table:table-cell table:style-name="ce154"/>
          <table:table-cell table:number-columns-repeated="2" table:style-name="ce158" office:value-type="float" office:value="31.92" calcext:value-type="float">
            <text:p>31.9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7</text:p>
          </table:table-cell>
          <table:table-cell table:style-name="ce157" office:value-type="date" office:date-value="2021-01-13" calcext:value-type="date">
            <text:p>13-ene-21</text:p>
          </table:table-cell>
          <table:table-cell table:style-name="ce154" office:value-type="string" calcext:value-type="string">
            <text:p>Fact # 2058 CAM014-CAMPOS VILLARROEL LAURA VELARMINA COMPRA Y CAMBIO DE BANDA PARA FURGONETA GQB110</text:p>
          </table:table-cell>
          <table:table-cell table:style-name="ce154"/>
          <table:table-cell table:style-name="ce158" office:value-type="float" office:value="44.74" calcext:value-type="float">
            <text:p>44.74 </text:p>
          </table:table-cell>
          <table:table-cell table:style-name="ce158" office:value-type="float" office:value="76.66" calcext:value-type="float">
            <text:p>76.6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2</text:p>
          </table:table-cell>
          <table:table-cell table:style-name="ce157" office:value-type="date" office:date-value="2021-01-15" calcext:value-type="date">
            <text:p>15-ene-21</text:p>
          </table:table-cell>
          <table:table-cell table:style-name="ce154" office:value-type="string" calcext:value-type="string">
            <text:p>Fact # 804696 MAX004-MAXICOMBUST SA COMPRA DE COMBUSTIBLE</text:p>
          </table:table-cell>
          <table:table-cell table:style-name="ce154"/>
          <table:table-cell table:style-name="ce158" office:value-type="float" office:value="35.71" calcext:value-type="float">
            <text:p>35.71 </text:p>
          </table:table-cell>
          <table:table-cell table:style-name="ce158" office:value-type="float" office:value="112.37" calcext:value-type="float">
            <text:p>112.3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1-21" calcext:value-type="date">
            <text:p>21-ene-21</text:p>
          </table:table-cell>
          <table:table-cell table:style-name="ce154" office:value-type="string" calcext:value-type="string">
            <text:p>Fact # 179242 CAS030-CASANOVA REYNOSO IVAN ENRICO COMPRA DE COMBUSTIBLE</text:p>
          </table:table-cell>
          <table:table-cell table:style-name="ce154"/>
          <table:table-cell table:style-name="ce158" office:value-type="float" office:value="26.79" calcext:value-type="float">
            <text:p>26.79 </text:p>
          </table:table-cell>
          <table:table-cell table:style-name="ce158" office:value-type="float" office:value="139.16" calcext:value-type="float">
            <text:p>139.1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1-25" calcext:value-type="date">
            <text:p>25-ene-21</text:p>
          </table:table-cell>
          <table:table-cell table:style-name="ce154" office:value-type="string" calcext:value-type="string">
            <text:p>Fact # 180546 CAS030-CASANOVA REYNOSO IVAN ENRICO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57.02" calcext:value-type="float">
            <text:p>157.0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1-27" calcext:value-type="date">
            <text:p>27-ene-21</text:p>
          </table:table-cell>
          <table:table-cell table:style-name="ce154" office:value-type="string" calcext:value-type="string">
            <text:p>Fact # 33120 IMP002-CORPORACION EL ROSADO S.A. COMPRA DE PILAS</text:p>
          </table:table-cell>
          <table:table-cell table:style-name="ce154"/>
          <table:table-cell table:style-name="ce158" office:value-type="float" office:value="2.67" calcext:value-type="float">
            <text:p>2.67 </text:p>
          </table:table-cell>
          <table:table-cell table:style-name="ce158" office:value-type="float" office:value="159.69" calcext:value-type="float">
            <text:p>159.6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1-28" calcext:value-type="date">
            <text:p>28-ene-21</text:p>
          </table:table-cell>
          <table:table-cell table:style-name="ce154" office:value-type="string" calcext:value-type="string">
            <text:p>Fact # 181521 CAS030-CASANOVA REYNOSO IVAN ENRICO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68.62" calcext:value-type="float">
            <text:p>168.6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2</text:p>
          </table:table-cell>
          <table:table-cell table:style-name="ce157" office:value-type="date" office:date-value="2021-02-01" calcext:value-type="date">
            <text:p>01-feb-21</text:p>
          </table:table-cell>
          <table:table-cell table:style-name="ce154" office:value-type="string" calcext:value-type="string">
            <text:p>Fact # 182834 CAS030-CASANOVA REYNOSO IVAN ENRICO COMPRA DE COMBUSTIBLE</text:p>
          </table:table-cell>
          <table:table-cell table:style-name="ce154"/>
          <table:table-cell table:style-name="ce158" office:value-type="float" office:value="26.79" calcext:value-type="float">
            <text:p>26.79 </text:p>
          </table:table-cell>
          <table:table-cell table:style-name="ce158" office:value-type="float" office:value="195.41" calcext:value-type="float">
            <text:p>195.4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3</text:p>
          </table:table-cell>
          <table:table-cell table:style-name="ce157" office:value-type="date" office:date-value="2021-02-02" calcext:value-type="date">
            <text:p>02-feb-21</text:p>
          </table:table-cell>
          <table:table-cell table:style-name="ce154" office:value-type="string" calcext:value-type="string">
            <text:p>Fact # 4621 VIN003-VINCES ALCIVAR NOEL ANTONIO CAMBIO DE REPUESTO FURGONETA GQB110</text:p>
          </table:table-cell>
          <table:table-cell table:style-name="ce154"/>
          <table:table-cell table:style-name="ce158" office:value-type="float" office:value="80" calcext:value-type="float">
            <text:p>80.00 </text:p>
          </table:table-cell>
          <table:table-cell table:style-name="ce158" office:value-type="float" office:value="275.41" calcext:value-type="float">
            <text:p>275.4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4</text:p>
          </table:table-cell>
          <table:table-cell table:style-name="ce157" office:value-type="date" office:date-value="2021-02-02" calcext:value-type="date">
            <text:p>02-feb-21</text:p>
          </table:table-cell>
          <table:table-cell table:style-name="ce154" office:value-type="string" calcext:value-type="string">
            <text:p>Fact # 58105 NAV005-NAVIA ARAY GISELA DIVINA COMPRA DE REPUESTOS PARA FURGONETA: DOS GUARDAPOLVOS Y MANZANAS</text:p>
          </table:table-cell>
          <table:table-cell table:style-name="ce154"/>
          <table:table-cell table:style-name="ce158" office:value-type="float" office:value="107.14" calcext:value-type="float">
            <text:p>107.14 </text:p>
          </table:table-cell>
          <table:table-cell table:style-name="ce158" office:value-type="float" office:value="382.55" calcext:value-type="float">
            <text:p>382.5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5</text:p>
          </table:table-cell>
          <table:table-cell table:style-name="ce157" office:value-type="date" office:date-value="2021-02-02" calcext:value-type="date">
            <text:p>02-feb-21</text:p>
          </table:table-cell>
          <table:table-cell table:style-name="ce154" office:value-type="string" calcext:value-type="string">
            <text:p>Fact # 38370 VAZ001-VASQUEZ GONZALEZ JOSE RAFAEL COMPRA DE GRASA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391.48" calcext:value-type="float">
            <text:p>391.4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2-08" calcext:value-type="date">
            <text:p>08-feb-21</text:p>
          </table:table-cell>
          <table:table-cell table:style-name="ce154" office:value-type="string" calcext:value-type="string">
            <text:p>Fact # 185274 CAS030-CASANOVA REYNOSO IVAN ENRICO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409.34" calcext:value-type="float">
            <text:p>409.3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2-09" calcext:value-type="date">
            <text:p>09-feb-21</text:p>
          </table:table-cell>
          <table:table-cell table:style-name="ce154" office:value-type="string" calcext:value-type="string">
            <text:p>Fact # 52610 GUA083-AUTOMERCADO S.A. COMPRA DE ACEITE</text:p>
          </table:table-cell>
          <table:table-cell table:style-name="ce154"/>
          <table:table-cell table:style-name="ce158" office:value-type="float" office:value="2.86" calcext:value-type="float">
            <text:p>2.86 </text:p>
          </table:table-cell>
          <table:table-cell table:style-name="ce158" office:value-type="float" office:value="412.2" calcext:value-type="float">
            <text:p>412.2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2-10" calcext:value-type="date">
            <text:p>10-feb-21</text:p>
          </table:table-cell>
          <table:table-cell table:style-name="ce154" office:value-type="string" calcext:value-type="string">
            <text:p>Fact # 185843 CAS030-CASANOVA REYNOSO IVAN ENRICO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430.06" calcext:value-type="float">
            <text:p>430.0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2-17" calcext:value-type="date">
            <text:p>17-feb-21</text:p>
          </table:table-cell>
          <table:table-cell table:style-name="ce154" office:value-type="string" calcext:value-type="string">
            <text:p>Fact # 4623 VIN003-VINCES ALCIVAR NOEL ANTONIO MANO DE OBRA DEL MECANICO: CAMBIO DE ARTICULACIONES DELANTERA, GUARDAPOLVO, BRAZO LING, PASTILLA DE FRENO, ETC. POR FURGONETA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515.06" calcext:value-type="float">
            <text:p>515.0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7</text:p>
          </table:table-cell>
          <table:table-cell table:style-name="ce157" office:value-type="date" office:date-value="2021-02-17" calcext:value-type="date">
            <text:p>17-feb-21</text:p>
          </table:table-cell>
          <table:table-cell table:style-name="ce154" office:value-type="string" calcext:value-type="string">
            <text:p>Fact # 1021 SAN060-SANCHEZ CAGUANA RICHARD DAVID COMPRA DE GUARDAPOLVO CON DESFOGUE FURGONETA GQB110</text:p>
          </table:table-cell>
          <table:table-cell table:style-name="ce154"/>
          <table:table-cell table:style-name="ce158" office:value-type="float" office:value="6" calcext:value-type="float">
            <text:p>6.00 </text:p>
          </table:table-cell>
          <table:table-cell table:style-name="ce158" office:value-type="float" office:value="521.06" calcext:value-type="float">
            <text:p>521.0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2-17" calcext:value-type="date">
            <text:p>17-feb-21</text:p>
          </table:table-cell>
          <table:table-cell table:style-name="ce154" office:value-type="string" calcext:value-type="string">
            <text:p>Fact # 58207 NAV005-NAVIA ARAY GISELA DIVINA COMPRA DE REPUESTO PARA FURGONETA GQB110: ARTICULACIONES, JGO. DE GALLETAS Y PERNOS LINK</text:p>
          </table:table-cell>
          <table:table-cell table:style-name="ce154"/>
          <table:table-cell table:style-name="ce158" office:value-type="float" office:value="98.21" calcext:value-type="float">
            <text:p>98.21 </text:p>
          </table:table-cell>
          <table:table-cell table:style-name="ce158" office:value-type="float" office:value="619.27" calcext:value-type="float">
            <text:p>619.2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8</text:p>
          </table:table-cell>
          <table:table-cell table:style-name="ce157" office:value-type="date" office:date-value="2021-02-19" calcext:value-type="date">
            <text:p>19-feb-21</text:p>
          </table:table-cell>
          <table:table-cell table:style-name="ce154" office:value-type="string" calcext:value-type="string">
            <text:p>Fact # 188589 CAS030-CASANOVA REYNOSO IVAN ENRICO COMPRA DE COMBUSTIBLE</text:p>
          </table:table-cell>
          <table:table-cell table:style-name="ce154"/>
          <table:table-cell table:style-name="ce158" office:value-type="float" office:value="7.14" calcext:value-type="float">
            <text:p>7.14 </text:p>
          </table:table-cell>
          <table:table-cell table:style-name="ce158" office:value-type="float" office:value="626.41" calcext:value-type="float">
            <text:p>626.4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9</text:p>
          </table:table-cell>
          <table:table-cell table:style-name="ce157" office:value-type="date" office:date-value="2021-02-22" calcext:value-type="date">
            <text:p>22-feb-21</text:p>
          </table:table-cell>
          <table:table-cell table:style-name="ce154" office:value-type="string" calcext:value-type="string">
            <text:p>Fact # 189446 CAS030-CASANOVA REYNOSO IVAN ENRICO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635.34" calcext:value-type="float">
            <text:p>635.3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0</text:p>
          </table:table-cell>
          <table:table-cell table:style-name="ce157" office:value-type="date" office:date-value="2021-02-23" calcext:value-type="date">
            <text:p>23-feb-21</text:p>
          </table:table-cell>
          <table:table-cell table:style-name="ce154" office:value-type="string" calcext:value-type="string">
            <text:p>Fact # 189812 CAS030-CASANOVA REYNOSO IVAN ENRICO COMPRA DE COMBUSTIBLE</text:p>
          </table:table-cell>
          <table:table-cell table:style-name="ce154"/>
          <table:table-cell table:style-name="ce158" office:value-type="float" office:value="28.57" calcext:value-type="float">
            <text:p>28.57 </text:p>
          </table:table-cell>
          <table:table-cell table:style-name="ce158" office:value-type="float" office:value="663.91" calcext:value-type="float">
            <text:p>663.9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2</text:p>
          </table:table-cell>
          <table:table-cell table:style-name="ce157" office:value-type="date" office:date-value="2021-02-23" calcext:value-type="date">
            <text:p>23-feb-21</text:p>
          </table:table-cell>
          <table:table-cell table:style-name="ce154" office:value-type="string" calcext:value-type="string">
            <text:p>Fact # 6214 RUI007-RUIZ CELDA CLEOTILDE MARIA COMPRA DE REFRIGERANT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681.77" calcext:value-type="float">
            <text:p>681.7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3</text:p>
          </table:table-cell>
          <table:table-cell table:style-name="ce157" office:value-type="date" office:date-value="2021-02-23" calcext:value-type="date">
            <text:p>23-feb-21</text:p>
          </table:table-cell>
          <table:table-cell table:style-name="ce154" office:value-type="string" calcext:value-type="string">
            <text:p>Fact # 6212 RUI007-RUIZ CELDA CLEOTILDE MARIA CAMBIO DE ACEITE Y REFRIGERANTE</text:p>
          </table:table-cell>
          <table:table-cell table:style-name="ce154"/>
          <table:table-cell table:style-name="ce158" office:value-type="float" office:value="53.57" calcext:value-type="float">
            <text:p>53.57 </text:p>
          </table:table-cell>
          <table:table-cell table:style-name="ce158" office:value-type="float" office:value="735.34" calcext:value-type="float">
            <text:p>735.3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1</text:p>
          </table:table-cell>
          <table:table-cell table:style-name="ce157" office:value-type="date" office:date-value="2021-02-26" calcext:value-type="date">
            <text:p>26-feb-21</text:p>
          </table:table-cell>
          <table:table-cell table:style-name="ce154" office:value-type="string" calcext:value-type="string">
            <text:p>Fact # 838657 GAS007-GAS-ELIALEHI S.A.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744.27" calcext:value-type="float">
            <text:p>744.2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</text:p>
          </table:table-cell>
          <table:table-cell table:style-name="ce157" office:value-type="date" office:date-value="2021-03-02" calcext:value-type="date">
            <text:p>02-mar-21</text:p>
          </table:table-cell>
          <table:table-cell table:style-name="ce154" office:value-type="string" calcext:value-type="string">
            <text:p>Fact # 192121 CAS030-CASANOVA REYNOSO IVAN ENRICO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762.13" calcext:value-type="float">
            <text:p>762.1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3</text:p>
          </table:table-cell>
          <table:table-cell table:style-name="ce157" office:value-type="date" office:date-value="2021-03-04" calcext:value-type="date">
            <text:p>04-mar-21</text:p>
          </table:table-cell>
          <table:table-cell table:style-name="ce154" office:value-type="string" calcext:value-type="string">
            <text:p>Fact # 192760 CAS030-CASANOVA REYNOSO IVAN ENRICO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779.99" calcext:value-type="float">
            <text:p>779.9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4</text:p>
          </table:table-cell>
          <table:table-cell table:style-name="ce157" office:value-type="date" office:date-value="2021-03-08" calcext:value-type="date">
            <text:p>08-mar-21</text:p>
          </table:table-cell>
          <table:table-cell table:style-name="ce154" office:value-type="string" calcext:value-type="string">
            <text:p>Fact # 50186 NUE001-NUEVAS OPERACIONES COMERCIALES NUCOPSA S.A. COMPRA DE COMBUSTIBLE</text:p>
          </table:table-cell>
          <table:table-cell table:style-name="ce154"/>
          <table:table-cell table:style-name="ce158" office:value-type="float" office:value="26.79" calcext:value-type="float">
            <text:p>26.79 </text:p>
          </table:table-cell>
          <table:table-cell table:style-name="ce158" office:value-type="float" office:value="806.78" calcext:value-type="float">
            <text:p>806.7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0</text:p>
          </table:table-cell>
          <table:table-cell table:style-name="ce157" office:value-type="date" office:date-value="2021-03-12" calcext:value-type="date">
            <text:p>12-mar-21</text:p>
          </table:table-cell>
          <table:table-cell table:style-name="ce154" office:value-type="string" calcext:value-type="string">
            <text:p>Fact # 855983 GAS007-GAS-ELIALEHI S.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824.64" calcext:value-type="float">
            <text:p>824.6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1</text:p>
          </table:table-cell>
          <table:table-cell table:style-name="ce157" office:value-type="date" office:date-value="2021-03-17" calcext:value-type="date">
            <text:p>17-mar-21</text:p>
          </table:table-cell>
          <table:table-cell table:style-name="ce154" office:value-type="string" calcext:value-type="string">
            <text:p>Fact # 862442 GAS007-GAS-ELIALEHI S.A.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833.57" calcext:value-type="float">
            <text:p>833.5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2</text:p>
          </table:table-cell>
          <table:table-cell table:style-name="ce157" office:value-type="date" office:date-value="2021-03-18" calcext:value-type="date">
            <text:p>18-mar-21</text:p>
          </table:table-cell>
          <table:table-cell table:style-name="ce154" office:value-type="string" calcext:value-type="string">
            <text:p>Fact # 808127 OSA001-OSAKACORP S.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851.43" calcext:value-type="float">
            <text:p>851.4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8</text:p>
          </table:table-cell>
          <table:table-cell table:style-name="ce157" office:value-type="date" office:date-value="2021-03-22" calcext:value-type="date">
            <text:p>22-mar-21</text:p>
          </table:table-cell>
          <table:table-cell table:style-name="ce154" office:value-type="string" calcext:value-type="string">
            <text:p>Fact # 198406 CAS030-CASANOVA REYNOSO IVAN ENRICO COMPRA DE COMBUSTIBLE</text:p>
          </table:table-cell>
          <table:table-cell table:style-name="ce154"/>
          <table:table-cell table:style-name="ce158" office:value-type="float" office:value="28.51" calcext:value-type="float">
            <text:p>28.51 </text:p>
          </table:table-cell>
          <table:table-cell table:style-name="ce158" office:value-type="float" office:value="879.94" calcext:value-type="float">
            <text:p>879.9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9</text:p>
          </table:table-cell>
          <table:table-cell table:style-name="ce157" office:value-type="date" office:date-value="2021-03-26" calcext:value-type="date">
            <text:p>26-mar-21</text:p>
          </table:table-cell>
          <table:table-cell table:style-name="ce154" office:value-type="string" calcext:value-type="string">
            <text:p>Fact # 199719 CAS030-CASANOVA REYNOSO IVAN ENRICO COMPRA DE COMBUSTIBLE</text:p>
          </table:table-cell>
          <table:table-cell table:style-name="ce154"/>
          <table:table-cell table:style-name="ce158" office:value-type="float" office:value="35.71" calcext:value-type="float">
            <text:p>35.71 </text:p>
          </table:table-cell>
          <table:table-cell table:style-name="ce158" office:value-type="float" office:value="915.65" calcext:value-type="float">
            <text:p>915.6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7</text:p>
          </table:table-cell>
          <table:table-cell table:style-name="ce157" office:value-type="date" office:date-value="2021-03-30" calcext:value-type="date">
            <text:p>30-mar-21</text:p>
          </table:table-cell>
          <table:table-cell table:style-name="ce154" office:value-type="string" calcext:value-type="string">
            <text:p>Fact # 83853 VIL038-VILCONSA S.A. COMPRA DE 300 MINI CONECTOR UY, 7 CINTAS AISLANTE</text:p>
          </table:table-cell>
          <table:table-cell table:style-name="ce154"/>
          <table:table-cell table:style-name="ce158" office:value-type="float" office:value="26.12" calcext:value-type="float">
            <text:p>26.12 </text:p>
          </table:table-cell>
          <table:table-cell table:style-name="ce158" office:value-type="float" office:value="941.77" calcext:value-type="float">
            <text:p>941.7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0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201355 CAS030-CASANOVA REYNOSO IVAN ENRICO COMPRA DE COMBUSTIBLE</text:p>
          </table:table-cell>
          <table:table-cell table:style-name="ce154"/>
          <table:table-cell table:style-name="ce158" office:value-type="float" office:value="35.71" calcext:value-type="float">
            <text:p>35.71 </text:p>
          </table:table-cell>
          <table:table-cell table:style-name="ce158" office:value-type="float" office:value="977.48" calcext:value-type="float">
            <text:p>977.4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39</text:p>
          </table:table-cell>
          <table:table-cell table:style-name="ce157" office:value-type="date" office:date-value="2021-04-08" calcext:value-type="date">
            <text:p>08-abr-21</text:p>
          </table:table-cell>
          <table:table-cell table:style-name="ce154" office:value-type="string" calcext:value-type="string">
            <text:p>Fact # 889613 GAS007-GAS-ELIALEHI S.A. COMPRA DE COMBUSTIBLE</text:p>
          </table:table-cell>
          <table:table-cell table:style-name="ce154"/>
          <table:table-cell table:style-name="ce158" office:value-type="float" office:value="35.71" calcext:value-type="float">
            <text:p>35.71 </text:p>
          </table:table-cell>
          <table:table-cell table:style-name="ce158" office:value-type="float" office:value="1013.19" calcext:value-type="float">
            <text:p>1,013.1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4-18" calcext:value-type="date">
            <text:p>18-abr-21</text:p>
          </table:table-cell>
          <table:table-cell table:style-name="ce154" office:value-type="string" calcext:value-type="string">
            <text:p>Fact # 58719 NAV005-NAVIA ARAY GISELA DIVINA COMPRA DE DOS CAUCHOS, GUARDAPOLVO, DOS GUARDAPOLVO PUNTA, ARTICULACION, MANZANAS Y PERNOS UNK</text:p>
          </table:table-cell>
          <table:table-cell table:style-name="ce154"/>
          <table:table-cell table:style-name="ce158" office:value-type="float" office:value="223.21" calcext:value-type="float">
            <text:p>223.21 </text:p>
          </table:table-cell>
          <table:table-cell table:style-name="ce158" office:value-type="float" office:value="1236.4" calcext:value-type="float">
            <text:p>1,236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1</text:p>
          </table:table-cell>
          <table:table-cell table:style-name="ce157" office:value-type="date" office:date-value="2021-04-21" calcext:value-type="date">
            <text:p>21-abr-21</text:p>
          </table:table-cell>
          <table:table-cell table:style-name="ce154" office:value-type="string" calcext:value-type="string">
            <text:p>Fact # 833412 OSA001-OSAKACORP S.A. COMPRA DE COMBUSTIBLE</text:p>
          </table:table-cell>
          <table:table-cell table:style-name="ce154"/>
          <table:table-cell table:style-name="ce158" office:value-type="float" office:value="26.79" calcext:value-type="float">
            <text:p>26.79 </text:p>
          </table:table-cell>
          <table:table-cell table:style-name="ce158" office:value-type="float" office:value="1263.19" calcext:value-type="float">
            <text:p>1,263.1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2</text:p>
          </table:table-cell>
          <table:table-cell table:style-name="ce157" office:value-type="date" office:date-value="2021-04-23" calcext:value-type="date">
            <text:p>23-abr-21</text:p>
          </table:table-cell>
          <table:table-cell table:style-name="ce154" office:value-type="string" calcext:value-type="string">
            <text:p>Fact # 207736 CAS030-CASANOVA REYNOSO IVAN ENRICO COMPRA DE COMBUSTIBLE</text:p>
          </table:table-cell>
          <table:table-cell table:style-name="ce154"/>
          <table:table-cell table:style-name="ce158" office:value-type="float" office:value="26.79" calcext:value-type="float">
            <text:p>26.79 </text:p>
          </table:table-cell>
          <table:table-cell table:style-name="ce158" office:value-type="float" office:value="1289.98" calcext:value-type="float">
            <text:p>1,289.9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4-26" calcext:value-type="date">
            <text:p>26-abr-21</text:p>
          </table:table-cell>
          <table:table-cell table:style-name="ce154" office:value-type="string" calcext:value-type="string">
            <text:p>Fact # 836309 OSA001-OSAKACORP S.A.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298.91" calcext:value-type="float">
            <text:p>1,298.9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4-28" calcext:value-type="date">
            <text:p>28-abr-21</text:p>
          </table:table-cell>
          <table:table-cell table:style-name="ce154" office:value-type="string" calcext:value-type="string">
            <text:p>Fact # 447820 EXP008-EXPOPETROIL CIA. LTD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316.77" calcext:value-type="float">
            <text:p>1,316.7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4-29" calcext:value-type="date">
            <text:p>29-abr-21</text:p>
          </table:table-cell>
          <table:table-cell table:style-name="ce154" office:value-type="string" calcext:value-type="string">
            <text:p>Fact # 352449 EXP008-EXPOPETROIL CIA. LTD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334.63" calcext:value-type="float">
            <text:p>1,334.6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4</text:p>
          </table:table-cell>
          <table:table-cell table:style-name="ce157" office:value-type="date" office:date-value="2021-05-01" calcext:value-type="date">
            <text:p>01-may-21</text:p>
          </table:table-cell>
          <table:table-cell table:style-name="ce154" office:value-type="string" calcext:value-type="string">
            <text:p>Fact # 2432702 EST021-ESTSERHMIGUEL S.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352.49" calcext:value-type="float">
            <text:p>1,352.4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5</text:p>
          </table:table-cell>
          <table:table-cell table:style-name="ce157" office:value-type="date" office:date-value="2021-05-04" calcext:value-type="date">
            <text:p>04-may-21</text:p>
          </table:table-cell>
          <table:table-cell table:style-name="ce154" office:value-type="string" calcext:value-type="string">
            <text:p>Fact # 210077 CAS030-CASANOVA REYNOSO IVAN ENRICO COMPRA DE COMBUSTIBLE</text:p>
          </table:table-cell>
          <table:table-cell table:style-name="ce154"/>
          <table:table-cell table:style-name="ce158" office:value-type="float" office:value="44.64" calcext:value-type="float">
            <text:p>44.64 </text:p>
          </table:table-cell>
          <table:table-cell table:style-name="ce158" office:value-type="float" office:value="1397.13" calcext:value-type="float">
            <text:p>1,397.1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</text:p>
          </table:table-cell>
          <table:table-cell table:style-name="ce157" office:value-type="date" office:date-value="2021-05-07" calcext:value-type="date">
            <text:p>07-may-21</text:p>
          </table:table-cell>
          <table:table-cell table:style-name="ce154" office:value-type="string" calcext:value-type="string">
            <text:p>Fact # 957200 NUE001-NUEVAS OPERACIONES COMERCIALES NUCOPSA S.A. COMPRA DE COMBUSTIBLE</text:p>
          </table:table-cell>
          <table:table-cell table:style-name="ce154"/>
          <table:table-cell table:style-name="ce158" office:value-type="float" office:value="10.71" calcext:value-type="float">
            <text:p>10.71 </text:p>
          </table:table-cell>
          <table:table-cell table:style-name="ce158" office:value-type="float" office:value="1407.84" calcext:value-type="float">
            <text:p>1,407.8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</text:p>
          </table:table-cell>
          <table:table-cell table:style-name="ce157" office:value-type="date" office:date-value="2021-05-08" calcext:value-type="date">
            <text:p>08-may-21</text:p>
          </table:table-cell>
          <table:table-cell table:style-name="ce154" office:value-type="string" calcext:value-type="string">
            <text:p>Fact # 1065328 GAS006-GASOP COMPANY S.A. COMPRA DE COMBUSTIBLE</text:p>
          </table:table-cell>
          <table:table-cell table:style-name="ce154"/>
          <table:table-cell table:style-name="ce158" office:value-type="float" office:value="9.82" calcext:value-type="float">
            <text:p>9.82 </text:p>
          </table:table-cell>
          <table:table-cell table:style-name="ce158" office:value-type="float" office:value="1417.66" calcext:value-type="float">
            <text:p>1,417.6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8</text:p>
          </table:table-cell>
          <table:table-cell table:style-name="ce157" office:value-type="date" office:date-value="2021-05-09" calcext:value-type="date">
            <text:p>09-may-21</text:p>
          </table:table-cell>
          <table:table-cell table:style-name="ce154" office:value-type="string" calcext:value-type="string">
            <text:p>Fact # 2698 ADE002-ADMINISTRACION ESTRATEGICA DE GASOLINERAS DEL ECUADOR ADESGAE CIA. LTDA.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426.59" calcext:value-type="float">
            <text:p>1,426.5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3</text:p>
          </table:table-cell>
          <table:table-cell table:style-name="ce157" office:value-type="date" office:date-value="2021-05-11" calcext:value-type="date">
            <text:p>11-may-21</text:p>
          </table:table-cell>
          <table:table-cell table:style-name="ce154" office:value-type="string" calcext:value-type="string">
            <text:p>Fact # 927783 GAS007-GAS-ELIALEHI S.A. COMPRA DE COMBUSTIBLE</text:p>
          </table:table-cell>
          <table:table-cell table:style-name="ce154"/>
          <table:table-cell table:style-name="ce158" office:value-type="float" office:value="33.93" calcext:value-type="float">
            <text:p>33.93 </text:p>
          </table:table-cell>
          <table:table-cell table:style-name="ce158" office:value-type="float" office:value="1460.52" calcext:value-type="float">
            <text:p>1,460.5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5</text:p>
          </table:table-cell>
          <table:table-cell table:style-name="ce157" office:value-type="date" office:date-value="2021-05-14" calcext:value-type="date">
            <text:p>14-may-21</text:p>
          </table:table-cell>
          <table:table-cell table:style-name="ce154" office:value-type="string" calcext:value-type="string">
            <text:p>Fact # 212910 CAS030-CASANOVA REYNOSO IVAN ENRICO COMPRA DE COMBUSTIBLE</text:p>
          </table:table-cell>
          <table:table-cell table:style-name="ce154"/>
          <table:table-cell table:style-name="ce158" office:value-type="float" office:value="43.3" calcext:value-type="float">
            <text:p>43.30 </text:p>
          </table:table-cell>
          <table:table-cell table:style-name="ce158" office:value-type="float" office:value="1503.82" calcext:value-type="float">
            <text:p>1,503.8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24</text:p>
          </table:table-cell>
          <table:table-cell table:style-name="ce157" office:value-type="date" office:date-value="2021-05-16" calcext:value-type="date">
            <text:p>16-may-21</text:p>
          </table:table-cell>
          <table:table-cell table:style-name="ce154" office:value-type="string" calcext:value-type="string">
            <text:p>Fact # 2473848 EST021-ESTSERHMIGUEL S.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521.68" calcext:value-type="float">
            <text:p>1,521.6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6</text:p>
          </table:table-cell>
          <table:table-cell table:style-name="ce157" office:value-type="date" office:date-value="2021-05-19" calcext:value-type="date">
            <text:p>19-may-21</text:p>
          </table:table-cell>
          <table:table-cell table:style-name="ce154" office:value-type="string" calcext:value-type="string">
            <text:p>Fact # 214176 CAS030-CASANOVA REYNOSO IVAN ENRICO COMPRA DE COMBUSTIBLE</text:p>
          </table:table-cell>
          <table:table-cell table:style-name="ce154"/>
          <table:table-cell table:style-name="ce158" office:value-type="float" office:value="26.79" calcext:value-type="float">
            <text:p>26.79 </text:p>
          </table:table-cell>
          <table:table-cell table:style-name="ce158" office:value-type="float" office:value="1548.47" calcext:value-type="float">
            <text:p>1,548.4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7</text:p>
          </table:table-cell>
          <table:table-cell table:style-name="ce157" office:value-type="date" office:date-value="2021-05-25" calcext:value-type="date">
            <text:p>25-may-21</text:p>
          </table:table-cell>
          <table:table-cell table:style-name="ce154" office:value-type="string" calcext:value-type="string">
            <text:p>Fact # 1255951 ESC-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557.4" calcext:value-type="float">
            <text:p>1,557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8</text:p>
          </table:table-cell>
          <table:table-cell table:style-name="ce157" office:value-type="date" office:date-value="2021-05-26" calcext:value-type="date">
            <text:p>26-may-21</text:p>
          </table:table-cell>
          <table:table-cell table:style-name="ce154" office:value-type="string" calcext:value-type="string">
            <text:p>Fact # 518607 GAI002-GAITALIN SA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566.33" calcext:value-type="float">
            <text:p>1,566.3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9</text:p>
          </table:table-cell>
          <table:table-cell table:style-name="ce157" office:value-type="date" office:date-value="2021-05-28" calcext:value-type="date">
            <text:p>28-may-21</text:p>
          </table:table-cell>
          <table:table-cell table:style-name="ce154" office:value-type="string" calcext:value-type="string">
            <text:p>Fact # 353123 DIS017-DISTRIBUIDORA PERIMETRAL DE COMBUSTIBLES LIQUIDOS DIPERCOMLIQ CIA. LTDA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575.26" calcext:value-type="float">
            <text:p>1,575.2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0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969336 NUE001-NUEVAS OPERACIONES COMERCIALES NUCOPSA S.A.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584.19" calcext:value-type="float">
            <text:p>1,584.1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1</text:p>
          </table:table-cell>
          <table:table-cell table:style-name="ce157" office:value-type="date" office:date-value="2021-06-01" calcext:value-type="date">
            <text:p>01-jun-21</text:p>
          </table:table-cell>
          <table:table-cell table:style-name="ce154" office:value-type="string" calcext:value-type="string">
            <text:p>Fact # 969591 NUE001-NUEVAS OPERACIONES COMERCIALES NUCOPSA S.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602.05" calcext:value-type="float">
            <text:p>1,602.0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2</text:p>
          </table:table-cell>
          <table:table-cell table:style-name="ce157" office:value-type="date" office:date-value="2021-06-02" calcext:value-type="date">
            <text:p>02-jun-21</text:p>
          </table:table-cell>
          <table:table-cell table:style-name="ce154" office:value-type="string" calcext:value-type="string">
            <text:p>Fact # 956684 GAS007-GAS-ELIALEHI S.A.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619.91" calcext:value-type="float">
            <text:p>1,619.9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10</text:p>
          </table:table-cell>
          <table:table-cell table:style-name="ce157" office:value-type="date" office:date-value="2021-06-03" calcext:value-type="date">
            <text:p>03-jun-21</text:p>
          </table:table-cell>
          <table:table-cell table:style-name="ce154" office:value-type="string" calcext:value-type="string">
            <text:p>Fact # 30495 GUE008-GUEVARA CORDOVA FREDDY GUILLERMO COMPRA DE LLAVE FRANCESA</text:p>
          </table:table-cell>
          <table:table-cell table:style-name="ce154"/>
          <table:table-cell table:style-name="ce158" office:value-type="float" office:value="3.57" calcext:value-type="float">
            <text:p>3.57 </text:p>
          </table:table-cell>
          <table:table-cell table:style-name="ce158" office:value-type="float" office:value="1623.48" calcext:value-type="float">
            <text:p>1,623.4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8</text:p>
          </table:table-cell>
          <table:table-cell table:style-name="ce157" office:value-type="date" office:date-value="2021-06-05" calcext:value-type="date">
            <text:p>05-jun-21</text:p>
          </table:table-cell>
          <table:table-cell table:style-name="ce154" office:value-type="string" calcext:value-type="string">
            <text:p>Fact # 1103488 MAX004-MAXICOMBUST SA COMPRA DE COMBUSTIBLE</text:p>
          </table:table-cell>
          <table:table-cell table:style-name="ce154"/>
          <table:table-cell table:style-name="ce158" office:value-type="float" office:value="8.93" calcext:value-type="float">
            <text:p>8.93 </text:p>
          </table:table-cell>
          <table:table-cell table:style-name="ce158" office:value-type="float" office:value="1632.41" calcext:value-type="float">
            <text:p>1,632.4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69</text:p>
          </table:table-cell>
          <table:table-cell table:style-name="ce157" office:value-type="date" office:date-value="2021-06-07" calcext:value-type="date">
            <text:p>07-jun-21</text:p>
          </table:table-cell>
          <table:table-cell table:style-name="ce154" office:value-type="string" calcext:value-type="string">
            <text:p>Fact # 916045 LEO020-LEON CASTRO VICENTE EDUARDO COMPRA DE COMBUSTIBLE</text:p>
          </table:table-cell>
          <table:table-cell table:style-name="ce154"/>
          <table:table-cell table:style-name="ce158" office:value-type="float" office:value="17.86" calcext:value-type="float">
            <text:p>17.86 </text:p>
          </table:table-cell>
          <table:table-cell table:style-name="ce158" office:value-type="float" office:value="1650.27" calcext:value-type="float">
            <text:p>1,650.2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. Y REPARAC. DE VEHICULOS</text:p>
          </table:table-cell>
          <table:table-cell table:style-name="ce161" office:value-type="string" calcext:value-type="string">
            <text:p>DF-70</text:p>
          </table:table-cell>
          <table:table-cell table:style-name="ce157" office:value-type="date" office:date-value="2021-06-07" calcext:value-type="date">
            <text:p>07-jun-21</text:p>
          </table:table-cell>
          <table:table-cell table:style-name="ce154" office:value-type="string" calcext:value-type="string">
            <text:p>Fact # 220236 CAS030-CASANOVA REYNOSO IVAN ENRICO COMPRA DE COMBUSTIBLE</text:p>
          </table:table-cell>
          <table:table-cell table:style-name="ce154"/>
          <table:table-cell table:style-name="ce158" office:value-type="float" office:value="26.79" calcext:value-type="float">
            <text:p>26.79 </text:p>
          </table:table-cell>
          <table:table-cell table:style-name="ce158" office:value-type="float" office:value="1677.06" calcext:value-type="float">
            <text:p>1,677.0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IMIENTO Y REPARACIONE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MANTENIMIENTO Y REPARACIONES</text:p>
          </table:table-cell>
          <table:table-cell table:style-name="ce161" office:value-type="string" calcext:value-type="string">
            <text:p>DF-52</text:p>
          </table:table-cell>
          <table:table-cell table:style-name="ce157" office:value-type="date" office:date-value="2021-02-05" calcext:value-type="date">
            <text:p>05-feb-21</text:p>
          </table:table-cell>
          <table:table-cell table:style-name="ce154" office:value-type="string" calcext:value-type="string">
            <text:p>Fact # 184312 CAS030-CASANOVA REYNOSO IVAN ENRICO COMPRA DE COMBUSTIBLE</text:p>
          </table:table-cell>
          <table:table-cell table:style-name="ce154"/>
          <table:table-cell table:number-columns-repeated="2" table:style-name="ce158" office:value-type="float" office:value="17.86" calcext:value-type="float">
            <text:p>17.8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UPERINTENDENCIA DE COMPAÑIA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UPERINTENDENCIA DE COMPAÑIAS</text:p>
          </table:table-cell>
          <table:table-cell table:style-name="ce161" office:value-type="string" calcext:value-type="string">
            <text:p>EG-1</text:p>
          </table:table-cell>
          <table:table-cell table:style-name="ce157" office:value-type="date" office:date-value="2021-07-01" calcext:value-type="date">
            <text:p>01-jul-21</text:p>
          </table:table-cell>
          <table:table-cell table:style-name="ce154" office:value-type="string" calcext:value-type="string">
            <text:p>SUPERCIA, PAGO DE CONTRIBUCIÓN AÑO 2021</text:p>
          </table:table-cell>
          <table:table-cell table:style-name="ce154"/>
          <table:table-cell table:number-columns-repeated="2" table:style-name="ce158" office:value-type="float" office:value="1102.33" calcext:value-type="float">
            <text:p>1,102.3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MPUESTO RETENCIÓN EN LA FUENTE-IVA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MPUESTO RETENCIÓN EN LA FUENTE-IVA</text:p>
          </table:table-cell>
          <table:table-cell table:style-name="ce161" office:value-type="string" calcext:value-type="string">
            <text:p>EN-10</text:p>
          </table:table-cell>
          <table:table-cell table:style-name="ce157" office:value-type="date" office:date-value="2021-01-26" calcext:value-type="date">
            <text:p>26-ene-21</text:p>
          </table:table-cell>
          <table:table-cell table:style-name="ce154" office:value-type="string" calcext:value-type="string">
            <text:p>Registro-Contabilización Ajuste por pago duplicado y asumir rte#9473 (factura#7429) Aldas Romero Erik Andres cancelada con Tarj. Corp</text:p>
          </table:table-cell>
          <table:table-cell table:style-name="ce154"/>
          <table:table-cell table:number-columns-repeated="2" table:style-name="ce158" office:value-type="float" office:value="7.06" calcext:value-type="float">
            <text:p>7.0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3</text:p>
          </table:table-cell>
          <table:table-cell table:style-name="ce157" office:value-type="date" office:date-value="2021-01-03" calcext:value-type="date">
            <text:p>03-ene-21</text:p>
          </table:table-cell>
          <table:table-cell table:style-name="ce154" office:value-type="string" calcext:value-type="string">
            <text:p>Fact # 164445330 PAC005-CORPORACION NACIONAL DE TELECOMUNICACIONES CNT EP PENSIÓN BÁSICA SERVICIO#23820600 MES DE DIC-20 POR TRONCAL SIP/QUITO/ENLACE 10 CANALES LLAMADA DE VOZ</text:p>
          </table:table-cell>
          <table:table-cell table:style-name="ce154"/>
          <table:table-cell table:number-columns-repeated="2" table:style-name="ce158" office:value-type="float" office:value="18" calcext:value-type="float">
            <text:p>18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4</text:p>
          </table:table-cell>
          <table:table-cell table:style-name="ce157" office:value-type="date" office:date-value="2021-01-03" calcext:value-type="date">
            <text:p>03-ene-21</text:p>
          </table:table-cell>
          <table:table-cell table:style-name="ce154" office:value-type="string" calcext:value-type="string">
            <text:p>Fact # 164445331 PAC005-CORPORACION NACIONAL DE TELECOMUNICACIONES CNT EP PENSION BASICA SERVICIO#43805540 MES DIC-2020 POR TRONCAL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36" calcext:value-type="float">
            <text:p>36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7</text:p>
          </table:table-cell>
          <table:table-cell table:style-name="ce157" office:value-type="date" office:date-value="2021-01-03" calcext:value-type="date">
            <text:p>03-ene-21</text:p>
          </table:table-cell>
          <table:table-cell table:style-name="ce154" office:value-type="string" calcext:value-type="string">
            <text:p>Fact # 164445334 PAC005-CORPORACION NACIONAL DE TELECOMUNICACIONES CNT EP CONSUMO TELEFÓNICO MES DE DIC 2020, TEF:42682706</text:p>
          </table:table-cell>
          <table:table-cell table:style-name="ce154"/>
          <table:table-cell table:style-name="ce158" office:value-type="float" office:value="1.8" calcext:value-type="float">
            <text:p>1.80 </text:p>
          </table:table-cell>
          <table:table-cell table:style-name="ce158" office:value-type="float" office:value="37.8" calcext:value-type="float">
            <text:p>37.8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26</text:p>
          </table:table-cell>
          <table:table-cell table:style-name="ce157" office:value-type="date" office:date-value="2021-01-08" calcext:value-type="date">
            <text:p>08-ene-21</text:p>
          </table:table-cell>
          <table:table-cell table:style-name="ce154" office:value-type="string" calcext:value-type="string">
            <text:p>Fact # 72125760 OTE001-OTECEL S.A PLAN CORP. PERIODO 08-DIC-2020 AL 07-ENE-2021</text:p>
          </table:table-cell>
          <table:table-cell table:style-name="ce154"/>
          <table:table-cell table:style-name="ce158" office:value-type="float" office:value="63" calcext:value-type="float">
            <text:p>63.00 </text:p>
          </table:table-cell>
          <table:table-cell table:style-name="ce158" office:value-type="float" office:value="100.8" calcext:value-type="float">
            <text:p>100.8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0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Fact # 166274563 PAC005-CORPORACION NACIONAL DE TELECOMUNICACIONES CNT EP CONSUMO TELEFÓNICO MES DE ENERO-2021, TEF:42682706</text:p>
          </table:table-cell>
          <table:table-cell table:style-name="ce154"/>
          <table:table-cell table:style-name="ce158" office:value-type="float" office:value="1.8" calcext:value-type="float">
            <text:p>1.80 </text:p>
          </table:table-cell>
          <table:table-cell table:style-name="ce158" office:value-type="float" office:value="102.6" calcext:value-type="float">
            <text:p>102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3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Fact # 166274560 PAC005-CORPORACION NACIONAL DE TELECOMUNICACIONES CNT EP PENSION BASICA SERVICIO#43805540 MES ENE-2021 POR TRONCAL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120.6" calcext:value-type="float">
            <text:p>120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4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Fact # 166274559 PAC005-CORPORACION NACIONAL DE TELECOMUNICACIONES CNT EP PENSIÓN BÁSICA SERVICIO#23820600 MES DE ENE-2021 POR TRONCAL SIP/QUITO/ENLACE 10 CANALES LLAMADA DE VOZ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138.6" calcext:value-type="float">
            <text:p>138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8</text:p>
          </table:table-cell>
          <table:table-cell table:style-name="ce157" office:value-type="date" office:date-value="2021-02-08" calcext:value-type="date">
            <text:p>08-feb-21</text:p>
          </table:table-cell>
          <table:table-cell table:style-name="ce154" office:value-type="string" calcext:value-type="string">
            <text:p>Fact # 72863268 OTE001-OTECEL S.A PLAN CORP. PERIODO 08-ENE-2021 AL 07-FEB-2021</text:p>
          </table:table-cell>
          <table:table-cell table:style-name="ce154"/>
          <table:table-cell table:style-name="ce158" office:value-type="float" office:value="63" calcext:value-type="float">
            <text:p>63.00 </text:p>
          </table:table-cell>
          <table:table-cell table:style-name="ce158" office:value-type="float" office:value="201.6" calcext:value-type="float">
            <text:p>201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2</text:p>
          </table:table-cell>
          <table:table-cell table:style-name="ce157" office:value-type="date" office:date-value="2021-03-03" calcext:value-type="date">
            <text:p>03-mar-21</text:p>
          </table:table-cell>
          <table:table-cell table:style-name="ce154" office:value-type="string" calcext:value-type="string">
            <text:p>Fact # 168250768 PAC005-CORPORACION NACIONAL DE TELECOMUNICACIONES CNT EP PENSIÓN BÁSICA SERVICIO#23820600 MES DE FEB-2021 POR TRONCAL SIP/QUITO/ENLACE 10 CANALES LLAMADA DE VOZ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219.6" calcext:value-type="float">
            <text:p>219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3</text:p>
          </table:table-cell>
          <table:table-cell table:style-name="ce157" office:value-type="date" office:date-value="2021-03-03" calcext:value-type="date">
            <text:p>03-mar-21</text:p>
          </table:table-cell>
          <table:table-cell table:style-name="ce154" office:value-type="string" calcext:value-type="string">
            <text:p>Fact # 168250769 PAC005-CORPORACION NACIONAL DE TELECOMUNICACIONES CNT EP PENSION BASICA SERVICIO#43805540 MES FEB-2021 POR TRONCAL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237.6" calcext:value-type="float">
            <text:p>237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6</text:p>
          </table:table-cell>
          <table:table-cell table:style-name="ce157" office:value-type="date" office:date-value="2021-03-03" calcext:value-type="date">
            <text:p>03-mar-21</text:p>
          </table:table-cell>
          <table:table-cell table:style-name="ce154" office:value-type="string" calcext:value-type="string">
            <text:p>Fact # 1682507 PAC005-CORPORACION NACIONAL DE TELECOMUNICACIONES CNT EP CONSUMO TELEFÓNICO MES DE FEBRERO-2021, TEF:42682706</text:p>
          </table:table-cell>
          <table:table-cell table:style-name="ce154"/>
          <table:table-cell table:style-name="ce158" office:value-type="float" office:value="1.8" calcext:value-type="float">
            <text:p>1.80 </text:p>
          </table:table-cell>
          <table:table-cell table:style-name="ce158" office:value-type="float" office:value="239.4" calcext:value-type="float">
            <text:p>239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7</text:p>
          </table:table-cell>
          <table:table-cell table:style-name="ce157" office:value-type="date" office:date-value="2021-03-08" calcext:value-type="date">
            <text:p>08-mar-21</text:p>
          </table:table-cell>
          <table:table-cell table:style-name="ce154" office:value-type="string" calcext:value-type="string">
            <text:p>Fact # 73614607 OTE001-OTECEL S.A PLAN CORP. PERIODO 08-FEB-2021 AL 07-MAR-2021</text:p>
          </table:table-cell>
          <table:table-cell table:style-name="ce154"/>
          <table:table-cell table:style-name="ce158" office:value-type="float" office:value="63" calcext:value-type="float">
            <text:p>63.00 </text:p>
          </table:table-cell>
          <table:table-cell table:style-name="ce158" office:value-type="float" office:value="302.4" calcext:value-type="float">
            <text:p>302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24</text:p>
          </table:table-cell>
          <table:table-cell table:style-name="ce157" office:value-type="date" office:date-value="2021-04-03" calcext:value-type="date">
            <text:p>03-abr-21</text:p>
          </table:table-cell>
          <table:table-cell table:style-name="ce154" office:value-type="string" calcext:value-type="string">
            <text:p>Fact # 170584595 PAC005-CORPORACION NACIONAL DE TELECOMUNICACIONES CNT EP PENSIÓN BÁSICA SERVICIO#23820600 MES DE MAR-2021 POR TRONCAL SIP/QUITO/ENLACE 10 CANALES LLAMADA DE VOZ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320.4" calcext:value-type="float">
            <text:p>320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25</text:p>
          </table:table-cell>
          <table:table-cell table:style-name="ce157" office:value-type="date" office:date-value="2021-04-03" calcext:value-type="date">
            <text:p>03-abr-21</text:p>
          </table:table-cell>
          <table:table-cell table:style-name="ce154" office:value-type="string" calcext:value-type="string">
            <text:p>Fact # 170584596 PAC005-CORPORACION NACIONAL DE TELECOMUNICACIONES CNT EP PENSION BASICA SERVICIO#43805540 MES MAR-2021 POR TRONCAL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338.4" calcext:value-type="float">
            <text:p>338.4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28</text:p>
          </table:table-cell>
          <table:table-cell table:style-name="ce157" office:value-type="date" office:date-value="2021-04-03" calcext:value-type="date">
            <text:p>03-abr-21</text:p>
          </table:table-cell>
          <table:table-cell table:style-name="ce154" office:value-type="string" calcext:value-type="string">
            <text:p>Fact # 170584599 PAC005-CORPORACION NACIONAL DE TELECOMUNICACIONES CNT EP CONSUMO TELEFÓNICO MES DE MARZO-2021, TEF:42682706</text:p>
          </table:table-cell>
          <table:table-cell table:style-name="ce154"/>
          <table:table-cell table:style-name="ce158" office:value-type="float" office:value="1.8" calcext:value-type="float">
            <text:p>1.80 </text:p>
          </table:table-cell>
          <table:table-cell table:style-name="ce158" office:value-type="float" office:value="340.2" calcext:value-type="float">
            <text:p>340.2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41</text:p>
          </table:table-cell>
          <table:table-cell table:style-name="ce157" office:value-type="date" office:date-value="2021-04-08" calcext:value-type="date">
            <text:p>08-abr-21</text:p>
          </table:table-cell>
          <table:table-cell table:style-name="ce154" office:value-type="string" calcext:value-type="string">
            <text:p>Fact # 74401881 OTE001-OTECEL S.A PLAN CORP. PERIODO 08-MAR-2021 AL 07-ABR-2021</text:p>
          </table:table-cell>
          <table:table-cell table:style-name="ce154"/>
          <table:table-cell table:style-name="ce158" office:value-type="float" office:value="66.72" calcext:value-type="float">
            <text:p>66.72 </text:p>
          </table:table-cell>
          <table:table-cell table:style-name="ce158" office:value-type="float" office:value="406.92" calcext:value-type="float">
            <text:p>406.9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2</text:p>
          </table:table-cell>
          <table:table-cell table:style-name="ce157" office:value-type="date" office:date-value="2021-05-03" calcext:value-type="date">
            <text:p>03-may-21</text:p>
          </table:table-cell>
          <table:table-cell table:style-name="ce154" office:value-type="string" calcext:value-type="string">
            <text:p>Fact # 172386605 PAC005-CORPORACION NACIONAL DE TELECOMUNICACIONES CNT EP PENSIÓN BÁSICA SERVICIO#23820600 MES DE ABR-2021 POR TRONCAL SIP/QUITO/ENLACE 10 CANALES LLAMADA DE VOZ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424.92" calcext:value-type="float">
            <text:p>424.9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3</text:p>
          </table:table-cell>
          <table:table-cell table:style-name="ce157" office:value-type="date" office:date-value="2021-05-03" calcext:value-type="date">
            <text:p>03-may-21</text:p>
          </table:table-cell>
          <table:table-cell table:style-name="ce154" office:value-type="string" calcext:value-type="string">
            <text:p>Fact # 172386606 PAC005-CORPORACION NACIONAL DE TELECOMUNICACIONES CNT EP PENSION BASICA SERVICIO#43805540 MES ABR-2021 POR TRONCAL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442.92" calcext:value-type="float">
            <text:p>442.9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6</text:p>
          </table:table-cell>
          <table:table-cell table:style-name="ce157" office:value-type="date" office:date-value="2021-05-03" calcext:value-type="date">
            <text:p>03-may-21</text:p>
          </table:table-cell>
          <table:table-cell table:style-name="ce154" office:value-type="string" calcext:value-type="string">
            <text:p>Fact # 172386609 PAC005-CORPORACION NACIONAL DE TELECOMUNICACIONES CNT EP CONSUMO TELEFÓNICO MES DE ABRIL-2021, TEF:42682706</text:p>
          </table:table-cell>
          <table:table-cell table:style-name="ce154"/>
          <table:table-cell table:style-name="ce158" office:value-type="float" office:value="1.8" calcext:value-type="float">
            <text:p>1.80 </text:p>
          </table:table-cell>
          <table:table-cell table:style-name="ce158" office:value-type="float" office:value="444.72" calcext:value-type="float">
            <text:p>444.7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0</text:p>
          </table:table-cell>
          <table:table-cell table:style-name="ce157" office:value-type="date" office:date-value="2021-05-08" calcext:value-type="date">
            <text:p>08-may-21</text:p>
          </table:table-cell>
          <table:table-cell table:style-name="ce154" office:value-type="string" calcext:value-type="string">
            <text:p>Fact # 75163979 OTE001-OTECEL S.A PLAN CORP. PERIODO 08-ABR-2021 AL 07-MAY-2021</text:p>
          </table:table-cell>
          <table:table-cell table:style-name="ce154"/>
          <table:table-cell table:style-name="ce158" office:value-type="float" office:value="63" calcext:value-type="float">
            <text:p>63.00 </text:p>
          </table:table-cell>
          <table:table-cell table:style-name="ce158" office:value-type="float" office:value="507.72" calcext:value-type="float">
            <text:p>507.7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7</text:p>
          </table:table-cell>
          <table:table-cell table:style-name="ce157" office:value-type="date" office:date-value="2021-06-08" calcext:value-type="date">
            <text:p>08-jun-21</text:p>
          </table:table-cell>
          <table:table-cell table:style-name="ce154" office:value-type="string" calcext:value-type="string">
            <text:p>Fact # 75964805 OTE001-OTECEL S.A PLAN CORP. PERIODO 08-MAY-2021 AL 07-JUN-2021</text:p>
          </table:table-cell>
          <table:table-cell table:style-name="ce154"/>
          <table:table-cell table:style-name="ce158" office:value-type="float" office:value="63" calcext:value-type="float">
            <text:p>63.00 </text:p>
          </table:table-cell>
          <table:table-cell table:style-name="ce158" office:value-type="float" office:value="570.72" calcext:value-type="float">
            <text:p>570.7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39</text:p>
          </table:table-cell>
          <table:table-cell table:style-name="ce157" office:value-type="date" office:date-value="2021-07-03" calcext:value-type="date">
            <text:p>03-jul-21</text:p>
          </table:table-cell>
          <table:table-cell table:style-name="ce154" office:value-type="string" calcext:value-type="string">
            <text:p>Fact # 176106926 PAC005-CORPORACION NACIONAL DE TELECOMUNICACIONES CNT EP PENSIÓN BÁSICA SERVICIO#23820600 MES DE JUNIO-2021 POR TRONCAL SIP/QUITO/ENLACE 10 CANALES LLAMADA DE VOZ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588.72" calcext:value-type="float">
            <text:p>588.7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40</text:p>
          </table:table-cell>
          <table:table-cell table:style-name="ce157" office:value-type="date" office:date-value="2021-07-03" calcext:value-type="date">
            <text:p>03-jul-21</text:p>
          </table:table-cell>
          <table:table-cell table:style-name="ce154" office:value-type="string" calcext:value-type="string">
            <text:p>Fact # 176106927 PAC005-CORPORACION NACIONAL DE TELECOMUNICACIONES CNT EP PENSION BASICA SERVICIO#43805540 MES JUNIO-2021 POR TRONCAL</text:p>
          </table:table-cell>
          <table:table-cell table:style-name="ce154"/>
          <table:table-cell table:style-name="ce158" office:value-type="float" office:value="18.03" calcext:value-type="float">
            <text:p>18.03 </text:p>
          </table:table-cell>
          <table:table-cell table:style-name="ce158" office:value-type="float" office:value="606.75" calcext:value-type="float">
            <text:p>606.7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8</text:p>
          </table:table-cell>
          <table:table-cell table:style-name="ce157" office:value-type="date" office:date-value="2021-07-08" calcext:value-type="date">
            <text:p>08-jul-21</text:p>
          </table:table-cell>
          <table:table-cell table:style-name="ce154" office:value-type="string" calcext:value-type="string">
            <text:p>Fact # 76822408 OTE001-OTECEL S.A PLAN CORP. PERIODO 08-JUN-2021 AL 07-JUL-2021</text:p>
          </table:table-cell>
          <table:table-cell table:style-name="ce154"/>
          <table:table-cell table:style-name="ce158" office:value-type="float" office:value="63" calcext:value-type="float">
            <text:p>63.00 </text:p>
          </table:table-cell>
          <table:table-cell table:style-name="ce158" office:value-type="float" office:value="669.75" calcext:value-type="float">
            <text:p>669.7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5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Fact # 177930782 PAC005-CORPORACION NACIONAL DE TELECOMUNICACIONES CNT EP PENSIÓN BÁSICA SERVICIO#23820600 MES DE JULIO-2021 POR TRONCAL SIP/QUITO/ENLACE 10 CANALES LLAMADA DE VOZ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687.75" calcext:value-type="float">
            <text:p>687.7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6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Fact # 177930783 PAC005-CORPORACION NACIONAL DE TELECOMUNICACIONES CNT EP PENSION BASICA SERVICIO#43805540 MES JULIO-2021 POR TRONCAL</text:p>
          </table:table-cell>
          <table:table-cell table:style-name="ce154"/>
          <table:table-cell table:style-name="ce158" office:value-type="float" office:value="18" calcext:value-type="float">
            <text:p>18.00 </text:p>
          </table:table-cell>
          <table:table-cell table:style-name="ce158" office:value-type="float" office:value="705.75" calcext:value-type="float">
            <text:p>705.7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19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Fact # 1779307 PAC005-CORPORACION NACIONAL DE TELECOMUNICACIONES CNT EP CONSUMO TELEFÓNICO MES DE JULIO-2021, TEF:42682706</text:p>
          </table:table-cell>
          <table:table-cell table:style-name="ce154"/>
          <table:table-cell table:style-name="ce158" office:value-type="float" office:value="1.8" calcext:value-type="float">
            <text:p>1.80 </text:p>
          </table:table-cell>
          <table:table-cell table:style-name="ce158" office:value-type="float" office:value="707.55" calcext:value-type="float">
            <text:p>707.5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ICE</text:p>
          </table:table-cell>
          <table:table-cell table:style-name="ce161" office:value-type="string" calcext:value-type="string">
            <text:p>DF-42</text:p>
          </table:table-cell>
          <table:table-cell table:style-name="ce157" office:value-type="date" office:date-value="2021-08-08" calcext:value-type="date">
            <text:p>08-ago-21</text:p>
          </table:table-cell>
          <table:table-cell table:style-name="ce154" office:value-type="string" calcext:value-type="string">
            <text:p>Fact # 77581789 OTE001-OTECEL S.A PLAN CORP. 08-JUL-2021 AL 07-AGO-2021</text:p>
          </table:table-cell>
          <table:table-cell table:style-name="ce154"/>
          <table:table-cell table:style-name="ce158" office:value-type="float" office:value="63" calcext:value-type="float">
            <text:p>63.00 </text:p>
          </table:table-cell>
          <table:table-cell table:style-name="ce158" office:value-type="float" office:value="770.55" calcext:value-type="float">
            <text:p>770.5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 table:style-name="ce161" office:value-type="string" calcext:value-type="string">
            <text:p>DF-2</text:p>
          </table:table-cell>
          <table:table-cell table:style-name="ce157" office:value-type="date" office:date-value="2021-02-01" calcext:value-type="date">
            <text:p>01-feb-21</text:p>
          </table:table-cell>
          <table:table-cell table:style-name="ce154" office:value-type="string" calcext:value-type="string">
            <text:p>Fact # 2300 TRA009-TRANSFERUNION S.A. COMSION SERV. RED ACTIVA RECAUD LINKOTEL ENE-21</text:p>
          </table:table-cell>
          <table:table-cell table:style-name="ce154"/>
          <table:table-cell table:number-columns-repeated="2" table:style-name="ce158" office:value-type="float" office:value="73.92" calcext:value-type="float">
            <text:p>73.9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 table:style-name="ce161" office:value-type="string" calcext:value-type="string">
            <text:p>DF-8</text:p>
          </table:table-cell>
          <table:table-cell table:style-name="ce157" office:value-type="date" office:date-value="2021-03-01" calcext:value-type="date">
            <text:p>01-mar-21</text:p>
          </table:table-cell>
          <table:table-cell table:style-name="ce154" office:value-type="string" calcext:value-type="string">
            <text:p>Fact # 2340 TRA009-TRANSFERUNION S.A. COMSION SERV. RED ACTIVA RECAUD LINKOTEL FEB-21</text:p>
          </table:table-cell>
          <table:table-cell table:style-name="ce154"/>
          <table:table-cell table:style-name="ce158" office:value-type="float" office:value="63.36" calcext:value-type="float">
            <text:p>63.36 </text:p>
          </table:table-cell>
          <table:table-cell table:style-name="ce158" office:value-type="float" office:value="137.28" calcext:value-type="float">
            <text:p>137.2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 table:style-name="ce161" office:value-type="string" calcext:value-type="string">
            <text:p>DF-1</text:p>
          </table:table-cell>
          <table:table-cell table:style-name="ce157" office:value-type="date" office:date-value="2021-04-01" calcext:value-type="date">
            <text:p>01-abr-21</text:p>
          </table:table-cell>
          <table:table-cell table:style-name="ce154" office:value-type="string" calcext:value-type="string">
            <text:p>Fact # 2390 TRA009-TRANSFERUNION S.A. COMSION SERV. RED ACTIVA RECAUD LINKOTEL MAR-21</text:p>
          </table:table-cell>
          <table:table-cell table:style-name="ce154"/>
          <table:table-cell table:style-name="ce158" office:value-type="float" office:value="76.64" calcext:value-type="float">
            <text:p>76.64 </text:p>
          </table:table-cell>
          <table:table-cell table:style-name="ce158" office:value-type="float" office:value="213.92" calcext:value-type="float">
            <text:p>213.9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 table:style-name="ce161" office:value-type="string" calcext:value-type="string">
            <text:p>DF-1</text:p>
          </table:table-cell>
          <table:table-cell table:style-name="ce157" office:value-type="date" office:date-value="2021-05-01" calcext:value-type="date">
            <text:p>01-may-21</text:p>
          </table:table-cell>
          <table:table-cell table:style-name="ce154" office:value-type="string" calcext:value-type="string">
            <text:p>Fact # 2438 TRA009-TRANSFERUNION S.A. COMSION SERV. RED ACTIVA RECAUD LINKOTEL ABR-21</text:p>
          </table:table-cell>
          <table:table-cell table:style-name="ce154"/>
          <table:table-cell table:style-name="ce158" office:value-type="float" office:value="76.64" calcext:value-type="float">
            <text:p>76.64 </text:p>
          </table:table-cell>
          <table:table-cell table:style-name="ce158" office:value-type="float" office:value="290.56" calcext:value-type="float">
            <text:p>290.5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 table:style-name="ce161" office:value-type="string" calcext:value-type="string">
            <text:p>DF-6</text:p>
          </table:table-cell>
          <table:table-cell table:style-name="ce157" office:value-type="date" office:date-value="2021-06-01" calcext:value-type="date">
            <text:p>01-jun-21</text:p>
          </table:table-cell>
          <table:table-cell table:style-name="ce154" office:value-type="string" calcext:value-type="string">
            <text:p>Fact # 2499 TRA009-TRANSFERUNION S.A. COMSION SERV. RED ACTIVA RECAUD LINKOTEL MAY-21</text:p>
          </table:table-cell>
          <table:table-cell table:style-name="ce154"/>
          <table:table-cell table:style-name="ce158" office:value-type="float" office:value="76.64" calcext:value-type="float">
            <text:p>76.64 </text:p>
          </table:table-cell>
          <table:table-cell table:style-name="ce158" office:value-type="float" office:value="367.2" calcext:value-type="float">
            <text:p>367.2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 table:style-name="ce161" office:value-type="string" calcext:value-type="string">
            <text:p>DF-2</text:p>
          </table:table-cell>
          <table:table-cell table:style-name="ce157" office:value-type="date" office:date-value="2021-07-01" calcext:value-type="date">
            <text:p>01-jul-21</text:p>
          </table:table-cell>
          <table:table-cell table:style-name="ce154" office:value-type="string" calcext:value-type="string">
            <text:p>Fact # 2548 TRA009-TRANSFERUNION S.A. COMSION SERV. RED ACTIVA RECAUD LINKOTEL JUN-21</text:p>
          </table:table-cell>
          <table:table-cell table:style-name="ce154"/>
          <table:table-cell table:style-name="ce158" office:value-type="float" office:value="76.96" calcext:value-type="float">
            <text:p>76.96 </text:p>
          </table:table-cell>
          <table:table-cell table:style-name="ce158" office:value-type="float" office:value="444.16" calcext:value-type="float">
            <text:p>444.1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COMISION WESTERN UNION</text:p>
          </table:table-cell>
          <table:table-cell table:style-name="ce161" office:value-type="string" calcext:value-type="string">
            <text:p>DF-3</text:p>
          </table:table-cell>
          <table:table-cell table:style-name="ce157" office:value-type="date" office:date-value="2021-08-01" calcext:value-type="date">
            <text:p>01-ago-21</text:p>
          </table:table-cell>
          <table:table-cell table:style-name="ce154" office:value-type="string" calcext:value-type="string">
            <text:p>Fact # 2599 TRA009-TRANSFERUNION S.A. COMSION SERV. RED ACTIVA RECAUD LINKOTEL JUL-21</text:p>
          </table:table-cell>
          <table:table-cell table:style-name="ce154"/>
          <table:table-cell table:style-name="ce158" office:value-type="float" office:value="84.48" calcext:value-type="float">
            <text:p>84.48 </text:p>
          </table:table-cell>
          <table:table-cell table:style-name="ce158" office:value-type="float" office:value="528.64" calcext:value-type="float">
            <text:p>528.6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1.5 O/OO POR MIL CAPITAL EN GIRO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1.5 O/OO POR MIL CAPITAL EN GIRO</text:p>
          </table:table-cell>
          <table:table-cell table:style-name="ce161" office:value-type="string" calcext:value-type="string">
            <text:p>NDL-19</text:p>
          </table:table-cell>
          <table:table-cell table:style-name="ce157" office:value-type="date" office:date-value="2021-08-04" calcext:value-type="date">
            <text:p>04-ago-21</text:p>
          </table:table-cell>
          <table:table-cell table:style-name="ce154" office:value-type="string" calcext:value-type="string">
            <text:p>N/D PICHINCHA TRANSF. CANCELACIÓN DE 1.5 POR MIL AÑO 2019</text:p>
          </table:table-cell>
          <table:table-cell table:style-name="ce154"/>
          <table:table-cell table:number-columns-repeated="2" table:style-name="ce158" office:value-type="float" office:value="1635.72" calcext:value-type="float">
            <text:p>1,635.7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1.5 O/OO POR MIL CAPITAL EN GIRO</text:p>
          </table:table-cell>
          <table:table-cell table:style-name="ce161" office:value-type="string" calcext:value-type="string">
            <text:p>NDL-20</text:p>
          </table:table-cell>
          <table:table-cell table:style-name="ce157" office:value-type="date" office:date-value="2021-08-13" calcext:value-type="date">
            <text:p>13-ago-21</text:p>
          </table:table-cell>
          <table:table-cell table:style-name="ce154" office:value-type="string" calcext:value-type="string">
            <text:p>N/D PICHINCHA TRANSF. CANCELACIÓN DE 1.5 POR MIL AÑO 2020</text:p>
          </table:table-cell>
          <table:table-cell table:style-name="ce154"/>
          <table:table-cell table:style-name="ce158" office:value-type="float" office:value="1799.87" calcext:value-type="float">
            <text:p>1,799.87 </text:p>
          </table:table-cell>
          <table:table-cell table:style-name="ce158" office:value-type="float" office:value="3435.59" calcext:value-type="float">
            <text:p>3,435.5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Fact # 220019 AGE002-AGENCIA DE REGULACION Y CONTROL DE LAS TELECOMUNICACIONES ARCOTEL 0.5% SERVICIOS TELECOMUNICACIONES A TRAVÉS DE TERMINALES DE USO PÚBLICO PERIODO OCT A DIC 2020</text:p>
          </table:table-cell>
          <table:table-cell table:style-name="ce154"/>
          <table:table-cell table:number-columns-repeated="2" table:style-name="ce158" office:value-type="float" office:value="0.36" calcext:value-type="float">
            <text:p>0.3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Fact # 220020 AGE002-AGENCIA DE REGULACION Y CONTROL DE LAS TELECOMUNICACIONES ARCOTEL 0.5% FACTURACIÓN BRUTA (CONC. TELEFONÍA FIJA Y LOCAL) PERIODO OCT A DIC 2020</text:p>
          </table:table-cell>
          <table:table-cell table:style-name="ce154"/>
          <table:table-cell table:style-name="ce158" office:value-type="float" office:value="616.83" calcext:value-type="float">
            <text:p>616.83 </text:p>
          </table:table-cell>
          <table:table-cell table:style-name="ce158" office:value-type="float" office:value="617.19" calcext:value-type="float">
            <text:p>617.1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Fact # 220022 AGE002-AGENCIA DE REGULACION Y CONTROL DE LAS TELECOMUNICACIONES ARCOTEL 0.5% FACTURACIÓN BRUTA (CONC.LARGA DISTANCIA INTERNACIONAL) PERIODO OCT A DIC 2020</text:p>
          </table:table-cell>
          <table:table-cell table:style-name="ce154"/>
          <table:table-cell table:style-name="ce158" office:value-type="float" office:value="1.76" calcext:value-type="float">
            <text:p>1.76 </text:p>
          </table:table-cell>
          <table:table-cell table:style-name="ce158" office:value-type="float" office:value="618.95" calcext:value-type="float">
            <text:p>618.9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25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N/D PACIFICO TRANSF. CANCELACIÓN FODETEL 1% 4TO TRIMESTRES OCT A DIC 2020 TELEFONIA FIJA LOCAL</text:p>
          </table:table-cell>
          <table:table-cell table:style-name="ce154"/>
          <table:table-cell table:style-name="ce158" office:value-type="float" office:value="1242.38" calcext:value-type="float">
            <text:p>1,242.38 </text:p>
          </table:table-cell>
          <table:table-cell table:style-name="ce158" office:value-type="float" office:value="1861.33" calcext:value-type="float">
            <text:p>1,861.33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26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N/D PACIFICO TRANSF. CANCELACIÓN FODETEL 1% 4TO TRIMESTRE OCT A DIC 2020 POR TELEFONIA LARGA DISTANCIA INTERNACIONAL</text:p>
          </table:table-cell>
          <table:table-cell table:style-name="ce154"/>
          <table:table-cell table:style-name="ce158" office:value-type="float" office:value="3.55" calcext:value-type="float">
            <text:p>3.55 </text:p>
          </table:table-cell>
          <table:table-cell table:style-name="ce158" office:value-type="float" office:value="1864.88" calcext:value-type="float">
            <text:p>1,864.88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27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N/D PACIFICO TRANSF. CANCELACIÓN FODETEL 1% 4TO TRIMESTRE OCT A DIC 2020 POR SERVICIO DE TELECOMUNICACIONES A TRAVÉS <text:s/>DE TERMINALES DE USO PÚBLICO</text:p>
          </table:table-cell>
          <table:table-cell table:style-name="ce154"/>
          <table:table-cell table:style-name="ce158" office:value-type="float" office:value="0.72" calcext:value-type="float">
            <text:p>0.72 </text:p>
          </table:table-cell>
          <table:table-cell table:style-name="ce158" office:value-type="float" office:value="1865.6" calcext:value-type="float">
            <text:p>1,865.6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57</text:p>
          </table:table-cell>
          <table:table-cell table:style-name="ce157" office:value-type="date" office:date-value="2021-05-16" calcext:value-type="date">
            <text:p>16-may-21</text:p>
          </table:table-cell>
          <table:table-cell table:style-name="ce154" office:value-type="string" calcext:value-type="string">
            <text:p>N/D PACIFICO TRANSF. CANCELACIÓN FODETEL 1% 4TO TRIMESTRES ENE A MAR 2021 TELEFONIA FIJA LOCAL</text:p>
          </table:table-cell>
          <table:table-cell table:style-name="ce154"/>
          <table:table-cell table:style-name="ce158" office:value-type="float" office:value="1525.84" calcext:value-type="float">
            <text:p>1,525.84 </text:p>
          </table:table-cell>
          <table:table-cell table:style-name="ce158" office:value-type="float" office:value="3391.44" calcext:value-type="float">
            <text:p>3,391.4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58</text:p>
          </table:table-cell>
          <table:table-cell table:style-name="ce157" office:value-type="date" office:date-value="2021-05-16" calcext:value-type="date">
            <text:p>16-may-21</text:p>
          </table:table-cell>
          <table:table-cell table:style-name="ce154" office:value-type="string" calcext:value-type="string">
            <text:p>N/D PACIFICO TRANSF. CANCELACIÓN FODETEL 1% 1ER TRIMESTRE ENE A MAR 2021 POR TELEFONIA LARGA DISTANCIA INTERNACIONAL</text:p>
          </table:table-cell>
          <table:table-cell table:style-name="ce154"/>
          <table:table-cell table:style-name="ce158" office:value-type="float" office:value="2.95" calcext:value-type="float">
            <text:p>2.95 </text:p>
          </table:table-cell>
          <table:table-cell table:style-name="ce158" office:value-type="float" office:value="3394.39" calcext:value-type="float">
            <text:p>3,394.39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5-17" calcext:value-type="date">
            <text:p>17-may-21</text:p>
          </table:table-cell>
          <table:table-cell table:style-name="ce154" office:value-type="string" calcext:value-type="string">
            <text:p>Fact # 233200 AGE002-AGENCIA DE REGULACION Y CONTROL DE LAS TELECOMUNICACIONES ARCOTEL ARCOTEL 0.5% FACTURACIÓN BRUTA (CONC. TELEFONÍA FIJA Y LOCAL) PERIODO ENE A MAR 2021</text:p>
          </table:table-cell>
          <table:table-cell table:style-name="ce154"/>
          <table:table-cell table:style-name="ce158" office:value-type="float" office:value="752.73" calcext:value-type="float">
            <text:p>752.73 </text:p>
          </table:table-cell>
          <table:table-cell table:style-name="ce158" office:value-type="float" office:value="4147.12" calcext:value-type="float">
            <text:p>4,147.1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5-17" calcext:value-type="date">
            <text:p>17-may-21</text:p>
          </table:table-cell>
          <table:table-cell table:style-name="ce154" office:value-type="string" calcext:value-type="string">
            <text:p>Fact # 233201 AGE002-AGENCIA DE REGULACION Y CONTROL DE LAS TELECOMUNICACIONES ARCOTEL ARCOTEL 0.5% FACTURACIÓN BRUTA ( CONC.LARGA DISTANCIA INTERNACIONAL) PERIODO ENE A MAR-2021</text:p>
          </table:table-cell>
          <table:table-cell table:style-name="ce154"/>
          <table:table-cell table:style-name="ce158" office:value-type="float" office:value="1.45" calcext:value-type="float">
            <text:p>1.45 </text:p>
          </table:table-cell>
          <table:table-cell table:style-name="ce158" office:value-type="float" office:value="4148.57" calcext:value-type="float">
            <text:p>4,148.57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60</text:p>
          </table:table-cell>
          <table:table-cell table:style-name="ce157" office:value-type="date" office:date-value="2021-05-18" calcext:value-type="date">
            <text:p>18-may-21</text:p>
          </table:table-cell>
          <table:table-cell table:style-name="ce154" office:value-type="string" calcext:value-type="string">
            <text:p>N/D PACIFICO TRANSF. ARCOTEL DIFERENCIA DERECHO CONCESION 1ER TRIMESTRE</text:p>
          </table:table-cell>
          <table:table-cell table:style-name="ce154"/>
          <table:table-cell table:style-name="ce158" office:value-type="float" office:value="10.19" calcext:value-type="float">
            <text:p>10.19 </text:p>
          </table:table-cell>
          <table:table-cell table:style-name="ce158" office:value-type="float" office:value="4158.76" calcext:value-type="float">
            <text:p>4,158.76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51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Fact # 239738 AGE002-AGENCIA DE REGULACION Y CONTROL DE LAS TELECOMUNICACIONES ARCOTEL ARCOTEL 0.5% FACTURACIÓN BRUTA (CONC. TELEFONÍA FIJA Y LOCAL) 2DO TRIMESTRE 2021</text:p>
          </table:table-cell>
          <table:table-cell table:style-name="ce154"/>
          <table:table-cell table:style-name="ce158" office:value-type="float" office:value="847.68" calcext:value-type="float">
            <text:p>847.68 </text:p>
          </table:table-cell>
          <table:table-cell table:style-name="ce158" office:value-type="float" office:value="5006.44" calcext:value-type="float">
            <text:p>5,006.4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52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Fact # 239741 AGE002-AGENCIA DE REGULACION Y CONTROL DE LAS TELECOMUNICACIONES ARCOTEL ARCOTEL CONCESIONES 0.5% SERVICIOS TELECOMUNICACIONES A TRAVÉS DE TERMINALES DE USO PÚBLICO 2DO TRIMESTRE 2021</text:p>
          </table:table-cell>
          <table:table-cell table:style-name="ce154"/>
          <table:table-cell table:style-name="ce158" office:value-type="float" office:value="0.18" calcext:value-type="float">
            <text:p>0.18 </text:p>
          </table:table-cell>
          <table:table-cell table:style-name="ce158" office:value-type="float" office:value="5006.62" calcext:value-type="float">
            <text:p>5,006.62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Fact # 239743 AGE002-AGENCIA DE REGULACION Y CONTROL DE LAS TELECOMUNICACIONES ARCOTEL ARCOTEL 0.5% FACTURACIÓN BRUTA (CONC.LARGA DISTANCIA INTERNACIONAL) 2DO TRIMESTRE 2021</text:p>
          </table:table-cell>
          <table:table-cell table:style-name="ce154"/>
          <table:table-cell table:style-name="ce158" office:value-type="float" office:value="2.69" calcext:value-type="float">
            <text:p>2.69 </text:p>
          </table:table-cell>
          <table:table-cell table:style-name="ce158" office:value-type="float" office:value="5009.31" calcext:value-type="float">
            <text:p>5,009.31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61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N/D PACIFICO TRANSF. CANCELACIÓN FODETEL 1% 2DO TRIMESTRE ABR A JUN 2021 POR TELEFONIA FIJA LOCAL</text:p>
          </table:table-cell>
          <table:table-cell table:style-name="ce154"/>
          <table:table-cell table:style-name="ce158" office:value-type="float" office:value="1706.74" calcext:value-type="float">
            <text:p>1,706.74 </text:p>
          </table:table-cell>
          <table:table-cell table:style-name="ce158" office:value-type="float" office:value="6716.05" calcext:value-type="float">
            <text:p>6,716.05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62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N/D PACIFICO TRANSF. CANCELACIÓN FODETEL 1% 2DO TRIMESTRE ABR A JUN 2021 POR TELEFONIA LARGA DISTANCIA INTERNACIONAL</text:p>
          </table:table-cell>
          <table:table-cell table:style-name="ce154"/>
          <table:table-cell table:style-name="ce158" office:value-type="float" office:value="5.39" calcext:value-type="float">
            <text:p>5.39 </text:p>
          </table:table-cell>
          <table:table-cell table:style-name="ce158" office:value-type="float" office:value="6721.44" calcext:value-type="float">
            <text:p>6,721.44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SENATEL 1% FODETEL</text:p>
          </table:table-cell>
          <table:table-cell table:style-name="ce161" office:value-type="string" calcext:value-type="string">
            <text:p>NDL-63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N/D PACIFICO TRANSF. CANCELACIÓN FODETEL 1% 2DO TRIMESTRE ABR A JUN 2021 POR SERV. TELECOMUNICACIONES A TRAVÉS DE TERMINALES DE USO PÚBLICO</text:p>
          </table:table-cell>
          <table:table-cell table:style-name="ce154"/>
          <table:table-cell table:style-name="ce158" office:value-type="float" office:value="0.36" calcext:value-type="float">
            <text:p>0.36 </text:p>
          </table:table-cell>
          <table:table-cell table:style-name="ce158" office:value-type="float" office:value="6721.8" calcext:value-type="float">
            <text:p>6,721.8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BENEMERITO CUERPO DE BOMBEROS DE GQUIL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BENEMERITO CUERPO DE BOMBEROS DE GQUIL</text:p>
          </table:table-cell>
          <table:table-cell table:style-name="ce161" office:value-type="string" calcext:value-type="string">
            <text:p>NDL-21</text:p>
          </table:table-cell>
          <table:table-cell table:style-name="ce157" office:value-type="date" office:date-value="2021-04-15" calcext:value-type="date">
            <text:p>15-abr-21</text:p>
          </table:table-cell>
          <table:table-cell table:style-name="ce154" office:value-type="string" calcext:value-type="string">
            <text:p>N/D PRODUBANCO TRANSFERENCIA REEMBOLSO A MANUEL MERELO POR MOVILIZACIÓN Y PAGO DE BOMBEROS AÑOS 2020 Y 2021</text:p>
          </table:table-cell>
          <table:table-cell table:style-name="ce154"/>
          <table:table-cell table:number-columns-repeated="2" table:style-name="ce158" office:value-type="float" office:value="106" calcext:value-type="float">
            <text:p>106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VARI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<text:s text:c="3"/>VARIOS</text:p>
          </table:table-cell>
          <table:table-cell table:style-name="ce161" office:value-type="string" calcext:value-type="string">
            <text:p>NDL-6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N/D PICHINCHA CANCELACIÓN DE RETENCIONES CONDONACIÓN PERIODO 01/ENE/2012 AL SRI</text:p>
          </table:table-cell>
          <table:table-cell table:style-name="ce154"/>
          <table:table-cell table:number-columns-repeated="2" table:style-name="ce158" office:value-type="float" office:value="76.45" calcext:value-type="float">
            <text:p>76.45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R-890</text:p>
          </table:table-cell>
          <table:table-cell table:style-name="ce157" office:value-type="date" office:date-value="2021-02-26" calcext:value-type="date">
            <text:p>26-feb-21</text:p>
          </table:table-cell>
          <table:table-cell table:style-name="ce154" office:value-type="string" calcext:value-type="string">
            <text:p>Liqu # 2702 MER005-MERELO ANGULO ROBERTO MANUEL REEMBOLSO POR MOVILIZACIÓN</text:p>
          </table:table-cell>
          <table:table-cell table:style-name="ce154"/>
          <table:table-cell table:number-columns-repeated="2" table:style-name="ce158" office:value-type="float" office:value="125" calcext:value-type="float">
            <text:p>125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3-26" calcext:value-type="date">
            <text:p>26-mar-21</text:p>
          </table:table-cell>
          <table:table-cell table:style-name="ce154" office:value-type="string" calcext:value-type="string">
            <text:p>Liqu # 2703 MER005-MERELO ANGULO ROBERTO MANUEL REEMBOLSO DEL 01 AL 26 MARZO DEL 2021, PAPELERÍA, MOVILIZACIÓN, SELLO Y CUMPLEAÑOS MAR 2021</text:p>
          </table:table-cell>
          <table:table-cell table:style-name="ce154"/>
          <table:table-cell table:style-name="ce158" office:value-type="float" office:value="108" calcext:value-type="float">
            <text:p>108.00 </text:p>
          </table:table-cell>
          <table:table-cell table:style-name="ce158" office:value-type="float" office:value="233" calcext:value-type="float">
            <text:p>233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R-1621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Liqu # 2704 MER005-MERELO ANGULO ROBERTO MANUEL REEMBOLSO POR MOVILIZACIÓN ABRIL 2021 Y VARIOS (PILAS)</text:p>
          </table:table-cell>
          <table:table-cell table:style-name="ce154"/>
          <table:table-cell table:style-name="ce158" office:value-type="float" office:value="125" calcext:value-type="float">
            <text:p>125.00 </text:p>
          </table:table-cell>
          <table:table-cell table:style-name="ce158" office:value-type="float" office:value="358" calcext:value-type="float">
            <text:p>358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F-74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Liqu # 2706 MER005-MERELO ANGULO ROBERTO MANUEL REEMBOLSO POR MOVILIZACIÓN-VARIOS DÍAS DEL 01 AL 31 DE MAYO 2021</text:p>
          </table:table-cell>
          <table:table-cell table:style-name="ce154"/>
          <table:table-cell table:style-name="ce158" office:value-type="float" office:value="135" calcext:value-type="float">
            <text:p>135.00 </text:p>
          </table:table-cell>
          <table:table-cell table:style-name="ce158" office:value-type="float" office:value="493" calcext:value-type="float">
            <text:p>493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R-2344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Liqu # 2708 MER005-MERELO ANGULO ROBERTO MANUEL REEMBOLSO DEL 01 AL 30 DE JUNIO 2021</text:p>
          </table:table-cell>
          <table:table-cell table:style-name="ce154"/>
          <table:table-cell table:style-name="ce158" office:value-type="float" office:value="135" calcext:value-type="float">
            <text:p>135.00 </text:p>
          </table:table-cell>
          <table:table-cell table:style-name="ce158" office:value-type="float" office:value="628" calcext:value-type="float">
            <text:p>628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F-3</text:p>
          </table:table-cell>
          <table:table-cell table:style-name="ce157" office:value-type="date" office:date-value="2021-07-05" calcext:value-type="date">
            <text:p>05-jul-21</text:p>
          </table:table-cell>
          <table:table-cell table:style-name="ce154" office:value-type="string" calcext:value-type="string">
            <text:p>Fact # 1 MOR034-MOREIRA GOMEZ JORDY DAVID SERVICIO DE TRANSPORTE A TÉCNICO POR <text:s/>5 DÍAS 1/2</text:p>
          </table:table-cell>
          <table:table-cell table:style-name="ce154"/>
          <table:table-cell table:style-name="ce158" office:value-type="float" office:value="220" calcext:value-type="float">
            <text:p>220.00 </text:p>
          </table:table-cell>
          <table:table-cell table:style-name="ce158" office:value-type="float" office:value="848" calcext:value-type="float">
            <text:p>848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F-13</text:p>
          </table:table-cell>
          <table:table-cell table:style-name="ce157" office:value-type="date" office:date-value="2021-07-21" calcext:value-type="date">
            <text:p>21-jul-21</text:p>
          </table:table-cell>
          <table:table-cell table:style-name="ce154" office:value-type="string" calcext:value-type="string">
            <text:p>Fact # 3 MOR034-MOREIRA GOMEZ JORDY DAVID SERVICIO DE TRANSPORTE TÉCNICO DÍAS 01, 06, 08 Y 13 MES DE JULIO 2021</text:p>
          </table:table-cell>
          <table:table-cell table:style-name="ce154"/>
          <table:table-cell table:style-name="ce158" office:value-type="float" office:value="160" calcext:value-type="float">
            <text:p>160.00 </text:p>
          </table:table-cell>
          <table:table-cell table:style-name="ce158" office:value-type="float" office:value="1008" calcext:value-type="float">
            <text:p>1,008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F-30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Fact # 5 MOR034-MOREIRA GOMEZ JORDY DAVID SERVICIOS DE TRANSPORTE TÉCNICOS DIAS 22 Y 29 - 20 Y 27 (1/2 DÍA) <text:s/>JULIO 2021</text:p>
          </table:table-cell>
          <table:table-cell table:style-name="ce154"/>
          <table:table-cell table:style-name="ce158" office:value-type="float" office:value="120" calcext:value-type="float">
            <text:p>120.00 </text:p>
          </table:table-cell>
          <table:table-cell table:style-name="ce158" office:value-type="float" office:value="1128" calcext:value-type="float">
            <text:p>1,128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R-2721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Liqu # 2710 MER005-MERELO ANGULO ROBERTO MANUEL REEMBOLSO DEL 01 AL 31 JULIO 2021, MOVILIZCAIÓN Y GASTOS POR CUMPLEAÑOS (3) JULIO Y (2) AGOSTO</text:p>
          </table:table-cell>
          <table:table-cell table:style-name="ce154"/>
          <table:table-cell table:style-name="ce158" office:value-type="float" office:value="125" calcext:value-type="float">
            <text:p>125.00 </text:p>
          </table:table-cell>
          <table:table-cell table:style-name="ce158" office:value-type="float" office:value="1253" calcext:value-type="float">
            <text:p>1,253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R-2722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Liqu # 2711 ROD023-RODRIGUEZ GOMEZ FERNANDO ALBERTO REEMBOLSO POR MOVILIZACIÓN Y COMPRA DE 2 PACTCH CORDS</text:p>
          </table:table-cell>
          <table:table-cell table:style-name="ce154"/>
          <table:table-cell table:style-name="ce158" office:value-type="float" office:value="26" calcext:value-type="float">
            <text:p>26.00 </text:p>
          </table:table-cell>
          <table:table-cell table:style-name="ce158" office:value-type="float" office:value="1279" calcext:value-type="float">
            <text:p>1,279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F-8</text:p>
          </table:table-cell>
          <table:table-cell table:style-name="ce157" office:value-type="date" office:date-value="2021-08-19" calcext:value-type="date">
            <text:p>19-ago-21</text:p>
          </table:table-cell>
          <table:table-cell table:style-name="ce154" office:value-type="string" calcext:value-type="string">
            <text:p>Fact # 9 MOR034-MOREIRA GOMEZ JORDY DAVID SERVICIOS DE TRANSPORTE TÉCNICOS DIAS 03, 05, 06 Y 12 - 10 Y 13 (1/2 DÍA) <text:s/>AGOSTO 2021</text:p>
          </table:table-cell>
          <table:table-cell table:style-name="ce154"/>
          <table:table-cell table:style-name="ce158" office:value-type="float" office:value="200" calcext:value-type="float">
            <text:p>200.00 </text:p>
          </table:table-cell>
          <table:table-cell table:style-name="ce158" office:value-type="float" office:value="1479" calcext:value-type="float">
            <text:p>1,479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R-3142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Liqu # 2712 ROD023-RODRIGUEZ GOMEZ FERNANDO ALBERTO REEMBOLSO DE GASTOS DE MOVILIZACION DEL 01 AL 31 AGO/2021</text:p>
          </table:table-cell>
          <table:table-cell table:style-name="ce154"/>
          <table:table-cell table:style-name="ce158" office:value-type="float" office:value="78" calcext:value-type="float">
            <text:p>78.00 </text:p>
          </table:table-cell>
          <table:table-cell table:style-name="ce158" office:value-type="float" office:value="1557" calcext:value-type="float">
            <text:p>1,557.00 </text:p>
          </table:table-cell>
        </table:table-row>
        <table:table-row table:style-name="ro2" table:visibility="filter">
          <table:table-cell table:style-name="ce154" office:value-type="string" calcext:value-type="string">
            <text:p>MOVILIZACIONES</text:p>
          </table:table-cell>
          <table:table-cell table:style-name="ce161" office:value-type="string" calcext:value-type="string">
            <text:p>DR-3143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Liqu # 2713 MER005-MERELO ANGULO ROBERTO MANUEL REEMBOLSO DE GASTOS POR MOVILIZACIÓN, CUMPLEAÑOS DE AGOSTO Y ENVIÓ DE DTOS A SERVIENTREGA 2021</text:p>
          </table:table-cell>
          <table:table-cell table:style-name="ce154"/>
          <table:table-cell table:style-name="ce158" office:value-type="float" office:value="160" calcext:value-type="float">
            <text:p>160.00 </text:p>
          </table:table-cell>
          <table:table-cell table:style-name="ce158" office:value-type="float" office:value="1717" calcext:value-type="float">
            <text:p>1,717.0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8</text:p>
          </table:table-cell>
          <table:table-cell table:style-name="ce157" office:value-type="date" office:date-value="2021-01-05" calcext:value-type="date">
            <text:p>05-ene-21</text:p>
          </table:table-cell>
          <table:table-cell table:style-name="ce154" office:value-type="string" calcext:value-type="string">
            <text:p>Fact # 13796 UMS437-ASOC. DE MORADORES DE LA URB. MATICES DE SAMBORONDON CONSUMO DE ENERGÍA ELÉCTRICA DE LA ANTENA DE MATICES MES DE ENERO 2021</text:p>
          </table:table-cell>
          <table:table-cell table:style-name="ce154"/>
          <table:table-cell table:number-columns-repeated="2" table:style-name="ce158" office:value-type="float" office:value="85" calcext:value-type="float">
            <text:p>85.0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6</text:p>
          </table:table-cell>
          <table:table-cell table:style-name="ce157" office:value-type="date" office:date-value="2021-01-06" calcext:value-type="date">
            <text:p>06-ene-21</text:p>
          </table:table-cell>
          <table:table-cell table:style-name="ce154" office:value-type="string" calcext:value-type="string">
            <text:p>Fact # 3675548 COR018-CNEL EP CONSUMO DE ENERGÍA ELECTRICA PERIODO 27 NOV AL 29 DIC 2020, COD:0900421382, URB. TERRASOL</text:p>
          </table:table-cell>
          <table:table-cell table:style-name="ce154"/>
          <table:table-cell table:style-name="ce158" office:value-type="float" office:value="12.37" calcext:value-type="float">
            <text:p>12.37 </text:p>
          </table:table-cell>
          <table:table-cell table:style-name="ce158" office:value-type="float" office:value="97.37" calcext:value-type="float">
            <text:p>97.3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7</text:p>
          </table:table-cell>
          <table:table-cell table:style-name="ce157" office:value-type="date" office:date-value="2021-01-08" calcext:value-type="date">
            <text:p>08-ene-21</text:p>
          </table:table-cell>
          <table:table-cell table:style-name="ce154" office:value-type="string" calcext:value-type="string">
            <text:p>Fact # 3801060 COR018-CNEL EP CONSUMO DE ENERGÍA ELECTRICA DIC 2020, COD:0900420945, URB. CAPRI</text:p>
          </table:table-cell>
          <table:table-cell table:style-name="ce154"/>
          <table:table-cell table:style-name="ce158" office:value-type="float" office:value="9.87" calcext:value-type="float">
            <text:p>9.87 </text:p>
          </table:table-cell>
          <table:table-cell table:style-name="ce158" office:value-type="float" office:value="107.24" calcext:value-type="float">
            <text:p>107.24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8</text:p>
          </table:table-cell>
          <table:table-cell table:style-name="ce157" office:value-type="date" office:date-value="2021-01-09" calcext:value-type="date">
            <text:p>09-ene-21</text:p>
          </table:table-cell>
          <table:table-cell table:style-name="ce154" office:value-type="string" calcext:value-type="string">
            <text:p>Fact # 3969215 COR018-CNEL EP CONSUMO DE ENERGÍA ELECTRICA PERIODO 30 NOV A 30 DIC 2020, COD:1105385091, MANABI-MANTA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120.76" calcext:value-type="float">
            <text:p>120.7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9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Fact # 26730572 COR018-CNEL EP CONSUMO DE ENERGÍA ELECTRICA PERIODO 11/DIC/2020 AL 11/01/2021, COD:200024271278, URB. SAN FELIPE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128.25" calcext:value-type="float">
            <text:p>128.25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0</text:p>
          </table:table-cell>
          <table:table-cell table:style-name="ce157" office:value-type="date" office:date-value="2021-01-12" calcext:value-type="date">
            <text:p>12-ene-21</text:p>
          </table:table-cell>
          <table:table-cell table:style-name="ce154" office:value-type="string" calcext:value-type="string">
            <text:p>Fact # 26737862 COR018-CNEL EP CONSUMO DE ENERGÍA ELECTRICA PERIODO 11/DIC/2020 AL 11/ENE/2021, COD:200017417466, VALLE ALTO</text:p>
          </table:table-cell>
          <table:table-cell table:style-name="ce154"/>
          <table:table-cell table:style-name="ce158" office:value-type="float" office:value="12.13" calcext:value-type="float">
            <text:p>12.13 </text:p>
          </table:table-cell>
          <table:table-cell table:style-name="ce158" office:value-type="float" office:value="140.38" calcext:value-type="float">
            <text:p>140.3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1</text:p>
          </table:table-cell>
          <table:table-cell table:style-name="ce157" office:value-type="date" office:date-value="2021-01-12" calcext:value-type="date">
            <text:p>12-ene-21</text:p>
          </table:table-cell>
          <table:table-cell table:style-name="ce154" office:value-type="string" calcext:value-type="string">
            <text:p>Fact # 26750381 COR018-CNEL EP CONSUMO DE ENERGÍA ELECTRICA PERIODO 11/DIC/2020 AL 11/ENE/2021, COD:200016916559, URB. VIA AL SOL</text:p>
          </table:table-cell>
          <table:table-cell table:style-name="ce154"/>
          <table:table-cell table:style-name="ce158" office:value-type="float" office:value="15.9" calcext:value-type="float">
            <text:p>15.90 </text:p>
          </table:table-cell>
          <table:table-cell table:style-name="ce158" office:value-type="float" office:value="156.28" calcext:value-type="float">
            <text:p>156.2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2</text:p>
          </table:table-cell>
          <table:table-cell table:style-name="ce157" office:value-type="date" office:date-value="2021-01-13" calcext:value-type="date">
            <text:p>13-ene-21</text:p>
          </table:table-cell>
          <table:table-cell table:style-name="ce154" office:value-type="string" calcext:value-type="string">
            <text:p>Fact # 26815569 COR018-CNEL EP CONSUMO DE ENERGÍA ELECTRICA <text:s/>PERIODO 12/DIC/2020 AL 13/ENE/2021, COD:200022378406, BTA. MERCEDES MOLINA</text:p>
          </table:table-cell>
          <table:table-cell table:style-name="ce154"/>
          <table:table-cell table:style-name="ce158" office:value-type="float" office:value="20.09" calcext:value-type="float">
            <text:p>20.09 </text:p>
          </table:table-cell>
          <table:table-cell table:style-name="ce158" office:value-type="float" office:value="176.37" calcext:value-type="float">
            <text:p>176.3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37</text:p>
          </table:table-cell>
          <table:table-cell table:style-name="ce157" office:value-type="date" office:date-value="2021-01-14" calcext:value-type="date">
            <text:p>14-ene-21</text:p>
          </table:table-cell>
          <table:table-cell table:style-name="ce154" office:value-type="string" calcext:value-type="string">
            <text:p>N/D PACIFICO TRANSF. CANCELACIÓN DE FACTURA#26740478 CNEL EP, CTV, PERIODO 11/DIC/2020 AL 11/ENE/2021 <text:s/></text:p>
          </table:table-cell>
          <table:table-cell table:style-name="ce154"/>
          <table:table-cell table:style-name="ce158" office:value-type="float" office:value="11.01" calcext:value-type="float">
            <text:p>11.01 </text:p>
          </table:table-cell>
          <table:table-cell table:style-name="ce158" office:value-type="float" office:value="187.38" calcext:value-type="float">
            <text:p>187.3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66</text:p>
          </table:table-cell>
          <table:table-cell table:style-name="ce157" office:value-type="date" office:date-value="2021-01-15" calcext:value-type="date">
            <text:p>15-ene-21</text:p>
          </table:table-cell>
          <table:table-cell table:style-name="ce154" office:value-type="string" calcext:value-type="string">
            <text:p>Fact # 26871633 COR018-CNEL EP CONSUMO DE ENERGÍA ELECTRICA URB.EL CARACOL COD:200019723945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194.87" calcext:value-type="float">
            <text:p>194.8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7</text:p>
          </table:table-cell>
          <table:table-cell table:style-name="ce157" office:value-type="date" office:date-value="2021-02-01" calcext:value-type="date">
            <text:p>01-feb-21</text:p>
          </table:table-cell>
          <table:table-cell table:style-name="ce154" office:value-type="string" calcext:value-type="string">
            <text:p>Fact # 13897 UMS437-ASOC. DE MORADORES DE LA URB. MATICES DE SAMBORONDON CONSUMO DE ENERGÍA ELÉCTRICA DE LA ANTENA DE MATICES MES DE FEBRERO 2021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279.87" calcext:value-type="float">
            <text:p>279.8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0</text:p>
          </table:table-cell>
          <table:table-cell table:style-name="ce157" office:value-type="date" office:date-value="2021-02-05" calcext:value-type="date">
            <text:p>05-feb-21</text:p>
          </table:table-cell>
          <table:table-cell table:style-name="ce154" office:value-type="string" calcext:value-type="string">
            <text:p>Fact # 4307345 COR018-CNEL EP CONSUMO DE ENERGÍA ELECTRICA COD:5385091, MANABI-MANTA, MES DE ENERO 2021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293.39" calcext:value-type="float">
            <text:p>293.3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8</text:p>
          </table:table-cell>
          <table:table-cell table:style-name="ce157" office:value-type="date" office:date-value="2021-02-11" calcext:value-type="date">
            <text:p>11-feb-21</text:p>
          </table:table-cell>
          <table:table-cell table:style-name="ce154" office:value-type="string" calcext:value-type="string">
            <text:p>Fact # 27506736 COR018-CNEL EP CONSUMO DE ENERGÍA ELECTRICA COD:0400885886 BTA. MERCEDES MOLINA</text:p>
          </table:table-cell>
          <table:table-cell table:style-name="ce154"/>
          <table:table-cell table:style-name="ce158" office:value-type="float" office:value="19.84" calcext:value-type="float">
            <text:p>19.84 </text:p>
          </table:table-cell>
          <table:table-cell table:style-name="ce158" office:value-type="float" office:value="313.23" calcext:value-type="float">
            <text:p>313.23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9</text:p>
          </table:table-cell>
          <table:table-cell table:style-name="ce157" office:value-type="date" office:date-value="2021-02-11" calcext:value-type="date">
            <text:p>11-feb-21</text:p>
          </table:table-cell>
          <table:table-cell table:style-name="ce154" office:value-type="string" calcext:value-type="string">
            <text:p>Fact # 27494196 COR018-CNEL EP CONSUMO DE ENERGÍA ELECTRICA COD:0400991060, SAN FELIPE</text:p>
          </table:table-cell>
          <table:table-cell table:style-name="ce154"/>
          <table:table-cell table:style-name="ce158" office:value-type="float" office:value="14.27" calcext:value-type="float">
            <text:p>14.27 </text:p>
          </table:table-cell>
          <table:table-cell table:style-name="ce158" office:value-type="float" office:value="327.5" calcext:value-type="float">
            <text:p>327.5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2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Fact # 4097482 COR018-CNEL EP CONSUMO DE ENERGÍA ELECTRICA COD:0900421382 URB. TERRASOL</text:p>
          </table:table-cell>
          <table:table-cell table:style-name="ce154"/>
          <table:table-cell table:style-name="ce158" office:value-type="float" office:value="12.16" calcext:value-type="float">
            <text:p>12.16 </text:p>
          </table:table-cell>
          <table:table-cell table:style-name="ce158" office:value-type="float" office:value="339.66" calcext:value-type="float">
            <text:p>339.6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04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142220 COR018-CNEL EP ANULACION INT.MORA COD:0900421382</text:p>
          </table:table-cell>
          <table:table-cell table:style-name="ce154"/>
          <table:table-cell table:style-name="ce158" office:value-type="float" office:value="-0.4" calcext:value-type="float">
            <text:p>-0.40</text:p>
          </table:table-cell>
          <table:table-cell table:style-name="ce158" office:value-type="float" office:value="339.26" calcext:value-type="float">
            <text:p>339.2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06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395452 COR018-CNEL EP N/C APLICA A FACTURA# 002-999-000681169 POR RES. 027-20 SPEE 01/04/2020 COD:0900421382</text:p>
          </table:table-cell>
          <table:table-cell table:style-name="ce154"/>
          <table:table-cell table:style-name="ce158" office:value-type="float" office:value="-7.22" calcext:value-type="float">
            <text:p>-7.22</text:p>
          </table:table-cell>
          <table:table-cell table:style-name="ce158" office:value-type="float" office:value="332.04" calcext:value-type="float">
            <text:p>332.04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07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395453 COR018-CNEL EP N/C APLICA A FACTURA#002-999-000833183 POR DEVOLUCIÓN 07/05/2020 COD:0900421382</text:p>
          </table:table-cell>
          <table:table-cell table:style-name="ce154"/>
          <table:table-cell table:style-name="ce158" office:value-type="float" office:value="-7.22" calcext:value-type="float">
            <text:p>-7.22</text:p>
          </table:table-cell>
          <table:table-cell table:style-name="ce158" office:value-type="float" office:value="324.82" calcext:value-type="float">
            <text:p>324.82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08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395454 COR018-CNEL EP N/C APLICA A FACTURA# 002-999-001162938 POR DEVOLUCIÓN <text:s/>RES. 027-20 SPEE 06/06/2020 COD:0900421382</text:p>
          </table:table-cell>
          <table:table-cell table:style-name="ce154"/>
          <table:table-cell table:style-name="ce158" office:value-type="float" office:value="-1.94" calcext:value-type="float">
            <text:p>-1.94</text:p>
          </table:table-cell>
          <table:table-cell table:style-name="ce158" office:value-type="float" office:value="322.88" calcext:value-type="float">
            <text:p>322.8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09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395455 COR018-CNEL EP N/C APLICA A FACTURA#002-999-001395455 POR DEVOLUCIÓN RES. 027-20 SPEE 09/07/2020 COD:0900421382</text:p>
          </table:table-cell>
          <table:table-cell table:style-name="ce154"/>
          <table:table-cell table:style-name="ce158" office:value-type="float" office:value="-3.8" calcext:value-type="float">
            <text:p>-3.80</text:p>
          </table:table-cell>
          <table:table-cell table:style-name="ce158" office:value-type="float" office:value="319.08" calcext:value-type="float">
            <text:p>319.0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0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395456 COR018-CNEL EP N/C APLICA A FACTURA#002-999-001900324 POR DEVOLUCIÓN <text:s/>RES. 027-20 SPEE COD: 0900421382</text:p>
          </table:table-cell>
          <table:table-cell table:style-name="ce154"/>
          <table:table-cell table:style-name="ce158" office:value-type="float" office:value="-1.61" calcext:value-type="float">
            <text:p>-1.61</text:p>
          </table:table-cell>
          <table:table-cell table:style-name="ce158" office:value-type="float" office:value="317.47" calcext:value-type="float">
            <text:p>317.4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1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395457 COR018-CNEL EP N/C APLICA A FACTURA#002-999-002286125 POR DEVOLUCIÓN RES. 027-20 SPEE COD:0900421382</text:p>
          </table:table-cell>
          <table:table-cell table:style-name="ce154"/>
          <table:table-cell table:style-name="ce158" office:value-type="float" office:value="-1.25" calcext:value-type="float">
            <text:p>-1.25</text:p>
          </table:table-cell>
          <table:table-cell table:style-name="ce158" office:value-type="float" office:value="316.22" calcext:value-type="float">
            <text:p>316.22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2</text:p>
          </table:table-cell>
          <table:table-cell table:style-name="ce157" office:value-type="date" office:date-value="2021-02-12" calcext:value-type="date">
            <text:p>12-feb-21</text:p>
          </table:table-cell>
          <table:table-cell table:style-name="ce154" office:value-type="string" calcext:value-type="string">
            <text:p>NC # 1395458 COR018-CNEL EP N/C APLICA A FACTURA#002-999-002632036 POR DEVOLUCIÓN <text:s/>RES. 027-20 SPEE 15/10/2020 <text:s/>COD:0900421382</text:p>
          </table:table-cell>
          <table:table-cell table:style-name="ce154"/>
          <table:table-cell table:style-name="ce158" office:value-type="float" office:value="-1.14" calcext:value-type="float">
            <text:p>-1.14</text:p>
          </table:table-cell>
          <table:table-cell table:style-name="ce158" office:value-type="float" office:value="315.08" calcext:value-type="float">
            <text:p>315.0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7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Fact # 27575162 COR018-CNEL EP CONSUMO DE ENERGÍA ELECTRICA COD:0400902939 EL CARACOL</text:p>
          </table:table-cell>
          <table:table-cell table:style-name="ce154"/>
          <table:table-cell table:style-name="ce158" office:value-type="float" office:value="7.58" calcext:value-type="float">
            <text:p>7.58 </text:p>
          </table:table-cell>
          <table:table-cell table:style-name="ce158" office:value-type="float" office:value="322.66" calcext:value-type="float">
            <text:p>322.6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1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Fact # 4143007 COR018-CNEL EP CONSUMO DE ENERGÍA ELECTRICA COD:0900420945 URB. CAPRI</text:p>
          </table:table-cell>
          <table:table-cell table:style-name="ce154"/>
          <table:table-cell table:style-name="ce158" office:value-type="float" office:value="9.62" calcext:value-type="float">
            <text:p>9.62 </text:p>
          </table:table-cell>
          <table:table-cell table:style-name="ce158" office:value-type="float" office:value="332.28" calcext:value-type="float">
            <text:p>332.2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05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173736 COR018-CNEL EP N/C APLICA A FACTURA#: 002-999-000687562 POR ANULACION INT.MORA 13/04/2020 COD:0900420945</text:p>
          </table:table-cell>
          <table:table-cell table:style-name="ce154"/>
          <table:table-cell table:style-name="ce158" office:value-type="float" office:value="-0.02" calcext:value-type="float">
            <text:p>-0.02</text:p>
          </table:table-cell>
          <table:table-cell table:style-name="ce158" office:value-type="float" office:value="332.26" calcext:value-type="float">
            <text:p>332.2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3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588870 COR018-CNEL EP N/C APLICA A FACTURA#002-999-000687562 POR DEVOLUCIÓN RES. 027-20 SPEE 13/04/2020 <text:s text:c="2"/>COD:0900420945</text:p>
          </table:table-cell>
          <table:table-cell table:style-name="ce154"/>
          <table:table-cell table:style-name="ce158" office:value-type="float" office:value="-0.18" calcext:value-type="float">
            <text:p>-0.18</text:p>
          </table:table-cell>
          <table:table-cell table:style-name="ce158" office:value-type="float" office:value="332.08" calcext:value-type="float">
            <text:p>332.0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4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588871 COR018-CNEL EP N/C APLICA A FACTURA#002-999-000914542 POR DEVOLUCIÓN 08/05/2020 <text:s/>COD:0900420945</text:p>
          </table:table-cell>
          <table:table-cell table:style-name="ce154"/>
          <table:table-cell table:style-name="ce158" office:value-type="float" office:value="-0.19" calcext:value-type="float">
            <text:p>-0.19</text:p>
          </table:table-cell>
          <table:table-cell table:style-name="ce158" office:value-type="float" office:value="331.89" calcext:value-type="float">
            <text:p>331.8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6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588873 COR018-CNEL EP N/C APLICA A FACTURA#002-999-001678885 POR DEVOLUCIÓN <text:s/>13/07/2020 COD:0900420945</text:p>
          </table:table-cell>
          <table:table-cell table:style-name="ce154"/>
          <table:table-cell table:style-name="ce158" office:value-type="float" office:value="-0.19" calcext:value-type="float">
            <text:p>-0.19</text:p>
          </table:table-cell>
          <table:table-cell table:style-name="ce158" office:value-type="float" office:value="331.7" calcext:value-type="float">
            <text:p>331.7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7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588874 COR018-CNEL EP N/C APLICA A FACTURA#002-999-001981044 POR DEVOLUCIÓN RES. 027-20 SPEE 14/08/2020 COD:0900420945</text:p>
          </table:table-cell>
          <table:table-cell table:style-name="ce154"/>
          <table:table-cell table:style-name="ce158" office:value-type="float" office:value="-0.17" calcext:value-type="float">
            <text:p>-0.17</text:p>
          </table:table-cell>
          <table:table-cell table:style-name="ce158" office:value-type="float" office:value="331.53" calcext:value-type="float">
            <text:p>331.53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18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NC # 1588875 COR018-CNEL EP N/C APLICA A FACTURA#002-999-002435191 POR DEVOLUCIÓN RES. 027-20 SPEE 17/09/2020 COD:0900420945</text:p>
          </table:table-cell>
          <table:table-cell table:style-name="ce154"/>
          <table:table-cell table:style-name="ce158" office:value-type="float" office:value="-0.17" calcext:value-type="float">
            <text:p>-0.17</text:p>
          </table:table-cell>
          <table:table-cell table:style-name="ce158" office:value-type="float" office:value="331.36" calcext:value-type="float">
            <text:p>331.3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FE-9</text:p>
          </table:table-cell>
          <table:table-cell table:style-name="ce157" office:value-type="date" office:date-value="2021-02-13" calcext:value-type="date">
            <text:p>13-feb-21</text:p>
          </table:table-cell>
          <table:table-cell table:style-name="ce154" office:value-type="string" calcext:value-type="string">
            <text:p>Registro-Contabilización CNEL EP ajuste por NC#1173736 </text:p>
          </table:table-cell>
          <table:table-cell table:style-name="ce154"/>
          <table:table-cell table:style-name="ce158" office:value-type="float" office:value="0.02" calcext:value-type="float">
            <text:p>0.02 </text:p>
          </table:table-cell>
          <table:table-cell table:style-name="ce158" office:value-type="float" office:value="331.38" calcext:value-type="float">
            <text:p>331.3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5</text:p>
          </table:table-cell>
          <table:table-cell table:style-name="ce157" office:value-type="date" office:date-value="2021-02-14" calcext:value-type="date">
            <text:p>14-feb-21</text:p>
          </table:table-cell>
          <table:table-cell table:style-name="ce154" office:value-type="string" calcext:value-type="string">
            <text:p>Fact # 27611005 COR018-CNEL EP CONSUMO DE ENERGÍA ELECTRICA COD:0400895534 VIA AL SOL</text:p>
          </table:table-cell>
          <table:table-cell table:style-name="ce154"/>
          <table:table-cell table:style-name="ce158" office:value-type="float" office:value="15.47" calcext:value-type="float">
            <text:p>15.47 </text:p>
          </table:table-cell>
          <table:table-cell table:style-name="ce158" office:value-type="float" office:value="346.85" calcext:value-type="float">
            <text:p>346.85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6</text:p>
          </table:table-cell>
          <table:table-cell table:style-name="ce157" office:value-type="date" office:date-value="2021-02-14" calcext:value-type="date">
            <text:p>14-feb-21</text:p>
          </table:table-cell>
          <table:table-cell table:style-name="ce154" office:value-type="string" calcext:value-type="string">
            <text:p>Fact # 27586381 COR018-CNEL EP CONSUMO DE ENERGÍA ELECTRICA COD:0400890778 VALLE ALTO</text:p>
          </table:table-cell>
          <table:table-cell table:style-name="ce154"/>
          <table:table-cell table:style-name="ce158" office:value-type="float" office:value="11.7" calcext:value-type="float">
            <text:p>11.70 </text:p>
          </table:table-cell>
          <table:table-cell table:style-name="ce158" office:value-type="float" office:value="358.55" calcext:value-type="float">
            <text:p>358.55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21</text:p>
          </table:table-cell>
          <table:table-cell table:style-name="ce157" office:value-type="date" office:date-value="2021-02-17" calcext:value-type="date">
            <text:p>17-feb-21</text:p>
          </table:table-cell>
          <table:table-cell table:style-name="ce154" office:value-type="string" calcext:value-type="string">
            <text:p>N/D BCO. PACIFICO TRANSFERENCIA POR CONSUMO DE ENERGÍA ELECTRICA, CTV, PORTAL AL SOL. COD:200017298429</text:p>
          </table:table-cell>
          <table:table-cell table:style-name="ce154"/>
          <table:table-cell table:style-name="ce158" office:value-type="float" office:value="10.49" calcext:value-type="float">
            <text:p>10.49 </text:p>
          </table:table-cell>
          <table:table-cell table:style-name="ce158" office:value-type="float" office:value="369.04" calcext:value-type="float">
            <text:p>369.04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6</text:p>
          </table:table-cell>
          <table:table-cell table:style-name="ce157" office:value-type="date" office:date-value="2021-03-02" calcext:value-type="date">
            <text:p>02-mar-21</text:p>
          </table:table-cell>
          <table:table-cell table:style-name="ce154" office:value-type="string" calcext:value-type="string">
            <text:p>Fact # 14028 UMS437-ASOC. DE MORADORES DE LA URB. MATICES DE SAMBORONDON CONSUMO DE ENERGÍA ELÉCTRICA DE LA ANTENA DE MATICES MES DE MARZO 2021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454.04" calcext:value-type="float">
            <text:p>454.04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8</text:p>
          </table:table-cell>
          <table:table-cell table:style-name="ce157" office:value-type="date" office:date-value="2021-03-04" calcext:value-type="date">
            <text:p>04-mar-21</text:p>
          </table:table-cell>
          <table:table-cell table:style-name="ce154" office:value-type="string" calcext:value-type="string">
            <text:p>Fact # 4423114 COR018-CNEL EP CONSUMO DE ENERGÍA ELECTRICA PERIODO 29/ENE A 01/MAR/2021 COD:0900421382 URB. TERRASOL</text:p>
          </table:table-cell>
          <table:table-cell table:style-name="ce154"/>
          <table:table-cell table:style-name="ce158" office:value-type="float" office:value="12.37" calcext:value-type="float">
            <text:p>12.37 </text:p>
          </table:table-cell>
          <table:table-cell table:style-name="ce158" office:value-type="float" office:value="466.41" calcext:value-type="float">
            <text:p>466.4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66</text:p>
          </table:table-cell>
          <table:table-cell table:style-name="ce157" office:value-type="date" office:date-value="2021-03-06" calcext:value-type="date">
            <text:p>06-mar-21</text:p>
          </table:table-cell>
          <table:table-cell table:style-name="ce154" office:value-type="string" calcext:value-type="string">
            <text:p>Fact # 4630436 COR018-CNEL EP CONSUMO DE ENERGÍA ELECTRICA PERIODO FEB-2021, COD:5385091, MANABI-MANTA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479.93" calcext:value-type="float">
            <text:p>479.93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9</text:p>
          </table:table-cell>
          <table:table-cell table:style-name="ce157" office:value-type="date" office:date-value="2021-03-09" calcext:value-type="date">
            <text:p>09-mar-21</text:p>
          </table:table-cell>
          <table:table-cell table:style-name="ce154" office:value-type="string" calcext:value-type="string">
            <text:p>Fact # 4520397 COR018-CNEL EP CONSUMO DE ENERGÍA ELECTRICA COD:0900420945 URB. CAPRI</text:p>
          </table:table-cell>
          <table:table-cell table:style-name="ce154"/>
          <table:table-cell table:style-name="ce158" office:value-type="float" office:value="9.86" calcext:value-type="float">
            <text:p>9.86 </text:p>
          </table:table-cell>
          <table:table-cell table:style-name="ce158" office:value-type="float" office:value="489.79" calcext:value-type="float">
            <text:p>489.7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0</text:p>
          </table:table-cell>
          <table:table-cell table:style-name="ce157" office:value-type="date" office:date-value="2021-03-12" calcext:value-type="date">
            <text:p>12-mar-21</text:p>
          </table:table-cell>
          <table:table-cell table:style-name="ce154" office:value-type="string" calcext:value-type="string">
            <text:p>Fact # 28260862 COR018-CNEL EP CONSUMO DE ENERGÍA ELECTRICA COD:0400885886 BTA. MERCEDES MOLINA</text:p>
          </table:table-cell>
          <table:table-cell table:style-name="ce154"/>
          <table:table-cell table:style-name="ce158" office:value-type="float" office:value="19.07" calcext:value-type="float">
            <text:p>19.07 </text:p>
          </table:table-cell>
          <table:table-cell table:style-name="ce158" office:value-type="float" office:value="508.86" calcext:value-type="float">
            <text:p>508.8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920</text:p>
          </table:table-cell>
          <table:table-cell table:style-name="ce157" office:value-type="date" office:date-value="2021-03-12" calcext:value-type="date">
            <text:p>12-mar-21</text:p>
          </table:table-cell>
          <table:table-cell table:style-name="ce154" office:value-type="string" calcext:value-type="string">
            <text:p>NC # 2843715 COR018-CNEL EP N/C APLICA A FACTURA#148-999-027506736 POR <text:s/>Ajuste periodos estimados-Rebaja SPEE TG Res027 11/02/2021 COD:0400885886</text:p>
          </table:table-cell>
          <table:table-cell table:style-name="ce154"/>
          <table:table-cell table:style-name="ce158" office:value-type="float" office:value="-10.67" calcext:value-type="float">
            <text:p>-10.67</text:p>
          </table:table-cell>
          <table:table-cell table:style-name="ce158" office:value-type="float" office:value="498.19" calcext:value-type="float">
            <text:p>498.1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1</text:p>
          </table:table-cell>
          <table:table-cell table:style-name="ce157" office:value-type="date" office:date-value="2021-03-15" calcext:value-type="date">
            <text:p>15-mar-21</text:p>
          </table:table-cell>
          <table:table-cell table:style-name="ce154" office:value-type="string" calcext:value-type="string">
            <text:p>Fact # 28303968 COR018-CNEL EP CONSUMO DE ENERGÍA ELECTRICA COD:0400895534 VIA AL SOL</text:p>
          </table:table-cell>
          <table:table-cell table:style-name="ce154"/>
          <table:table-cell table:style-name="ce158" office:value-type="float" office:value="15.29" calcext:value-type="float">
            <text:p>15.29 </text:p>
          </table:table-cell>
          <table:table-cell table:style-name="ce158" office:value-type="float" office:value="513.48" calcext:value-type="float">
            <text:p>513.4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2</text:p>
          </table:table-cell>
          <table:table-cell table:style-name="ce157" office:value-type="date" office:date-value="2021-03-15" calcext:value-type="date">
            <text:p>15-mar-21</text:p>
          </table:table-cell>
          <table:table-cell table:style-name="ce154" office:value-type="string" calcext:value-type="string">
            <text:p>Fact # 28323455 COR018-CNEL EP CONSUMO DE ENERGÍA ELECTRICA COD:0400890778 VALLE ALTO</text:p>
          </table:table-cell>
          <table:table-cell table:style-name="ce154"/>
          <table:table-cell table:style-name="ce158" office:value-type="float" office:value="11.78" calcext:value-type="float">
            <text:p>11.78 </text:p>
          </table:table-cell>
          <table:table-cell table:style-name="ce158" office:value-type="float" office:value="525.26" calcext:value-type="float">
            <text:p>525.2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3-15" calcext:value-type="date">
            <text:p>15-mar-21</text:p>
          </table:table-cell>
          <table:table-cell table:style-name="ce154" office:value-type="string" calcext:value-type="string">
            <text:p>Fact # 28323862 COR018-CNEL EP CONSUMO DE ENERGÍA ELECTRICA COD:0400991060 SAN FELIPE</text:p>
          </table:table-cell>
          <table:table-cell table:style-name="ce154"/>
          <table:table-cell table:style-name="ce158" office:value-type="float" office:value="26.61" calcext:value-type="float">
            <text:p>26.61 </text:p>
          </table:table-cell>
          <table:table-cell table:style-name="ce158" office:value-type="float" office:value="551.87" calcext:value-type="float">
            <text:p>551.8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3-17" calcext:value-type="date">
            <text:p>17-mar-21</text:p>
          </table:table-cell>
          <table:table-cell table:style-name="ce154" office:value-type="string" calcext:value-type="string">
            <text:p>Fact # 28360199 COR018-CNEL EP CONSUMO DE ENERGÍA ELECTRICA COD:0400902939 EL CARACOL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559.36" calcext:value-type="float">
            <text:p>559.3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41</text:p>
          </table:table-cell>
          <table:table-cell table:style-name="ce157" office:value-type="date" office:date-value="2021-03-19" calcext:value-type="date">
            <text:p>19-mar-21</text:p>
          </table:table-cell>
          <table:table-cell table:style-name="ce154" office:value-type="string" calcext:value-type="string">
            <text:p>N/D PACIFICO TRANSFERENCIA CANCELACION DE FACTURA CNEL EP, PORTAL AL SO, CTV.</text:p>
          </table:table-cell>
          <table:table-cell table:style-name="ce154"/>
          <table:table-cell table:style-name="ce158" office:value-type="float" office:value="8.41" calcext:value-type="float">
            <text:p>8.41 </text:p>
          </table:table-cell>
          <table:table-cell table:style-name="ce158" office:value-type="float" office:value="567.77" calcext:value-type="float">
            <text:p>567.7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R-1081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NC # 3041795 COR018-CNEL EP N/C APLICA A FACTURA#148-999-028323455 15/03/2021 <text:s/>POR Rebaja SPEE TG Res027 COD:0400890778</text:p>
          </table:table-cell>
          <table:table-cell table:style-name="ce154"/>
          <table:table-cell table:style-name="ce158" office:value-type="float" office:value="-3.62" calcext:value-type="float">
            <text:p>-3.62</text:p>
          </table:table-cell>
          <table:table-cell table:style-name="ce158" office:value-type="float" office:value="564.15" calcext:value-type="float">
            <text:p>564.15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9</text:p>
          </table:table-cell>
          <table:table-cell table:style-name="ce157" office:value-type="date" office:date-value="2021-04-03" calcext:value-type="date">
            <text:p>03-abr-21</text:p>
          </table:table-cell>
          <table:table-cell table:style-name="ce154" office:value-type="string" calcext:value-type="string">
            <text:p>Fact # 4753643 COR018-CNEL EP CONSUMO DE ENERGÍA ELECTRICA COD:0900421382, URB. TERRASOL</text:p>
          </table:table-cell>
          <table:table-cell table:style-name="ce154"/>
          <table:table-cell table:style-name="ce158" office:value-type="float" office:value="12.05" calcext:value-type="float">
            <text:p>12.05 </text:p>
          </table:table-cell>
          <table:table-cell table:style-name="ce158" office:value-type="float" office:value="576.2" calcext:value-type="float">
            <text:p>576.2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1</text:p>
          </table:table-cell>
          <table:table-cell table:style-name="ce157" office:value-type="date" office:date-value="2021-04-06" calcext:value-type="date">
            <text:p>06-abr-21</text:p>
          </table:table-cell>
          <table:table-cell table:style-name="ce154" office:value-type="string" calcext:value-type="string">
            <text:p>Fact # 14110 UMS437-ASOC. DE MORADORES DE LA URB. MATICES DE SAMBORONDON CONSUMO DE ENERGÍA ELÉCTRICA DE LA ANTENA DE MATICES MES DE ABRIL 2021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661.2" calcext:value-type="float">
            <text:p>661.2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0</text:p>
          </table:table-cell>
          <table:table-cell table:style-name="ce157" office:value-type="date" office:date-value="2021-04-08" calcext:value-type="date">
            <text:p>08-abr-21</text:p>
          </table:table-cell>
          <table:table-cell table:style-name="ce154" office:value-type="string" calcext:value-type="string">
            <text:p>Fact # 4883605 COR018-CNEL EP CONSUMO DE ENERGÍA ELECTRICA COD:42094521, URB. CAPRI</text:p>
          </table:table-cell>
          <table:table-cell table:style-name="ce154"/>
          <table:table-cell table:style-name="ce158" office:value-type="float" office:value="9.86" calcext:value-type="float">
            <text:p>9.86 </text:p>
          </table:table-cell>
          <table:table-cell table:style-name="ce158" office:value-type="float" office:value="671.06" calcext:value-type="float">
            <text:p>671.0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63</text:p>
          </table:table-cell>
          <table:table-cell table:style-name="ce157" office:value-type="date" office:date-value="2021-04-10" calcext:value-type="date">
            <text:p>10-abr-21</text:p>
          </table:table-cell>
          <table:table-cell table:style-name="ce154" office:value-type="string" calcext:value-type="string">
            <text:p>Fact # 4923400 COR018-CNEL EP CONSUMO DE ENERGÍA ELECTRICA, COD:5385091, MARZO-2021, MANABI-MANTA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684.58" calcext:value-type="float">
            <text:p>684.5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1</text:p>
          </table:table-cell>
          <table:table-cell table:style-name="ce157" office:value-type="date" office:date-value="2021-04-12" calcext:value-type="date">
            <text:p>12-abr-21</text:p>
          </table:table-cell>
          <table:table-cell table:style-name="ce154" office:value-type="string" calcext:value-type="string">
            <text:p>Fact # 28953534 COR018-CNEL EP CONSUMO DE ENERGÍA ELECTRICA COD:0400991060, SAN FELIPE</text:p>
          </table:table-cell>
          <table:table-cell table:style-name="ce154"/>
          <table:table-cell table:style-name="ce158" office:value-type="float" office:value="28.5" calcext:value-type="float">
            <text:p>28.50 </text:p>
          </table:table-cell>
          <table:table-cell table:style-name="ce158" office:value-type="float" office:value="713.08" calcext:value-type="float">
            <text:p>713.0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2</text:p>
          </table:table-cell>
          <table:table-cell table:style-name="ce157" office:value-type="date" office:date-value="2021-04-13" calcext:value-type="date">
            <text:p>13-abr-21</text:p>
          </table:table-cell>
          <table:table-cell table:style-name="ce154" office:value-type="string" calcext:value-type="string">
            <text:p>Fact # 28969363 COR018-CNEL EP CONSUMO DE ENERGÍA ELECTRICA COD:0400885886, BTA. MERCEDES MOLINA</text:p>
          </table:table-cell>
          <table:table-cell table:style-name="ce154"/>
          <table:table-cell table:style-name="ce158" office:value-type="float" office:value="26.27" calcext:value-type="float">
            <text:p>26.27 </text:p>
          </table:table-cell>
          <table:table-cell table:style-name="ce158" office:value-type="float" office:value="739.35" calcext:value-type="float">
            <text:p>739.35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3</text:p>
          </table:table-cell>
          <table:table-cell table:style-name="ce157" office:value-type="date" office:date-value="2021-04-13" calcext:value-type="date">
            <text:p>13-abr-21</text:p>
          </table:table-cell>
          <table:table-cell table:style-name="ce154" office:value-type="string" calcext:value-type="string">
            <text:p>Fact # 28991886 COR018-CNEL EP CONSUMO DE ENERGÍA ELECTRICA COD:0400895534, VIA AL SOL</text:p>
          </table:table-cell>
          <table:table-cell table:style-name="ce154"/>
          <table:table-cell table:style-name="ce158" office:value-type="float" office:value="16.33" calcext:value-type="float">
            <text:p>16.33 </text:p>
          </table:table-cell>
          <table:table-cell table:style-name="ce158" office:value-type="float" office:value="755.68" calcext:value-type="float">
            <text:p>755.6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4</text:p>
          </table:table-cell>
          <table:table-cell table:style-name="ce157" office:value-type="date" office:date-value="2021-04-13" calcext:value-type="date">
            <text:p>13-abr-21</text:p>
          </table:table-cell>
          <table:table-cell table:style-name="ce154" office:value-type="string" calcext:value-type="string">
            <text:p>Fact # 29011488 COR018-CNEL EP CONSUMO DE ENERGÍA ELECTRICA COD:0400890778, VALLE ALTO</text:p>
          </table:table-cell>
          <table:table-cell table:style-name="ce154"/>
          <table:table-cell table:style-name="ce158" office:value-type="float" office:value="12.13" calcext:value-type="float">
            <text:p>12.13 </text:p>
          </table:table-cell>
          <table:table-cell table:style-name="ce158" office:value-type="float" office:value="767.81" calcext:value-type="float">
            <text:p>767.8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5</text:p>
          </table:table-cell>
          <table:table-cell table:style-name="ce157" office:value-type="date" office:date-value="2021-04-15" calcext:value-type="date">
            <text:p>15-abr-21</text:p>
          </table:table-cell>
          <table:table-cell table:style-name="ce154" office:value-type="string" calcext:value-type="string">
            <text:p>Fact # 29104282 COR018-CNEL EP CONSUMO DE ENERGÍA ELECTRICA COD:0400902939 EL CARACOL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775.3" calcext:value-type="float">
            <text:p>775.3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9</text:p>
          </table:table-cell>
          <table:table-cell table:style-name="ce157" office:value-type="date" office:date-value="2021-04-15" calcext:value-type="date">
            <text:p>15-abr-21</text:p>
          </table:table-cell>
          <table:table-cell table:style-name="ce154" office:value-type="string" calcext:value-type="string">
            <text:p>N/D PACIFICO CANCELACION POR CONSUMO DE ENERGÍA ELECTRICA COD:200017298429 PORTAL AL SOL, CTV.</text:p>
          </table:table-cell>
          <table:table-cell table:style-name="ce154"/>
          <table:table-cell table:style-name="ce158" office:value-type="float" office:value="11.09" calcext:value-type="float">
            <text:p>11.09 </text:p>
          </table:table-cell>
          <table:table-cell table:style-name="ce158" office:value-type="float" office:value="786.39" calcext:value-type="float">
            <text:p>786.3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62</text:p>
          </table:table-cell>
          <table:table-cell table:style-name="ce157" office:value-type="date" office:date-value="2021-04-23" calcext:value-type="date">
            <text:p>23-abr-21</text:p>
          </table:table-cell>
          <table:table-cell table:style-name="ce154" office:value-type="string" calcext:value-type="string">
            <text:p>Fact # 29357872 COR018-CNEL EP CONSUMO DE ENERGÍA DE ELECTRICA, COD:0400991060, SAN FELIPE</text:p>
          </table:table-cell>
          <table:table-cell table:style-name="ce154"/>
          <table:table-cell table:style-name="ce158" office:value-type="float" office:value="13.5" calcext:value-type="float">
            <text:p>13.50 </text:p>
          </table:table-cell>
          <table:table-cell table:style-name="ce158" office:value-type="float" office:value="799.89" calcext:value-type="float">
            <text:p>799.8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6</text:p>
          </table:table-cell>
          <table:table-cell table:style-name="ce157" office:value-type="date" office:date-value="2021-05-03" calcext:value-type="date">
            <text:p>03-may-21</text:p>
          </table:table-cell>
          <table:table-cell table:style-name="ce154" office:value-type="string" calcext:value-type="string">
            <text:p>Fact # 5115490 COR018-CNEL EP CONSUMO DE ENERGÍA ELÉCTRICA COD:0900421382 URB. TERRASOL</text:p>
          </table:table-cell>
          <table:table-cell table:style-name="ce154"/>
          <table:table-cell table:style-name="ce158" office:value-type="float" office:value="12.27" calcext:value-type="float">
            <text:p>12.27 </text:p>
          </table:table-cell>
          <table:table-cell table:style-name="ce158" office:value-type="float" office:value="812.16" calcext:value-type="float">
            <text:p>812.1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1</text:p>
          </table:table-cell>
          <table:table-cell table:style-name="ce157" office:value-type="date" office:date-value="2021-05-04" calcext:value-type="date">
            <text:p>04-may-21</text:p>
          </table:table-cell>
          <table:table-cell table:style-name="ce154" office:value-type="string" calcext:value-type="string">
            <text:p>Fact # 14243 UMS437-ASOC. DE MORADORES DE LA URB. MATICES DE SAMBORONDON CONSUMO DE ENERGÍA ELÉCTRICA DE LA ANTENA DE MATICES MES DE MAYO <text:s/>2021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897.16" calcext:value-type="float">
            <text:p>897.1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1</text:p>
          </table:table-cell>
          <table:table-cell table:style-name="ce157" office:value-type="date" office:date-value="2021-05-07" calcext:value-type="date">
            <text:p>07-may-21</text:p>
          </table:table-cell>
          <table:table-cell table:style-name="ce154" office:value-type="string" calcext:value-type="string">
            <text:p>Fact # 5301942 COR018-CNEL EP SERVICIO DE ENERGÍA ELÉCTRICA COD:5385091, MES <text:s/>DE ABRIL 2021, MANABI-MANTA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910.68" calcext:value-type="float">
            <text:p>910.6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7</text:p>
          </table:table-cell>
          <table:table-cell table:style-name="ce157" office:value-type="date" office:date-value="2021-05-08" calcext:value-type="date">
            <text:p>08-may-21</text:p>
          </table:table-cell>
          <table:table-cell table:style-name="ce154" office:value-type="string" calcext:value-type="string">
            <text:p>Fact # 5249737 COR018-CNEL EP CONSUMO DE ENERGÍA ELÉTRICA COD:0900420945, URB. CAPRI</text:p>
          </table:table-cell>
          <table:table-cell table:style-name="ce154"/>
          <table:table-cell table:style-name="ce158" office:value-type="float" office:value="9.62" calcext:value-type="float">
            <text:p>9.62 </text:p>
          </table:table-cell>
          <table:table-cell table:style-name="ce158" office:value-type="float" office:value="920.3" calcext:value-type="float">
            <text:p>920.3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8</text:p>
          </table:table-cell>
          <table:table-cell table:style-name="ce157" office:value-type="date" office:date-value="2021-05-13" calcext:value-type="date">
            <text:p>13-may-21</text:p>
          </table:table-cell>
          <table:table-cell table:style-name="ce154" office:value-type="string" calcext:value-type="string">
            <text:p>Fact # 29704036 COR018-CNEL EP CONSUMO DE ENERGÍA ELÉCTRICA COD:0400885886, BTA. MERCEDES MOLINA</text:p>
          </table:table-cell>
          <table:table-cell table:style-name="ce154"/>
          <table:table-cell table:style-name="ce158" office:value-type="float" office:value="16.07" calcext:value-type="float">
            <text:p>16.07 </text:p>
          </table:table-cell>
          <table:table-cell table:style-name="ce158" office:value-type="float" office:value="936.37" calcext:value-type="float">
            <text:p>936.3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9</text:p>
          </table:table-cell>
          <table:table-cell table:style-name="ce157" office:value-type="date" office:date-value="2021-05-13" calcext:value-type="date">
            <text:p>13-may-21</text:p>
          </table:table-cell>
          <table:table-cell table:style-name="ce154" office:value-type="string" calcext:value-type="string">
            <text:p>Fact # 29749038 COR018-CNEL EP CONSUMO DE ENERGÍA ELÉCTRICA COD:0400890778, VALLE ALTO</text:p>
          </table:table-cell>
          <table:table-cell table:style-name="ce154"/>
          <table:table-cell table:style-name="ce158" office:value-type="float" office:value="11.7" calcext:value-type="float">
            <text:p>11.70 </text:p>
          </table:table-cell>
          <table:table-cell table:style-name="ce158" office:value-type="float" office:value="948.07" calcext:value-type="float">
            <text:p>948.0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0</text:p>
          </table:table-cell>
          <table:table-cell table:style-name="ce157" office:value-type="date" office:date-value="2021-05-13" calcext:value-type="date">
            <text:p>13-may-21</text:p>
          </table:table-cell>
          <table:table-cell table:style-name="ce154" office:value-type="string" calcext:value-type="string">
            <text:p>Fact # 29750806 COR018-CNEL EP CONSUMO DE ENERGÍA ELÉCTRICA COD:0400895534, VIA AL SOL</text:p>
          </table:table-cell>
          <table:table-cell table:style-name="ce154"/>
          <table:table-cell table:style-name="ce158" office:value-type="float" office:value="16.23" calcext:value-type="float">
            <text:p>16.23 </text:p>
          </table:table-cell>
          <table:table-cell table:style-name="ce158" office:value-type="float" office:value="964.3" calcext:value-type="float">
            <text:p>964.3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15</text:p>
          </table:table-cell>
          <table:table-cell table:style-name="ce157" office:value-type="date" office:date-value="2021-05-14" calcext:value-type="date">
            <text:p>14-may-21</text:p>
          </table:table-cell>
          <table:table-cell table:style-name="ce154" office:value-type="string" calcext:value-type="string">
            <text:p>N/D PACIFICO TRANSF. CANCELACIÓN DE FACTURA CNEL EP COD:200017298429, PORTAL AL SOL, C.T.V. </text:p>
          </table:table-cell>
          <table:table-cell table:style-name="ce154"/>
          <table:table-cell table:style-name="ce158" office:value-type="float" office:value="10.76" calcext:value-type="float">
            <text:p>10.76 </text:p>
          </table:table-cell>
          <table:table-cell table:style-name="ce158" office:value-type="float" office:value="975.06" calcext:value-type="float">
            <text:p>975.0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2</text:p>
          </table:table-cell>
          <table:table-cell table:style-name="ce157" office:value-type="date" office:date-value="2021-05-17" calcext:value-type="date">
            <text:p>17-may-21</text:p>
          </table:table-cell>
          <table:table-cell table:style-name="ce154" office:value-type="string" calcext:value-type="string">
            <text:p>Fact # 29826193 COR018-CNEL EP CONSUMO DE ENERGÍA ELÉCTRICA COD:0400902939, EL CARACOL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982.55" calcext:value-type="float">
            <text:p>982.55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6</text:p>
          </table:table-cell>
          <table:table-cell table:style-name="ce157" office:value-type="date" office:date-value="2021-06-02" calcext:value-type="date">
            <text:p>02-jun-21</text:p>
          </table:table-cell>
          <table:table-cell table:style-name="ce154" office:value-type="string" calcext:value-type="string">
            <text:p>Fact # 5478469 COR018-CNEL EP CONSUMO DE ENERGÍA ELECTRICA, COD:0900421382, URB. TERRASOL</text:p>
          </table:table-cell>
          <table:table-cell table:style-name="ce154"/>
          <table:table-cell table:style-name="ce158" office:value-type="float" office:value="12.16" calcext:value-type="float">
            <text:p>12.16 </text:p>
          </table:table-cell>
          <table:table-cell table:style-name="ce158" office:value-type="float" office:value="994.71" calcext:value-type="float">
            <text:p>994.7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34</text:p>
          </table:table-cell>
          <table:table-cell table:style-name="ce157" office:value-type="date" office:date-value="2021-06-02" calcext:value-type="date">
            <text:p>02-jun-21</text:p>
          </table:table-cell>
          <table:table-cell table:style-name="ce154" office:value-type="string" calcext:value-type="string">
            <text:p>Fact # 14449 UMS437-ASOC. DE MORADORES DE LA URB. MATICES DE SAMBORONDON CONSUMO DE ENERGÍA ELÉCTRICA DE LA ANTENA DE MATICES MES DE JUNIO <text:s/>2021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1079.71" calcext:value-type="float">
            <text:p>1,079.7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7</text:p>
          </table:table-cell>
          <table:table-cell table:style-name="ce157" office:value-type="date" office:date-value="2021-06-07" calcext:value-type="date">
            <text:p>07-jun-21</text:p>
          </table:table-cell>
          <table:table-cell table:style-name="ce154" office:value-type="string" calcext:value-type="string">
            <text:p>Fact # 5617762 COR018-CNEL EP CONSUMO DE ENERGÍA ELECTRICA, COD:0900420945, URB. CAPRI</text:p>
          </table:table-cell>
          <table:table-cell table:style-name="ce154"/>
          <table:table-cell table:style-name="ce158" office:value-type="float" office:value="9.75" calcext:value-type="float">
            <text:p>9.75 </text:p>
          </table:table-cell>
          <table:table-cell table:style-name="ce158" office:value-type="float" office:value="1089.46" calcext:value-type="float">
            <text:p>1,089.46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8</text:p>
          </table:table-cell>
          <table:table-cell table:style-name="ce157" office:value-type="date" office:date-value="2021-06-08" calcext:value-type="date">
            <text:p>08-jun-21</text:p>
          </table:table-cell>
          <table:table-cell table:style-name="ce154" office:value-type="string" calcext:value-type="string">
            <text:p>Fact # 5629745 COR018-CNEL EP CONSUMO DE ENERGÍA ELECTRICA COD:5385091, MANABÍ-MANTA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1102.98" calcext:value-type="float">
            <text:p>1,102.9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19</text:p>
          </table:table-cell>
          <table:table-cell table:style-name="ce157" office:value-type="date" office:date-value="2021-06-14" calcext:value-type="date">
            <text:p>14-jun-21</text:p>
          </table:table-cell>
          <table:table-cell table:style-name="ce154" office:value-type="string" calcext:value-type="string">
            <text:p>Fact # 30447267 COR018-CNEL EP CONSUMO DE ENERGÍA ELECTRICA, COD:0400885886, BTA. MERCEDES MOLINA</text:p>
          </table:table-cell>
          <table:table-cell table:style-name="ce154"/>
          <table:table-cell table:style-name="ce158" office:value-type="float" office:value="21.29" calcext:value-type="float">
            <text:p>21.29 </text:p>
          </table:table-cell>
          <table:table-cell table:style-name="ce158" office:value-type="float" office:value="1124.27" calcext:value-type="float">
            <text:p>1,124.2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0</text:p>
          </table:table-cell>
          <table:table-cell table:style-name="ce157" office:value-type="date" office:date-value="2021-06-14" calcext:value-type="date">
            <text:p>14-jun-21</text:p>
          </table:table-cell>
          <table:table-cell table:style-name="ce154" office:value-type="string" calcext:value-type="string">
            <text:p>Fact # 30455203 COR018-CNEL EP CONSUMO DE ENERGÍA ELECTRICA COD:0400890778, VALLE ALTO</text:p>
          </table:table-cell>
          <table:table-cell table:style-name="ce154"/>
          <table:table-cell table:style-name="ce158" office:value-type="float" office:value="12.04" calcext:value-type="float">
            <text:p>12.04 </text:p>
          </table:table-cell>
          <table:table-cell table:style-name="ce158" office:value-type="float" office:value="1136.31" calcext:value-type="float">
            <text:p>1,136.3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1</text:p>
          </table:table-cell>
          <table:table-cell table:style-name="ce157" office:value-type="date" office:date-value="2021-06-14" calcext:value-type="date">
            <text:p>14-jun-21</text:p>
          </table:table-cell>
          <table:table-cell table:style-name="ce154" office:value-type="string" calcext:value-type="string">
            <text:p>Fact # 30459321 COR018-CNEL EP CONSUMO DE ENERGÍA ELECTRICA COD:0400895534, VIA AL SOL</text:p>
          </table:table-cell>
          <table:table-cell table:style-name="ce154"/>
          <table:table-cell table:style-name="ce158" office:value-type="float" office:value="16.58" calcext:value-type="float">
            <text:p>16.58 </text:p>
          </table:table-cell>
          <table:table-cell table:style-name="ce158" office:value-type="float" office:value="1152.89" calcext:value-type="float">
            <text:p>1,152.8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2</text:p>
          </table:table-cell>
          <table:table-cell table:style-name="ce157" office:value-type="date" office:date-value="2021-06-16" calcext:value-type="date">
            <text:p>16-jun-21</text:p>
          </table:table-cell>
          <table:table-cell table:style-name="ce154" office:value-type="string" calcext:value-type="string">
            <text:p>Fact # 30553330 COR018-CNEL EP CONSUMO DE ENERGÍA ELECTRICA COD:0400902939, EL CARACOL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1160.38" calcext:value-type="float">
            <text:p>1,160.3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30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N/D PACIFICO TRANSF. CANCELACIÓN DE FACTURA CNEL EP, CTV, PORTAL AL SOL</text:p>
          </table:table-cell>
          <table:table-cell table:style-name="ce154"/>
          <table:table-cell table:style-name="ce158" office:value-type="float" office:value="10.66" calcext:value-type="float">
            <text:p>10.66 </text:p>
          </table:table-cell>
          <table:table-cell table:style-name="ce158" office:value-type="float" office:value="1171.04" calcext:value-type="float">
            <text:p>1,171.04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9</text:p>
          </table:table-cell>
          <table:table-cell table:style-name="ce157" office:value-type="date" office:date-value="2021-07-02" calcext:value-type="date">
            <text:p>02-jul-21</text:p>
          </table:table-cell>
          <table:table-cell table:style-name="ce154" office:value-type="string" calcext:value-type="string">
            <text:p>Fact # 14479 UMS437-ASOC. DE MORADORES DE LA URB. MATICES DE SAMBORONDON CONSUMO DE ENERGÍA ELÉCTRICA DE LA ANTENA DE MATICES MES DE JULIO <text:s/>2021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1256.04" calcext:value-type="float">
            <text:p>1,256.04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4</text:p>
          </table:table-cell>
          <table:table-cell table:style-name="ce157" office:value-type="date" office:date-value="2021-07-08" calcext:value-type="date">
            <text:p>08-jul-21</text:p>
          </table:table-cell>
          <table:table-cell table:style-name="ce154" office:value-type="string" calcext:value-type="string">
            <text:p>Fact # 5873558 COR018-CNEL EP CONSUMO DE ENERGÍA ELECTRICA, COD:0900421382, URB. TERRASOL</text:p>
          </table:table-cell>
          <table:table-cell table:style-name="ce154"/>
          <table:table-cell table:style-name="ce158" office:value-type="float" office:value="14.03" calcext:value-type="float">
            <text:p>14.03 </text:p>
          </table:table-cell>
          <table:table-cell table:style-name="ce158" office:value-type="float" office:value="1270.07" calcext:value-type="float">
            <text:p>1,270.0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5</text:p>
          </table:table-cell>
          <table:table-cell table:style-name="ce157" office:value-type="date" office:date-value="2021-07-10" calcext:value-type="date">
            <text:p>10-jul-21</text:p>
          </table:table-cell>
          <table:table-cell table:style-name="ce154" office:value-type="string" calcext:value-type="string">
            <text:p>Fact # 5969841 COR018-CNEL EP CONSUMO DE ENERGÍA ELECTRICA COD:0900420945, URB. CAPRI</text:p>
          </table:table-cell>
          <table:table-cell table:style-name="ce154"/>
          <table:table-cell table:style-name="ce158" office:value-type="float" office:value="9.62" calcext:value-type="float">
            <text:p>9.62 </text:p>
          </table:table-cell>
          <table:table-cell table:style-name="ce158" office:value-type="float" office:value="1279.69" calcext:value-type="float">
            <text:p>1,279.6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6</text:p>
          </table:table-cell>
          <table:table-cell table:style-name="ce157" office:value-type="date" office:date-value="2021-07-10" calcext:value-type="date">
            <text:p>10-jul-21</text:p>
          </table:table-cell>
          <table:table-cell table:style-name="ce154" office:value-type="string" calcext:value-type="string">
            <text:p>Fact # 5996476 COR018-CNEL EP CONSUMO DE ENERGÍA ELECTRICA COD:5385091, MANABÍ-MANTA, JUNIO 2021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1293.21" calcext:value-type="float">
            <text:p>1,293.2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7</text:p>
          </table:table-cell>
          <table:table-cell table:style-name="ce157" office:value-type="date" office:date-value="2021-07-13" calcext:value-type="date">
            <text:p>13-jul-21</text:p>
          </table:table-cell>
          <table:table-cell table:style-name="ce154" office:value-type="string" calcext:value-type="string">
            <text:p>Fact # 31154117 COR018-CNEL EP CONSUMO DE ENERGÍA ELECTRICA, COD:0400895534, VIA AL SOL</text:p>
          </table:table-cell>
          <table:table-cell table:style-name="ce154"/>
          <table:table-cell table:style-name="ce158" office:value-type="float" office:value="16.84" calcext:value-type="float">
            <text:p>16.84 </text:p>
          </table:table-cell>
          <table:table-cell table:style-name="ce158" office:value-type="float" office:value="1310.05" calcext:value-type="float">
            <text:p>1,310.05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8</text:p>
          </table:table-cell>
          <table:table-cell table:style-name="ce157" office:value-type="date" office:date-value="2021-07-13" calcext:value-type="date">
            <text:p>13-jul-21</text:p>
          </table:table-cell>
          <table:table-cell table:style-name="ce154" office:value-type="string" calcext:value-type="string">
            <text:p>Fact # 31168547 COR018-CNEL EP CONSUMO DE ENERGÍA ELECTRICA, COD:0400890778,</text:p>
          </table:table-cell>
          <table:table-cell table:style-name="ce154"/>
          <table:table-cell table:style-name="ce158" office:value-type="float" office:value="11.86" calcext:value-type="float">
            <text:p>11.86 </text:p>
          </table:table-cell>
          <table:table-cell table:style-name="ce158" office:value-type="float" office:value="1321.91" calcext:value-type="float">
            <text:p>1,321.9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49</text:p>
          </table:table-cell>
          <table:table-cell table:style-name="ce157" office:value-type="date" office:date-value="2021-07-14" calcext:value-type="date">
            <text:p>14-jul-21</text:p>
          </table:table-cell>
          <table:table-cell table:style-name="ce154" office:value-type="string" calcext:value-type="string">
            <text:p>Fact # 31180925 COR018-CNEL EP CONSUMO DE ENERGÍA ELECTRICA, COD:0400885886, BTA. MERCEDES MOLINA</text:p>
          </table:table-cell>
          <table:table-cell table:style-name="ce154"/>
          <table:table-cell table:style-name="ce158" office:value-type="float" office:value="20.27" calcext:value-type="float">
            <text:p>20.27 </text:p>
          </table:table-cell>
          <table:table-cell table:style-name="ce158" office:value-type="float" office:value="1342.18" calcext:value-type="float">
            <text:p>1,342.1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0</text:p>
          </table:table-cell>
          <table:table-cell table:style-name="ce157" office:value-type="date" office:date-value="2021-07-20" calcext:value-type="date">
            <text:p>20-jul-21</text:p>
          </table:table-cell>
          <table:table-cell table:style-name="ce154" office:value-type="string" calcext:value-type="string">
            <text:p>Fact # 31309370 COR018-CNEL EP CONSUMO DE ENERGÍA ELECTRICA, COD:0400902939, EL CARACOL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1349.67" calcext:value-type="float">
            <text:p>1,349.6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38</text:p>
          </table:table-cell>
          <table:table-cell table:style-name="ce157" office:value-type="date" office:date-value="2021-07-29" calcext:value-type="date">
            <text:p>29-jul-21</text:p>
          </table:table-cell>
          <table:table-cell table:style-name="ce154" office:value-type="string" calcext:value-type="string">
            <text:p>N/D PACIFICO TRANSF. CONSUMO DE ENERGÍA ELECTRICA PORTAL AL SOL, COD:200017298429, CTV </text:p>
          </table:table-cell>
          <table:table-cell table:style-name="ce154"/>
          <table:table-cell table:style-name="ce158" office:value-type="float" office:value="10.84" calcext:value-type="float">
            <text:p>10.84 </text:p>
          </table:table-cell>
          <table:table-cell table:style-name="ce158" office:value-type="float" office:value="1360.51" calcext:value-type="float">
            <text:p>1,360.51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0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Fact # 6241168 COR018-CNEL EP CONSUMO DE ENERGÍA ELECTRICA, COD:42138201, URB. TERRASOL</text:p>
          </table:table-cell>
          <table:table-cell table:style-name="ce154"/>
          <table:table-cell table:style-name="ce158" office:value-type="float" office:value="14.97" calcext:value-type="float">
            <text:p>14.97 </text:p>
          </table:table-cell>
          <table:table-cell table:style-name="ce158" office:value-type="float" office:value="1375.48" calcext:value-type="float">
            <text:p>1,375.4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9</text:p>
          </table:table-cell>
          <table:table-cell table:style-name="ce157" office:value-type="date" office:date-value="2021-08-05" calcext:value-type="date">
            <text:p>05-ago-21</text:p>
          </table:table-cell>
          <table:table-cell table:style-name="ce154" office:value-type="string" calcext:value-type="string">
            <text:p>Fact # 14622 UMS437-ASOC. DE MORADORES DE LA URB. MATICES DE SAMBORONDON CONSUMO DE ENERGÍA ELÉCTRICA DE LA ANTENA DE MATICES MES DE AGOSTO <text:s/>2021</text:p>
          </table:table-cell>
          <table:table-cell table:style-name="ce154"/>
          <table:table-cell table:style-name="ce158" office:value-type="float" office:value="85" calcext:value-type="float">
            <text:p>85.00 </text:p>
          </table:table-cell>
          <table:table-cell table:style-name="ce158" office:value-type="float" office:value="1460.48" calcext:value-type="float">
            <text:p>1,460.4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1</text:p>
          </table:table-cell>
          <table:table-cell table:style-name="ce157" office:value-type="date" office:date-value="2021-08-06" calcext:value-type="date">
            <text:p>06-ago-21</text:p>
          </table:table-cell>
          <table:table-cell table:style-name="ce154" office:value-type="string" calcext:value-type="string">
            <text:p>Fact # 6322481 COR018-CNEL EP CONSUMO DE ENERGÍA ELECTRICA, COD:0900420945, URB. CAPRI</text:p>
          </table:table-cell>
          <table:table-cell table:style-name="ce154"/>
          <table:table-cell table:style-name="ce158" office:value-type="float" office:value="9.89" calcext:value-type="float">
            <text:p>9.89 </text:p>
          </table:table-cell>
          <table:table-cell table:style-name="ce158" office:value-type="float" office:value="1470.37" calcext:value-type="float">
            <text:p>1,470.37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22</text:p>
          </table:table-cell>
          <table:table-cell table:style-name="ce157" office:value-type="date" office:date-value="2021-08-07" calcext:value-type="date">
            <text:p>07-ago-21</text:p>
          </table:table-cell>
          <table:table-cell table:style-name="ce154" office:value-type="string" calcext:value-type="string">
            <text:p>Fact # 6319516 COR018-CNEL EP CONSUMO DE ENERGÍA ELECTRICA, COD:5385091, MANABI.MANTA, MES JULIO/2021</text:p>
          </table:table-cell>
          <table:table-cell table:style-name="ce154"/>
          <table:table-cell table:style-name="ce158" office:value-type="float" office:value="13.52" calcext:value-type="float">
            <text:p>13.52 </text:p>
          </table:table-cell>
          <table:table-cell table:style-name="ce158" office:value-type="float" office:value="1483.89" calcext:value-type="float">
            <text:p>1,483.89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3</text:p>
          </table:table-cell>
          <table:table-cell table:style-name="ce157" office:value-type="date" office:date-value="2021-08-12" calcext:value-type="date">
            <text:p>12-ago-21</text:p>
          </table:table-cell>
          <table:table-cell table:style-name="ce154" office:value-type="string" calcext:value-type="string">
            <text:p>Fact # 31954339 COR018-CNEL EP CONSUMO DE ENERGÍA ELÉCTRICA, COD:0400895534, VIA AL SOL</text:p>
          </table:table-cell>
          <table:table-cell table:style-name="ce154"/>
          <table:table-cell table:style-name="ce158" office:value-type="float" office:value="17.19" calcext:value-type="float">
            <text:p>17.19 </text:p>
          </table:table-cell>
          <table:table-cell table:style-name="ce158" office:value-type="float" office:value="1501.08" calcext:value-type="float">
            <text:p>1,501.08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8-12" calcext:value-type="date">
            <text:p>12-ago-21</text:p>
          </table:table-cell>
          <table:table-cell table:style-name="ce154" office:value-type="string" calcext:value-type="string">
            <text:p>Fact # 31942865 COR018-CNEL EP CONSUMO DE ENERGÍA ELÉCTRICA, COD:0400885886, BTA. MERCEDES MOLINA</text:p>
          </table:table-cell>
          <table:table-cell table:style-name="ce154"/>
          <table:table-cell table:style-name="ce158" office:value-type="float" office:value="19.92" calcext:value-type="float">
            <text:p>19.92 </text:p>
          </table:table-cell>
          <table:table-cell table:style-name="ce158" office:value-type="float" office:value="1521" calcext:value-type="float">
            <text:p>1,521.00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8-12" calcext:value-type="date">
            <text:p>12-ago-21</text:p>
          </table:table-cell>
          <table:table-cell table:style-name="ce154" office:value-type="string" calcext:value-type="string">
            <text:p>Fact # 31952702 COR018-CNEL EP CONSUMO DE ENERGÍA ELÉCTRICA, COD:0400890778, VLLE ALTO</text:p>
          </table:table-cell>
          <table:table-cell table:style-name="ce154"/>
          <table:table-cell table:style-name="ce158" office:value-type="float" office:value="11.44" calcext:value-type="float">
            <text:p>11.44 </text:p>
          </table:table-cell>
          <table:table-cell table:style-name="ce158" office:value-type="float" office:value="1532.44" calcext:value-type="float">
            <text:p>1,532.44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8-17" calcext:value-type="date">
            <text:p>17-ago-21</text:p>
          </table:table-cell>
          <table:table-cell table:style-name="ce154" office:value-type="string" calcext:value-type="string">
            <text:p>Fact # 32081596 COR018-CNEL EP CONSUMO DE ENERGÍA ELÉCTRICA, COD:0400902939, EL CARACOL</text:p>
          </table:table-cell>
          <table:table-cell table:style-name="ce154"/>
          <table:table-cell table:style-name="ce158" office:value-type="float" office:value="7.49" calcext:value-type="float">
            <text:p>7.49 </text:p>
          </table:table-cell>
          <table:table-cell table:style-name="ce158" office:value-type="float" office:value="1539.93" calcext:value-type="float">
            <text:p>1,539.93 </text:p>
          </table:table-cell>
        </table:table-row>
        <table:table-row table:style-name="ro2" table:visibility="filter">
          <table:table-cell table:style-name="ce154" office:value-type="string" calcext:value-type="string">
            <text:p>LUZ</text:p>
          </table:table-cell>
          <table:table-cell table:style-name="ce161" office:value-type="string" calcext:value-type="string">
            <text:p>NDL-42</text:p>
          </table:table-cell>
          <table:table-cell table:style-name="ce157" office:value-type="date" office:date-value="2021-08-25" calcext:value-type="date">
            <text:p>25-ago-21</text:p>
          </table:table-cell>
          <table:table-cell table:style-name="ce154" office:value-type="string" calcext:value-type="string">
            <text:p>N/D PACIFICO TRANSF. CANCELACIÓN DE ENERGIA ELECTRICA, PORTAL AL SOL, CTV, COD:200017298429</text:p>
          </table:table-cell>
          <table:table-cell table:style-name="ce154"/>
          <table:table-cell table:style-name="ce158" office:value-type="float" office:value="10.76" calcext:value-type="float">
            <text:p>10.76 </text:p>
          </table:table-cell>
          <table:table-cell table:style-name="ce158" office:value-type="float" office:value="1550.69" calcext:value-type="float">
            <text:p>1,550.69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17</text:p>
          </table:table-cell>
          <table:table-cell table:style-name="ce157" office:value-type="date" office:date-value="2021-01-03" calcext:value-type="date">
            <text:p>03-ene-21</text:p>
          </table:table-cell>
          <table:table-cell table:style-name="ce154" office:value-type="string" calcext:value-type="string">
            <text:p>Fact # 164445334 PAC005-CORPORACION NACIONAL DE TELECOMUNICACIONES CNT EP CONSUMO TELEFÓNICO MES DE DIC 2020, TEF:42682706</text:p>
          </table:table-cell>
          <table:table-cell table:style-name="ce154"/>
          <table:table-cell table:number-columns-repeated="2" table:style-name="ce158" office:value-type="float" office:value="12" calcext:value-type="float">
            <text:p>12.00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30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Fact # 166274563 PAC005-CORPORACION NACIONAL DE TELECOMUNICACIONES CNT EP CONSUMO TELEFÓNICO MES DE ENERO-2021, TEF:42682706</text:p>
          </table:table-cell>
          <table:table-cell table:style-name="ce154"/>
          <table:table-cell table:style-name="ce158" office:value-type="float" office:value="12" calcext:value-type="float">
            <text:p>12.00 </text:p>
          </table:table-cell>
          <table:table-cell table:style-name="ce158" office:value-type="float" office:value="24" calcext:value-type="float">
            <text:p>24.00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36</text:p>
          </table:table-cell>
          <table:table-cell table:style-name="ce157" office:value-type="date" office:date-value="2021-03-03" calcext:value-type="date">
            <text:p>03-mar-21</text:p>
          </table:table-cell>
          <table:table-cell table:style-name="ce154" office:value-type="string" calcext:value-type="string">
            <text:p>Fact # 1682507 PAC005-CORPORACION NACIONAL DE TELECOMUNICACIONES CNT EP CONSUMO TELEFÓNICO MES DE FEBRERO-2021, TEF:42682706</text:p>
          </table:table-cell>
          <table:table-cell table:style-name="ce154"/>
          <table:table-cell table:style-name="ce158" office:value-type="float" office:value="12" calcext:value-type="float">
            <text:p>12.00 </text:p>
          </table:table-cell>
          <table:table-cell table:style-name="ce158" office:value-type="float" office:value="36" calcext:value-type="float">
            <text:p>36.00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28</text:p>
          </table:table-cell>
          <table:table-cell table:style-name="ce157" office:value-type="date" office:date-value="2021-04-03" calcext:value-type="date">
            <text:p>03-abr-21</text:p>
          </table:table-cell>
          <table:table-cell table:style-name="ce154" office:value-type="string" calcext:value-type="string">
            <text:p>Fact # 170584599 PAC005-CORPORACION NACIONAL DE TELECOMUNICACIONES CNT EP CONSUMO TELEFÓNICO MES DE MARZO-2021, TEF:42682706</text:p>
          </table:table-cell>
          <table:table-cell table:style-name="ce154"/>
          <table:table-cell table:style-name="ce158" office:value-type="float" office:value="12" calcext:value-type="float">
            <text:p>12.00 </text:p>
          </table:table-cell>
          <table:table-cell table:style-name="ce158" office:value-type="float" office:value="48" calcext:value-type="float">
            <text:p>48.00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16</text:p>
          </table:table-cell>
          <table:table-cell table:style-name="ce157" office:value-type="date" office:date-value="2021-05-03" calcext:value-type="date">
            <text:p>03-may-21</text:p>
          </table:table-cell>
          <table:table-cell table:style-name="ce154" office:value-type="string" calcext:value-type="string">
            <text:p>Fact # 172386609 PAC005-CORPORACION NACIONAL DE TELECOMUNICACIONES CNT EP CONSUMO TELEFÓNICO MES DE ABRIL-2021, TEF:42682706</text:p>
          </table:table-cell>
          <table:table-cell table:style-name="ce154"/>
          <table:table-cell table:style-name="ce158" office:value-type="float" office:value="12" calcext:value-type="float">
            <text:p>12.00 </text:p>
          </table:table-cell>
          <table:table-cell table:style-name="ce158" office:value-type="float" office:value="60" calcext:value-type="float">
            <text:p>60.00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27</text:p>
          </table:table-cell>
          <table:table-cell table:style-name="ce157" office:value-type="date" office:date-value="2021-06-03" calcext:value-type="date">
            <text:p>03-jun-21</text:p>
          </table:table-cell>
          <table:table-cell table:style-name="ce154" office:value-type="string" calcext:value-type="string">
            <text:p>Fact # 174252376 PAC005-CORPORACION NACIONAL DE TELECOMUNICACIONES CNT EP CONSUMO TELEFÓNICO MES DE MAYO-2021, TEF:42682706</text:p>
          </table:table-cell>
          <table:table-cell table:style-name="ce154"/>
          <table:table-cell table:style-name="ce158" office:value-type="float" office:value="13.89" calcext:value-type="float">
            <text:p>13.89 </text:p>
          </table:table-cell>
          <table:table-cell table:style-name="ce158" office:value-type="float" office:value="73.89" calcext:value-type="float">
            <text:p>73.89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43</text:p>
          </table:table-cell>
          <table:table-cell table:style-name="ce157" office:value-type="date" office:date-value="2021-07-03" calcext:value-type="date">
            <text:p>03-jul-21</text:p>
          </table:table-cell>
          <table:table-cell table:style-name="ce154" office:value-type="string" calcext:value-type="string">
            <text:p>Fact # 176106930 PAC005-CORPORACION NACIONAL DE TELECOMUNICACIONES CNT EP CONSUMO TELEFÓNICO MES DE JUNIO-2021, TEF:42682706</text:p>
          </table:table-cell>
          <table:table-cell table:style-name="ce154"/>
          <table:table-cell table:style-name="ce158" office:value-type="float" office:value="13.8" calcext:value-type="float">
            <text:p>13.80 </text:p>
          </table:table-cell>
          <table:table-cell table:style-name="ce158" office:value-type="float" office:value="87.69" calcext:value-type="float">
            <text:p>87.69 </text:p>
          </table:table-cell>
        </table:table-row>
        <table:table-row table:style-name="ro2" table:visibility="filter">
          <table:table-cell table:style-name="ce154" office:value-type="string" calcext:value-type="string">
            <text:p>TELEFONO</text:p>
          </table:table-cell>
          <table:table-cell table:style-name="ce161" office:value-type="string" calcext:value-type="string">
            <text:p>DF-19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Fact # 1779307 PAC005-CORPORACION NACIONAL DE TELECOMUNICACIONES CNT EP CONSUMO TELEFÓNICO MES DE JULIO-2021, TEF:42682706</text:p>
          </table:table-cell>
          <table:table-cell table:style-name="ce154"/>
          <table:table-cell table:style-name="ce158" office:value-type="float" office:value="12.03" calcext:value-type="float">
            <text:p>12.03 </text:p>
          </table:table-cell>
          <table:table-cell table:style-name="ce158" office:value-type="float" office:value="99.72" calcext:value-type="float">
            <text:p>99.72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28</text:p>
          </table:table-cell>
          <table:table-cell table:style-name="ce157" office:value-type="date" office:date-value="2021-01-15" calcext:value-type="date">
            <text:p>15-ene-21</text:p>
          </table:table-cell>
          <table:table-cell table:style-name="ce154" office:value-type="string" calcext:value-type="string">
            <text:p>Fact # 406 IST001-ISTARTDIGITAL S.A. MANEJO DE REDES SOCIALES MES DE ENERO 2021</text:p>
          </table:table-cell>
          <table:table-cell table:style-name="ce154"/>
          <table:table-cell table:number-columns-repeated="2" table:style-name="ce158" office:value-type="float" office:value="500" calcext:value-type="float">
            <text:p>500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32</text:p>
          </table:table-cell>
          <table:table-cell table:style-name="ce157" office:value-type="date" office:date-value="2021-01-20" calcext:value-type="date">
            <text:p>20-ene-21</text:p>
          </table:table-cell>
          <table:table-cell table:style-name="ce154" office:value-type="string" calcext:value-type="string">
            <text:p>Fact # 522 SOL017-SOLUCIONES INFORMATICAS PARA FIRMA ELECTRONICA GEEKTECH S.A. CONTRATOS ELECTRONICOS PERIODO 15 AL 31 DICIEMBRE 2020.</text:p>
          </table:table-cell>
          <table:table-cell table:style-name="ce154"/>
          <table:table-cell table:style-name="ce158" office:value-type="float" office:value="21" calcext:value-type="float">
            <text:p>21.00 </text:p>
          </table:table-cell>
          <table:table-cell table:style-name="ce158" office:value-type="float" office:value="521" calcext:value-type="float">
            <text:p>521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21</text:p>
          </table:table-cell>
          <table:table-cell table:style-name="ce157" office:value-type="date" office:date-value="2021-02-17" calcext:value-type="date">
            <text:p>17-feb-21</text:p>
          </table:table-cell>
          <table:table-cell table:style-name="ce154" office:value-type="string" calcext:value-type="string">
            <text:p>Fact # 544 SOL017-SOLUCIONES INFORMATICAS PARA FIRMA ELECTRONICA GEEKTECH S.A. CONTRATOS ELECTRONICOS PERIODO <text:s/>01 AL 31 ENERO 2021</text:p>
          </table:table-cell>
          <table:table-cell table:style-name="ce154"/>
          <table:table-cell table:style-name="ce158" office:value-type="float" office:value="32" calcext:value-type="float">
            <text:p>32.00 </text:p>
          </table:table-cell>
          <table:table-cell table:style-name="ce158" office:value-type="float" office:value="553" calcext:value-type="float">
            <text:p>553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4</text:p>
          </table:table-cell>
          <table:table-cell table:style-name="ce157" office:value-type="date" office:date-value="2021-03-02" calcext:value-type="date">
            <text:p>02-mar-21</text:p>
          </table:table-cell>
          <table:table-cell table:style-name="ce154" office:value-type="string" calcext:value-type="string">
            <text:p>Fact # 411 IST001-ISTARTDIGITAL S.A. MANEJO DE REDES SOCIALES MES DE FEBRERO Y MARZO 2021</text:p>
          </table:table-cell>
          <table:table-cell table:style-name="ce154"/>
          <table:table-cell table:style-name="ce158" office:value-type="float" office:value="1000" calcext:value-type="float">
            <text:p>1,000.00 </text:p>
          </table:table-cell>
          <table:table-cell table:style-name="ce158" office:value-type="float" office:value="1553" calcext:value-type="float">
            <text:p>1,553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13</text:p>
          </table:table-cell>
          <table:table-cell table:style-name="ce157" office:value-type="date" office:date-value="2021-04-05" calcext:value-type="date">
            <text:p>05-abr-21</text:p>
          </table:table-cell>
          <table:table-cell table:style-name="ce154" office:value-type="string" calcext:value-type="string">
            <text:p>Fact # 415 IST001-ISTARTDIGITAL S.A. MANEJO DE REDES SOCIALES</text:p>
          </table:table-cell>
          <table:table-cell table:style-name="ce154"/>
          <table:table-cell table:style-name="ce158" office:value-type="float" office:value="500" calcext:value-type="float">
            <text:p>500.00 </text:p>
          </table:table-cell>
          <table:table-cell table:style-name="ce158" office:value-type="float" office:value="2053" calcext:value-type="float">
            <text:p>2,053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3</text:p>
          </table:table-cell>
          <table:table-cell table:style-name="ce157" office:value-type="date" office:date-value="2021-05-05" calcext:value-type="date">
            <text:p>05-may-21</text:p>
          </table:table-cell>
          <table:table-cell table:style-name="ce154" office:value-type="string" calcext:value-type="string">
            <text:p>Fact # 417 IST001-ISTARTDIGITAL S.A. MANEJO DE REDES SOCIALES MES DE MAYO 2021</text:p>
          </table:table-cell>
          <table:table-cell table:style-name="ce154"/>
          <table:table-cell table:style-name="ce158" office:value-type="float" office:value="500" calcext:value-type="float">
            <text:p>500.00 </text:p>
          </table:table-cell>
          <table:table-cell table:style-name="ce158" office:value-type="float" office:value="2553" calcext:value-type="float">
            <text:p>2,553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9</text:p>
          </table:table-cell>
          <table:table-cell table:style-name="ce157" office:value-type="date" office:date-value="2021-05-10" calcext:value-type="date">
            <text:p>10-may-21</text:p>
          </table:table-cell>
          <table:table-cell table:style-name="ce154" office:value-type="string" calcext:value-type="string">
            <text:p>Fact # 596 SOL017-SOLUCIONES INFORMATICAS PARA FIRMA ELECTRONICA GEEKTECH S.A. CONTRATOS ELECTRONICOS <text:s/>PERIODO 1 AL 30 DE ABRIL 2021</text:p>
          </table:table-cell>
          <table:table-cell table:style-name="ce154"/>
          <table:table-cell table:style-name="ce158" office:value-type="float" office:value="74" calcext:value-type="float">
            <text:p>74.00 </text:p>
          </table:table-cell>
          <table:table-cell table:style-name="ce158" office:value-type="float" office:value="2627" calcext:value-type="float">
            <text:p>2,627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4</text:p>
          </table:table-cell>
          <table:table-cell table:style-name="ce157" office:value-type="date" office:date-value="2021-06-10" calcext:value-type="date">
            <text:p>10-jun-21</text:p>
          </table:table-cell>
          <table:table-cell table:style-name="ce154" office:value-type="string" calcext:value-type="string">
            <text:p>Fact # 625 SOL017-SOLUCIONES INFORMATICAS PARA FIRMA ELECTRONICA GEEKTECH S.A. CONTRATOS ELECTRONICOS PERÍODO <text:s/>1 AL 31 DE MAYO 2021</text:p>
          </table:table-cell>
          <table:table-cell table:style-name="ce154"/>
          <table:table-cell table:style-name="ce158" office:value-type="float" office:value="86" calcext:value-type="float">
            <text:p>86.00 </text:p>
          </table:table-cell>
          <table:table-cell table:style-name="ce158" office:value-type="float" office:value="2713" calcext:value-type="float">
            <text:p>2,713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3</text:p>
          </table:table-cell>
          <table:table-cell table:style-name="ce157" office:value-type="date" office:date-value="2021-06-11" calcext:value-type="date">
            <text:p>11-jun-21</text:p>
          </table:table-cell>
          <table:table-cell table:style-name="ce154" office:value-type="string" calcext:value-type="string">
            <text:p>Fact # 420 IST001-ISTARTDIGITAL S.A. MANEJO DE REDES SOCIALES MES DE JUNIO 2021</text:p>
          </table:table-cell>
          <table:table-cell table:style-name="ce154"/>
          <table:table-cell table:style-name="ce158" office:value-type="float" office:value="500" calcext:value-type="float">
            <text:p>500.00 </text:p>
          </table:table-cell>
          <table:table-cell table:style-name="ce158" office:value-type="float" office:value="3213" calcext:value-type="float">
            <text:p>3,213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44</text:p>
          </table:table-cell>
          <table:table-cell table:style-name="ce157" office:value-type="date" office:date-value="2021-06-28" calcext:value-type="date">
            <text:p>28-jun-21</text:p>
          </table:table-cell>
          <table:table-cell table:style-name="ce154" office:value-type="string" calcext:value-type="string">
            <text:p>Fact # 129128 SEC002-SECURITY DATA SEGURIDAD EN DATOS Y FIRMA DIGITAL S.A. SERVICIO POR FIRMA ELEC. BAJO VOL.2 AÑOS</text:p>
          </table:table-cell>
          <table:table-cell table:style-name="ce154"/>
          <table:table-cell table:style-name="ce158" office:value-type="float" office:value="32" calcext:value-type="float">
            <text:p>32.00 </text:p>
          </table:table-cell>
          <table:table-cell table:style-name="ce158" office:value-type="float" office:value="3245" calcext:value-type="float">
            <text:p>3,245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4</text:p>
          </table:table-cell>
          <table:table-cell table:style-name="ce157" office:value-type="date" office:date-value="2021-07-06" calcext:value-type="date">
            <text:p>06-jul-21</text:p>
          </table:table-cell>
          <table:table-cell table:style-name="ce154" office:value-type="string" calcext:value-type="string">
            <text:p>Fact # 421 IST001-ISTARTDIGITAL S.A. MANEJO DE REDES SOCIALES MES DE JULIO 2021</text:p>
          </table:table-cell>
          <table:table-cell table:style-name="ce154"/>
          <table:table-cell table:style-name="ce158" office:value-type="float" office:value="500" calcext:value-type="float">
            <text:p>500.00 </text:p>
          </table:table-cell>
          <table:table-cell table:style-name="ce158" office:value-type="float" office:value="3745" calcext:value-type="float">
            <text:p>3,745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7</text:p>
          </table:table-cell>
          <table:table-cell table:style-name="ce157" office:value-type="date" office:date-value="2021-07-12" calcext:value-type="date">
            <text:p>12-jul-21</text:p>
          </table:table-cell>
          <table:table-cell table:style-name="ce154" office:value-type="string" calcext:value-type="string">
            <text:p>Fact # 647 SOL017-SOLUCIONES INFORMATICAS PARA FIRMA ELECTRONICA GEEKTECH S.A. CONTRATOS ELECTRONICOS <text:s/>PERIODO 1 AL 30 DE JUNIO 2021</text:p>
          </table:table-cell>
          <table:table-cell table:style-name="ce154"/>
          <table:table-cell table:style-name="ce158" office:value-type="float" office:value="84" calcext:value-type="float">
            <text:p>84.00 </text:p>
          </table:table-cell>
          <table:table-cell table:style-name="ce158" office:value-type="float" office:value="3829" calcext:value-type="float">
            <text:p>3,829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2</text:p>
          </table:table-cell>
          <table:table-cell table:style-name="ce157" office:value-type="date" office:date-value="2021-08-02" calcext:value-type="date">
            <text:p>02-ago-21</text:p>
          </table:table-cell>
          <table:table-cell table:style-name="ce154" office:value-type="string" calcext:value-type="string">
            <text:p>Fact # 425 IST001-ISTARTDIGITAL S.A. MANEJO DE REDES SOCIALES</text:p>
          </table:table-cell>
          <table:table-cell table:style-name="ce154"/>
          <table:table-cell table:style-name="ce158" office:value-type="float" office:value="500" calcext:value-type="float">
            <text:p>500.00 </text:p>
          </table:table-cell>
          <table:table-cell table:style-name="ce158" office:value-type="float" office:value="4329" calcext:value-type="float">
            <text:p>4,329.00 </text:p>
          </table:table-cell>
        </table:table-row>
        <table:table-row table:style-name="ro2" table:visibility="filter">
          <table:table-cell table:style-name="ce154" office:value-type="string" calcext:value-type="string">
            <text:p>PAGINA WEB</text:p>
          </table:table-cell>
          <table:table-cell table:style-name="ce161" office:value-type="string" calcext:value-type="string">
            <text:p>DF-62</text:p>
          </table:table-cell>
          <table:table-cell table:style-name="ce157" office:value-type="date" office:date-value="2021-08-23" calcext:value-type="date">
            <text:p>23-ago-21</text:p>
          </table:table-cell>
          <table:table-cell table:style-name="ce154" office:value-type="string" calcext:value-type="string">
            <text:p>Fact # 701 SOL017-SOLUCIONES INFORMATICAS PARA FIRMA ELECTRONICA GEEKTECH S.A. CONTRATOS ELECTRONICOS PERIODO 01 AL 31 JULIO 2021</text:p>
          </table:table-cell>
          <table:table-cell table:style-name="ce154"/>
          <table:table-cell table:style-name="ce158" office:value-type="float" office:value="64" calcext:value-type="float">
            <text:p>64.00 </text:p>
          </table:table-cell>
          <table:table-cell table:style-name="ce158" office:value-type="float" office:value="4393" calcext:value-type="float">
            <text:p>4,393.0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EN-11</text:p>
          </table:table-cell>
          <table:table-cell table:style-name="ce157" office:value-type="date" office:date-value="2021-01-05" calcext:value-type="date">
            <text:p>05-ene-21</text:p>
          </table:table-cell>
          <table:table-cell table:style-name="ce154" office:value-type="string" calcext:value-type="string">
            <text:p>Registro-Contabilización Tarj. Corp. Gastos varios periodo 06 al 21 dic/2020 y 04 al 05 ene/2021, contribución Solca, Amazon, Buggatti, Servicio digital</text:p>
          </table:table-cell>
          <table:table-cell table:style-name="ce154"/>
          <table:table-cell table:number-columns-repeated="2" table:style-name="ce158" office:value-type="float" office:value="775.67" calcext:value-type="float">
            <text:p>775.67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26</text:p>
          </table:table-cell>
          <table:table-cell table:style-name="ce157" office:value-type="date" office:date-value="2021-01-08" calcext:value-type="date">
            <text:p>08-ene-21</text:p>
          </table:table-cell>
          <table:table-cell table:style-name="ce154" office:value-type="string" calcext:value-type="string">
            <text:p>Fact # 72125760 OTE001-OTECEL S.A PLAN CORP. PERIODO 08-DIC-2020 AL 07-ENE-2021</text:p>
          </table:table-cell>
          <table:table-cell table:style-name="ce154"/>
          <table:table-cell table:style-name="ce158" office:value-type="float" office:value="313.26" calcext:value-type="float">
            <text:p>313.26 </text:p>
          </table:table-cell>
          <table:table-cell table:style-name="ce158" office:value-type="float" office:value="1088.93" calcext:value-type="float">
            <text:p>1,088.93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29</text:p>
          </table:table-cell>
          <table:table-cell table:style-name="ce157" office:value-type="date" office:date-value="2021-01-12" calcext:value-type="date">
            <text:p>12-ene-21</text:p>
          </table:table-cell>
          <table:table-cell table:style-name="ce154" office:value-type="string" calcext:value-type="string">
            <text:p>Fact # 120 COM029-COMSADIMTELCO S.A. ENVIO MERCADERIA CLIENTE (ÁREA INTERCONEXIÓN-ANDREA)</text:p>
          </table:table-cell>
          <table:table-cell table:style-name="ce154"/>
          <table:table-cell table:style-name="ce158" office:value-type="float" office:value="3.09" calcext:value-type="float">
            <text:p>3.09 </text:p>
          </table:table-cell>
          <table:table-cell table:style-name="ce158" office:value-type="float" office:value="1092.02" calcext:value-type="float">
            <text:p>1,092.02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FE-8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Registro-Contabilización Tarj. Corp. gastos varios periodo del 11 al 31/ene y 01 al 02/feb/2021, Servicio Digital y publicidad</text:p>
          </table:table-cell>
          <table:table-cell table:style-name="ce154"/>
          <table:table-cell table:style-name="ce158" office:value-type="float" office:value="193.58" calcext:value-type="float">
            <text:p>193.58 </text:p>
          </table:table-cell>
          <table:table-cell table:style-name="ce158" office:value-type="float" office:value="1285.6" calcext:value-type="float">
            <text:p>1,285.6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18</text:p>
          </table:table-cell>
          <table:table-cell table:style-name="ce157" office:value-type="date" office:date-value="2021-02-08" calcext:value-type="date">
            <text:p>08-feb-21</text:p>
          </table:table-cell>
          <table:table-cell table:style-name="ce154" office:value-type="string" calcext:value-type="string">
            <text:p>Fact # 72863268 OTE001-OTECEL S.A PLAN CORP. PERIODO 08-ENE-2021 AL 07-FEB-2021</text:p>
          </table:table-cell>
          <table:table-cell table:style-name="ce154"/>
          <table:table-cell table:style-name="ce158" office:value-type="float" office:value="313.26" calcext:value-type="float">
            <text:p>313.26 </text:p>
          </table:table-cell>
          <table:table-cell table:style-name="ce158" office:value-type="float" office:value="1598.86" calcext:value-type="float">
            <text:p>1,598.86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17</text:p>
          </table:table-cell>
          <table:table-cell table:style-name="ce157" office:value-type="date" office:date-value="2021-02-22" calcext:value-type="date">
            <text:p>22-feb-21</text:p>
          </table:table-cell>
          <table:table-cell table:style-name="ce154" office:value-type="string" calcext:value-type="string">
            <text:p>N/D PRODUBANCO TRANSFERENCIA DE REEMBOLSO A C.BUSTOS POR MANTENIMIENTO DE FURGONETA, ALIMENTACIÓN 17 AL 19, 22 AL 26 FEB 2021 Y PARCHES PARA LLANTAS DELANTERA Y DE ATRÁS</text:p>
          </table:table-cell>
          <table:table-cell table:style-name="ce154"/>
          <table:table-cell table:style-name="ce158" office:value-type="float" office:value="40" calcext:value-type="float">
            <text:p>40.00 </text:p>
          </table:table-cell>
          <table:table-cell table:style-name="ce158" office:value-type="float" office:value="1638.86" calcext:value-type="float">
            <text:p>1,638.86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FE-11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Registro-Contabilización Tarj. Corp. gastos varios periodo del 03 al 27/feb y 02/mar/2021 Publicidad, Servicio Digital y salida/capital</text:p>
          </table:table-cell>
          <table:table-cell table:style-name="ce154"/>
          <table:table-cell table:style-name="ce158" office:value-type="float" office:value="258.64" calcext:value-type="float">
            <text:p>258.64 </text:p>
          </table:table-cell>
          <table:table-cell table:style-name="ce158" office:value-type="float" office:value="1897.5" calcext:value-type="float">
            <text:p>1,897.5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5</text:p>
          </table:table-cell>
          <table:table-cell table:style-name="ce157" office:value-type="date" office:date-value="2021-03-08" calcext:value-type="date">
            <text:p>08-mar-21</text:p>
          </table:table-cell>
          <table:table-cell table:style-name="ce154" office:value-type="string" calcext:value-type="string">
            <text:p>Fact # 52 MOR033-MORENO CONCHA DAMIAN ENRIQUE COMPRA DE 5 ARREGLOS FLORARES POR EL DÍA DE LA MUJER (AFLOREMIO)</text:p>
          </table:table-cell>
          <table:table-cell table:style-name="ce154"/>
          <table:table-cell table:style-name="ce158" office:value-type="float" office:value="107.14" calcext:value-type="float">
            <text:p>107.14 </text:p>
          </table:table-cell>
          <table:table-cell table:style-name="ce158" office:value-type="float" office:value="2004.64" calcext:value-type="float">
            <text:p>2,004.6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37</text:p>
          </table:table-cell>
          <table:table-cell table:style-name="ce157" office:value-type="date" office:date-value="2021-03-08" calcext:value-type="date">
            <text:p>08-mar-21</text:p>
          </table:table-cell>
          <table:table-cell table:style-name="ce154" office:value-type="string" calcext:value-type="string">
            <text:p>Fact # 73614607 OTE001-OTECEL S.A PLAN CORP. PERIODO 08-FEB-2021 AL 07-MAR-2021</text:p>
          </table:table-cell>
          <table:table-cell table:style-name="ce154"/>
          <table:table-cell table:style-name="ce158" office:value-type="float" office:value="313.26" calcext:value-type="float">
            <text:p>313.26 </text:p>
          </table:table-cell>
          <table:table-cell table:style-name="ce158" office:value-type="float" office:value="2317.9" calcext:value-type="float">
            <text:p>2,317.9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15</text:p>
          </table:table-cell>
          <table:table-cell table:style-name="ce157" office:value-type="date" office:date-value="2021-03-19" calcext:value-type="date">
            <text:p>19-mar-21</text:p>
          </table:table-cell>
          <table:table-cell table:style-name="ce154" office:value-type="string" calcext:value-type="string">
            <text:p>N/D PRODUBANCO TRANSFERENCIA REEMBOLSO A F.RODRIGUEZ MOTIVO: ALIMENTACION POR SOPORTES REALIZADOS EN SITIO A LA EMPRESA CODEMET Y OTECEL DÍAS 12, 17 Y 18 MARZO 2021</text:p>
          </table:table-cell>
          <table:table-cell table:style-name="ce154"/>
          <table:table-cell table:style-name="ce158" office:value-type="float" office:value="10" calcext:value-type="float">
            <text:p>10.00 </text:p>
          </table:table-cell>
          <table:table-cell table:style-name="ce158" office:value-type="float" office:value="2327.9" calcext:value-type="float">
            <text:p>2,327.9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62</text:p>
          </table:table-cell>
          <table:table-cell table:style-name="ce157" office:value-type="date" office:date-value="2021-03-19" calcext:value-type="date">
            <text:p>19-mar-21</text:p>
          </table:table-cell>
          <table:table-cell table:style-name="ce154" office:value-type="string" calcext:value-type="string">
            <text:p>N/D PRODUBANCO REEMBOLSO A CARLOS BUSTOS PARA FURGONETA PLACA GQB110 MANO DE OBRA Y ALIMENTACIÓN DÍAS 01 AL 05, 08 AL 12, 15 AL 19 MARZO 2021</text:p>
          </table:table-cell>
          <table:table-cell table:style-name="ce154"/>
          <table:table-cell table:style-name="ce158" office:value-type="float" office:value="142" calcext:value-type="float">
            <text:p>142.00 </text:p>
          </table:table-cell>
          <table:table-cell table:style-name="ce158" office:value-type="float" office:value="2469.9" calcext:value-type="float">
            <text:p>2,469.9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3-26" calcext:value-type="date">
            <text:p>26-mar-21</text:p>
          </table:table-cell>
          <table:table-cell table:style-name="ce154" office:value-type="string" calcext:value-type="string">
            <text:p>Liqu # 2703 MER005-MERELO ANGULO ROBERTO MANUEL REEMBOLSO DEL 01 AL 26 MARZO DEL 2021, PAPELERÍA, MOVILIZACIÓN, SELLO Y CUMPLEAÑOS MAR 2021</text:p>
          </table:table-cell>
          <table:table-cell table:style-name="ce154"/>
          <table:table-cell table:style-name="ce158" office:value-type="float" office:value="32.01" calcext:value-type="float">
            <text:p>32.01 </text:p>
          </table:table-cell>
          <table:table-cell table:style-name="ce158" office:value-type="float" office:value="2501.91" calcext:value-type="float">
            <text:p>2,501.91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MR-8</text:p>
          </table:table-cell>
          <table:table-cell table:style-name="ce157" office:value-type="date" office:date-value="2021-03-27" calcext:value-type="date">
            <text:p>27-mar-21</text:p>
          </table:table-cell>
          <table:table-cell table:style-name="ce154" office:value-type="string" calcext:value-type="string">
            <text:p>Registro-Contabilización Tarj. Corp. Gastos varios periodo 08 al 27 marzo y 02, 06 abril/2021, Contribución SOLCA, Publicidad, Servicio digital, imp. salida/capital </text:p>
          </table:table-cell>
          <table:table-cell table:style-name="ce154"/>
          <table:table-cell table:style-name="ce158" office:value-type="float" office:value="180.49" calcext:value-type="float">
            <text:p>180.49 </text:p>
          </table:table-cell>
          <table:table-cell table:style-name="ce158" office:value-type="float" office:value="2682.4" calcext:value-type="float">
            <text:p>2,682.4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55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N/D PRODUBANCO TRANSFERENCIA REEMBOLSO A FERNANDO RODRIGUEZ POR ELABORACIÓN DE NUEVAS ETIQUETAS-ASESORAMIENTO EMPRESA TOTALTEK Y ALIMENTO DÍAS 29 Y 30/MAR/2021</text:p>
          </table:table-cell>
          <table:table-cell table:style-name="ce154"/>
          <table:table-cell table:style-name="ce158" office:value-type="float" office:value="86" calcext:value-type="float">
            <text:p>86.00 </text:p>
          </table:table-cell>
          <table:table-cell table:style-name="ce158" office:value-type="float" office:value="2768.4" calcext:value-type="float">
            <text:p>2,768.4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41</text:p>
          </table:table-cell>
          <table:table-cell table:style-name="ce157" office:value-type="date" office:date-value="2021-04-08" calcext:value-type="date">
            <text:p>08-abr-21</text:p>
          </table:table-cell>
          <table:table-cell table:style-name="ce154" office:value-type="string" calcext:value-type="string">
            <text:p>Fact # 74401881 OTE001-OTECEL S.A PLAN CORP. PERIODO 08-MAR-2021 AL 07-ABR-2021</text:p>
          </table:table-cell>
          <table:table-cell table:style-name="ce154"/>
          <table:table-cell table:style-name="ce158" office:value-type="float" office:value="338.09" calcext:value-type="float">
            <text:p>338.09 </text:p>
          </table:table-cell>
          <table:table-cell table:style-name="ce158" office:value-type="float" office:value="3106.49" calcext:value-type="float">
            <text:p>3,106.49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22</text:p>
          </table:table-cell>
          <table:table-cell table:style-name="ce157" office:value-type="date" office:date-value="2021-04-12" calcext:value-type="date">
            <text:p>12-abr-21</text:p>
          </table:table-cell>
          <table:table-cell table:style-name="ce154" office:value-type="string" calcext:value-type="string">
            <text:p>Fact # 975178 TAR003-TARCOM S.A PARQUEO</text:p>
          </table:table-cell>
          <table:table-cell table:style-name="ce154"/>
          <table:table-cell table:style-name="ce158" office:value-type="float" office:value="1.25" calcext:value-type="float">
            <text:p>1.25 </text:p>
          </table:table-cell>
          <table:table-cell table:style-name="ce158" office:value-type="float" office:value="3107.74" calcext:value-type="float">
            <text:p>3,107.7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13</text:p>
          </table:table-cell>
          <table:table-cell table:style-name="ce157" office:value-type="date" office:date-value="2021-04-15" calcext:value-type="date">
            <text:p>15-abr-21</text:p>
          </table:table-cell>
          <table:table-cell table:style-name="ce154" office:value-type="string" calcext:value-type="string">
            <text:p>N/D PRODUBANCO TRANSFERENCIA REEMBOLSO A CARLOS BUSTOS POR ALIMENTACIÓN DÍAS 05 AL 09, 12 AL 16/ABRIL/2021 Y COMBUSTIBLE FACTURA#889613</text:p>
          </table:table-cell>
          <table:table-cell table:style-name="ce154"/>
          <table:table-cell table:style-name="ce158" office:value-type="float" office:value="28" calcext:value-type="float">
            <text:p>28.00 </text:p>
          </table:table-cell>
          <table:table-cell table:style-name="ce158" office:value-type="float" office:value="3135.74" calcext:value-type="float">
            <text:p>3,135.7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39</text:p>
          </table:table-cell>
          <table:table-cell table:style-name="ce157" office:value-type="date" office:date-value="2021-04-23" calcext:value-type="date">
            <text:p>23-abr-21</text:p>
          </table:table-cell>
          <table:table-cell table:style-name="ce154" office:value-type="string" calcext:value-type="string">
            <text:p>N/D PRODUBANCO TRANSF. REEMBOLSO A FERNANDO RODRIGUEZ POR MOVILIZACION AL REALIZAR TRABAJOS EN MOVISTAR (CERRO DEL CARMEN) </text:p>
          </table:table-cell>
          <table:table-cell table:style-name="ce154"/>
          <table:table-cell table:style-name="ce158" office:value-type="float" office:value="20" calcext:value-type="float">
            <text:p>20.00 </text:p>
          </table:table-cell>
          <table:table-cell table:style-name="ce158" office:value-type="float" office:value="3155.74" calcext:value-type="float">
            <text:p>3,155.7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AB-12</text:p>
          </table:table-cell>
          <table:table-cell table:style-name="ce157" office:value-type="date" office:date-value="2021-04-29" calcext:value-type="date">
            <text:p>29-abr-21</text:p>
          </table:table-cell>
          <table:table-cell table:style-name="ce154" office:value-type="string" calcext:value-type="string">
            <text:p>Registro-Contabilización Traj. Corp. gastos varios periodo del 08 al 29 abril/2021AYPAL MGFTECHNOLO </text:p>
          </table:table-cell>
          <table:table-cell table:style-name="ce154"/>
          <table:table-cell table:style-name="ce158" office:value-type="float" office:value="394" calcext:value-type="float">
            <text:p>394.00 </text:p>
          </table:table-cell>
          <table:table-cell table:style-name="ce158" office:value-type="float" office:value="3549.74" calcext:value-type="float">
            <text:p>3,549.7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58</text:p>
          </table:table-cell>
          <table:table-cell table:style-name="ce157" office:value-type="date" office:date-value="2021-04-29" calcext:value-type="date">
            <text:p>29-abr-21</text:p>
          </table:table-cell>
          <table:table-cell table:style-name="ce154" office:value-type="string" calcext:value-type="string">
            <text:p>N/D PRODUBANCO REEMBOLSO A CARLOS BUSTOS POR ALIMENTACION DÍAS 19 AL 23, 26 AL 30 ABRIL 2021 Y PARQUEO</text:p>
          </table:table-cell>
          <table:table-cell table:style-name="ce154"/>
          <table:table-cell table:style-name="ce158" office:value-type="float" office:value="38" calcext:value-type="float">
            <text:p>38.00 </text:p>
          </table:table-cell>
          <table:table-cell table:style-name="ce158" office:value-type="float" office:value="3587.74" calcext:value-type="float">
            <text:p>3,587.7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10</text:p>
          </table:table-cell>
          <table:table-cell table:style-name="ce157" office:value-type="date" office:date-value="2021-05-08" calcext:value-type="date">
            <text:p>08-may-21</text:p>
          </table:table-cell>
          <table:table-cell table:style-name="ce154" office:value-type="string" calcext:value-type="string">
            <text:p>Fact # 75163979 OTE001-OTECEL S.A PLAN CORP. PERIODO 08-ABR-2021 AL 07-MAY-2021</text:p>
          </table:table-cell>
          <table:table-cell table:style-name="ce154"/>
          <table:table-cell table:style-name="ce158" office:value-type="float" office:value="313.26" calcext:value-type="float">
            <text:p>313.26 </text:p>
          </table:table-cell>
          <table:table-cell table:style-name="ce158" office:value-type="float" office:value="3901" calcext:value-type="float">
            <text:p>3,901.0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36</text:p>
          </table:table-cell>
          <table:table-cell table:style-name="ce157" office:value-type="date" office:date-value="2021-05-09" calcext:value-type="date">
            <text:p>09-may-21</text:p>
          </table:table-cell>
          <table:table-cell table:style-name="ce154" office:value-type="string" calcext:value-type="string">
            <text:p>Fact # 11867 DAU045-MAGNOLIA FOOD MAGNOFOOD S A COMPRA DE CAKE POR DÍA DE LA MADRE MÁS ENVÍO</text:p>
          </table:table-cell>
          <table:table-cell table:style-name="ce154"/>
          <table:table-cell table:style-name="ce158" office:value-type="float" office:value="20.54" calcext:value-type="float">
            <text:p>20.54 </text:p>
          </table:table-cell>
          <table:table-cell table:style-name="ce158" office:value-type="float" office:value="3921.54" calcext:value-type="float">
            <text:p>3,921.5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37</text:p>
          </table:table-cell>
          <table:table-cell table:style-name="ce157" office:value-type="date" office:date-value="2021-05-09" calcext:value-type="date">
            <text:p>09-may-21</text:p>
          </table:table-cell>
          <table:table-cell table:style-name="ce154" office:value-type="string" calcext:value-type="string">
            <text:p>Fact # 11344 DAU045-MAGNOLIA FOOD MAGNOFOOD S A COMPRA DE CAKE POR DÍA DE LA MADRE MÁS ENVÍO</text:p>
          </table:table-cell>
          <table:table-cell table:style-name="ce154"/>
          <table:table-cell table:style-name="ce158" office:value-type="float" office:value="18.75" calcext:value-type="float">
            <text:p>18.75 </text:p>
          </table:table-cell>
          <table:table-cell table:style-name="ce158" office:value-type="float" office:value="3940.29" calcext:value-type="float">
            <text:p>3,940.29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NDL-9</text:p>
          </table:table-cell>
          <table:table-cell table:style-name="ce157" office:value-type="date" office:date-value="2021-05-12" calcext:value-type="date">
            <text:p>12-may-21</text:p>
          </table:table-cell>
          <table:table-cell table:style-name="ce154" office:value-type="string" calcext:value-type="string">
            <text:p>N/D PRODUBANCO TRANSF. REEMBOLSO A CARLOS BUSTOS POR ALIMENTACIÓN DÍAS 03 AL 07, 10 AL 14 MAYO 2021</text:p>
          </table:table-cell>
          <table:table-cell table:style-name="ce154"/>
          <table:table-cell table:style-name="ce158" office:value-type="float" office:value="31.5" calcext:value-type="float">
            <text:p>31.50 </text:p>
          </table:table-cell>
          <table:table-cell table:style-name="ce158" office:value-type="float" office:value="3971.79" calcext:value-type="float">
            <text:p>3,971.79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5-27" calcext:value-type="date">
            <text:p>27-may-21</text:p>
          </table:table-cell>
          <table:table-cell table:style-name="ce154" office:value-type="string" calcext:value-type="string">
            <text:p>Fact # 274574 COM015-COMERCIAL KYWI S.A COMPRA DE CERROJO ELECTRONICO Y CIERRA PUERTA (OFICINA LINKOTEL)</text:p>
          </table:table-cell>
          <table:table-cell table:style-name="ce154"/>
          <table:table-cell table:style-name="ce158" office:value-type="float" office:value="101.49" calcext:value-type="float">
            <text:p>101.49 </text:p>
          </table:table-cell>
          <table:table-cell table:style-name="ce158" office:value-type="float" office:value="4073.28" calcext:value-type="float">
            <text:p>4,073.28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37</text:p>
          </table:table-cell>
          <table:table-cell table:style-name="ce157" office:value-type="date" office:date-value="2021-06-08" calcext:value-type="date">
            <text:p>08-jun-21</text:p>
          </table:table-cell>
          <table:table-cell table:style-name="ce154" office:value-type="string" calcext:value-type="string">
            <text:p>Fact # 75964805 OTE001-OTECEL S.A PLAN CORP. PERIODO 08-MAY-2021 AL 07-JUN-2021</text:p>
          </table:table-cell>
          <table:table-cell table:style-name="ce154"/>
          <table:table-cell table:style-name="ce158" office:value-type="float" office:value="313.26" calcext:value-type="float">
            <text:p>313.26 </text:p>
          </table:table-cell>
          <table:table-cell table:style-name="ce158" office:value-type="float" office:value="4386.54" calcext:value-type="float">
            <text:p>4,386.5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13</text:p>
          </table:table-cell>
          <table:table-cell table:style-name="ce157" office:value-type="date" office:date-value="2021-06-14" calcext:value-type="date">
            <text:p>14-jun-21</text:p>
          </table:table-cell>
          <table:table-cell table:style-name="ce154" office:value-type="string" calcext:value-type="string">
            <text:p>Fact # 45956 UCK040-DELI INTERNACIONAL S.A. COMPRA DE DETALLE POR CUMPLEAÑO MES DE JUNIO 2021</text:p>
          </table:table-cell>
          <table:table-cell table:style-name="ce154"/>
          <table:table-cell table:style-name="ce158" office:value-type="float" office:value="21.87" calcext:value-type="float">
            <text:p>21.87 </text:p>
          </table:table-cell>
          <table:table-cell table:style-name="ce158" office:value-type="float" office:value="4408.41" calcext:value-type="float">
            <text:p>4,408.41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14</text:p>
          </table:table-cell>
          <table:table-cell table:style-name="ce157" office:value-type="date" office:date-value="2021-06-15" calcext:value-type="date">
            <text:p>15-jun-21</text:p>
          </table:table-cell>
          <table:table-cell table:style-name="ce154" office:value-type="string" calcext:value-type="string">
            <text:p>Fact # 46005 UCK040-DELI INTERNACIONAL S.A. COMPRA DE DETALLE POR CUMPLEAÑO 15 JUNIO 2021</text:p>
          </table:table-cell>
          <table:table-cell table:style-name="ce154"/>
          <table:table-cell table:style-name="ce158" office:value-type="float" office:value="27.67" calcext:value-type="float">
            <text:p>27.67 </text:p>
          </table:table-cell>
          <table:table-cell table:style-name="ce158" office:value-type="float" office:value="4436.08" calcext:value-type="float">
            <text:p>4,436.08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15</text:p>
          </table:table-cell>
          <table:table-cell table:style-name="ce157" office:value-type="date" office:date-value="2021-06-18" calcext:value-type="date">
            <text:p>18-jun-21</text:p>
          </table:table-cell>
          <table:table-cell table:style-name="ce154" office:value-type="string" calcext:value-type="string">
            <text:p>Fact # 6001 NOV003-NOVATOOLS S.A. COMPRA DE (5) DETALLES POR EL DÍA DEL PADRE MÁS ENVÍO</text:p>
          </table:table-cell>
          <table:table-cell table:style-name="ce154"/>
          <table:table-cell table:style-name="ce158" office:value-type="float" office:value="90.36" calcext:value-type="float">
            <text:p>90.36 </text:p>
          </table:table-cell>
          <table:table-cell table:style-name="ce158" office:value-type="float" office:value="4526.44" calcext:value-type="float">
            <text:p>4,526.4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R-2344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Liqu # 2708 MER005-MERELO ANGULO ROBERTO MANUEL REEMBOLSO DEL 01 AL 30 DE JUNIO 2021</text:p>
          </table:table-cell>
          <table:table-cell table:style-name="ce154"/>
          <table:table-cell table:style-name="ce158" office:value-type="float" office:value="20" calcext:value-type="float">
            <text:p>20.00 </text:p>
          </table:table-cell>
          <table:table-cell table:style-name="ce158" office:value-type="float" office:value="4546.44" calcext:value-type="float">
            <text:p>4,546.4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R-2345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Liqu # 2709 ROD023-RODRIGUEZ GOMEZ FERNANDO ALBERTO REEMBOLSO POR COMPRA DE HERRAMIENTAS, ALIMENTACIÓN Y MOVILIZACIÓN DÍAS 17 Y 18/JUN/2021</text:p>
          </table:table-cell>
          <table:table-cell table:style-name="ce154"/>
          <table:table-cell table:style-name="ce158" office:value-type="float" office:value="36.2" calcext:value-type="float">
            <text:p>36.20 </text:p>
          </table:table-cell>
          <table:table-cell table:style-name="ce158" office:value-type="float" office:value="4582.64" calcext:value-type="float">
            <text:p>4,582.6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1</text:p>
          </table:table-cell>
          <table:table-cell table:style-name="ce157" office:value-type="date" office:date-value="2021-07-01" calcext:value-type="date">
            <text:p>01-jul-21</text:p>
          </table:table-cell>
          <table:table-cell table:style-name="ce154" office:value-type="string" calcext:value-type="string">
            <text:p>Fact # 19940 GG0047-COLEGIO DE CONTADORES DEL GUAYAS RENOVAVIÓN CREDENCIAL CONTADOR AÑO 2021 (JOSÉ BRAVO)</text:p>
          </table:table-cell>
          <table:table-cell table:style-name="ce154"/>
          <table:table-cell table:style-name="ce158" office:value-type="float" office:value="125" calcext:value-type="float">
            <text:p>125.00 </text:p>
          </table:table-cell>
          <table:table-cell table:style-name="ce158" office:value-type="float" office:value="4707.64" calcext:value-type="float">
            <text:p>4,707.64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8</text:p>
          </table:table-cell>
          <table:table-cell table:style-name="ce157" office:value-type="date" office:date-value="2021-07-08" calcext:value-type="date">
            <text:p>08-jul-21</text:p>
          </table:table-cell>
          <table:table-cell table:style-name="ce154" office:value-type="string" calcext:value-type="string">
            <text:p>Fact # 76822408 OTE001-OTECEL S.A PLAN CORP. PERIODO 08-JUN-2021 AL 07-JUL-2021</text:p>
          </table:table-cell>
          <table:table-cell table:style-name="ce154"/>
          <table:table-cell table:style-name="ce158" office:value-type="float" office:value="313.26" calcext:value-type="float">
            <text:p>313.26 </text:p>
          </table:table-cell>
          <table:table-cell table:style-name="ce158" office:value-type="float" office:value="5020.9" calcext:value-type="float">
            <text:p>5,020.9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R-2721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Liqu # 2710 MER005-MERELO ANGULO ROBERTO MANUEL REEMBOLSO DEL 01 AL 31 JULIO 2021, MOVILIZCAIÓN Y GASTOS POR CUMPLEAÑOS (3) JULIO Y (2) AGOSTO</text:p>
          </table:table-cell>
          <table:table-cell table:style-name="ce154"/>
          <table:table-cell table:style-name="ce158" office:value-type="float" office:value="118.4" calcext:value-type="float">
            <text:p>118.40 </text:p>
          </table:table-cell>
          <table:table-cell table:style-name="ce158" office:value-type="float" office:value="5139.3" calcext:value-type="float">
            <text:p>5,139.30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R-2722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Liqu # 2711 ROD023-RODRIGUEZ GOMEZ FERNANDO ALBERTO REEMBOLSO POR MOVILIZACIÓN Y COMPRA DE 2 PACTCH CORDS</text:p>
          </table:table-cell>
          <table:table-cell table:style-name="ce154"/>
          <table:table-cell table:style-name="ce158" office:value-type="float" office:value="9.26" calcext:value-type="float">
            <text:p>9.26 </text:p>
          </table:table-cell>
          <table:table-cell table:style-name="ce158" office:value-type="float" office:value="5148.56" calcext:value-type="float">
            <text:p>5,148.56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42</text:p>
          </table:table-cell>
          <table:table-cell table:style-name="ce157" office:value-type="date" office:date-value="2021-08-08" calcext:value-type="date">
            <text:p>08-ago-21</text:p>
          </table:table-cell>
          <table:table-cell table:style-name="ce154" office:value-type="string" calcext:value-type="string">
            <text:p>Fact # 77581789 OTE001-OTECEL S.A PLAN CORP. 08-JUL-2021 AL 07-AGO-2021</text:p>
          </table:table-cell>
          <table:table-cell table:style-name="ce154"/>
          <table:table-cell table:style-name="ce158" office:value-type="float" office:value="313.26" calcext:value-type="float">
            <text:p>313.26 </text:p>
          </table:table-cell>
          <table:table-cell table:style-name="ce158" office:value-type="float" office:value="5461.82" calcext:value-type="float">
            <text:p>5,461.82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14</text:p>
          </table:table-cell>
          <table:table-cell table:style-name="ce157" office:value-type="date" office:date-value="2021-08-11" calcext:value-type="date">
            <text:p>11-ago-21</text:p>
          </table:table-cell>
          <table:table-cell table:style-name="ce154" office:value-type="string" calcext:value-type="string">
            <text:p>Fact # 6721 TRA010-TRANSPORTES JUEZ S.A. TRANSJUEZ SERVICIO DE GRÚA, VEHÍCULO: PLACA GQB-0110 (TRÁMITE DPTO. JURIDICO)</text:p>
          </table:table-cell>
          <table:table-cell table:style-name="ce154"/>
          <table:table-cell table:style-name="ce158" office:value-type="float" office:value="50" calcext:value-type="float">
            <text:p>50.00 </text:p>
          </table:table-cell>
          <table:table-cell table:style-name="ce158" office:value-type="float" office:value="5511.82" calcext:value-type="float">
            <text:p>5,511.82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44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1251 CEV006-CEVALLOS CANDO JORGE ANTONIO MANTENIMIENTO A SURTIDORES DE AGUA - MARCA TEKNO SIN MOTOR COLOR GRIS</text:p>
          </table:table-cell>
          <table:table-cell table:style-name="ce154"/>
          <table:table-cell table:style-name="ce158" office:value-type="float" office:value="32" calcext:value-type="float">
            <text:p>32.00 </text:p>
          </table:table-cell>
          <table:table-cell table:style-name="ce158" office:value-type="float" office:value="5543.82" calcext:value-type="float">
            <text:p>5,543.82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F-51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2212 ARA001-ARAGUNDI HERRERA ERICK ROBERTO COMPRA DE 25 UNIFORMES (BOXEO)</text:p>
          </table:table-cell>
          <table:table-cell table:style-name="ce154"/>
          <table:table-cell table:style-name="ce158" office:value-type="float" office:value="475" calcext:value-type="float">
            <text:p>475.00 </text:p>
          </table:table-cell>
          <table:table-cell table:style-name="ce158" office:value-type="float" office:value="6018.82" calcext:value-type="float">
            <text:p>6,018.82 </text:p>
          </table:table-cell>
        </table:table-row>
        <table:table-row table:style-name="ro2" table:visibility="filter">
          <table:table-cell table:style-name="ce154" office:value-type="string" calcext:value-type="string">
            <text:p>VARIOS</text:p>
          </table:table-cell>
          <table:table-cell table:style-name="ce161" office:value-type="string" calcext:value-type="string">
            <text:p>DR-3143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Liqu # 2713 MER005-MERELO ANGULO ROBERTO MANUEL REEMBOLSO DE GASTOS POR MOVILIZACIÓN, CUMPLEAÑOS DE AGOSTO Y ENVIÓ DE DTOS A SERVIENTREGA 2021</text:p>
          </table:table-cell>
          <table:table-cell table:style-name="ce154"/>
          <table:table-cell table:style-name="ce158" office:value-type="float" office:value="48.74" calcext:value-type="float">
            <text:p>48.74 </text:p>
          </table:table-cell>
          <table:table-cell table:style-name="ce158" office:value-type="float" office:value="6067.56" calcext:value-type="float">
            <text:p>6,067.5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31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Fact # 5464715 BAN007-BANCO DE GUAYAQUIL S.A. TARIFA POR COMISIÓN</text:p>
          </table:table-cell>
          <table:table-cell table:style-name="ce154"/>
          <table:table-cell table:number-columns-repeated="2" table:style-name="ce158" office:value-type="float" office:value="3.59" calcext:value-type="float">
            <text:p>3.59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7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3882402 DIN003-DINERS CLUB DEL ECUADOR S.A. SOCIEDAD FINANCIERA TARIFA POR COMISIÓN</text:p>
          </table:table-cell>
          <table:table-cell table:style-name="ce154"/>
          <table:table-cell table:style-name="ce158" office:value-type="float" office:value="15.07" calcext:value-type="float">
            <text:p>15.07 </text:p>
          </table:table-cell>
          <table:table-cell table:style-name="ce158" office:value-type="float" office:value="18.66" calcext:value-type="float">
            <text:p>18.6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8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3888143 DIN003-DINERS CLUB DEL ECUADOR S.A. SOCIEDAD FINANCIERA TARIFA POR COMISIÓN</text:p>
          </table:table-cell>
          <table:table-cell table:style-name="ce154"/>
          <table:table-cell table:style-name="ce158" office:value-type="float" office:value="6.9" calcext:value-type="float">
            <text:p>6.90 </text:p>
          </table:table-cell>
          <table:table-cell table:style-name="ce158" office:value-type="float" office:value="25.56" calcext:value-type="float">
            <text:p>25.5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9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2387878 DIN003-DINERS CLUB DEL ECUADOR S.A. SOCIEDAD FINANCIERA TARIFA POR COMISIÓN</text:p>
          </table:table-cell>
          <table:table-cell table:style-name="ce154"/>
          <table:table-cell table:style-name="ce158" office:value-type="float" office:value="7.92" calcext:value-type="float">
            <text:p>7.92 </text:p>
          </table:table-cell>
          <table:table-cell table:style-name="ce158" office:value-type="float" office:value="33.48" calcext:value-type="float">
            <text:p>33.4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70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1510680 BAN006-BANCO PICHINCHA C.A. TARIFA POR COMISIÓN</text:p>
          </table:table-cell>
          <table:table-cell table:style-name="ce154"/>
          <table:table-cell table:style-name="ce158" office:value-type="float" office:value="0.99" calcext:value-type="float">
            <text:p>0.99 </text:p>
          </table:table-cell>
          <table:table-cell table:style-name="ce158" office:value-type="float" office:value="34.47" calcext:value-type="float">
            <text:p>34.47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44</text:p>
          </table:table-cell>
          <table:table-cell table:style-name="ce157" office:value-type="date" office:date-value="2021-02-01" calcext:value-type="date">
            <text:p>01-feb-21</text:p>
          </table:table-cell>
          <table:table-cell table:style-name="ce154" office:value-type="string" calcext:value-type="string">
            <text:p>Fact # 6541 PAG001-PAGO SEGURO S.A. COMISION POR SERVICIO PAYMENTEZ</text:p>
          </table:table-cell>
          <table:table-cell table:style-name="ce154"/>
          <table:table-cell table:style-name="ce158" office:value-type="float" office:value="0.17" calcext:value-type="float">
            <text:p>0.17 </text:p>
          </table:table-cell>
          <table:table-cell table:style-name="ce158" office:value-type="float" office:value="34.64" calcext:value-type="float">
            <text:p>34.64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1</text:p>
          </table:table-cell>
          <table:table-cell table:style-name="ce157" office:value-type="date" office:date-value="2021-02-02" calcext:value-type="date">
            <text:p>02-feb-21</text:p>
          </table:table-cell>
          <table:table-cell table:style-name="ce154" office:value-type="string" calcext:value-type="string">
            <text:p>Fact # 5586477 BAN007-BANCO DE GUAYAQUIL S.A. TARIFA POR COMISIÓN</text:p>
          </table:table-cell>
          <table:table-cell table:style-name="ce154"/>
          <table:table-cell table:style-name="ce158" office:value-type="float" office:value="3.37" calcext:value-type="float">
            <text:p>3.37 </text:p>
          </table:table-cell>
          <table:table-cell table:style-name="ce158" office:value-type="float" office:value="38.01" calcext:value-type="float">
            <text:p>38.01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45</text:p>
          </table:table-cell>
          <table:table-cell table:style-name="ce157" office:value-type="date" office:date-value="2021-02-22" calcext:value-type="date">
            <text:p>22-feb-21</text:p>
          </table:table-cell>
          <table:table-cell table:style-name="ce154" office:value-type="string" calcext:value-type="string">
            <text:p>Fact # 7087 PAG001-PAGO SEGURO S.A. COMISION POR SERVICIO PAYMENTEZ ENERO 2021</text:p>
          </table:table-cell>
          <table:table-cell table:style-name="ce154"/>
          <table:table-cell table:style-name="ce158" office:value-type="float" office:value="0.21" calcext:value-type="float">
            <text:p>0.21 </text:p>
          </table:table-cell>
          <table:table-cell table:style-name="ce158" office:value-type="float" office:value="38.22" calcext:value-type="float">
            <text:p>38.22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78</text:p>
          </table:table-cell>
          <table:table-cell table:style-name="ce157" office:value-type="date" office:date-value="2021-02-24" calcext:value-type="date">
            <text:p>24-feb-21</text:p>
          </table:table-cell>
          <table:table-cell table:style-name="ce154" office:value-type="string" calcext:value-type="string">
            <text:p>Fact # 5699269 BAN007-BANCO DE GUAYAQUIL S.A. TARIFA POR COMISION</text:p>
          </table:table-cell>
          <table:table-cell table:style-name="ce154"/>
          <table:table-cell table:style-name="ce158" office:value-type="float" office:value="3.56" calcext:value-type="float">
            <text:p>3.56 </text:p>
          </table:table-cell>
          <table:table-cell table:style-name="ce158" office:value-type="float" office:value="41.78" calcext:value-type="float">
            <text:p>41.7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83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Fact # 3928475 DIN003-DINERS CLUB DEL ECUADOR S.A. SOCIEDAD FINANCIERA TARIFA POR COMISION</text:p>
          </table:table-cell>
          <table:table-cell table:style-name="ce154"/>
          <table:table-cell table:style-name="ce158" office:value-type="float" office:value="20.46" calcext:value-type="float">
            <text:p>20.46 </text:p>
          </table:table-cell>
          <table:table-cell table:style-name="ce158" office:value-type="float" office:value="62.24" calcext:value-type="float">
            <text:p>62.24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84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Fact # 2422970 DIN003-DINERS CLUB DEL ECUADOR S.A. SOCIEDAD FINANCIERA TARIFA POR COMISION</text:p>
          </table:table-cell>
          <table:table-cell table:style-name="ce154"/>
          <table:table-cell table:style-name="ce158" office:value-type="float" office:value="9.01" calcext:value-type="float">
            <text:p>9.01 </text:p>
          </table:table-cell>
          <table:table-cell table:style-name="ce158" office:value-type="float" office:value="71.25" calcext:value-type="float">
            <text:p>71.25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85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Fact # 1538936 BAN006-BANCO PICHINCHA C.A. TARIFA POR COMISION</text:p>
          </table:table-cell>
          <table:table-cell table:style-name="ce154"/>
          <table:table-cell table:style-name="ce158" office:value-type="float" office:value="1.37" calcext:value-type="float">
            <text:p>1.37 </text:p>
          </table:table-cell>
          <table:table-cell table:style-name="ce158" office:value-type="float" office:value="72.62" calcext:value-type="float">
            <text:p>72.62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20</text:p>
          </table:table-cell>
          <table:table-cell table:style-name="ce157" office:value-type="date" office:date-value="2021-03-03" calcext:value-type="date">
            <text:p>03-mar-21</text:p>
          </table:table-cell>
          <table:table-cell table:style-name="ce154" office:value-type="string" calcext:value-type="string">
            <text:p>Fact # 5734256 BAN007-BANCO DE GUAYAQUIL S.A. TARIFA POR COMISIÓN</text:p>
          </table:table-cell>
          <table:table-cell table:style-name="ce154"/>
          <table:table-cell table:style-name="ce158" office:value-type="float" office:value="29.8" calcext:value-type="float">
            <text:p>29.80 </text:p>
          </table:table-cell>
          <table:table-cell table:style-name="ce158" office:value-type="float" office:value="102.42" calcext:value-type="float">
            <text:p>102.42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11</text:p>
          </table:table-cell>
          <table:table-cell table:style-name="ce157" office:value-type="date" office:date-value="2021-03-23" calcext:value-type="date">
            <text:p>23-mar-21</text:p>
          </table:table-cell>
          <table:table-cell table:style-name="ce154" office:value-type="string" calcext:value-type="string">
            <text:p>VISA - MASTERCARD - PACIFICARD CANCELACION FACT DEL CLIENTE SILVA VANEGAS CESAR MARCOS, FACT # 3734 - 3932 POR DEP EN CTA #DOC 0517</text:p>
          </table:table-cell>
          <table:table-cell table:style-name="ce154"/>
          <table:table-cell table:style-name="ce158" office:value-type="float" office:value="0.03" calcext:value-type="float">
            <text:p>0.03 </text:p>
          </table:table-cell>
          <table:table-cell table:style-name="ce158" office:value-type="float" office:value="102.45" calcext:value-type="float">
            <text:p>102.45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7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3985383 DIN003-DINERS CLUB DEL ECUADOR S.A. SOCIEDAD FINANCIERA TARIFA POR COMISIÓN</text:p>
          </table:table-cell>
          <table:table-cell table:style-name="ce154"/>
          <table:table-cell table:style-name="ce158" office:value-type="float" office:value="21.65" calcext:value-type="float">
            <text:p>21.65 </text:p>
          </table:table-cell>
          <table:table-cell table:style-name="ce158" office:value-type="float" office:value="124.1" calcext:value-type="float">
            <text:p>124.10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2465150 DIN003-DINERS CLUB DEL ECUADOR S.A. SOCIEDAD FINANCIERA TARIFA POR COMISIÓN</text:p>
          </table:table-cell>
          <table:table-cell table:style-name="ce154"/>
          <table:table-cell table:style-name="ce158" office:value-type="float" office:value="9.95" calcext:value-type="float">
            <text:p>9.95 </text:p>
          </table:table-cell>
          <table:table-cell table:style-name="ce158" office:value-type="float" office:value="134.05" calcext:value-type="float">
            <text:p>134.05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1575644 BAN006-BANCO PICHINCHA C.A. TARIFA POR COMISIÓN</text:p>
          </table:table-cell>
          <table:table-cell table:style-name="ce154"/>
          <table:table-cell table:style-name="ce158" office:value-type="float" office:value="4.13" calcext:value-type="float">
            <text:p>4.13 </text:p>
          </table:table-cell>
          <table:table-cell table:style-name="ce158" office:value-type="float" office:value="138.18" calcext:value-type="float">
            <text:p>138.1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7</text:p>
          </table:table-cell>
          <table:table-cell table:style-name="ce157" office:value-type="date" office:date-value="2021-04-06" calcext:value-type="date">
            <text:p>06-abr-21</text:p>
          </table:table-cell>
          <table:table-cell table:style-name="ce154" office:value-type="string" calcext:value-type="string">
            <text:p>Fact # 5923793 BAN007-BANCO DE GUAYAQUIL S.A. TARIFA POR COMISION</text:p>
          </table:table-cell>
          <table:table-cell table:style-name="ce154"/>
          <table:table-cell table:style-name="ce158" office:value-type="float" office:value="24.67" calcext:value-type="float">
            <text:p>24.67 </text:p>
          </table:table-cell>
          <table:table-cell table:style-name="ce158" office:value-type="float" office:value="162.85" calcext:value-type="float">
            <text:p>162.85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1</text:p>
          </table:table-cell>
          <table:table-cell table:style-name="ce157" office:value-type="date" office:date-value="2021-04-29" calcext:value-type="date">
            <text:p>29-abr-21</text:p>
          </table:table-cell>
          <table:table-cell table:style-name="ce154" office:value-type="string" calcext:value-type="string">
            <text:p>Fact # 2305037 UCK445-BANCO DEL PACIFICO TARIFA POR COMISIÓN</text:p>
          </table:table-cell>
          <table:table-cell table:style-name="ce154"/>
          <table:table-cell table:style-name="ce158" office:value-type="float" office:value="0.2" calcext:value-type="float">
            <text:p>0.20 </text:p>
          </table:table-cell>
          <table:table-cell table:style-name="ce158" office:value-type="float" office:value="163.05" calcext:value-type="float">
            <text:p>163.05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8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Fact # 4042950 DIN003-DINERS CLUB DEL ECUADOR S.A. SOCIEDAD FINANCIERA TARIFA POR COMISIÓN</text:p>
          </table:table-cell>
          <table:table-cell table:style-name="ce154"/>
          <table:table-cell table:style-name="ce158" office:value-type="float" office:value="19.8" calcext:value-type="float">
            <text:p>19.80 </text:p>
          </table:table-cell>
          <table:table-cell table:style-name="ce158" office:value-type="float" office:value="182.85" calcext:value-type="float">
            <text:p>182.85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9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Fact # 2509382 DIN003-DINERS CLUB DEL ECUADOR S.A. SOCIEDAD FINANCIERA TARIFA POR COMISION</text:p>
          </table:table-cell>
          <table:table-cell table:style-name="ce154"/>
          <table:table-cell table:style-name="ce158" office:value-type="float" office:value="11.08" calcext:value-type="float">
            <text:p>11.08 </text:p>
          </table:table-cell>
          <table:table-cell table:style-name="ce158" office:value-type="float" office:value="193.93" calcext:value-type="float">
            <text:p>193.93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70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Fact # 1614025 BAN006-BANCO PICHINCHA C.A. TARIFA POR COMISION</text:p>
          </table:table-cell>
          <table:table-cell table:style-name="ce154"/>
          <table:table-cell table:style-name="ce158" office:value-type="float" office:value="1.41" calcext:value-type="float">
            <text:p>1.41 </text:p>
          </table:table-cell>
          <table:table-cell table:style-name="ce158" office:value-type="float" office:value="195.34" calcext:value-type="float">
            <text:p>195.34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40</text:p>
          </table:table-cell>
          <table:table-cell table:style-name="ce157" office:value-type="date" office:date-value="2021-05-03" calcext:value-type="date">
            <text:p>03-may-21</text:p>
          </table:table-cell>
          <table:table-cell table:style-name="ce154" office:value-type="string" calcext:value-type="string">
            <text:p>Fact # 6056261 BAN007-BANCO DE GUAYAQUIL S.A. TARIFA POR COMISIÓN</text:p>
          </table:table-cell>
          <table:table-cell table:style-name="ce154"/>
          <table:table-cell table:style-name="ce158" office:value-type="float" office:value="34.02" calcext:value-type="float">
            <text:p>34.02 </text:p>
          </table:table-cell>
          <table:table-cell table:style-name="ce158" office:value-type="float" office:value="229.36" calcext:value-type="float">
            <text:p>229.3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5-23" calcext:value-type="date">
            <text:p>23-may-21</text:p>
          </table:table-cell>
          <table:table-cell table:style-name="ce154" office:value-type="string" calcext:value-type="string">
            <text:p>Fact # 9423 PAG001-PAGO SEGURO S.A. COMISIÓN POR SERVICIO PAYMENTEZ MES DE ABRIL 2021</text:p>
          </table:table-cell>
          <table:table-cell table:style-name="ce154"/>
          <table:table-cell table:style-name="ce158" office:value-type="float" office:value="0.08" calcext:value-type="float">
            <text:p>0.08 </text:p>
          </table:table-cell>
          <table:table-cell table:style-name="ce158" office:value-type="float" office:value="229.44" calcext:value-type="float">
            <text:p>229.44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71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4089266 DIN003-DINERS CLUB DEL ECUADOR S.A. SOCIEDAD FINANCIERA TARIFA POR COMISIÓN</text:p>
          </table:table-cell>
          <table:table-cell table:style-name="ce154"/>
          <table:table-cell table:style-name="ce158" office:value-type="float" office:value="20.97" calcext:value-type="float">
            <text:p>20.97 </text:p>
          </table:table-cell>
          <table:table-cell table:style-name="ce158" office:value-type="float" office:value="250.41" calcext:value-type="float">
            <text:p>250.41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72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2548291 DIN003-DINERS CLUB DEL ECUADOR S.A. SOCIEDAD FINANCIERA TARIFA POR COMISIÓN</text:p>
          </table:table-cell>
          <table:table-cell table:style-name="ce154"/>
          <table:table-cell table:style-name="ce158" office:value-type="float" office:value="11.15" calcext:value-type="float">
            <text:p>11.15 </text:p>
          </table:table-cell>
          <table:table-cell table:style-name="ce158" office:value-type="float" office:value="261.56" calcext:value-type="float">
            <text:p>261.5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73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1646182 BAN006-BANCO PICHINCHA C.A. TARIFA POR COMISIÓN</text:p>
          </table:table-cell>
          <table:table-cell table:style-name="ce154"/>
          <table:table-cell table:style-name="ce158" office:value-type="float" office:value="5.33" calcext:value-type="float">
            <text:p>5.33 </text:p>
          </table:table-cell>
          <table:table-cell table:style-name="ce158" office:value-type="float" office:value="266.89" calcext:value-type="float">
            <text:p>266.89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6-18" calcext:value-type="date">
            <text:p>18-jun-21</text:p>
          </table:table-cell>
          <table:table-cell table:style-name="ce154" office:value-type="string" calcext:value-type="string">
            <text:p>Fact # 6332123 BAN007-BANCO DE GUAYAQUIL S.A. FACT.COMIS.LIQUIDACION PAGO DEPOSITOS DE VOUCHERS TARJETAS DE CREDITO</text:p>
          </table:table-cell>
          <table:table-cell table:style-name="ce154"/>
          <table:table-cell table:style-name="ce158" office:value-type="float" office:value="31.37" calcext:value-type="float">
            <text:p>31.37 </text:p>
          </table:table-cell>
          <table:table-cell table:style-name="ce158" office:value-type="float" office:value="298.26" calcext:value-type="float">
            <text:p>298.2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158915469 UCK445-BANCO DEL PACIFICO TARIFA POR COMISIONES</text:p>
          </table:table-cell>
          <table:table-cell table:style-name="ce154"/>
          <table:table-cell table:style-name="ce158" office:value-type="float" office:value="0.73" calcext:value-type="float">
            <text:p>0.73 </text:p>
          </table:table-cell>
          <table:table-cell table:style-name="ce158" office:value-type="float" office:value="298.99" calcext:value-type="float">
            <text:p>298.99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4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2596503 DIN003-DINERS CLUB DEL ECUADOR S.A. SOCIEDAD FINANCIERA TARIFA POR COMISIÓN</text:p>
          </table:table-cell>
          <table:table-cell table:style-name="ce154"/>
          <table:table-cell table:style-name="ce158" office:value-type="float" office:value="8.87" calcext:value-type="float">
            <text:p>8.87 </text:p>
          </table:table-cell>
          <table:table-cell table:style-name="ce158" office:value-type="float" office:value="307.86" calcext:value-type="float">
            <text:p>307.8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5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4151543 DIN003-DINERS CLUB DEL ECUADOR S.A. SOCIEDAD FINANCIERA TARIFA POR COMISIÓN</text:p>
          </table:table-cell>
          <table:table-cell table:style-name="ce154"/>
          <table:table-cell table:style-name="ce158" office:value-type="float" office:value="15.72" calcext:value-type="float">
            <text:p>15.72 </text:p>
          </table:table-cell>
          <table:table-cell table:style-name="ce158" office:value-type="float" office:value="323.58" calcext:value-type="float">
            <text:p>323.5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6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4157983 DIN003-DINERS CLUB DEL ECUADOR S.A. SOCIEDAD FINANCIERA TARIFA POR COMISIÓN</text:p>
          </table:table-cell>
          <table:table-cell table:style-name="ce154"/>
          <table:table-cell table:style-name="ce158" office:value-type="float" office:value="5.02" calcext:value-type="float">
            <text:p>5.02 </text:p>
          </table:table-cell>
          <table:table-cell table:style-name="ce158" office:value-type="float" office:value="328.6" calcext:value-type="float">
            <text:p>328.60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7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1689626 BAN006-BANCO PICHINCHA C.A. TARIFA POR COMISIÓN</text:p>
          </table:table-cell>
          <table:table-cell table:style-name="ce154"/>
          <table:table-cell table:style-name="ce158" office:value-type="float" office:value="3.37" calcext:value-type="float">
            <text:p>3.37 </text:p>
          </table:table-cell>
          <table:table-cell table:style-name="ce158" office:value-type="float" office:value="331.97" calcext:value-type="float">
            <text:p>331.97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5</text:p>
          </table:table-cell>
          <table:table-cell table:style-name="ce157" office:value-type="date" office:date-value="2021-07-02" calcext:value-type="date">
            <text:p>02-jul-21</text:p>
          </table:table-cell>
          <table:table-cell table:style-name="ce154" office:value-type="string" calcext:value-type="string">
            <text:p>Fact # 6417791 BAN007-BANCO DE GUAYAQUIL S.A. LIQUIDACION COMERCIO</text:p>
          </table:table-cell>
          <table:table-cell table:style-name="ce154"/>
          <table:table-cell table:style-name="ce158" office:value-type="float" office:value="24.92" calcext:value-type="float">
            <text:p>24.92 </text:p>
          </table:table-cell>
          <table:table-cell table:style-name="ce158" office:value-type="float" office:value="356.89" calcext:value-type="float">
            <text:p>356.89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56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Fact # 2407947 UCK445-BANCO DEL PACIFICO TARIFA POR COMISIÓN</text:p>
          </table:table-cell>
          <table:table-cell table:style-name="ce154"/>
          <table:table-cell table:style-name="ce158" office:value-type="float" office:value="0.24" calcext:value-type="float">
            <text:p>0.24 </text:p>
          </table:table-cell>
          <table:table-cell table:style-name="ce158" office:value-type="float" office:value="357.13" calcext:value-type="float">
            <text:p>357.13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4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4209026 DIN003-DINERS CLUB DEL ECUADOR S.A. SOCIEDAD FINANCIERA TARIFA POR COMISIÓN</text:p>
          </table:table-cell>
          <table:table-cell table:style-name="ce154"/>
          <table:table-cell table:style-name="ce158" office:value-type="float" office:value="0.41" calcext:value-type="float">
            <text:p>0.41 </text:p>
          </table:table-cell>
          <table:table-cell table:style-name="ce158" office:value-type="float" office:value="357.54" calcext:value-type="float">
            <text:p>357.54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5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4216936 DIN003-DINERS CLUB DEL ECUADOR S.A. SOCIEDAD FINANCIERA TARIFA POR COMISIÓN</text:p>
          </table:table-cell>
          <table:table-cell table:style-name="ce154"/>
          <table:table-cell table:style-name="ce158" office:value-type="float" office:value="20.34" calcext:value-type="float">
            <text:p>20.34 </text:p>
          </table:table-cell>
          <table:table-cell table:style-name="ce158" office:value-type="float" office:value="377.88" calcext:value-type="float">
            <text:p>377.8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6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2645658 DIN003-DINERS CLUB DEL ECUADOR S.A. SOCIEDAD FINANCIERA TARIFA POR COMISIÓN</text:p>
          </table:table-cell>
          <table:table-cell table:style-name="ce154"/>
          <table:table-cell table:style-name="ce158" office:value-type="float" office:value="11.25" calcext:value-type="float">
            <text:p>11.25 </text:p>
          </table:table-cell>
          <table:table-cell table:style-name="ce158" office:value-type="float" office:value="389.13" calcext:value-type="float">
            <text:p>389.13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7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1729474 BAN006-BANCO PICHINCHA C.A. TARIFA POR COMISIÓN</text:p>
          </table:table-cell>
          <table:table-cell table:style-name="ce154"/>
          <table:table-cell table:style-name="ce158" office:value-type="float" office:value="3.7" calcext:value-type="float">
            <text:p>3.70 </text:p>
          </table:table-cell>
          <table:table-cell table:style-name="ce158" office:value-type="float" office:value="392.83" calcext:value-type="float">
            <text:p>392.83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1</text:p>
          </table:table-cell>
          <table:table-cell table:style-name="ce157" office:value-type="date" office:date-value="2021-08-02" calcext:value-type="date">
            <text:p>02-ago-21</text:p>
          </table:table-cell>
          <table:table-cell table:style-name="ce154" office:value-type="string" calcext:value-type="string">
            <text:p>Fact # 6603232 BAN007-BANCO DE GUAYAQUIL S.A. FACT.COMIS.LIQUIDACION PAGO DEPOSITOS DE VOUCHERS TARJETAS DE CREDITO</text:p>
          </table:table-cell>
          <table:table-cell table:style-name="ce154"/>
          <table:table-cell table:style-name="ce158" office:value-type="float" office:value="26.55" calcext:value-type="float">
            <text:p>26.55 </text:p>
          </table:table-cell>
          <table:table-cell table:style-name="ce158" office:value-type="float" office:value="419.38" calcext:value-type="float">
            <text:p>419.3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1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VISA - MASTERCARD - PACIFICARD CANCELACION DEBITO TARJETAS GUAYAQUIL- PAGO DE FACT 368208 - 366260- 366478- 368284 - 368285- 368292-366660- 366481-367235-367592-367579-367616-5078- 367726-367933-368060 POR DEP EN CTA #DOC 1945</text:p>
          </table:table-cell>
          <table:table-cell table:style-name="ce154"/>
          <table:table-cell table:style-name="ce158" office:value-type="float" office:value="25.33" calcext:value-type="float">
            <text:p>25.33 </text:p>
          </table:table-cell>
          <table:table-cell table:style-name="ce158" office:value-type="float" office:value="444.71" calcext:value-type="float">
            <text:p>444.71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2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VISA - MASTERCARD - PACIFICARD CANCELACION DEBITO TAREJTAS GUAYAQUIL-PAGO DE FACT 368101</text:p>
          </table:table-cell>
          <table:table-cell table:style-name="ce154"/>
          <table:table-cell table:style-name="ce158" office:value-type="float" office:value="0.07" calcext:value-type="float">
            <text:p>0.07 </text:p>
          </table:table-cell>
          <table:table-cell table:style-name="ce158" office:value-type="float" office:value="444.78" calcext:value-type="float">
            <text:p>444.7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3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AMERICAN EXPRESS CANCELACION DEBITO TARJETAS GUAYAQUIL- PAGO DE FACT 366250- 366543 - <text:s/>366669- 368391- 368393- 366915- 367153- 367244- 367346- 368312- 367397- 367463- 366459- 367399- 367202- 367341- 367421- 368503- 367593-367644- <text:s/>367626- 367683- 367672</text:p>
          </table:table-cell>
          <table:table-cell table:style-name="ce154"/>
          <table:table-cell table:style-name="ce158" office:value-type="float" office:value="4.58" calcext:value-type="float">
            <text:p>4.58 </text:p>
          </table:table-cell>
          <table:table-cell table:style-name="ce158" office:value-type="float" office:value="449.36" calcext:value-type="float">
            <text:p>449.36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4</text:p>
          </table:table-cell>
          <table:table-cell table:style-name="ce157" office:value-type="date" office:date-value="2021-08-05" calcext:value-type="date">
            <text:p>05-ago-21</text:p>
          </table:table-cell>
          <table:table-cell table:style-name="ce154" office:value-type="string" calcext:value-type="string">
            <text:p>VISA - MASTERCARD - PACIFICARD CANCELACION DEBITO TARJETAS PICHINCHA- PAGO DE FACT 366219- 367188- 5036 <text:s/>- 368394- 367765- 367752 <text:s text:c="2"/>367802- 367814- 367821- 368382- 368419- 367749 <text:s text:c="2"/>368566- 4641- 5111- 368073- 368132 POR DEP EN CTA #DOC 872570</text:p>
          </table:table-cell>
          <table:table-cell table:style-name="ce154"/>
          <table:table-cell table:style-name="ce158" office:value-type="float" office:value="3.57" calcext:value-type="float">
            <text:p>3.57 </text:p>
          </table:table-cell>
          <table:table-cell table:style-name="ce158" office:value-type="float" office:value="452.93" calcext:value-type="float">
            <text:p>452.93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6</text:p>
          </table:table-cell>
          <table:table-cell table:style-name="ce157" office:value-type="date" office:date-value="2021-08-05" calcext:value-type="date">
            <text:p>05-ago-21</text:p>
          </table:table-cell>
          <table:table-cell table:style-name="ce154" office:value-type="string" calcext:value-type="string">
            <text:p>VISA - MASTERCARD - PACIFICARD CANCELACION DEBITO TARJETAS PICHINCHA- PAGO DE FACT 366220- 368243- 366367- 366625- 366579- 368316- 5124- 5125- 366866- 368380 - 364431- 367002- 367368- 5029- 367535- 5157 POR DEP EN CTA #DOC 928646</text:p>
          </table:table-cell>
          <table:table-cell table:style-name="ce154"/>
          <table:table-cell table:style-name="ce158" office:value-type="float" office:value="12.09" calcext:value-type="float">
            <text:p>12.09 </text:p>
          </table:table-cell>
          <table:table-cell table:style-name="ce158" office:value-type="float" office:value="465.02" calcext:value-type="float">
            <text:p>465.02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10</text:p>
          </table:table-cell>
          <table:table-cell table:style-name="ce157" office:value-type="date" office:date-value="2021-08-05" calcext:value-type="date">
            <text:p>05-ago-21</text:p>
          </table:table-cell>
          <table:table-cell table:style-name="ce154" office:value-type="string" calcext:value-type="string">
            <text:p>DISCOVER CANCELACION DEBITO TARJETAS PICHICNHA- PAGO DE FACT 367633- 367663- 5073- 367659- 367872- 367975 POR DEP EN CTA #DOC 872570</text:p>
          </table:table-cell>
          <table:table-cell table:style-name="ce154"/>
          <table:table-cell table:style-name="ce158" office:value-type="float" office:value="0.4" calcext:value-type="float">
            <text:p>0.40 </text:p>
          </table:table-cell>
          <table:table-cell table:style-name="ce158" office:value-type="float" office:value="465.42" calcext:value-type="float">
            <text:p>465.42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12</text:p>
          </table:table-cell>
          <table:table-cell table:style-name="ce157" office:value-type="date" office:date-value="2021-08-05" calcext:value-type="date">
            <text:p>05-ago-21</text:p>
          </table:table-cell>
          <table:table-cell table:style-name="ce154" office:value-type="string" calcext:value-type="string">
            <text:p>DINERS CLUB CANCELACION DEBITO TARJETAS PICHINCHA- PAGO DE FACT 366191- 366211-366203-366050-366243-366240-368179-366127-368265- 368266-366356-366299-367613-366395-366486-366454-366417-366399-366397-366959-366966-366412-366519-366517-366548-366567-366595</text:p>
          </table:table-cell>
          <table:table-cell table:style-name="ce154"/>
          <table:table-cell table:style-name="ce158" office:value-type="float" office:value="17.06" calcext:value-type="float">
            <text:p>17.06 </text:p>
          </table:table-cell>
          <table:table-cell table:style-name="ce158" office:value-type="float" office:value="482.48" calcext:value-type="float">
            <text:p>482.4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5</text:p>
          </table:table-cell>
          <table:table-cell table:style-name="ce157" office:value-type="date" office:date-value="2021-08-06" calcext:value-type="date">
            <text:p>06-ago-21</text:p>
          </table:table-cell>
          <table:table-cell table:style-name="ce154" office:value-type="string" calcext:value-type="string">
            <text:p>VISA - MASTERCARD - PACIFICARD CANCELACION DEBITO TARJETAS PICHINCHA- PAGO DE FACT 366694 - 367710- 367693- 5091- 360267- 362770- 365314 POR DEP EN CTA #DOC 582397</text:p>
          </table:table-cell>
          <table:table-cell table:style-name="ce154"/>
          <table:table-cell table:style-name="ce158" office:value-type="float" office:value="5.09" calcext:value-type="float">
            <text:p>5.09 </text:p>
          </table:table-cell>
          <table:table-cell table:style-name="ce158" office:value-type="float" office:value="487.57" calcext:value-type="float">
            <text:p>487.57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7</text:p>
          </table:table-cell>
          <table:table-cell table:style-name="ce157" office:value-type="date" office:date-value="2021-08-06" calcext:value-type="date">
            <text:p>06-ago-21</text:p>
          </table:table-cell>
          <table:table-cell table:style-name="ce154" office:value-type="string" calcext:value-type="string">
            <text:p>VISA - MASTERCARD - PACIFICARD CANCELACION DEBITO TARJETAS PICHINCHA- PAGO DE FACT 366256- 366522- 366474- 366496- 368325- 366690- 366909- 366888- 366868- 367091- 367029- 4983 <text:s/>-367284- 367335- 367678- 367801 <text:s/>- 367700- 367600- 5117 POR DEP EN CTA</text:p>
          </table:table-cell>
          <table:table-cell table:style-name="ce154"/>
          <table:table-cell table:style-name="ce158" office:value-type="float" office:value="3.46" calcext:value-type="float">
            <text:p>3.46 </text:p>
          </table:table-cell>
          <table:table-cell table:style-name="ce158" office:value-type="float" office:value="491.03" calcext:value-type="float">
            <text:p>491.03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8</text:p>
          </table:table-cell>
          <table:table-cell table:style-name="ce157" office:value-type="date" office:date-value="2021-08-06" calcext:value-type="date">
            <text:p>06-ago-21</text:p>
          </table:table-cell>
          <table:table-cell table:style-name="ce154" office:value-type="string" calcext:value-type="string">
            <text:p>DINERS CLUB CANCELACION DEBITO TARJETAS PICHINCHA- PAGO DE FACT 368206- 366160- 368403- 366503- 366384- 366466- 366506-366531- 366462 <text:s/>- 366523- 368229- 366684- 366561- 368433- 368434- 368435- 367104- 367041- 367343- 367314 <text:s/>- 367413- 5114 POR DEP EN CTA </text:p>
          </table:table-cell>
          <table:table-cell table:style-name="ce154"/>
          <table:table-cell table:style-name="ce158" office:value-type="float" office:value="6.24" calcext:value-type="float">
            <text:p>6.24 </text:p>
          </table:table-cell>
          <table:table-cell table:style-name="ce158" office:value-type="float" office:value="497.27" calcext:value-type="float">
            <text:p>497.27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9</text:p>
          </table:table-cell>
          <table:table-cell table:style-name="ce157" office:value-type="date" office:date-value="2021-08-06" calcext:value-type="date">
            <text:p>06-ago-21</text:p>
          </table:table-cell>
          <table:table-cell table:style-name="ce154" office:value-type="string" calcext:value-type="string">
            <text:p>DISCOVER CANCELACION DEBITO TARJETAS PICHICHA- PAGO DE FACT 4980 POR DEP EN CTA #DOC 938886</text:p>
          </table:table-cell>
          <table:table-cell table:style-name="ce154"/>
          <table:table-cell table:style-name="ce158" office:value-type="float" office:value="0.08" calcext:value-type="float">
            <text:p>0.08 </text:p>
          </table:table-cell>
          <table:table-cell table:style-name="ce158" office:value-type="float" office:value="497.35" calcext:value-type="float">
            <text:p>497.35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NC-11</text:p>
          </table:table-cell>
          <table:table-cell table:style-name="ce157" office:value-type="date" office:date-value="2021-08-10" calcext:value-type="date">
            <text:p>10-ago-21</text:p>
          </table:table-cell>
          <table:table-cell table:style-name="ce154" office:value-type="string" calcext:value-type="string">
            <text:p>VISA - MASTERCARD - PACIFICARD CANCELACION DEBITO TARJETAS PICHINCHA.- PAGO DE FACT 5091 <text:s/></text:p>
          </table:table-cell>
          <table:table-cell table:style-name="ce154"/>
          <table:table-cell table:style-name="ce158" office:value-type="float" office:value="0.16" calcext:value-type="float">
            <text:p>0.16 </text:p>
          </table:table-cell>
          <table:table-cell table:style-name="ce158" office:value-type="float" office:value="497.51" calcext:value-type="float">
            <text:p>497.51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4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4264822 DIN003-DINERS CLUB DEL ECUADOR S.A. SOCIEDAD FINANCIERA TARIFA DE COMISIÓN</text:p>
          </table:table-cell>
          <table:table-cell table:style-name="ce154"/>
          <table:table-cell table:style-name="ce158" office:value-type="float" office:value="21.26" calcext:value-type="float">
            <text:p>21.26 </text:p>
          </table:table-cell>
          <table:table-cell table:style-name="ce158" office:value-type="float" office:value="518.77" calcext:value-type="float">
            <text:p>518.77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5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2685115 DIN003-DINERS CLUB DEL ECUADOR S.A. SOCIEDAD FINANCIERA TARIFA POR COMISIÓN</text:p>
          </table:table-cell>
          <table:table-cell table:style-name="ce154"/>
          <table:table-cell table:style-name="ce158" office:value-type="float" office:value="13.91" calcext:value-type="float">
            <text:p>13.91 </text:p>
          </table:table-cell>
          <table:table-cell table:style-name="ce158" office:value-type="float" office:value="532.68" calcext:value-type="float">
            <text:p>532.68 </text:p>
          </table:table-cell>
        </table:table-row>
        <table:table-row table:style-name="ro2" table:visibility="filter">
          <table:table-cell table:style-name="ce154" office:value-type="string" calcext:value-type="string">
            <text:p>COMISIONES</text:p>
          </table:table-cell>
          <table:table-cell table:style-name="ce161" office:value-type="string" calcext:value-type="string">
            <text:p>DF-66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1769409 BAN006-BANCO PICHINCHA C.A. TARIFA POR COMISIÓN</text:p>
          </table:table-cell>
          <table:table-cell table:style-name="ce154"/>
          <table:table-cell table:style-name="ce158" office:value-type="float" office:value="7.87" calcext:value-type="float">
            <text:p>7.87 </text:p>
          </table:table-cell>
          <table:table-cell table:style-name="ce158" office:value-type="float" office:value="540.55" calcext:value-type="float">
            <text:p>540.5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542</text:p>
          </table:table-cell>
          <table:table-cell table:style-name="ce157" office:value-type="date" office:date-value="2021-01-05" calcext:value-type="date">
            <text:p>05-ene-21</text:p>
          </table:table-cell>
          <table:table-cell table:style-name="ce154" office:value-type="string" calcext:value-type="string">
            <text:p>GASTO BANCARIO BCO PICHINCHA COMP RET #181818</text:p>
          </table:table-cell>
          <table:table-cell table:style-name="ce154"/>
          <table:table-cell table:number-columns-repeated="2" table:style-name="ce158" office:value-type="float" office:value="58.46" calcext:value-type="float">
            <text:p>58.46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543</text:p>
          </table:table-cell>
          <table:table-cell table:style-name="ce157" office:value-type="date" office:date-value="2021-01-06" calcext:value-type="date">
            <text:p>06-ene-21</text:p>
          </table:table-cell>
          <table:table-cell table:style-name="ce154" office:value-type="string" calcext:value-type="string">
            <text:p>GASTO BANCARIO BCO PICHINCHA COMP RET #181893</text:p>
          </table:table-cell>
          <table:table-cell table:style-name="ce154"/>
          <table:table-cell table:style-name="ce158" office:value-type="float" office:value="0.76" calcext:value-type="float">
            <text:p>0.76 </text:p>
          </table:table-cell>
          <table:table-cell table:style-name="ce158" office:value-type="float" office:value="59.22" calcext:value-type="float">
            <text:p>59.2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1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Fact # 30056847 B3201-BANCO INTERNACIONAL <text:s text:c="2"/>S.A. COM CERT BANCARIOAUDITORIA</text:p>
          </table:table-cell>
          <table:table-cell table:style-name="ce154"/>
          <table:table-cell table:style-name="ce158" office:value-type="float" office:value="2.25" calcext:value-type="float">
            <text:p>2.25 </text:p>
          </table:table-cell>
          <table:table-cell table:style-name="ce158" office:value-type="float" office:value="61.47" calcext:value-type="float">
            <text:p>61.4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3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Fact # 2204325 UCK445-BANCO DEL PACIFICO TARIFA POR COMISIÓN</text:p>
          </table:table-cell>
          <table:table-cell table:style-name="ce154"/>
          <table:table-cell table:style-name="ce158" office:value-type="float" office:value="0.56" calcext:value-type="float">
            <text:p>0.56 </text:p>
          </table:table-cell>
          <table:table-cell table:style-name="ce158" office:value-type="float" office:value="62.03" calcext:value-type="float">
            <text:p>62.0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541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GASTO BANCARIO PACIFICO #3561746-61608-53719-53768-45929-45986-37870-37811-02046-01934-3467878-67970-58568-58697-51102-50990-42781042692-11676-11819-03537-03637-3396228-96347-88394-88314-58463-58356-33785-33673-3287011-86950-73581-73634-14952-15141-318698</text:p>
          </table:table-cell>
          <table:table-cell table:style-name="ce154"/>
          <table:table-cell table:style-name="ce158" office:value-type="float" office:value="99.44" calcext:value-type="float">
            <text:p>99.44 </text:p>
          </table:table-cell>
          <table:table-cell table:style-name="ce158" office:value-type="float" office:value="161.47" calcext:value-type="float">
            <text:p>161.4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49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2833434 BAN007-BANCO DE GUAYAQUIL S.A. SERVICIOS FACTURADOS EN ESTADOS DE CUENTA CORRIENTE MES DE ENE 2021</text:p>
          </table:table-cell>
          <table:table-cell table:style-name="ce154"/>
          <table:table-cell table:style-name="ce158" office:value-type="float" office:value="109.69" calcext:value-type="float">
            <text:p>109.69 </text:p>
          </table:table-cell>
          <table:table-cell table:style-name="ce158" office:value-type="float" office:value="271.16" calcext:value-type="float">
            <text:p>271.16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2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97455 UCK445-BANCO DEL PACIFICO SERVICIO POR COMISION CONSUMO EX Y CARGOS FINANC. NO BONIFIC</text:p>
          </table:table-cell>
          <table:table-cell table:style-name="ce154"/>
          <table:table-cell table:style-name="ce158" office:value-type="float" office:value="58.73" calcext:value-type="float">
            <text:p>58.73 </text:p>
          </table:table-cell>
          <table:table-cell table:style-name="ce158" office:value-type="float" office:value="329.89" calcext:value-type="float">
            <text:p>329.89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4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147584863 UCK445-BANCO DEL PACIFICO COSTO POR SERVICIO FINANCIERO MES DE ENERO 2021</text:p>
          </table:table-cell>
          <table:table-cell table:style-name="ce154"/>
          <table:table-cell table:style-name="ce158" office:value-type="float" office:value="87.59" calcext:value-type="float">
            <text:p>87.59 </text:p>
          </table:table-cell>
          <table:table-cell table:style-name="ce158" office:value-type="float" office:value="417.48" calcext:value-type="float">
            <text:p>417.48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5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Fact # 9376815 BAN006-BANCO PICHINCHA C.A. COSTO POR SERVICIO FINANCIERO MES DE ENERO 2021</text:p>
          </table:table-cell>
          <table:table-cell table:style-name="ce154"/>
          <table:table-cell table:style-name="ce158" office:value-type="float" office:value="109.25" calcext:value-type="float">
            <text:p>109.25 </text:p>
          </table:table-cell>
          <table:table-cell table:style-name="ce158" office:value-type="float" office:value="526.73" calcext:value-type="float">
            <text:p>526.7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57</text:p>
          </table:table-cell>
          <table:table-cell table:style-name="ce157" office:value-type="date" office:date-value="2021-01-31" calcext:value-type="date">
            <text:p>31-ene-21</text:p>
          </table:table-cell>
          <table:table-cell table:style-name="ce154" office:value-type="string" calcext:value-type="string">
            <text:p>N/D PRODUBANCO CANCELACIÓN POR GASTOS BANCARIOS MES DE ENERO 2021</text:p>
          </table:table-cell>
          <table:table-cell table:style-name="ce154"/>
          <table:table-cell table:style-name="ce158" office:value-type="float" office:value="31.64" calcext:value-type="float">
            <text:p>31.64 </text:p>
          </table:table-cell>
          <table:table-cell table:style-name="ce158" office:value-type="float" office:value="558.37" calcext:value-type="float">
            <text:p>558.3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902</text:p>
          </table:table-cell>
          <table:table-cell table:style-name="ce157" office:value-type="date" office:date-value="2021-02-01" calcext:value-type="date">
            <text:p>01-feb-21</text:p>
          </table:table-cell>
          <table:table-cell table:style-name="ce154" office:value-type="string" calcext:value-type="string">
            <text:p>Ret Fte 2% #2832 Fact# 353132 <text:s/>Rec#: 6866 WINSTOCORP S.A.</text:p>
          </table:table-cell>
          <table:table-cell table:style-name="ce154"/>
          <table:table-cell table:style-name="ce158" office:value-type="float" office:value="0.06" calcext:value-type="float">
            <text:p>0.06 </text:p>
          </table:table-cell>
          <table:table-cell table:style-name="ce158" office:value-type="float" office:value="558.43" calcext:value-type="float">
            <text:p>558.4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886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GASTOS BANCARIOS BCO PICHINCHA COMP RET #183576</text:p>
          </table:table-cell>
          <table:table-cell table:style-name="ce154"/>
          <table:table-cell table:style-name="ce158" office:value-type="float" office:value="56.71" calcext:value-type="float">
            <text:p>56.71 </text:p>
          </table:table-cell>
          <table:table-cell table:style-name="ce158" office:value-type="float" office:value="615.14" calcext:value-type="float">
            <text:p>615.1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4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N/D TRANSFERENCIA GLOBAL THINK TECHNOLOGY S.A. MES ENE 2021</text:p>
          </table:table-cell>
          <table:table-cell table:style-name="ce154"/>
          <table:table-cell table:style-name="ce158" office:value-type="float" office:value="125" calcext:value-type="float">
            <text:p>125.00 </text:p>
          </table:table-cell>
          <table:table-cell table:style-name="ce158" office:value-type="float" office:value="740.14" calcext:value-type="float">
            <text:p>740.1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885</text:p>
          </table:table-cell>
          <table:table-cell table:style-name="ce157" office:value-type="date" office:date-value="2021-02-04" calcext:value-type="date">
            <text:p>04-feb-21</text:p>
          </table:table-cell>
          <table:table-cell table:style-name="ce154" office:value-type="string" calcext:value-type="string">
            <text:p>GASTOS BANCARIOS BCO PICHINCHA COMP RET #183611</text:p>
          </table:table-cell>
          <table:table-cell table:style-name="ce154"/>
          <table:table-cell table:style-name="ce158" office:value-type="float" office:value="1.48" calcext:value-type="float">
            <text:p>1.48 </text:p>
          </table:table-cell>
          <table:table-cell table:style-name="ce158" office:value-type="float" office:value="741.62" calcext:value-type="float">
            <text:p>741.6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884</text:p>
          </table:table-cell>
          <table:table-cell table:style-name="ce157" office:value-type="date" office:date-value="2021-02-05" calcext:value-type="date">
            <text:p>05-feb-21</text:p>
          </table:table-cell>
          <table:table-cell table:style-name="ce154" office:value-type="string" calcext:value-type="string">
            <text:p>GASTOS BANCARIOS BCO PICHINCHA COMP RET #183686</text:p>
          </table:table-cell>
          <table:table-cell table:style-name="ce154"/>
          <table:table-cell table:style-name="ce158" office:value-type="float" office:value="0.13" calcext:value-type="float">
            <text:p>0.13 </text:p>
          </table:table-cell>
          <table:table-cell table:style-name="ce158" office:value-type="float" office:value="741.75" calcext:value-type="float">
            <text:p>741.7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887</text:p>
          </table:table-cell>
          <table:table-cell table:style-name="ce157" office:value-type="date" office:date-value="2021-02-27" calcext:value-type="date">
            <text:p>27-feb-21</text:p>
          </table:table-cell>
          <table:table-cell table:style-name="ce154" office:value-type="string" calcext:value-type="string">
            <text:p>GASTI BANCARIO PACIFICO #3796646-96557-88466-88383-80360-80257-61740-61657-37996-37914-25566-25455-17365-17248-3678577-78516-69185-69097-61485-61370-52983-52893-46267-46162-23893-23779-15858-15736-07791-07701-3598851-98736-88338-88276</text:p>
          </table:table-cell>
          <table:table-cell table:style-name="ce154"/>
          <table:table-cell table:style-name="ce158" office:value-type="float" office:value="73.44" calcext:value-type="float">
            <text:p>73.44 </text:p>
          </table:table-cell>
          <table:table-cell table:style-name="ce158" office:value-type="float" office:value="815.19" calcext:value-type="float">
            <text:p>815.19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75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Fact # 149556922 UCK445-BANCO DEL PACIFICO COSTOS POR SERVICIOS FINANCIEROS MES DE FEBRERO 2021</text:p>
          </table:table-cell>
          <table:table-cell table:style-name="ce154"/>
          <table:table-cell table:style-name="ce158" office:value-type="float" office:value="106.55" calcext:value-type="float">
            <text:p>106.55 </text:p>
          </table:table-cell>
          <table:table-cell table:style-name="ce158" office:value-type="float" office:value="921.74" calcext:value-type="float">
            <text:p>921.7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79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Fact # 2914713 BAN007-BANCO DE GUAYAQUIL S.A. COSTO POR SERVICIOS FINANCIEROS MES <text:s/>FEBRERO 2021</text:p>
          </table:table-cell>
          <table:table-cell table:style-name="ce154"/>
          <table:table-cell table:style-name="ce158" office:value-type="float" office:value="97.3" calcext:value-type="float">
            <text:p>97.30 </text:p>
          </table:table-cell>
          <table:table-cell table:style-name="ce158" office:value-type="float" office:value="1019.04" calcext:value-type="float">
            <text:p>1,019.0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80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Fact # 99680 UCK445-BANCO DEL PACIFICO SERVICIO POR N/D COMISION CONSUMO EXT</text:p>
          </table:table-cell>
          <table:table-cell table:style-name="ce154"/>
          <table:table-cell table:style-name="ce158" office:value-type="float" office:value="3.39" calcext:value-type="float">
            <text:p>3.39 </text:p>
          </table:table-cell>
          <table:table-cell table:style-name="ce158" office:value-type="float" office:value="1022.43" calcext:value-type="float">
            <text:p>1,022.4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82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Fact # 9568802 BAN006-BANCO PICHINCHA C.A. COSTO POR SERVICIO FINANCIERO MES DE FEBRERO 2021</text:p>
          </table:table-cell>
          <table:table-cell table:style-name="ce154"/>
          <table:table-cell table:style-name="ce158" office:value-type="float" office:value="212.02" calcext:value-type="float">
            <text:p>212.02 </text:p>
          </table:table-cell>
          <table:table-cell table:style-name="ce158" office:value-type="float" office:value="1234.45" calcext:value-type="float">
            <text:p>1,234.4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49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N/D PRODUBANCO CANCELACIÓN POR GASTOS BANCARIOS MES DE FEBRERO 2021</text:p>
          </table:table-cell>
          <table:table-cell table:style-name="ce154"/>
          <table:table-cell table:style-name="ce158" office:value-type="float" office:value="40.96" calcext:value-type="float">
            <text:p>40.96 </text:p>
          </table:table-cell>
          <table:table-cell table:style-name="ce158" office:value-type="float" office:value="1275.41" calcext:value-type="float">
            <text:p>1,275.4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241</text:p>
          </table:table-cell>
          <table:table-cell table:style-name="ce157" office:value-type="date" office:date-value="2021-03-03" calcext:value-type="date">
            <text:p>03-mar-21</text:p>
          </table:table-cell>
          <table:table-cell table:style-name="ce154" office:value-type="string" calcext:value-type="string">
            <text:p>GASTOS BANCARIOS BCO PICHINCHA COMP RET #185078</text:p>
          </table:table-cell>
          <table:table-cell table:style-name="ce154"/>
          <table:table-cell table:style-name="ce158" office:value-type="float" office:value="55.35" calcext:value-type="float">
            <text:p>55.35 </text:p>
          </table:table-cell>
          <table:table-cell table:style-name="ce158" office:value-type="float" office:value="1330.76" calcext:value-type="float">
            <text:p>1,330.76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240</text:p>
          </table:table-cell>
          <table:table-cell table:style-name="ce157" office:value-type="date" office:date-value="2021-03-04" calcext:value-type="date">
            <text:p>04-mar-21</text:p>
          </table:table-cell>
          <table:table-cell table:style-name="ce154" office:value-type="string" calcext:value-type="string">
            <text:p>GASTOS BANCARIOS BCO PICHINCHA COMP RET #185161</text:p>
          </table:table-cell>
          <table:table-cell table:style-name="ce154"/>
          <table:table-cell table:style-name="ce158" office:value-type="float" office:value="0.76" calcext:value-type="float">
            <text:p>0.76 </text:p>
          </table:table-cell>
          <table:table-cell table:style-name="ce158" office:value-type="float" office:value="1331.52" calcext:value-type="float">
            <text:p>1,331.5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4</text:p>
          </table:table-cell>
          <table:table-cell table:style-name="ce157" office:value-type="date" office:date-value="2021-03-08" calcext:value-type="date">
            <text:p>08-mar-21</text:p>
          </table:table-cell>
          <table:table-cell table:style-name="ce154" office:value-type="string" calcext:value-type="string">
            <text:p>N/D TRANSFERENCIA GLOBAL THINK TECHNOLOGY S.A. MES MARZO 2021</text:p>
          </table:table-cell>
          <table:table-cell table:style-name="ce154"/>
          <table:table-cell table:style-name="ce158" office:value-type="float" office:value="125" calcext:value-type="float">
            <text:p>125.00 </text:p>
          </table:table-cell>
          <table:table-cell table:style-name="ce158" office:value-type="float" office:value="1456.52" calcext:value-type="float">
            <text:p>1,456.5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3004565 BAN007-BANCO DE GUAYAQUIL S.A. SERVICIOS FACTURADOS EN ESTADOS DE CUENTA CORRIENTE MES DE MARZO 2021</text:p>
          </table:table-cell>
          <table:table-cell table:style-name="ce154"/>
          <table:table-cell table:style-name="ce158" office:value-type="float" office:value="133.37" calcext:value-type="float">
            <text:p>133.37 </text:p>
          </table:table-cell>
          <table:table-cell table:style-name="ce158" office:value-type="float" office:value="1589.89" calcext:value-type="float">
            <text:p>1,589.89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1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151826666 UCK445-BANCO DEL PACIFICO SERVICIOS FACTURADOS EN ESTADOS DE CUENTA CORRIENTE MES DE MARZO 2021</text:p>
          </table:table-cell>
          <table:table-cell table:style-name="ce154"/>
          <table:table-cell table:style-name="ce158" office:value-type="float" office:value="80.46" calcext:value-type="float">
            <text:p>80.46 </text:p>
          </table:table-cell>
          <table:table-cell table:style-name="ce158" office:value-type="float" office:value="1670.35" calcext:value-type="float">
            <text:p>1,670.3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4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9652257 BAN006-BANCO PICHINCHA C.A. COSTO POR SERVICIO FINANCIERO MES DE MARZO 2021</text:p>
          </table:table-cell>
          <table:table-cell table:style-name="ce154"/>
          <table:table-cell table:style-name="ce158" office:value-type="float" office:value="170.58" calcext:value-type="float">
            <text:p>170.58 </text:p>
          </table:table-cell>
          <table:table-cell table:style-name="ce158" office:value-type="float" office:value="1840.93" calcext:value-type="float">
            <text:p>1,840.9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5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Fact # 2271050 UCK445-BANCO DEL PACIFICO TARIFA POR COMISIÓN</text:p>
          </table:table-cell>
          <table:table-cell table:style-name="ce154"/>
          <table:table-cell table:style-name="ce158" office:value-type="float" office:value="0.4" calcext:value-type="float">
            <text:p>0.40 </text:p>
          </table:table-cell>
          <table:table-cell table:style-name="ce158" office:value-type="float" office:value="1841.33" calcext:value-type="float">
            <text:p>1,841.3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242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GASTO BANCARIO PACIFICO #3833713-33800-46254-46377-57283-57402-67774-67880-77667-77776-3903023-03123-11006-11082-19146-19243-27249-27338-35646-35706-54109-54250-64124-64208-73547-73627-81987-82056-89887-89997-4013256-13381-27666-27715-35718-35823-43337-43</text:p>
          </table:table-cell>
          <table:table-cell table:style-name="ce154"/>
          <table:table-cell table:style-name="ce158" office:value-type="float" office:value="80.64" calcext:value-type="float">
            <text:p>80.64 </text:p>
          </table:table-cell>
          <table:table-cell table:style-name="ce158" office:value-type="float" office:value="1921.97" calcext:value-type="float">
            <text:p>1,921.9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63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N/D PRODUBANCO GASTOS BANCARIOS MES DE MARZO 2021</text:p>
          </table:table-cell>
          <table:table-cell table:style-name="ce154"/>
          <table:table-cell table:style-name="ce158" office:value-type="float" office:value="51.66" calcext:value-type="float">
            <text:p>51.66 </text:p>
          </table:table-cell>
          <table:table-cell table:style-name="ce158" office:value-type="float" office:value="1973.63" calcext:value-type="float">
            <text:p>1,973.6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612</text:p>
          </table:table-cell>
          <table:table-cell table:style-name="ce157" office:value-type="date" office:date-value="2021-04-06" calcext:value-type="date">
            <text:p>06-abr-21</text:p>
          </table:table-cell>
          <table:table-cell table:style-name="ce154" office:value-type="string" calcext:value-type="string">
            <text:p>GASTO BANCARIO BCO PICHINCHA COMP RET #186971</text:p>
          </table:table-cell>
          <table:table-cell table:style-name="ce154"/>
          <table:table-cell table:style-name="ce158" office:value-type="float" office:value="61.81" calcext:value-type="float">
            <text:p>61.81 </text:p>
          </table:table-cell>
          <table:table-cell table:style-name="ce158" office:value-type="float" office:value="2035.44" calcext:value-type="float">
            <text:p>2,035.4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611</text:p>
          </table:table-cell>
          <table:table-cell table:style-name="ce157" office:value-type="date" office:date-value="2021-04-07" calcext:value-type="date">
            <text:p>07-abr-21</text:p>
          </table:table-cell>
          <table:table-cell table:style-name="ce154" office:value-type="string" calcext:value-type="string">
            <text:p>GASTO BANCARIO BCO PICHINCHA COMP RET #187043</text:p>
          </table:table-cell>
          <table:table-cell table:style-name="ce154"/>
          <table:table-cell table:style-name="ce158" office:value-type="float" office:value="0.97" calcext:value-type="float">
            <text:p>0.97 </text:p>
          </table:table-cell>
          <table:table-cell table:style-name="ce158" office:value-type="float" office:value="2036.41" calcext:value-type="float">
            <text:p>2,036.4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Fact # 104257 UCK445-BANCO DEL PACIFICO CARGOS FINANC. NO BONIFIC</text:p>
          </table:table-cell>
          <table:table-cell table:style-name="ce154"/>
          <table:table-cell table:style-name="ce158" office:value-type="float" office:value="32.5" calcext:value-type="float">
            <text:p>32.50 </text:p>
          </table:table-cell>
          <table:table-cell table:style-name="ce158" office:value-type="float" office:value="2068.91" calcext:value-type="float">
            <text:p>2,068.9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Fact # 3089878 BAN007-BANCO DE GUAYAQUIL S.A. SERVICIOS FACTURADOS EN ESTADOS DE CUENTA CORRIENTE ABRIL 2021</text:p>
          </table:table-cell>
          <table:table-cell table:style-name="ce154"/>
          <table:table-cell table:style-name="ce158" office:value-type="float" office:value="113.67" calcext:value-type="float">
            <text:p>113.67 </text:p>
          </table:table-cell>
          <table:table-cell table:style-name="ce158" office:value-type="float" office:value="2182.58" calcext:value-type="float">
            <text:p>2,182.58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5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Fact # 153856980 UCK445-BANCO DEL PACIFICO SERVICIOS BANCARIOS MES DE ABRIL 2021</text:p>
          </table:table-cell>
          <table:table-cell table:style-name="ce154"/>
          <table:table-cell table:style-name="ce158" office:value-type="float" office:value="99.16" calcext:value-type="float">
            <text:p>99.16 </text:p>
          </table:table-cell>
          <table:table-cell table:style-name="ce158" office:value-type="float" office:value="2281.74" calcext:value-type="float">
            <text:p>2,281.7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6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Fact # 9849975 BAN006-BANCO PICHINCHA C.A. COSTO POR SERVICIO FINANCIERO MES DE ABRIL 2021</text:p>
          </table:table-cell>
          <table:table-cell table:style-name="ce154"/>
          <table:table-cell table:style-name="ce158" office:value-type="float" office:value="124.88" calcext:value-type="float">
            <text:p>124.88 </text:p>
          </table:table-cell>
          <table:table-cell table:style-name="ce158" office:value-type="float" office:value="2406.62" calcext:value-type="float">
            <text:p>2,406.6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613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GASTO BANCARIO PACIFICO #4091120-203-30748-30877-39818-39884-49577-49662-60430-60502-69532-69605-4200587-00665-09722-09778-18610-18710-27550-27662-38291-38406-67194-67282-75636-75690-93049-93087-02454-02532-29647-29734-41564-41625-52938-53033-63187-63280</text:p>
          </table:table-cell>
          <table:table-cell table:style-name="ce154"/>
          <table:table-cell table:style-name="ce158" office:value-type="float" office:value="77.69" calcext:value-type="float">
            <text:p>77.69 </text:p>
          </table:table-cell>
          <table:table-cell table:style-name="ce158" office:value-type="float" office:value="2484.31" calcext:value-type="float">
            <text:p>2,484.3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59</text:p>
          </table:table-cell>
          <table:table-cell table:style-name="ce157" office:value-type="date" office:date-value="2021-04-30" calcext:value-type="date">
            <text:p>30-abr-21</text:p>
          </table:table-cell>
          <table:table-cell table:style-name="ce154" office:value-type="string" calcext:value-type="string">
            <text:p>N/D PRODUBANCO GASTOS BANCARIOS MES DE ABRIL 2021</text:p>
          </table:table-cell>
          <table:table-cell table:style-name="ce154"/>
          <table:table-cell table:style-name="ce158" office:value-type="float" office:value="36.36" calcext:value-type="float">
            <text:p>36.36 </text:p>
          </table:table-cell>
          <table:table-cell table:style-name="ce158" office:value-type="float" office:value="2520.67" calcext:value-type="float">
            <text:p>2,520.6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923</text:p>
          </table:table-cell>
          <table:table-cell table:style-name="ce157" office:value-type="date" office:date-value="2021-05-05" calcext:value-type="date">
            <text:p>05-may-21</text:p>
          </table:table-cell>
          <table:table-cell table:style-name="ce154" office:value-type="string" calcext:value-type="string">
            <text:p>GASTO BANCARIO BCO PICHINCHA COMP RET 188614</text:p>
          </table:table-cell>
          <table:table-cell table:style-name="ce154"/>
          <table:table-cell table:style-name="ce158" office:value-type="float" office:value="0.71" calcext:value-type="float">
            <text:p>0.71 </text:p>
          </table:table-cell>
          <table:table-cell table:style-name="ce158" office:value-type="float" office:value="2521.38" calcext:value-type="float">
            <text:p>2,521.38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924</text:p>
          </table:table-cell>
          <table:table-cell table:style-name="ce157" office:value-type="date" office:date-value="2021-05-06" calcext:value-type="date">
            <text:p>06-may-21</text:p>
          </table:table-cell>
          <table:table-cell table:style-name="ce154" office:value-type="string" calcext:value-type="string">
            <text:p>GASTO BANCARIO BCO PICHINCHA COMP RET #188717</text:p>
          </table:table-cell>
          <table:table-cell table:style-name="ce154"/>
          <table:table-cell table:style-name="ce158" office:value-type="float" office:value="0.55" calcext:value-type="float">
            <text:p>0.55 </text:p>
          </table:table-cell>
          <table:table-cell table:style-name="ce158" office:value-type="float" office:value="2521.93" calcext:value-type="float">
            <text:p>2,521.9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21</text:p>
          </table:table-cell>
          <table:table-cell table:style-name="ce157" office:value-type="date" office:date-value="2021-05-14" calcext:value-type="date">
            <text:p>14-may-21</text:p>
          </table:table-cell>
          <table:table-cell table:style-name="ce154" office:value-type="string" calcext:value-type="string">
            <text:p>N/D PICHINCHA TRANSF. GLOBAL THINK TECNOLOGY S.A. MES DE ABR-2021 Y CUOTA 1/10</text:p>
          </table:table-cell>
          <table:table-cell table:style-name="ce154"/>
          <table:table-cell table:style-name="ce158" office:value-type="float" office:value="150" calcext:value-type="float">
            <text:p>150.00 </text:p>
          </table:table-cell>
          <table:table-cell table:style-name="ce158" office:value-type="float" office:value="2671.93" calcext:value-type="float">
            <text:p>2,671.9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42</text:p>
          </table:table-cell>
          <table:table-cell table:style-name="ce157" office:value-type="date" office:date-value="2021-05-27" calcext:value-type="date">
            <text:p>27-may-21</text:p>
          </table:table-cell>
          <table:table-cell table:style-name="ce154" office:value-type="string" calcext:value-type="string">
            <text:p>N/D PICHINCHA TRANSF. GLOBAL THINK TECNOLOGY S.A. MES DE MAYO-2021 Y CUOTA 2/10</text:p>
          </table:table-cell>
          <table:table-cell table:style-name="ce154"/>
          <table:table-cell table:style-name="ce158" office:value-type="float" office:value="150" calcext:value-type="float">
            <text:p>150.00 </text:p>
          </table:table-cell>
          <table:table-cell table:style-name="ce158" office:value-type="float" office:value="2821.93" calcext:value-type="float">
            <text:p>2,821.9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1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155954234 UCK445-BANCO DEL PACIFICO SERVICIOS BANCARIOS MES DE MAYO 2021</text:p>
          </table:table-cell>
          <table:table-cell table:style-name="ce154"/>
          <table:table-cell table:style-name="ce158" office:value-type="float" office:value="84.3" calcext:value-type="float">
            <text:p>84.30 </text:p>
          </table:table-cell>
          <table:table-cell table:style-name="ce158" office:value-type="float" office:value="2906.23" calcext:value-type="float">
            <text:p>2,906.2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2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106578 UCK445-BANCO DEL PACIFICO COMISION POR CONSUMO EXT. TARJ CORP.</text:p>
          </table:table-cell>
          <table:table-cell table:style-name="ce154"/>
          <table:table-cell table:style-name="ce158" office:value-type="float" office:value="1.7" calcext:value-type="float">
            <text:p>1.70 </text:p>
          </table:table-cell>
          <table:table-cell table:style-name="ce158" office:value-type="float" office:value="2907.93" calcext:value-type="float">
            <text:p>2,907.9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3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10045571 BAN006-BANCO PICHINCHA C.A. COSTO POR SERVICIO FINANCIERO MES DE MAYO 2021</text:p>
          </table:table-cell>
          <table:table-cell table:style-name="ce154"/>
          <table:table-cell table:style-name="ce158" office:value-type="float" office:value="237.95" calcext:value-type="float">
            <text:p>237.95 </text:p>
          </table:table-cell>
          <table:table-cell table:style-name="ce158" office:value-type="float" office:value="3145.88" calcext:value-type="float">
            <text:p>3,145.88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4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3173656 BAN007-BANCO DE GUAYAQUIL S.A. SERVICIOS FACTURADOS EN ESTADOS DE CUENTA CORRIENT MES DE MAYO 2021</text:p>
          </table:table-cell>
          <table:table-cell table:style-name="ce154"/>
          <table:table-cell table:style-name="ce158" office:value-type="float" office:value="125.16" calcext:value-type="float">
            <text:p>125.16 </text:p>
          </table:table-cell>
          <table:table-cell table:style-name="ce158" office:value-type="float" office:value="3271.04" calcext:value-type="float">
            <text:p>3,271.0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5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Fact # 30996836 B3201-BANCO INTERNACIONAL <text:s text:c="2"/>S.A. SERVICIO POR COMISIÓN Y COSTO TARJETA ATM MES DE MAYO 2021</text:p>
          </table:table-cell>
          <table:table-cell table:style-name="ce154"/>
          <table:table-cell table:style-name="ce158" office:value-type="float" office:value="2.17" calcext:value-type="float">
            <text:p>2.17 </text:p>
          </table:table-cell>
          <table:table-cell table:style-name="ce158" office:value-type="float" office:value="3273.21" calcext:value-type="float">
            <text:p>3,273.2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1925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GASTO BANCARIO PACIFICO #4411625-11744-22745-22853-33811-33893-43490-43573-53089-53138-85067-85149-95796-95908-04984-4505047-04984-05047-13788-13885-24058-24128-42453-42539-50674-50737-58805-58895-66542-66653-75072-75112-4605157-05233-14483-14566-23084-23</text:p>
          </table:table-cell>
          <table:table-cell table:style-name="ce154"/>
          <table:table-cell table:style-name="ce158" office:value-type="float" office:value="84.19" calcext:value-type="float">
            <text:p>84.19 </text:p>
          </table:table-cell>
          <table:table-cell table:style-name="ce158" office:value-type="float" office:value="3357.4" calcext:value-type="float">
            <text:p>3,357.40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64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RODUBANCO GASTOS BANCARIOS MES DE MAYO 2021</text:p>
          </table:table-cell>
          <table:table-cell table:style-name="ce154"/>
          <table:table-cell table:style-name="ce158" office:value-type="float" office:value="36.77" calcext:value-type="float">
            <text:p>36.77 </text:p>
          </table:table-cell>
          <table:table-cell table:style-name="ce158" office:value-type="float" office:value="3394.17" calcext:value-type="float">
            <text:p>3,394.1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68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CANCELACION DE FACTURA#1004557 BANCO PICHINCHA C.A. GASTOS BANCARIOS Y RTE FTE-IVA</text:p>
          </table:table-cell>
          <table:table-cell table:style-name="ce154"/>
          <table:table-cell table:style-name="ce158" office:value-type="float" office:value="83.5" calcext:value-type="float">
            <text:p>83.50 </text:p>
          </table:table-cell>
          <table:table-cell table:style-name="ce158" office:value-type="float" office:value="3477.67" calcext:value-type="float">
            <text:p>3,477.6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336</text:p>
          </table:table-cell>
          <table:table-cell table:style-name="ce157" office:value-type="date" office:date-value="2021-06-02" calcext:value-type="date">
            <text:p>02-jun-21</text:p>
          </table:table-cell>
          <table:table-cell table:style-name="ce154" office:value-type="string" calcext:value-type="string">
            <text:p>GASTO BANCARIO BCO PICHINCHA COMP RET 190233</text:p>
          </table:table-cell>
          <table:table-cell table:style-name="ce154"/>
          <table:table-cell table:style-name="ce158" office:value-type="float" office:value="70.84" calcext:value-type="float">
            <text:p>70.84 </text:p>
          </table:table-cell>
          <table:table-cell table:style-name="ce158" office:value-type="float" office:value="3548.51" calcext:value-type="float">
            <text:p>3,548.5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335</text:p>
          </table:table-cell>
          <table:table-cell table:style-name="ce157" office:value-type="date" office:date-value="2021-06-04" calcext:value-type="date">
            <text:p>04-jun-21</text:p>
          </table:table-cell>
          <table:table-cell table:style-name="ce154" office:value-type="string" calcext:value-type="string">
            <text:p>GASTO BANCARIO BCO PICHINCHA COMP RET 190358</text:p>
          </table:table-cell>
          <table:table-cell table:style-name="ce154"/>
          <table:table-cell table:style-name="ce158" office:value-type="float" office:value="0.43" calcext:value-type="float">
            <text:p>0.43 </text:p>
          </table:table-cell>
          <table:table-cell table:style-name="ce158" office:value-type="float" office:value="3548.94" calcext:value-type="float">
            <text:p>3,548.9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7</text:p>
          </table:table-cell>
          <table:table-cell table:style-name="ce157" office:value-type="date" office:date-value="2021-06-16" calcext:value-type="date">
            <text:p>16-jun-21</text:p>
          </table:table-cell>
          <table:table-cell table:style-name="ce154" office:value-type="string" calcext:value-type="string">
            <text:p>N/D PICHINCHA TRANSF. GLOBAL THINK TECNOLOGY S.A. MES DE JUNIO-2021 Y CUOTA 3/10</text:p>
          </table:table-cell>
          <table:table-cell table:style-name="ce154"/>
          <table:table-cell table:style-name="ce158" office:value-type="float" office:value="150" calcext:value-type="float">
            <text:p>150.00 </text:p>
          </table:table-cell>
          <table:table-cell table:style-name="ce158" office:value-type="float" office:value="3698.94" calcext:value-type="float">
            <text:p>3,698.9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56</text:p>
          </table:table-cell>
          <table:table-cell table:style-name="ce157" office:value-type="date" office:date-value="2021-06-21" calcext:value-type="date">
            <text:p>21-jun-21</text:p>
          </table:table-cell>
          <table:table-cell table:style-name="ce154" office:value-type="string" calcext:value-type="string">
            <text:p>N/D PACIFICO GASTOS BANCARIOS MES DE JUNIO 2021, RTE Y COMISIÓN RESTANTE</text:p>
          </table:table-cell>
          <table:table-cell table:style-name="ce154"/>
          <table:table-cell table:style-name="ce158" office:value-type="float" office:value="9.7" calcext:value-type="float">
            <text:p>9.70 </text:p>
          </table:table-cell>
          <table:table-cell table:style-name="ce158" office:value-type="float" office:value="3708.64" calcext:value-type="float">
            <text:p>3,708.6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57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157969383 UCK445-BANCO DEL PACIFICO SERVICIOS FACTURADOS EN ESTADOS DE CUENTA CORRIENTE MES DE JUNIO 2021</text:p>
          </table:table-cell>
          <table:table-cell table:style-name="ce154"/>
          <table:table-cell table:style-name="ce158" office:value-type="float" office:value="89.74" calcext:value-type="float">
            <text:p>89.74 </text:p>
          </table:table-cell>
          <table:table-cell table:style-name="ce158" office:value-type="float" office:value="3798.38" calcext:value-type="float">
            <text:p>3,798.38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3263633 BAN007-BANCO DE GUAYAQUIL S.A. SERVICIOS FACTURADOS EN ESTADOS DE CUENTA CORRIENTE MES DE JUNIO 2021</text:p>
          </table:table-cell>
          <table:table-cell table:style-name="ce154"/>
          <table:table-cell table:style-name="ce158" office:value-type="float" office:value="114.77" calcext:value-type="float">
            <text:p>114.77 </text:p>
          </table:table-cell>
          <table:table-cell table:style-name="ce158" office:value-type="float" office:value="3913.15" calcext:value-type="float">
            <text:p>3,913.1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1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31235009 B3201-BANCO INTERNACIONAL <text:s text:c="2"/>S.A. SERVICIO POR COMISIONES MANAGEMENT</text:p>
          </table:table-cell>
          <table:table-cell table:style-name="ce154"/>
          <table:table-cell table:style-name="ce158" office:value-type="float" office:value="0.2" calcext:value-type="float">
            <text:p>0.20 </text:p>
          </table:table-cell>
          <table:table-cell table:style-name="ce158" office:value-type="float" office:value="3913.35" calcext:value-type="float">
            <text:p>3,913.3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2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108898 UCK445-BANCO DEL PACIFICO SERVICIOS POR CARGOS FINANC. NO BONIFIC</text:p>
          </table:table-cell>
          <table:table-cell table:style-name="ce154"/>
          <table:table-cell table:style-name="ce158" office:value-type="float" office:value="4.17" calcext:value-type="float">
            <text:p>4.17 </text:p>
          </table:table-cell>
          <table:table-cell table:style-name="ce158" office:value-type="float" office:value="3917.52" calcext:value-type="float">
            <text:p>3,917.5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3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Fact # 10412331 BAN006-BANCO PICHINCHA C.A. COSTO POR SERVICIO FINANCIERO MES DE JUNIO 2021</text:p>
          </table:table-cell>
          <table:table-cell table:style-name="ce154"/>
          <table:table-cell table:style-name="ce158" office:value-type="float" office:value="195.69" calcext:value-type="float">
            <text:p>195.69 </text:p>
          </table:table-cell>
          <table:table-cell table:style-name="ce158" office:value-type="float" office:value="4113.21" calcext:value-type="float">
            <text:p>4,113.2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334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GASTO BANCARIO PACIFICO #4676852-956-79202-310-89152-219-99087-147-29331-429-49056-146-58380-498-67676-784-94041-167-4803369-488-12946-13062-22215-93-31110-31208-56195-56289-64430-64508-72525-72595-80529-80565-88616-88678-4915430-15532-24627-24712-34252-</text:p>
          </table:table-cell>
          <table:table-cell table:style-name="ce154"/>
          <table:table-cell table:style-name="ce158" office:value-type="float" office:value="75.27" calcext:value-type="float">
            <text:p>75.27 </text:p>
          </table:table-cell>
          <table:table-cell table:style-name="ce158" office:value-type="float" office:value="4188.48" calcext:value-type="float">
            <text:p>4,188.48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49</text:p>
          </table:table-cell>
          <table:table-cell table:style-name="ce157" office:value-type="date" office:date-value="2021-06-30" calcext:value-type="date">
            <text:p>30-jun-21</text:p>
          </table:table-cell>
          <table:table-cell table:style-name="ce154" office:value-type="string" calcext:value-type="string">
            <text:p>N/D PRODUBANCO GASTOS BANCARIOS MES DE JUNIO 2021</text:p>
          </table:table-cell>
          <table:table-cell table:style-name="ce154"/>
          <table:table-cell table:style-name="ce158" office:value-type="float" office:value="31.56" calcext:value-type="float">
            <text:p>31.56 </text:p>
          </table:table-cell>
          <table:table-cell table:style-name="ce158" office:value-type="float" office:value="4220.04" calcext:value-type="float">
            <text:p>4,220.04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54</text:p>
          </table:table-cell>
          <table:table-cell table:style-name="ce157" office:value-type="date" office:date-value="2021-07-05" calcext:value-type="date">
            <text:p>05-jul-21</text:p>
          </table:table-cell>
          <table:table-cell table:style-name="ce154" office:value-type="string" calcext:value-type="string">
            <text:p>Fact # 159105937 UCK445-BANCO DEL PACIFICO COMISION DE EMPRESASUPERCIAS SERVICIO REFERENCIA 108777</text:p>
          </table:table-cell>
          <table:table-cell table:style-name="ce154"/>
          <table:table-cell table:style-name="ce158" office:value-type="float" office:value="0.51" calcext:value-type="float">
            <text:p>0.51 </text:p>
          </table:table-cell>
          <table:table-cell table:style-name="ce158" office:value-type="float" office:value="4220.55" calcext:value-type="float">
            <text:p>4,220.5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710</text:p>
          </table:table-cell>
          <table:table-cell table:style-name="ce157" office:value-type="date" office:date-value="2021-07-05" calcext:value-type="date">
            <text:p>05-jul-21</text:p>
          </table:table-cell>
          <table:table-cell table:style-name="ce154" office:value-type="string" calcext:value-type="string">
            <text:p>GASTO BANCARIO BCO PICHINCHA COMP RET 192116</text:p>
          </table:table-cell>
          <table:table-cell table:style-name="ce154"/>
          <table:table-cell table:style-name="ce158" office:value-type="float" office:value="66.44" calcext:value-type="float">
            <text:p>66.44 </text:p>
          </table:table-cell>
          <table:table-cell table:style-name="ce158" office:value-type="float" office:value="4286.99" calcext:value-type="float">
            <text:p>4,286.99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712</text:p>
          </table:table-cell>
          <table:table-cell table:style-name="ce157" office:value-type="date" office:date-value="2021-07-06" calcext:value-type="date">
            <text:p>06-jul-21</text:p>
          </table:table-cell>
          <table:table-cell table:style-name="ce154" office:value-type="string" calcext:value-type="string">
            <text:p>GASTO BANCARIO BCO PICHINCHA COMP RET 192207</text:p>
          </table:table-cell>
          <table:table-cell table:style-name="ce154"/>
          <table:table-cell table:style-name="ce158" office:value-type="float" office:value="1.12" calcext:value-type="float">
            <text:p>1.12 </text:p>
          </table:table-cell>
          <table:table-cell table:style-name="ce158" office:value-type="float" office:value="4288.11" calcext:value-type="float">
            <text:p>4,288.1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711</text:p>
          </table:table-cell>
          <table:table-cell table:style-name="ce157" office:value-type="date" office:date-value="2021-07-07" calcext:value-type="date">
            <text:p>07-jul-21</text:p>
          </table:table-cell>
          <table:table-cell table:style-name="ce154" office:value-type="string" calcext:value-type="string">
            <text:p>GASTO BANCARIO BCO PICHINCHA COMP RET 192279 <text:s/>GASTO BANCARIO BCO PICHINCHA COMP RET 192279</text:p>
          </table:table-cell>
          <table:table-cell table:style-name="ce154"/>
          <table:table-cell table:style-name="ce158" office:value-type="float" office:value="1.16" calcext:value-type="float">
            <text:p>1.16 </text:p>
          </table:table-cell>
          <table:table-cell table:style-name="ce158" office:value-type="float" office:value="4289.27" calcext:value-type="float">
            <text:p>4,289.2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23</text:p>
          </table:table-cell>
          <table:table-cell table:style-name="ce157" office:value-type="date" office:date-value="2021-07-12" calcext:value-type="date">
            <text:p>12-jul-21</text:p>
          </table:table-cell>
          <table:table-cell table:style-name="ce154" office:value-type="string" calcext:value-type="string">
            <text:p>N/D PICHINCHA TRANSF. GLOBAL THINK TECNOLOGY S.A. MES DE JULIO-2021 Y CUOTA 4/10</text:p>
          </table:table-cell>
          <table:table-cell table:style-name="ce154"/>
          <table:table-cell table:style-name="ce158" office:value-type="float" office:value="150" calcext:value-type="float">
            <text:p>150.00 </text:p>
          </table:table-cell>
          <table:table-cell table:style-name="ce158" office:value-type="float" office:value="4439.27" calcext:value-type="float">
            <text:p>4,439.2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714</text:p>
          </table:table-cell>
          <table:table-cell table:style-name="ce157" office:value-type="date" office:date-value="2021-07-28" calcext:value-type="date">
            <text:p>28-jul-21</text:p>
          </table:table-cell>
          <table:table-cell table:style-name="ce154" office:value-type="string" calcext:value-type="string">
            <text:p>NC # 76551 BAN006-BANCO PICHINCHA C.A. N/C APLICA A FACTURA#001-171-010412331 <text:s/>POR DEVOLUCIÓN 30/06/2021</text:p>
          </table:table-cell>
          <table:table-cell table:style-name="ce154"/>
          <table:table-cell table:style-name="ce158" office:value-type="float" office:value="-1.2" calcext:value-type="float">
            <text:p>-1.20</text:p>
          </table:table-cell>
          <table:table-cell table:style-name="ce158" office:value-type="float" office:value="4438.07" calcext:value-type="float">
            <text:p>4,438.0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1</text:p>
          </table:table-cell>
          <table:table-cell table:style-name="ce157" office:value-type="date" office:date-value="2021-07-30" calcext:value-type="date">
            <text:p>30-jul-21</text:p>
          </table:table-cell>
          <table:table-cell table:style-name="ce154" office:value-type="string" calcext:value-type="string">
            <text:p>Fact # 31476612 B3201-BANCO INTERNACIONAL <text:s text:c="2"/>S.A. COMISIONES MANAGEMENT MES DE JULIO 2021</text:p>
          </table:table-cell>
          <table:table-cell table:style-name="ce154"/>
          <table:table-cell table:style-name="ce158" office:value-type="float" office:value="0.6" calcext:value-type="float">
            <text:p>0.60 </text:p>
          </table:table-cell>
          <table:table-cell table:style-name="ce158" office:value-type="float" office:value="4438.67" calcext:value-type="float">
            <text:p>4,438.6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160108231 UCK445-BANCO DEL PACIFICO COSTO POR SERVICIO FINANCIERO MES DE JULIO 2021</text:p>
          </table:table-cell>
          <table:table-cell table:style-name="ce154"/>
          <table:table-cell table:style-name="ce158" office:value-type="float" office:value="90.79" calcext:value-type="float">
            <text:p>90.79 </text:p>
          </table:table-cell>
          <table:table-cell table:style-name="ce158" office:value-type="float" office:value="4529.46" calcext:value-type="float">
            <text:p>4,529.46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0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3351611 BAN007-BANCO DE GUAYAQUIL S.A. SERVICIO POR COSTO FINANCIERO MES DE JULIO 2021</text:p>
          </table:table-cell>
          <table:table-cell table:style-name="ce154"/>
          <table:table-cell table:style-name="ce158" office:value-type="float" office:value="118.56" calcext:value-type="float">
            <text:p>118.56 </text:p>
          </table:table-cell>
          <table:table-cell table:style-name="ce158" office:value-type="float" office:value="4648.02" calcext:value-type="float">
            <text:p>4,648.0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2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111229 UCK445-BANCO DEL PACIFICO CARGOS FINANC. NO BONIFIC</text:p>
          </table:table-cell>
          <table:table-cell table:style-name="ce154"/>
          <table:table-cell table:style-name="ce158" office:value-type="float" office:value="9.83" calcext:value-type="float">
            <text:p>9.83 </text:p>
          </table:table-cell>
          <table:table-cell table:style-name="ce158" office:value-type="float" office:value="4657.85" calcext:value-type="float">
            <text:p>4,657.8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3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Fact # 10443324 BAN006-BANCO PICHINCHA C.A. COSTO POR SERVICIO FINANCIERO</text:p>
          </table:table-cell>
          <table:table-cell table:style-name="ce154"/>
          <table:table-cell table:style-name="ce158" office:value-type="float" office:value="196.14" calcext:value-type="float">
            <text:p>196.14 </text:p>
          </table:table-cell>
          <table:table-cell table:style-name="ce158" office:value-type="float" office:value="4853.99" calcext:value-type="float">
            <text:p>4,853.99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2713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GASO BANCARIO PACIFICO #4964156-64286-66657-66745-95283-95372-5006944-7060-18652-18753-30508-30554-43318-43389-75439-75512-88536-88623-5100727-00781-13987-14083-26148-26233-66243-66298-83360-83476-94955-95019-5204073-04171-37599-37684-46844-46916-54279-54</text:p>
          </table:table-cell>
          <table:table-cell table:style-name="ce154"/>
          <table:table-cell table:style-name="ce158" office:value-type="float" office:value="75.06" calcext:value-type="float">
            <text:p>75.06 </text:p>
          </table:table-cell>
          <table:table-cell table:style-name="ce158" office:value-type="float" office:value="4929.05" calcext:value-type="float">
            <text:p>4,929.05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48</text:p>
          </table:table-cell>
          <table:table-cell table:style-name="ce157" office:value-type="date" office:date-value="2021-07-31" calcext:value-type="date">
            <text:p>31-jul-21</text:p>
          </table:table-cell>
          <table:table-cell table:style-name="ce154" office:value-type="string" calcext:value-type="string">
            <text:p>N/D PRODUBANCO GASTOS BANCARIOS Y RTE FTE-IVA MES DE JULIO 2021</text:p>
          </table:table-cell>
          <table:table-cell table:style-name="ce154"/>
          <table:table-cell table:style-name="ce158" office:value-type="float" office:value="33.62" calcext:value-type="float">
            <text:p>33.62 </text:p>
          </table:table-cell>
          <table:table-cell table:style-name="ce158" office:value-type="float" office:value="4962.67" calcext:value-type="float">
            <text:p>4,962.6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3118</text:p>
          </table:table-cell>
          <table:table-cell table:style-name="ce157" office:value-type="date" office:date-value="2021-08-03" calcext:value-type="date">
            <text:p>03-ago-21</text:p>
          </table:table-cell>
          <table:table-cell table:style-name="ce154" office:value-type="string" calcext:value-type="string">
            <text:p>GASTOS BANCARIOS BCO PICHINCHA COMP RET #193907</text:p>
          </table:table-cell>
          <table:table-cell table:style-name="ce154"/>
          <table:table-cell table:style-name="ce158" office:value-type="float" office:value="68.49" calcext:value-type="float">
            <text:p>68.49 </text:p>
          </table:table-cell>
          <table:table-cell table:style-name="ce158" office:value-type="float" office:value="5031.16" calcext:value-type="float">
            <text:p>5,031.16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3117</text:p>
          </table:table-cell>
          <table:table-cell table:style-name="ce157" office:value-type="date" office:date-value="2021-08-05" calcext:value-type="date">
            <text:p>05-ago-21</text:p>
          </table:table-cell>
          <table:table-cell table:style-name="ce154" office:value-type="string" calcext:value-type="string">
            <text:p>GASTOS BANCARIOS BCO PICHINCHA COMP RET #194031</text:p>
          </table:table-cell>
          <table:table-cell table:style-name="ce154"/>
          <table:table-cell table:style-name="ce158" office:value-type="float" office:value="1.06" calcext:value-type="float">
            <text:p>1.06 </text:p>
          </table:table-cell>
          <table:table-cell table:style-name="ce158" office:value-type="float" office:value="5032.22" calcext:value-type="float">
            <text:p>5,032.2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22</text:p>
          </table:table-cell>
          <table:table-cell table:style-name="ce157" office:value-type="date" office:date-value="2021-08-13" calcext:value-type="date">
            <text:p>13-ago-21</text:p>
          </table:table-cell>
          <table:table-cell table:style-name="ce154" office:value-type="string" calcext:value-type="string">
            <text:p>N/D PICHINCHA TRANSF. GLOBAL THINK TECNOLOGY S.A. MES DE AGOSTO-2021 Y CUOTA 5/10</text:p>
          </table:table-cell>
          <table:table-cell table:style-name="ce154"/>
          <table:table-cell table:style-name="ce158" office:value-type="float" office:value="150" calcext:value-type="float">
            <text:p>150.00 </text:p>
          </table:table-cell>
          <table:table-cell table:style-name="ce158" office:value-type="float" office:value="5182.22" calcext:value-type="float">
            <text:p>5,182.22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57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3435524 BAN007-BANCO DE GUAYAQUIL S.A. SERVICIOS FACTURADOS EN ESTADOS DE CUENTA CORRIENTE MES DE AGOSTO 2021</text:p>
          </table:table-cell>
          <table:table-cell table:style-name="ce154"/>
          <table:table-cell table:style-name="ce158" office:value-type="float" office:value="123.54" calcext:value-type="float">
            <text:p>123.54 </text:p>
          </table:table-cell>
          <table:table-cell table:style-name="ce158" office:value-type="float" office:value="5305.76" calcext:value-type="float">
            <text:p>5,305.76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58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1080164 BAN006-BANCO PICHINCHA C.A. COSTO POR SERVICIO FINANCIERO MES DE AGOSTO 2021</text:p>
          </table:table-cell>
          <table:table-cell table:style-name="ce154"/>
          <table:table-cell table:style-name="ce158" office:value-type="float" office:value="199.85" calcext:value-type="float">
            <text:p>199.85 </text:p>
          </table:table-cell>
          <table:table-cell table:style-name="ce158" office:value-type="float" office:value="5505.61" calcext:value-type="float">
            <text:p>5,505.6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59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162162952 UCK445-BANCO DEL PACIFICO COSTO POR <text:s/>SERVICIOS FINANCIEROS MES DE AGOSTO 2021</text:p>
          </table:table-cell>
          <table:table-cell table:style-name="ce154"/>
          <table:table-cell table:style-name="ce158" office:value-type="float" office:value="83.02" calcext:value-type="float">
            <text:p>83.02 </text:p>
          </table:table-cell>
          <table:table-cell table:style-name="ce158" office:value-type="float" office:value="5588.63" calcext:value-type="float">
            <text:p>5,588.63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F-63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Fact # 113570 UCK445-BANCO DEL PACIFICO CARGOS FINANC. NO BONIFIC</text:p>
          </table:table-cell>
          <table:table-cell table:style-name="ce154"/>
          <table:table-cell table:style-name="ce158" office:value-type="float" office:value="9.44" calcext:value-type="float">
            <text:p>9.44 </text:p>
          </table:table-cell>
          <table:table-cell table:style-name="ce158" office:value-type="float" office:value="5598.07" calcext:value-type="float">
            <text:p>5,598.0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3141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NC # 129694 BAN007-BANCO DE GUAYAQUIL S.A. N/C APLICA A FACTURA#001-007-003435524 POR SERVICIOS FACTURADOS EN ESTADO DE CTA. CTE. (COM TRANSF SPI RECIBIDA)</text:p>
          </table:table-cell>
          <table:table-cell table:style-name="ce154"/>
          <table:table-cell table:style-name="ce158" office:value-type="float" office:value="-0.2" calcext:value-type="float">
            <text:p>-0.20</text:p>
          </table:table-cell>
          <table:table-cell table:style-name="ce158" office:value-type="float" office:value="5597.87" calcext:value-type="float">
            <text:p>5,597.8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DR-3153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GASTO BANCARIO PACIFICO #5301877-965-13337-425-23567-642-33031-136-43069-111-76061-190-84673-729-92339-92421-5401183-269-26647-26723-36129-217-44531-621-52205-289-62177-264-85084-130-5502743-821-30024-117-77404-486-86966-060-17969-959</text:p>
          </table:table-cell>
          <table:table-cell table:style-name="ce154"/>
          <table:table-cell table:style-name="ce158" office:value-type="float" office:value="74.7" calcext:value-type="float">
            <text:p>74.70 </text:p>
          </table:table-cell>
          <table:table-cell table:style-name="ce158" office:value-type="float" office:value="5672.57" calcext:value-type="float">
            <text:p>5,672.57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52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N/D PRODUBANCO GASTOS BANCARIOS MES DE AGOSTO 2021</text:p>
          </table:table-cell>
          <table:table-cell table:style-name="ce154"/>
          <table:table-cell table:style-name="ce158" office:value-type="float" office:value="36.24" calcext:value-type="float">
            <text:p>36.24 </text:p>
          </table:table-cell>
          <table:table-cell table:style-name="ce158" office:value-type="float" office:value="5708.81" calcext:value-type="float">
            <text:p>5,708.81 </text:p>
          </table:table-cell>
        </table:table-row>
        <table:table-row table:style-name="ro2" table:visibility="filter">
          <table:table-cell table:style-name="ce154" office:value-type="string" calcext:value-type="string">
            <text:p>STOS BANCARIOS</text:p>
          </table:table-cell>
          <table:table-cell table:style-name="ce161" office:value-type="string" calcext:value-type="string">
            <text:p>NDL-58</text:p>
          </table:table-cell>
          <table:table-cell table:style-name="ce157" office:value-type="date" office:date-value="2021-08-31" calcext:value-type="date">
            <text:p>31-ago-21</text:p>
          </table:table-cell>
          <table:table-cell table:style-name="ce154" office:value-type="string" calcext:value-type="string">
            <text:p>N/D PACIFICO GASTOS BANCARIOS POR COMISIÓN MES DE AGOSTO 2021</text:p>
          </table:table-cell>
          <table:table-cell table:style-name="ce154"/>
          <table:table-cell table:style-name="ce158" office:value-type="float" office:value="2.2" calcext:value-type="float">
            <text:p>2.20 </text:p>
          </table:table-cell>
          <table:table-cell table:style-name="ce158" office:value-type="float" office:value="5711.01" calcext:value-type="float">
            <text:p>5,711.01 </text:p>
          </table:table-cell>
        </table:table-row>
        <table:table-row table:style-name="ro2" table:visibility="filter">
          <table:table-cell table:style-name="ce154" office:value-type="string" calcext:value-type="string">
            <text:p>RESOS VARI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RESOS VARIOS</text:p>
          </table:table-cell>
          <table:table-cell table:style-name="ce161" office:value-type="string" calcext:value-type="string">
            <text:p>EN-18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Registro.- Conciliacion cuenta Obligaciones IESS por pagar del año 2020</text:p>
          </table:table-cell>
          <table:table-cell table:style-name="ce154"/>
          <table:table-cell table:number-columns-repeated="2" table:style-name="ce158" office:value-type="float" office:value="50.71" calcext:value-type="float">
            <text:p>50.71 </text:p>
          </table:table-cell>
        </table:table-row>
        <table:table-row table:style-name="ro2" table:visibility="filter">
          <table:table-cell table:style-name="ce154" office:value-type="string" calcext:value-type="string">
            <text:p>RESOS VARIOS</text:p>
          </table:table-cell>
          <table:table-cell table:style-name="ce161" office:value-type="string" calcext:value-type="string">
            <text:p>NDL-23</text:p>
          </table:table-cell>
          <table:table-cell table:style-name="ce157" office:value-type="date" office:date-value="2021-05-11" calcext:value-type="date">
            <text:p>11-may-21</text:p>
          </table:table-cell>
          <table:table-cell table:style-name="ce154" office:value-type="string" calcext:value-type="string">
            <text:p>N/D PACIFICO TRANSF. PAGO DE PLLAS. IESS NORMALES MES DE ABRIL-2021, COMP#142498289</text:p>
          </table:table-cell>
          <table:table-cell table:style-name="ce154"/>
          <table:table-cell table:style-name="ce158" office:value-type="float" office:value="70.4" calcext:value-type="float">
            <text:p>70.40 </text:p>
          </table:table-cell>
          <table:table-cell table:style-name="ce158" office:value-type="float" office:value="121.11" calcext:value-type="float">
            <text:p>121.11 </text:p>
          </table:table-cell>
        </table:table-row>
        <table:table-row table:style-name="ro2" table:visibility="filter">
          <table:table-cell table:style-name="ce154" office:value-type="string" calcext:value-type="string">
            <text:p>RESOS VARIOS</text:p>
          </table:table-cell>
          <table:table-cell table:style-name="ce161" office:value-type="string" calcext:value-type="string">
            <text:p>NDL-8</text:p>
          </table:table-cell>
          <table:table-cell table:style-name="ce157" office:value-type="date" office:date-value="2021-06-15" calcext:value-type="date">
            <text:p>15-jun-21</text:p>
          </table:table-cell>
          <table:table-cell table:style-name="ce154" office:value-type="string" calcext:value-type="string">
            <text:p>N/D PACIFICO TRANSF. PAGO PLLAS. IESS NORMAL MES DE MAYO 2021, COMP#143696335</text:p>
          </table:table-cell>
          <table:table-cell table:style-name="ce154"/>
          <table:table-cell table:style-name="ce158" office:value-type="float" office:value="70.4" calcext:value-type="float">
            <text:p>70.40 </text:p>
          </table:table-cell>
          <table:table-cell table:style-name="ce158" office:value-type="float" office:value="191.51" calcext:value-type="float">
            <text:p>191.51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8</text:p>
          </table:table-cell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N/D PRODUBANCO TRANSF. REEMBOLSO DE MOVILIZACIÓN A MANUEL MERELO ANGULO </text:p>
          </table:table-cell>
          <table:table-cell table:style-name="ce154"/>
          <table:table-cell table:number-columns-repeated="2" table:style-name="ce158" office:value-type="float" office:value="56.55" calcext:value-type="float">
            <text:p>56.55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28</text:p>
          </table:table-cell>
          <table:table-cell table:style-name="ce157" office:value-type="date" office:date-value="2021-01-11" calcext:value-type="date">
            <text:p>11-ene-21</text:p>
          </table:table-cell>
          <table:table-cell table:style-name="ce154" office:value-type="string" calcext:value-type="string">
            <text:p>N/D PRODUBANCO TRANSF. REEMBOLSO A CARLOS BUSTOS POR CAMBIO DE FOCOS, LAVADO Y MOVILIZACIÓN DE FURGONETA GQB110</text:p>
          </table:table-cell>
          <table:table-cell table:style-name="ce154"/>
          <table:table-cell table:style-name="ce158" office:value-type="float" office:value="16.87" calcext:value-type="float">
            <text:p>16.87 </text:p>
          </table:table-cell>
          <table:table-cell table:style-name="ce158" office:value-type="float" office:value="73.42" calcext:value-type="float">
            <text:p>73.4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1</text:p>
          </table:table-cell>
          <table:table-cell table:style-name="ce157" office:value-type="date" office:date-value="2021-01-12" calcext:value-type="date">
            <text:p>12-ene-21</text:p>
          </table:table-cell>
          <table:table-cell table:style-name="ce154" office:value-type="string" calcext:value-type="string">
            <text:p>AMERICAN EXPRESS CANCELACION DEBITO TARJETAS GUAYAQUIL- PAGO DE FACT 349153- 349462- 348537- 350766- 349580- 350876- 350878- 349834- 350066- 350155- 350247- 350794- 350293- 350361- 350296- 350117- 350242- 348004- 350318- 350979- 350474 <text:s/>- 350503- 350490</text:p>
          </table:table-cell>
          <table:table-cell table:style-name="ce154"/>
          <table:table-cell table:style-name="ce158" office:value-type="float" office:value="0.25" calcext:value-type="float">
            <text:p>0.25 </text:p>
          </table:table-cell>
          <table:table-cell table:style-name="ce158" office:value-type="float" office:value="73.67" calcext:value-type="float">
            <text:p>73.67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29</text:p>
          </table:table-cell>
          <table:table-cell table:style-name="ce157" office:value-type="date" office:date-value="2021-01-12" calcext:value-type="date">
            <text:p>12-ene-21</text:p>
          </table:table-cell>
          <table:table-cell table:style-name="ce154" office:value-type="string" calcext:value-type="string">
            <text:p>N/D PRODUBANCO TRANSF. REEMBOLSO POR COMBUSTIBLE FACT#176103</text:p>
          </table:table-cell>
          <table:table-cell table:style-name="ce154"/>
          <table:table-cell table:style-name="ce158" office:value-type="float" office:value="0.05" calcext:value-type="float">
            <text:p>0.05 </text:p>
          </table:table-cell>
          <table:table-cell table:style-name="ce158" office:value-type="float" office:value="73.72" calcext:value-type="float">
            <text:p>73.7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11</text:p>
          </table:table-cell>
          <table:table-cell table:style-name="ce157" office:value-type="date" office:date-value="2021-01-15" calcext:value-type="date">
            <text:p>15-ene-21</text:p>
          </table:table-cell>
          <table:table-cell table:style-name="ce154" office:value-type="string" calcext:value-type="string">
            <text:p>N/D PRODUBANCO TRANSF. REEMBOLSO DE MOVILIZACIÓN Y AGASAJO CUMPLEAÑEROS DE ENERO A MANUEL MERELO </text:p>
          </table:table-cell>
          <table:table-cell table:style-name="ce154"/>
          <table:table-cell table:style-name="ce158" office:value-type="float" office:value="100" calcext:value-type="float">
            <text:p>100.00 </text:p>
          </table:table-cell>
          <table:table-cell table:style-name="ce158" office:value-type="float" office:value="173.72" calcext:value-type="float">
            <text:p>173.7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24</text:p>
          </table:table-cell>
          <table:table-cell table:style-name="ce157" office:value-type="date" office:date-value="2021-01-29" calcext:value-type="date">
            <text:p>29-ene-21</text:p>
          </table:table-cell>
          <table:table-cell table:style-name="ce154" office:value-type="string" calcext:value-type="string">
            <text:p>N/D PRODUBANCO TRANSF. REEMBOLSO POR MANTENIMIENTO EN FURGONETA, COMBUSTIBLE Y ALIMENTACIÓN DÍAS 18 AL 22, 25 AL 29 ENE, 01 AL 05 FEB 2021 A CARLOS BUSTOS FACT#58105</text:p>
          </table:table-cell>
          <table:table-cell table:style-name="ce154"/>
          <table:table-cell table:style-name="ce158" office:value-type="float" office:value="50.4" calcext:value-type="float">
            <text:p>50.40 </text:p>
          </table:table-cell>
          <table:table-cell table:style-name="ce158" office:value-type="float" office:value="224.12" calcext:value-type="float">
            <text:p>224.1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2</text:p>
          </table:table-cell>
          <table:table-cell table:style-name="ce157" office:value-type="date" office:date-value="2021-02-03" calcext:value-type="date">
            <text:p>03-feb-21</text:p>
          </table:table-cell>
          <table:table-cell table:style-name="ce154" office:value-type="string" calcext:value-type="string">
            <text:p>AMERICAN EXPRESS CANCELACION DEBITO TARJETAS GUAYAQUIL- PAGO DE FACT 351337- 351663- 349468- 351670- 353098- 351790- 353201- 353203- 352053- 352309- 352409- 352512- 353123- 352563- 352631- 352565- 352363- 352507 <text:s/>- 353307 <text:s/>- 352763- 352802 <text:s/>- 352785-</text:p>
          </table:table-cell>
          <table:table-cell table:style-name="ce154"/>
          <table:table-cell table:style-name="ce158" office:value-type="float" office:value="0.25" calcext:value-type="float">
            <text:p>0.25 </text:p>
          </table:table-cell>
          <table:table-cell table:style-name="ce158" office:value-type="float" office:value="224.37" calcext:value-type="float">
            <text:p>224.37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16</text:p>
          </table:table-cell>
          <table:table-cell table:style-name="ce157" office:value-type="date" office:date-value="2021-02-08" calcext:value-type="date">
            <text:p>08-feb-21</text:p>
          </table:table-cell>
          <table:table-cell table:style-name="ce154" office:value-type="string" calcext:value-type="string">
            <text:p>N/D PRODUBANCO CANCELACIÓN DE REEMBOLSO A C.BUSTOS POR GASTOS DE FURGONETA, COMBUSTIBLE E ALIMENTACIÓN </text:p>
          </table:table-cell>
          <table:table-cell table:style-name="ce154"/>
          <table:table-cell table:style-name="ce158" office:value-type="float" office:value="23.88" calcext:value-type="float">
            <text:p>23.88 </text:p>
          </table:table-cell>
          <table:table-cell table:style-name="ce158" office:value-type="float" office:value="248.25" calcext:value-type="float">
            <text:p>248.25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47</text:p>
          </table:table-cell>
          <table:table-cell table:style-name="ce157" office:value-type="date" office:date-value="2021-02-22" calcext:value-type="date">
            <text:p>22-feb-21</text:p>
          </table:table-cell>
          <table:table-cell table:style-name="ce154" office:value-type="string" calcext:value-type="string">
            <text:p>N/D PACIFICO PAGO POR IMPUESTOS A RETENCIÓN EN LA FUENTE MES DE ENERO 2021</text:p>
          </table:table-cell>
          <table:table-cell table:style-name="ce154"/>
          <table:table-cell table:style-name="ce158" office:value-type="float" office:value="0.02" calcext:value-type="float">
            <text:p>0.02 </text:p>
          </table:table-cell>
          <table:table-cell table:style-name="ce158" office:value-type="float" office:value="248.27" calcext:value-type="float">
            <text:p>248.27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26</text:p>
          </table:table-cell>
          <table:table-cell table:style-name="ce157" office:value-type="date" office:date-value="2021-02-25" calcext:value-type="date">
            <text:p>25-feb-21</text:p>
          </table:table-cell>
          <table:table-cell table:style-name="ce154" office:value-type="string" calcext:value-type="string">
            <text:p>VISA - MASTERCARD - PACIFICARD CANCELACION DEBITO TARJETAS GUAYAQUIL-PAGO DE FACT 346664-349125-351782- 354119- 346924- 349393-347708- 350147- 348289- 350472- 348276- 350463- 351585- 353915- 342282</text:p>
          </table:table-cell>
          <table:table-cell table:style-name="ce154"/>
          <table:table-cell table:style-name="ce158" office:value-type="float" office:value="0.25" calcext:value-type="float">
            <text:p>0.25 </text:p>
          </table:table-cell>
          <table:table-cell table:style-name="ce158" office:value-type="float" office:value="248.52" calcext:value-type="float">
            <text:p>248.5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FE-11</text:p>
          </table:table-cell>
          <table:table-cell table:style-name="ce157" office:value-type="date" office:date-value="2021-02-28" calcext:value-type="date">
            <text:p>28-feb-21</text:p>
          </table:table-cell>
          <table:table-cell table:style-name="ce154" office:value-type="string" calcext:value-type="string">
            <text:p>Registro-Contabilización Tarj. Corp. gastos varios periodo del 03 al 27/feb y 02/mar/2021 Publicidad, Servicio Digital y salida/capital</text:p>
          </table:table-cell>
          <table:table-cell table:style-name="ce154"/>
          <table:table-cell table:style-name="ce158" office:value-type="float" office:value="174.8" calcext:value-type="float">
            <text:p>174.80 </text:p>
          </table:table-cell>
          <table:table-cell table:style-name="ce158" office:value-type="float" office:value="423.32" calcext:value-type="float">
            <text:p>423.3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1</text:p>
          </table:table-cell>
          <table:table-cell table:style-name="ce157" office:value-type="date" office:date-value="2021-03-04" calcext:value-type="date">
            <text:p>04-mar-21</text:p>
          </table:table-cell>
          <table:table-cell table:style-name="ce154" office:value-type="string" calcext:value-type="string">
            <text:p>VISA - MASTERCARD - PACIFICARD CANCELACION DEBITO TARJETAS- PAGO DE FACT 351310- 353639- 353023- 355434- 351347- 353677- 351591- 353920- 352399-354739- 352761- 355112- 352748- 355098- 355135- 3755- 3953- 355234- 355512- 355513- 355522</text:p>
          </table:table-cell>
          <table:table-cell table:style-name="ce154"/>
          <table:table-cell table:style-name="ce158" office:value-type="float" office:value="0.25" calcext:value-type="float">
            <text:p>0.25 </text:p>
          </table:table-cell>
          <table:table-cell table:style-name="ce158" office:value-type="float" office:value="423.57" calcext:value-type="float">
            <text:p>423.57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7</text:p>
          </table:table-cell>
          <table:table-cell table:style-name="ce157" office:value-type="date" office:date-value="2021-03-19" calcext:value-type="date">
            <text:p>19-mar-21</text:p>
          </table:table-cell>
          <table:table-cell table:style-name="ce154" office:value-type="string" calcext:value-type="string">
            <text:p>N/D PRODUBANCO TRANSFERENCIA REEMBOLSO A CARLOS BUSTOS POR PARQUEO EN CODEMET, MERIENDA TRABAJO MOVISTAR Y COMBUSTIBLE</text:p>
          </table:table-cell>
          <table:table-cell table:style-name="ce154"/>
          <table:table-cell table:style-name="ce158" office:value-type="float" office:value="12.5" calcext:value-type="float">
            <text:p>12.50 </text:p>
          </table:table-cell>
          <table:table-cell table:style-name="ce158" office:value-type="float" office:value="436.07" calcext:value-type="float">
            <text:p>436.07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56</text:p>
          </table:table-cell>
          <table:table-cell table:style-name="ce157" office:value-type="date" office:date-value="2021-03-31" calcext:value-type="date">
            <text:p>31-mar-21</text:p>
          </table:table-cell>
          <table:table-cell table:style-name="ce154" office:value-type="string" calcext:value-type="string">
            <text:p>N/D PRODUBANCO TRANSFERENCIA REEMBOLSO A CARLOS BUSTOS POR COMPRA DE MATERIALES PARA TRABAJOS EN VALLE <text:s/>MÁS ALIMENTACIÓN DÍAS 22 AL 26 Y 29/MAR AL 02/ABR 2021</text:p>
          </table:table-cell>
          <table:table-cell table:style-name="ce154"/>
          <table:table-cell table:style-name="ce158" office:value-type="float" office:value="31" calcext:value-type="float">
            <text:p>31.00 </text:p>
          </table:table-cell>
          <table:table-cell table:style-name="ce158" office:value-type="float" office:value="467.07" calcext:value-type="float">
            <text:p>467.07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3</text:p>
          </table:table-cell>
          <table:table-cell table:style-name="ce157" office:value-type="date" office:date-value="2021-04-07" calcext:value-type="date">
            <text:p>07-abr-21</text:p>
          </table:table-cell>
          <table:table-cell table:style-name="ce154" office:value-type="string" calcext:value-type="string">
            <text:p>VISA - MASTERCARD - PACIFICARD CANCELACION DEBITO TARJETAS GUAYAQUIL- PAGO DE FACT 356063- 357900 <text:s/>- 356099- 356333- 357977- 357978- 356528- 356338- 357138 <text:s/>- 357505- 357491 <text:s/>- 357529 <text:s/>- 4174 POR DEP EN CTA #DOC 1945</text:p>
          </table:table-cell>
          <table:table-cell table:style-name="ce154"/>
          <table:table-cell table:style-name="ce158" office:value-type="float" office:value="0.25" calcext:value-type="float">
            <text:p>0.25 </text:p>
          </table:table-cell>
          <table:table-cell table:style-name="ce158" office:value-type="float" office:value="467.32" calcext:value-type="float">
            <text:p>467.3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8</text:p>
          </table:table-cell>
          <table:table-cell table:style-name="ce157" office:value-type="date" office:date-value="2021-04-09" calcext:value-type="date">
            <text:p>09-abr-21</text:p>
          </table:table-cell>
          <table:table-cell table:style-name="ce154" office:value-type="string" calcext:value-type="string">
            <text:p>VISA - MASTERCARD - PACIFICARD CANCELACION DEBITO TAJETAS PICHINCHA-PAGOO DE FACT 4183- 357616- 357603- 357797 BCO PICHICHA POR TRANSFERENCIA #DOC 616066</text:p>
          </table:table-cell>
          <table:table-cell table:style-name="ce154"/>
          <table:table-cell table:style-name="ce158" office:value-type="float" office:value="0.09" calcext:value-type="float">
            <text:p>0.09 </text:p>
          </table:table-cell>
          <table:table-cell table:style-name="ce158" office:value-type="float" office:value="467.41" calcext:value-type="float">
            <text:p>467.41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42</text:p>
          </table:table-cell>
          <table:table-cell table:style-name="ce157" office:value-type="date" office:date-value="2021-04-22" calcext:value-type="date">
            <text:p>22-abr-21</text:p>
          </table:table-cell>
          <table:table-cell table:style-name="ce154" office:value-type="string" calcext:value-type="string">
            <text:p>N/D PRODUBANCO PAGO DE IMPUESTOS RETENCION EN LA FUENTE MES DE MARZO 2021</text:p>
          </table:table-cell>
          <table:table-cell table:style-name="ce154"/>
          <table:table-cell table:style-name="ce158" office:value-type="float" office:value="0.02" calcext:value-type="float">
            <text:p>0.02 </text:p>
          </table:table-cell>
          <table:table-cell table:style-name="ce158" office:value-type="float" office:value="467.43" calcext:value-type="float">
            <text:p>467.43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AB-12</text:p>
          </table:table-cell>
          <table:table-cell table:style-name="ce157" office:value-type="date" office:date-value="2021-04-29" calcext:value-type="date">
            <text:p>29-abr-21</text:p>
          </table:table-cell>
          <table:table-cell table:style-name="ce154" office:value-type="string" calcext:value-type="string">
            <text:p>Registro-Contabilización Traj. Corp. gastos varios periodo del 08 al 29 abril/2021, publicidad, Servicio Digital, <text:s/>Imp. salida capital</text:p>
          </table:table-cell>
          <table:table-cell table:style-name="ce154"/>
          <table:table-cell table:style-name="ce158" office:value-type="float" office:value="198.6" calcext:value-type="float">
            <text:p>198.60 </text:p>
          </table:table-cell>
          <table:table-cell table:style-name="ce158" office:value-type="float" office:value="666.03" calcext:value-type="float">
            <text:p>666.03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1</text:p>
          </table:table-cell>
          <table:table-cell table:style-name="ce157" office:value-type="date" office:date-value="2021-05-04" calcext:value-type="date">
            <text:p>04-may-21</text:p>
          </table:table-cell>
          <table:table-cell table:style-name="ce154" office:value-type="string" calcext:value-type="string">
            <text:p>VISA - MASTERCARD - PACIFICARD CANCELACION DEBITO TARJETAS GUAYAQUIL-PAGO DE FACT 358545- 360438- 358582- 358811-360515- 360516- 359003- 358816-359602- 359974- 359959- 359997- 4390- 357632- 360313 <text:s/>-360523</text:p>
          </table:table-cell>
          <table:table-cell table:style-name="ce154"/>
          <table:table-cell table:style-name="ce158" office:value-type="float" office:value="0.23" calcext:value-type="float">
            <text:p>0.23 </text:p>
          </table:table-cell>
          <table:table-cell table:style-name="ce158" office:value-type="float" office:value="666.26" calcext:value-type="float">
            <text:p>666.26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29</text:p>
          </table:table-cell>
          <table:table-cell table:style-name="ce157" office:value-type="date" office:date-value="2021-05-17" calcext:value-type="date">
            <text:p>17-may-21</text:p>
          </table:table-cell>
          <table:table-cell table:style-name="ce154" office:value-type="string" calcext:value-type="string">
            <text:p>N/D PRODUBANCO TRANSF. REEMBOLSO A CARLOS BUSTOS POR COMBUSTIBLE, CAMBIO DE ACEITE, LIQUIDO DE FRENO, ACEITE HIDRAULICO PARA FURGONETA GQB110</text:p>
          </table:table-cell>
          <table:table-cell table:style-name="ce154"/>
          <table:table-cell table:style-name="ce158" office:value-type="float" office:value="58" calcext:value-type="float">
            <text:p>58.00 </text:p>
          </table:table-cell>
          <table:table-cell table:style-name="ce158" office:value-type="float" office:value="724.26" calcext:value-type="float">
            <text:p>724.26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47</text:p>
          </table:table-cell>
          <table:table-cell table:style-name="ce157" office:value-type="date" office:date-value="2021-05-21" calcext:value-type="date">
            <text:p>21-may-21</text:p>
          </table:table-cell>
          <table:table-cell table:style-name="ce154" office:value-type="string" calcext:value-type="string">
            <text:p>N/D PRODUBANCO TRANSF. PAGO DE IMPUESTOS RETENCIÓN IVA MES DE ABRIL 2021</text:p>
          </table:table-cell>
          <table:table-cell table:style-name="ce154"/>
          <table:table-cell table:style-name="ce158" office:value-type="float" office:value="0.16" calcext:value-type="float">
            <text:p>0.16 </text:p>
          </table:table-cell>
          <table:table-cell table:style-name="ce158" office:value-type="float" office:value="724.42" calcext:value-type="float">
            <text:p>724.42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MA-9</text:p>
          </table:table-cell>
          <table:table-cell table:style-name="ce157" office:value-type="date" office:date-value="2021-05-27" calcext:value-type="date">
            <text:p>27-may-21</text:p>
          </table:table-cell>
          <table:table-cell table:style-name="ce154" office:value-type="string" calcext:value-type="string">
            <text:p>Registro-Contabilización Traj. Corp. gastos varios periodo del 04 al 27 mayo/2021, publicidad, Imp. Servicio Digital y salida capital</text:p>
          </table:table-cell>
          <table:table-cell table:style-name="ce154"/>
          <table:table-cell table:style-name="ce158" office:value-type="float" office:value="177.97" calcext:value-type="float">
            <text:p>177.97 </text:p>
          </table:table-cell>
          <table:table-cell table:style-name="ce158" office:value-type="float" office:value="902.39" calcext:value-type="float">
            <text:p>902.39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DF-74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Liqu # 2706 MER005-MERELO ANGULO ROBERTO MANUEL REEMBOLSO POR MOVILIZACIÓN-VARIOS DÍAS DEL 01 AL 31 DE MAYO 2021</text:p>
          </table:table-cell>
          <table:table-cell table:style-name="ce154"/>
          <table:table-cell table:style-name="ce158" office:value-type="float" office:value="29.99" calcext:value-type="float">
            <text:p>29.99 </text:p>
          </table:table-cell>
          <table:table-cell table:style-name="ce158" office:value-type="float" office:value="932.38" calcext:value-type="float">
            <text:p>932.38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50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RODUBANCO TRANSF. REEMBOLSO A FERNANDO RODRIGUEZ POR TRABAJOS REALIZADOS DÍA 29/MAY/2021 (EMERGENCIA SUSCITADA POR EL FALLO CON LA OPERADORA CLARO MÓVIL) MOVILIZACIÓN-ALIMENTACIÓN</text:p>
          </table:table-cell>
          <table:table-cell table:style-name="ce154"/>
          <table:table-cell table:style-name="ce158" office:value-type="float" office:value="23" calcext:value-type="float">
            <text:p>23.00 </text:p>
          </table:table-cell>
          <table:table-cell table:style-name="ce158" office:value-type="float" office:value="955.38" calcext:value-type="float">
            <text:p>955.38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53</text:p>
          </table:table-cell>
          <table:table-cell table:style-name="ce157" office:value-type="date" office:date-value="2021-05-31" calcext:value-type="date">
            <text:p>31-may-21</text:p>
          </table:table-cell>
          <table:table-cell table:style-name="ce154" office:value-type="string" calcext:value-type="string">
            <text:p>N/D PACIFICO TRASNF. REEMBOLSO A MANUEL MERELO POR MOVILIZACIÓN Y COMPRAS VARIAS DÍAS 14 AL 28 MAYO 2021 </text:p>
          </table:table-cell>
          <table:table-cell table:style-name="ce154"/>
          <table:table-cell table:style-name="ce158" office:value-type="float" office:value="2.98" calcext:value-type="float">
            <text:p>2.98 </text:p>
          </table:table-cell>
          <table:table-cell table:style-name="ce158" office:value-type="float" office:value="958.36" calcext:value-type="float">
            <text:p>958.36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8</text:p>
          </table:table-cell>
          <table:table-cell table:style-name="ce157" office:value-type="date" office:date-value="2021-06-10" calcext:value-type="date">
            <text:p>10-jun-21</text:p>
          </table:table-cell>
          <table:table-cell table:style-name="ce154" office:value-type="string" calcext:value-type="string">
            <text:p>DINERS CLUB CANCELACION DEBITO TARJETAS PICHINCHA-PAGO DE FACT 362981-361014-363179-361363-361237-361366-361392-361316-361384-361472 <text:s/>-363003-361547-361424 <text:s/>-363209-363210-363211-361988-362233-362203-362303 POR DEP EN CTA #DOC 513164</text:p>
          </table:table-cell>
          <table:table-cell table:style-name="ce154"/>
          <table:table-cell table:style-name="ce158" office:value-type="float" office:value="0.02" calcext:value-type="float">
            <text:p>0.02 </text:p>
          </table:table-cell>
          <table:table-cell table:style-name="ce158" office:value-type="float" office:value="958.38" calcext:value-type="float">
            <text:p>958.38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2</text:p>
          </table:table-cell>
          <table:table-cell table:style-name="ce157" office:value-type="date" office:date-value="2021-06-15" calcext:value-type="date">
            <text:p>15-jun-21</text:p>
          </table:table-cell>
          <table:table-cell table:style-name="ce154" office:value-type="string" calcext:value-type="string">
            <text:p>N/D PACIFICO TRANSF. REEMBOLSO A MANUEL MERELO POR MOVILIZACIÓN DEL 01 AL 15 JUN/2021, CUMPLEAÑOS DE JUNIO Y DETALLE POR EL DÍA DEL PADRE</text:p>
          </table:table-cell>
          <table:table-cell table:style-name="ce154"/>
          <table:table-cell table:style-name="ce158" office:value-type="float" office:value="0.01" calcext:value-type="float">
            <text:p>0.01 </text:p>
          </table:table-cell>
          <table:table-cell table:style-name="ce158" office:value-type="float" office:value="958.39" calcext:value-type="float">
            <text:p>958.39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10</text:p>
          </table:table-cell>
          <table:table-cell table:style-name="ce157" office:value-type="date" office:date-value="2021-06-21" calcext:value-type="date">
            <text:p>21-jun-21</text:p>
          </table:table-cell>
          <table:table-cell table:style-name="ce154" office:value-type="string" calcext:value-type="string">
            <text:p>VISA - MASTERCARD - PACIFICARD CANCELACION DEBITO TARJETAS GUAYAQUIL- PAGO DE FACT 361080- 362983-361117- 361333- 363059- 363060- 363067- 361521-361337- 362119-362489-362474-362512-4608-362624-362816 POR DEP EN CTA #DOC 1945</text:p>
          </table:table-cell>
          <table:table-cell table:style-name="ce154"/>
          <table:table-cell table:style-name="ce158" office:value-type="float" office:value="0.25" calcext:value-type="float">
            <text:p>0.25 </text:p>
          </table:table-cell>
          <table:table-cell table:style-name="ce158" office:value-type="float" office:value="958.64" calcext:value-type="float">
            <text:p>958.64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47</text:p>
          </table:table-cell>
          <table:table-cell table:style-name="ce157" office:value-type="date" office:date-value="2021-06-22" calcext:value-type="date">
            <text:p>22-jun-21</text:p>
          </table:table-cell>
          <table:table-cell table:style-name="ce154" office:value-type="string" calcext:value-type="string">
            <text:p>N/D PRODUBANCO PAGO DE IMPUESTOS RETENCIÓN EN LA FUENTE MES DE MAYO 2021</text:p>
          </table:table-cell>
          <table:table-cell table:style-name="ce154"/>
          <table:table-cell table:style-name="ce158" office:value-type="float" office:value="0.02" calcext:value-type="float">
            <text:p>0.02 </text:p>
          </table:table-cell>
          <table:table-cell table:style-name="ce158" office:value-type="float" office:value="958.66" calcext:value-type="float">
            <text:p>958.66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DL-27</text:p>
          </table:table-cell>
          <table:table-cell table:style-name="ce157" office:value-type="date" office:date-value="2021-06-28" calcext:value-type="date">
            <text:p>28-jun-21</text:p>
          </table:table-cell>
          <table:table-cell table:style-name="ce154" office:value-type="string" calcext:value-type="string">
            <text:p>N/D PRODUBANCO TRANSF. REEMBOLSO A BYRON BAQUE POR MOVILIZACIÓN (FIRMA DE DTOS ARCOTEL 25/06/2021 CASA-KENNEDY-CASA)</text:p>
          </table:table-cell>
          <table:table-cell table:style-name="ce154"/>
          <table:table-cell table:style-name="ce158" office:value-type="float" office:value="12" calcext:value-type="float">
            <text:p>12.00 </text:p>
          </table:table-cell>
          <table:table-cell table:style-name="ce158" office:value-type="float" office:value="970.66" calcext:value-type="float">
            <text:p>970.66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JN-8</text:p>
          </table:table-cell>
          <table:table-cell table:style-name="ce157" office:value-type="date" office:date-value="2021-06-29" calcext:value-type="date">
            <text:p>29-jun-21</text:p>
          </table:table-cell>
          <table:table-cell table:style-name="ce154" office:value-type="string" calcext:value-type="string">
            <text:p>Registro-Contabilización Traj. Corp. gastos varios periodo del 01 al 29 junio/2021, publicidad, Imp. Servicio Digital y salida capital</text:p>
          </table:table-cell>
          <table:table-cell table:style-name="ce154"/>
          <table:table-cell table:style-name="ce158" office:value-type="float" office:value="179.32" calcext:value-type="float">
            <text:p>179.32 </text:p>
          </table:table-cell>
          <table:table-cell table:style-name="ce158" office:value-type="float" office:value="1149.98" calcext:value-type="float">
            <text:p>1,149.98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NC-1</text:p>
          </table:table-cell>
          <table:table-cell table:style-name="ce157" office:value-type="date" office:date-value="2021-07-05" calcext:value-type="date">
            <text:p>05-jul-21</text:p>
          </table:table-cell>
          <table:table-cell table:style-name="ce154" office:value-type="string" calcext:value-type="string">
            <text:p>VISA - MASTERCARD - PACIFICARD CANCELACION DEBITO TARJETAS GUAYAQUIL- PAGO DE FACT 363635- 365578- 363673- 363889- 365654- 365655- 365662-364076- 363892 <text:s/>-364664- 365031-365016-365055-4842- 365164- 365352- 365493 <text:s text:c="2"/>POR DEP EN CTA #DOC 1945</text:p>
          </table:table-cell>
          <table:table-cell table:style-name="ce154"/>
          <table:table-cell table:style-name="ce158" office:value-type="float" office:value="0.25" calcext:value-type="float">
            <text:p>0.25 </text:p>
          </table:table-cell>
          <table:table-cell table:style-name="ce158" office:value-type="float" office:value="1150.23" calcext:value-type="float">
            <text:p>1,150.23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JU-7</text:p>
          </table:table-cell>
          <table:table-cell table:style-name="ce157" office:value-type="date" office:date-value="2021-07-12" calcext:value-type="date">
            <text:p>12-jul-21</text:p>
          </table:table-cell>
          <table:table-cell table:style-name="ce154" office:value-type="string" calcext:value-type="string">
            <text:p>Registro-Contabilización Traj. Corp. gastos varios periodo del 08 al 12 julio/2021, publicidad, Imp. Servicio Digital y salida capital</text:p>
          </table:table-cell>
          <table:table-cell table:style-name="ce154"/>
          <table:table-cell table:style-name="ce158" office:value-type="float" office:value="56.56" calcext:value-type="float">
            <text:p>56.56 </text:p>
          </table:table-cell>
          <table:table-cell table:style-name="ce158" office:value-type="float" office:value="1206.79" calcext:value-type="float">
            <text:p>1,206.79 </text:p>
          </table:table-cell>
        </table:table-row>
        <table:table-row table:style-name="ro2" table:visibility="filter">
          <table:table-cell table:style-name="ce154" office:value-type="string" calcext:value-type="string">
            <text:p>STOS VARIOS</text:p>
          </table:table-cell>
          <table:table-cell table:style-name="ce161" office:value-type="string" calcext:value-type="string">
            <text:p>DF-52</text:p>
          </table:table-cell>
          <table:table-cell table:style-name="ce157" office:value-type="date" office:date-value="2021-08-21" calcext:value-type="date">
            <text:p>21-ago-21</text:p>
          </table:table-cell>
          <table:table-cell table:style-name="ce154" office:value-type="string" calcext:value-type="string">
            <text:p>Fact # 255097 OTE001-OTECEL S.A COMPRA DE CHIP (C.BUSTOS - 0998594231)</text:p>
          </table:table-cell>
          <table:table-cell table:style-name="ce154"/>
          <table:table-cell table:style-name="ce158" office:value-type="float" office:value="5.35" calcext:value-type="float">
            <text:p>5.35 </text:p>
          </table:table-cell>
          <table:table-cell table:style-name="ce158" office:value-type="float" office:value="1212.14" calcext:value-type="float">
            <text:p>1,212.14 </text:p>
          </table:table-cell>
        </table:table-row>
        <table:table-row table:style-name="ro2" table:visibility="filter">
          <table:table-cell table:style-name="ce154" office:value-type="string" calcext:value-type="string">
            <text:p>PRECIACION DE ACTIVOS FIJOS</text:p>
          </table:table-cell>
          <table:table-cell/>
          <table:table-cell table:style-name="ce157" office:value-type="date" office:date-value="2021-01-01" calcext:value-type="date">
            <text:p>01-ene-21</text:p>
          </table:table-cell>
          <table:table-cell table:style-name="ce154" office:value-type="string" calcext:value-type="string">
            <text:p>Saldo Inicial</text:p>
          </table:table-cell>
          <table:table-cell table:style-name="ce154"/>
          <table:table-cell table:number-columns-repeated="2" table:style-name="ce158" office:value-type="float" office:value="0" calcext:value-type="float">
            <text:p>0.00 </text:p>
          </table:table-cell>
        </table:table-row>
        <table:table-row table:style-name="ro2" table:visibility="filter">
          <table:table-cell table:style-name="ce154" office:value-type="string" calcext:value-type="string">
            <text:p>PRECIACION DE ACTIVOS FIJOS</text:p>
          </table:table-cell>
          <table:table-cell table:style-name="ce161" office:value-type="string" calcext:value-type="string">
            <text:p>EN-17</text:p>
          </table:table-cell>
          <table:table-cell table:style-name="ce157" office:value-type="date" office:date-value="2021-01-04" calcext:value-type="date">
            <text:p>04-ene-21</text:p>
          </table:table-cell>
          <table:table-cell table:style-name="ce154" office:value-type="string" calcext:value-type="string">
            <text:p>Registro-Contabilización Ajuste por "Pérdida/Activo FIjo" Dando de baja Laptop Note Book Dell-Dpto.Técnico-B.Baque-Robo factura#33495 Serimtec 01/ene a 30/abr/2021</text:p>
          </table:table-cell>
          <table:table-cell table:style-name="ce154"/>
          <table:table-cell table:number-columns-repeated="2" table:style-name="ce158" office:value-type="float" office:value="84.48" calcext:value-type="float">
            <text:p>84.48 </text:p>
          </table:table-cell>
        </table:table-row>
        <table:table-row table:style-name="ro2" table:number-rows-repeated="104789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2" table:target-range-address="'MG Agosto'.A1:'MG Agosto'.G684" table:display-filter-buttons="true" table:orientation="column">
          <table:filter>
            <table:filter-and>
              <table:filter-condition table:field-number="0" table:value="HONORARIOS PROFESIONALE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percentage-style style:name="N145">
      <number:number number:decimal-places="1" loext:min-decimal-places="1" number:min-integer-digits="1"/>
      <number:text>%</number:text>
    </number:percentage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loext:min-decimal-places="0" number:min-integer-digits="1" number:grouping="true"/>
    </number:number-style>
    <number:number-style style:name="N16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">
      <number:day number:style="long"/>
      <number:text>-</number:text>
      <number:month number:textual="true"/>
      <number:text>-</number:text>
      <number:year number:style="long"/>
    </number:date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-$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number-style style:name="N169P0" style:volatile="true">
      <number:text>$</number:text>
      <number:number number:decimal-places="2" loext:min-decimal-places="2" number:min-integer-digits="1" number:grouping="true"/>
    </number:number-style>
    <number:number-style style:name="N169">
      <number:text>-$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">
      <number:number number:decimal-places="1" loext:min-decimal-places="1" number:min-integer-digits="1" number:grouping="true"/>
    </number:number-style>
    <number:number-style style:name="N172P0" style:volatile="true">
      <number:text>-</number:text>
      <number:number number:decimal-places="2" loext:min-decimal-places="2" number:min-integer-digits="1" number:grouping="true"/>
    </number:number-style>
    <number:number-style style:name="N172">
      <number:number number:decimal-places="2" loext:min-decimal-places="2" number:min-integer-digits="1" number:grouping="true"/>
      <number:text> </number:text>
      <style:map style:condition="value()&gt;=0" style:apply-style-name="N17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1:40:08.2668020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0T12:29:19.210701956</dc:date>
    <meta:editing-cycles>10</meta:editing-cycles>
    <meta:editing-duration>PT1H29M56S</meta:editing-duration>
    <meta:document-statistic meta:table-count="3" meta:cell-count="4958" meta:object-count="0"/>
  </office:meta>
</office:document-meta>
</file>